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3 - Conta de produção por atividade econômica - Acre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3.1'.A1">Tabela 3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3.2'.A1">Tabela 3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3.3'.A1">Tabela 3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.4'.A1">Tabela 3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.5'.A1">Tabela 3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.6'.A1">Tabela 3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.7'.A1">Tabela 3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.8'.A1">Tabela 3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.9'.A1">Tabela 3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.10'.A1">Tabela 3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.11'.A1">Tabela 3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.12'.A1">Tabela 3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.13'.A1">Tabela 3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.14'.A1">Tabela 3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3.15'.A1">Tabela 3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3.16'.A1">Tabela 3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3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864.4783505217301" table:style-name="ce5">
            <text:p><text:s/>3,86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864.4783505217301" table:style-name="ce5">
            <text:p><text:s/>3,864<text:s/></text:p>
          </table:table-cell>
          <table:table-cell office:value-type="float" office:value="1.0089538855373117" table:style-name="ce6">
            <text:p>1.009</text:p>
          </table:table-cell>
          <table:table-cell office:value-type="float" office:value="3899.0804473337203" table:style-name="ce5">
            <text:p><text:s/>3,899<text:s/></text:p>
          </table:table-cell>
          <table:table-cell office:value-type="float" office:value="1.1651206210823983" table:style-name="ce6">
            <text:p>1.165</text:p>
          </table:table-cell>
          <table:table-cell office:value-type="float" office:value="4542.8990324476999" table:style-name="ce5">
            <text:p><text:s/>4,54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542.8990324476999" table:style-name="ce5">
            <text:p><text:s/>4,543<text:s/></text:p>
          </table:table-cell>
          <table:table-cell office:value-type="float" office:value="1.1594467045052228" table:style-name="ce6">
            <text:p>1.159</text:p>
          </table:table-cell>
          <table:table-cell office:value-type="float" office:value="5267.2493120714498" table:style-name="ce5">
            <text:p><text:s/>5,267<text:s/></text:p>
          </table:table-cell>
          <table:table-cell office:value-type="float" office:value="0.97817687862482339" table:style-name="ce6">
            <text:p>0.978</text:p>
          </table:table-cell>
          <table:table-cell office:value-type="float" office:value="5152.3014910207994" table:style-name="ce5">
            <text:p><text:s/>5,15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152.3014910207994" table:style-name="ce5">
            <text:p><text:s/>5,152<text:s/></text:p>
          </table:table-cell>
          <table:table-cell office:value-type="float" office:value="1.0145658762146277" table:style-name="ce6">
            <text:p>1.015</text:p>
          </table:table-cell>
          <table:table-cell office:value-type="float" office:value="5227.3492767594498" table:style-name="ce5">
            <text:p><text:s/>5,227<text:s/></text:p>
          </table:table-cell>
          <table:table-cell office:value-type="float" office:value="1.0964463970081886" table:style-name="ce6">
            <text:p>1.096</text:p>
          </table:table-cell>
          <table:table-cell office:value-type="float" office:value="5731.5082804062595" table:style-name="ce5">
            <text:p><text:s/>5,73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731.5082804062595" table:style-name="ce5">
            <text:p><text:s/>5,732<text:s/></text:p>
          </table:table-cell>
          <table:table-cell office:value-type="float" office:value="1.0798163960336657" table:style-name="ce6">
            <text:p>1.080</text:p>
          </table:table-cell>
          <table:table-cell office:value-type="float" office:value="6188.9766151854001" table:style-name="ce5">
            <text:p><text:s/>6,189<text:s/></text:p>
          </table:table-cell>
          <table:table-cell office:value-type="float" office:value="1.041454815977755" table:style-name="ce6">
            <text:p>1.041</text:p>
          </table:table-cell>
          <table:table-cell office:value-type="float" office:value="6445.5395018585396" table:style-name="ce5">
            <text:p><text:s/>6,44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445.5395018585396" table:style-name="ce5">
            <text:p><text:s/>6,446<text:s/></text:p>
          </table:table-cell>
          <table:table-cell office:value-type="float" office:value="1.0480695069265717" table:style-name="ce6">
            <text:p>1.048</text:p>
          </table:table-cell>
          <table:table-cell office:value-type="float" office:value="6755.3734075886205" table:style-name="ce5">
            <text:p><text:s/>6,755<text:s/></text:p>
          </table:table-cell>
          <table:table-cell office:value-type="float" office:value="1.0827851149868422" table:style-name="ce6">
            <text:p>1.083</text:p>
          </table:table-cell>
          <table:table-cell office:value-type="float" office:value="7314.6177719149" table:style-name="ce5">
            <text:p><text:s/>7,31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314.6177719149" table:style-name="ce5">
            <text:p><text:s/>7,315<text:s/></text:p>
          </table:table-cell>
          <table:table-cell office:value-type="float" office:value="1.0703353823393571" table:style-name="ce6">
            <text:p>1.070</text:p>
          </table:table-cell>
          <table:table-cell office:value-type="float" office:value="7829.0942095687906" table:style-name="ce5">
            <text:p><text:s/>7,829<text:s/></text:p>
          </table:table-cell>
          <table:table-cell office:value-type="float" office:value="1.1067005764927806" table:style-name="ce6">
            <text:p>1.107</text:p>
          </table:table-cell>
          <table:table-cell office:value-type="float" office:value="8664.46307514607" table:style-name="ce5">
            <text:p><text:s/>8,66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664.46307514607" table:style-name="ce5">
            <text:p><text:s/>8,664<text:s/></text:p>
          </table:table-cell>
          <table:table-cell office:value-type="float" office:value="1.0354218526784531" table:style-name="ce6">
            <text:p>1.035</text:p>
          </table:table-cell>
          <table:table-cell office:value-type="float" office:value="8971.3744097317904" table:style-name="ce5">
            <text:p><text:s/>8,971<text:s/></text:p>
          </table:table-cell>
          <table:table-cell office:value-type="float" office:value="1.1515734116071867" table:style-name="ce6">
            <text:p>1.152</text:p>
          </table:table-cell>
          <table:table-cell office:value-type="float" office:value="10331.196235820249" table:style-name="ce5">
            <text:p><text:s/>10,33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331.196235820249" table:style-name="ce5">
            <text:p><text:s/>10,331<text:s/></text:p>
          </table:table-cell>
          <table:table-cell office:value-type="float" office:value="1.0588026542467468" table:style-name="ce6">
            <text:p>1.059</text:p>
          </table:table-cell>
          <table:table-cell office:value-type="float" office:value="10938.69799603048" table:style-name="ce5">
            <text:p><text:s/>10,939<text:s/></text:p>
          </table:table-cell>
          <table:table-cell office:value-type="float" office:value="1.0197834428232448" table:style-name="ce6">
            <text:p>1.020</text:p>
          </table:table-cell>
          <table:table-cell office:value-type="float" office:value="11155.103102395691" table:style-name="ce5">
            <text:p><text:s/>11,15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155.103102395691" table:style-name="ce5">
            <text:p><text:s/>11,155<text:s/></text:p>
          </table:table-cell>
          <table:table-cell office:value-type="float" office:value="1.0399327910770975" table:style-name="ce6">
            <text:p>1.040</text:p>
          </table:table-cell>
          <table:table-cell office:value-type="float" office:value="11600.55750402714" table:style-name="ce5">
            <text:p><text:s/>11,601<text:s/></text:p>
          </table:table-cell>
          <table:table-cell office:value-type="float" office:value="1.0568739046103062" table:style-name="ce6">
            <text:p>1.057</text:p>
          </table:table-cell>
          <table:table-cell office:value-type="float" office:value="12260.32650493755" table:style-name="ce5">
            <text:p><text:s/>12,26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2260.32650493755" table:style-name="ce5">
            <text:p><text:s/>12,260<text:s/></text:p>
          </table:table-cell>
          <table:table-cell office:value-type="float" office:value="1.0595764626695381" table:style-name="ce6">
            <text:p>1.060</text:p>
          </table:table-cell>
          <table:table-cell office:value-type="float" office:value="12990.753389275311" table:style-name="ce5">
            <text:p><text:s/>12,991<text:s/></text:p>
          </table:table-cell>
          <table:table-cell office:value-type="float" office:value="1.0603734280334338" table:style-name="ce6">
            <text:p>1.060</text:p>
          </table:table-cell>
          <table:table-cell office:value-type="float" office:value="13775.04970412281" table:style-name="ce5">
            <text:p><text:s/>13,77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3775.04970412281" table:style-name="ce5">
            <text:p><text:s/>13,775<text:s/></text:p>
          </table:table-cell>
          <table:table-cell office:value-type="float" office:value="1.0182502088125351" table:style-name="ce6">
            <text:p>1.018</text:p>
          </table:table-cell>
          <table:table-cell office:value-type="float" office:value="14026.4472376261" table:style-name="ce5">
            <text:p><text:s/>14,026<text:s/></text:p>
          </table:table-cell>
          <table:table-cell office:value-type="float" office:value="1.1236139287845786" table:style-name="ce6">
            <text:p>1.124</text:p>
          </table:table-cell>
          <table:table-cell office:value-type="float" office:value="15760.31148755866" table:style-name="ce5">
            <text:p><text:s/>15,7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760.31148755866" table:style-name="ce5">
            <text:p><text:s/>15,760<text:s/></text:p>
          </table:table-cell>
          <table:table-cell office:value-type="float" office:value="1.0517778536797515" table:style-name="ce6">
            <text:p>1.052</text:p>
          </table:table-cell>
          <table:table-cell office:value-type="float" office:value="16576.346589708781" table:style-name="ce5">
            <text:p><text:s/>16,576<text:s/></text:p>
          </table:table-cell>
          <table:table-cell office:value-type="float" office:value="1.1219267435724201" table:style-name="ce6">
            <text:p>1.122</text:p>
          </table:table-cell>
          <table:table-cell office:value-type="float" office:value="18597.44654971976" table:style-name="ce5">
            <text:p><text:s/>18,59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8597.44654971976" table:style-name="ce5">
            <text:p><text:s/>18,597<text:s/></text:p>
          </table:table-cell>
          <table:table-cell office:value-type="float" office:value="0.97693251769274669" table:style-name="ce6">
            <text:p>0.977</text:p>
          </table:table-cell>
          <table:table-cell office:value-type="float" office:value="18168.450280474011" table:style-name="ce5">
            <text:p><text:s/>18,168<text:s/></text:p>
          </table:table-cell>
          <table:table-cell office:value-type="float" office:value="1.0130809577088595" table:style-name="ce6">
            <text:p>1.013</text:p>
          </table:table-cell>
          <table:table-cell office:value-type="float" office:value="18406.111010228407" table:style-name="ce5">
            <text:p><text:s/>18,4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406.111010228407" table:style-name="ce5">
            <text:p><text:s/>18,406<text:s/></text:p>
          </table:table-cell>
          <table:table-cell office:value-type="float" office:value="0.97385526010527224" table:style-name="ce6">
            <text:p>0.974</text:p>
          </table:table-cell>
          <table:table-cell office:value-type="float" office:value="17924.888025392502" table:style-name="ce5">
            <text:p><text:s/>17,925<text:s/></text:p>
          </table:table-cell>
          <table:table-cell office:value-type="float" office:value="1.0601132802115227" table:style-name="ce6">
            <text:p>1.060</text:p>
          </table:table-cell>
          <table:table-cell office:value-type="float" office:value="19002.411842023092" table:style-name="ce5">
            <text:p><text:s/>19,00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002.411842023092" table:style-name="ce5">
            <text:p><text:s/>19,002<text:s/></text:p>
          </table:table-cell>
          <table:table-cell office:value-type="float" office:value="0.99753708565482258" table:style-name="ce6">
            <text:p>0.998</text:p>
          </table:table-cell>
          <table:table-cell office:value-type="float" office:value="18955.610529304402" table:style-name="ce5">
            <text:p><text:s/>18,956<text:s/></text:p>
          </table:table-cell>
          <table:table-cell office:value-type="float" office:value="1.0195333355515677" table:style-name="ce6">
            <text:p>1.020</text:p>
          </table:table-cell>
          <table:table-cell office:value-type="float" office:value="19325.876830358131" table:style-name="ce5">
            <text:p><text:s/>19,32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325.876830358131" table:style-name="ce5">
            <text:p><text:s/>19,326<text:s/></text:p>
          </table:table-cell>
          <table:table-cell office:value-type="float" office:value="1.018298134096969" table:style-name="ce6">
            <text:p>1.018</text:p>
          </table:table-cell>
          <table:table-cell office:value-type="float" office:value="19679.504316141531" table:style-name="ce5">
            <text:p><text:s/>19,680<text:s/></text:p>
          </table:table-cell>
          <table:table-cell office:value-type="float" office:value="1.0547917095016721" table:style-name="ce6">
            <text:p>1.055</text:p>
          </table:table-cell>
          <table:table-cell office:value-type="float" office:value="20757.777999768459" table:style-name="ce5">
            <text:p><text:s/>20,75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21.6480880229299" table:style-name="ce5">
            <text:p><text:s/>1,12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121.6480880229299" table:style-name="ce5">
            <text:p><text:s/>1,122<text:s/></text:p>
          </table:table-cell>
          <table:table-cell office:value-type="float" office:value="0.96923170202737041" table:style-name="ce6">
            <text:p>0.969</text:p>
          </table:table-cell>
          <table:table-cell office:value-type="float" office:value="1087.1368854302102" table:style-name="ce5">
            <text:p><text:s/>1,087<text:s/></text:p>
          </table:table-cell>
          <table:table-cell office:value-type="float" office:value="1.3250553274611758" table:style-name="ce6">
            <text:p>1.325</text:p>
          </table:table-cell>
          <table:table-cell office:value-type="float" office:value="1440.5165217188498" table:style-name="ce5">
            <text:p><text:s/>1,44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440.5165217188498" table:style-name="ce5">
            <text:p><text:s/>1,441<text:s/></text:p>
          </table:table-cell>
          <table:table-cell office:value-type="float" office:value="1.2291983494765633" table:style-name="ce6">
            <text:p>1.229</text:p>
          </table:table-cell>
          <table:table-cell office:value-type="float" office:value="1770.68053089053" table:style-name="ce5">
            <text:p><text:s/>1,771<text:s/></text:p>
          </table:table-cell>
          <table:table-cell office:value-type="float" office:value="0.95726494532542628" table:style-name="ce6">
            <text:p>0.957</text:p>
          </table:table-cell>
          <table:table-cell office:value-type="float" office:value="1695.0104015917202" table:style-name="ce5">
            <text:p><text:s/>1,69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95.0104015917202" table:style-name="ce5">
            <text:p><text:s/>1,695<text:s/></text:p>
          </table:table-cell>
          <table:table-cell office:value-type="float" office:value="0.99528342005219994" table:style-name="ce6">
            <text:p>0.995</text:p>
          </table:table-cell>
          <table:table-cell office:value-type="float" office:value="1687.01574952026" table:style-name="ce5">
            <text:p><text:s/>1,687<text:s/></text:p>
          </table:table-cell>
          <table:table-cell office:value-type="float" office:value="1.079120262071209" table:style-name="ce6">
            <text:p>1.079</text:p>
          </table:table-cell>
          <table:table-cell office:value-type="float" office:value="1820.4928777405601" table:style-name="ce5">
            <text:p><text:s/>1,82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820.4928777405601" table:style-name="ce5">
            <text:p><text:s/>1,820<text:s/></text:p>
          </table:table-cell>
          <table:table-cell office:value-type="float" office:value="1.1142273289618083" table:style-name="ce6">
            <text:p>1.114</text:p>
          </table:table-cell>
          <table:table-cell office:value-type="float" office:value="2028.4429165588601" table:style-name="ce5">
            <text:p><text:s/>2,028<text:s/></text:p>
          </table:table-cell>
          <table:table-cell office:value-type="float" office:value="1.1088577546595864" table:style-name="ce6">
            <text:p>1.109</text:p>
          </table:table-cell>
          <table:table-cell office:value-type="float" office:value="2249.2546579106001" table:style-name="ce5">
            <text:p><text:s/>2,24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249.2546579106001" table:style-name="ce5">
            <text:p><text:s/>2,249<text:s/></text:p>
          </table:table-cell>
          <table:table-cell office:value-type="float" office:value="1.0597072285925651" table:style-name="ce6">
            <text:p>1.060</text:p>
          </table:table-cell>
          <table:table-cell office:value-type="float" office:value="2383.5514199333602" table:style-name="ce5">
            <text:p><text:s/>2,384<text:s/></text:p>
          </table:table-cell>
          <table:table-cell office:value-type="float" office:value="0.99052900963720714" table:style-name="ce6">
            <text:p>0.991</text:p>
          </table:table-cell>
          <table:table-cell office:value-type="float" office:value="2360.9768274059502" table:style-name="ce5">
            <text:p><text:s/>2,36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60.9768274059502" table:style-name="ce5">
            <text:p><text:s/>2,361<text:s/></text:p>
          </table:table-cell>
          <table:table-cell office:value-type="float" office:value="1.1006681745111104" table:style-name="ce6">
            <text:p>1.101</text:p>
          </table:table-cell>
          <table:table-cell office:value-type="float" office:value="2598.6520546839402" table:style-name="ce5">
            <text:p><text:s/>2,599<text:s/></text:p>
          </table:table-cell>
          <table:table-cell office:value-type="float" office:value="1.0818360715683253" table:style-name="ce6">
            <text:p>1.082</text:p>
          </table:table-cell>
          <table:table-cell office:value-type="float" office:value="2811.31553021223" table:style-name="ce5">
            <text:p><text:s/>2,81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11.31553021223" table:style-name="ce5">
            <text:p><text:s/>2,811<text:s/></text:p>
          </table:table-cell>
          <table:table-cell office:value-type="float" office:value="1.0647359139467567" table:style-name="ce6">
            <text:p>1.065</text:p>
          </table:table-cell>
          <table:table-cell office:value-type="float" office:value="2993.3086104532299" table:style-name="ce5">
            <text:p><text:s/>2,993<text:s/></text:p>
          </table:table-cell>
          <table:table-cell office:value-type="float" office:value="1.1847764287317017" table:style-name="ce6">
            <text:p>1.185</text:p>
          </table:table-cell>
          <table:table-cell office:value-type="float" office:value="3546.4014855846299" table:style-name="ce5">
            <text:p><text:s/>3,54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546.4014855846299" table:style-name="ce5">
            <text:p><text:s/>3,546<text:s/></text:p>
          </table:table-cell>
          <table:table-cell office:value-type="float" office:value="1.0368407645197908" table:style-name="ce6">
            <text:p>1.037</text:p>
          </table:table-cell>
          <table:table-cell office:value-type="float" office:value="3677.05362760769" table:style-name="ce5">
            <text:p><text:s/>3,677<text:s/></text:p>
          </table:table-cell>
          <table:table-cell office:value-type="float" office:value="0.97647449940919939" table:style-name="ce6">
            <text:p>0.976</text:p>
          </table:table-cell>
          <table:table-cell office:value-type="float" office:value="3590.549100319" table:style-name="ce5">
            <text:p><text:s/>3,59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590.549100319" table:style-name="ce5">
            <text:p><text:s/>3,591<text:s/></text:p>
          </table:table-cell>
          <table:table-cell office:value-type="float" office:value="1.0426893710105656" table:style-name="ce6">
            <text:p>1.043</text:p>
          </table:table-cell>
          <table:table-cell office:value-type="float" office:value="3743.82738299417" table:style-name="ce5">
            <text:p><text:s/>3,744<text:s/></text:p>
          </table:table-cell>
          <table:table-cell office:value-type="float" office:value="1.0938107500391443" table:style-name="ce6">
            <text:p>1.094</text:p>
          </table:table-cell>
          <table:table-cell office:value-type="float" office:value="4095.0386378099397" table:style-name="ce5">
            <text:p><text:s/>4,09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095.0386378099397" table:style-name="ce5">
            <text:p><text:s/>4,095<text:s/></text:p>
          </table:table-cell>
          <table:table-cell office:value-type="float" office:value="1.0709455072165022" table:style-name="ce6">
            <text:p>1.071</text:p>
          </table:table-cell>
          <table:table-cell office:value-type="float" office:value="4385.5632310405399" table:style-name="ce5">
            <text:p><text:s/>4,386<text:s/></text:p>
          </table:table-cell>
          <table:table-cell office:value-type="float" office:value="1.0547493770014944" table:style-name="ce6">
            <text:p>1.055</text:p>
          </table:table-cell>
          <table:table-cell office:value-type="float" office:value="4625.6700857406704" table:style-name="ce5">
            <text:p><text:s/>4,62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625.6700857406704" table:style-name="ce5">
            <text:p><text:s/>4,626<text:s/></text:p>
          </table:table-cell>
          <table:table-cell office:value-type="float" office:value="0.99926452316545922" table:style-name="ce6">
            <text:p>0.999</text:p>
          </table:table-cell>
          <table:table-cell office:value-type="float" office:value="4622.2680125483803" table:style-name="ce5">
            <text:p><text:s/>4,622<text:s/></text:p>
          </table:table-cell>
          <table:table-cell office:value-type="float" office:value="1.1416015184792381" table:style-name="ce6">
            <text:p>1.142</text:p>
          </table:table-cell>
          <table:table-cell office:value-type="float" office:value="5276.7881819432405" table:style-name="ce5">
            <text:p><text:s/>5,27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276.7881819432405" table:style-name="ce5">
            <text:p><text:s/>5,277<text:s/></text:p>
          </table:table-cell>
          <table:table-cell office:value-type="float" office:value="1.073999927768863" table:style-name="ce6">
            <text:p>1.074</text:p>
          </table:table-cell>
          <table:table-cell office:value-type="float" office:value="5667.2701262586297" table:style-name="ce5">
            <text:p><text:s/>5,667<text:s/></text:p>
          </table:table-cell>
          <table:table-cell office:value-type="float" office:value="1.1025520992940645" table:style-name="ce6">
            <text:p>1.103</text:p>
          </table:table-cell>
          <table:table-cell office:value-type="float" office:value="6248.4605749729899" table:style-name="ce5">
            <text:p><text:s/>6,24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248.4605749729899" table:style-name="ce5">
            <text:p><text:s/>6,248<text:s/></text:p>
          </table:table-cell>
          <table:table-cell office:value-type="float" office:value="0.9669011005132645" table:style-name="ce6">
            <text:p>0.967</text:p>
          </table:table-cell>
          <table:table-cell office:value-type="float" office:value="6041.6434064551295" table:style-name="ce5">
            <text:p><text:s/>6,042<text:s/></text:p>
          </table:table-cell>
          <table:table-cell office:value-type="float" office:value="0.98698045199063944" table:style-name="ce6">
            <text:p>0.987</text:p>
          </table:table-cell>
          <table:table-cell office:value-type="float" office:value="5962.98394006935" table:style-name="ce5">
            <text:p><text:s/>5,96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962.98394006935" table:style-name="ce5">
            <text:p><text:s/>5,963<text:s/></text:p>
          </table:table-cell>
          <table:table-cell office:value-type="float" office:value="0.96648229914676143" table:style-name="ce6">
            <text:p>0.966</text:p>
          </table:table-cell>
          <table:table-cell office:value-type="float" office:value="5763.1184281734404" table:style-name="ce5">
            <text:p><text:s/>5,763<text:s/></text:p>
          </table:table-cell>
          <table:table-cell office:value-type="float" office:value="1.1282799614091275" table:style-name="ce6">
            <text:p>1.128</text:p>
          </table:table-cell>
          <table:table-cell office:value-type="float" office:value="6502.4110377357601" table:style-name="ce5">
            <text:p><text:s/>6,50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502.4110377357601" table:style-name="ce5">
            <text:p><text:s/>6,502<text:s/></text:p>
          </table:table-cell>
          <table:table-cell office:value-type="float" office:value="0.99101158414564605" table:style-name="ce6">
            <text:p>0.991</text:p>
          </table:table-cell>
          <table:table-cell office:value-type="float" office:value="6443.9646632726499" table:style-name="ce5">
            <text:p><text:s/>6,444<text:s/></text:p>
          </table:table-cell>
          <table:table-cell office:value-type="float" office:value="1.0071769855641857" table:style-name="ce6">
            <text:p>1.007</text:p>
          </table:table-cell>
          <table:table-cell office:value-type="float" office:value="6490.2129046370801" table:style-name="ce5">
            <text:p><text:s/>6,49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490.2129046370801" table:style-name="ce5">
            <text:p><text:s/>6,490<text:s/></text:p>
          </table:table-cell>
          <table:table-cell office:value-type="float" office:value="1.049720178801665" table:style-name="ce6">
            <text:p>1.050</text:p>
          </table:table-cell>
          <table:table-cell office:value-type="float" office:value="6812.9074507165096" table:style-name="ce5">
            <text:p><text:s/>6,813<text:s/></text:p>
          </table:table-cell>
          <table:table-cell office:value-type="float" office:value="1.0473826255389775" table:style-name="ce6">
            <text:p>1.047</text:p>
          </table:table-cell>
          <table:table-cell office:value-type="float" office:value="7135.7208932855192" table:style-name="ce5">
            <text:p><text:s/>7,13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42.8302624988005" table:style-name="ce5">
            <text:p><text:s/>2,74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742.8302624988005" table:style-name="ce5">
            <text:p><text:s/>2,743<text:s/></text:p>
          </table:table-cell>
          <table:table-cell office:value-type="float" office:value="1.0251978040164051" table:style-name="ce6">
            <text:p>1.025</text:p>
          </table:table-cell>
          <table:table-cell office:value-type="float" office:value="2811.9435619035103" table:style-name="ce5">
            <text:p><text:s/>2,812<text:s/></text:p>
          </table:table-cell>
          <table:table-cell office:value-type="float" office:value="1.1032876167076164" table:style-name="ce6">
            <text:p>1.103</text:p>
          </table:table-cell>
          <table:table-cell office:value-type="float" office:value="3102.3825107288494" table:style-name="ce5">
            <text:p><text:s/>3,10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102.3825107288494" table:style-name="ce5">
            <text:p><text:s/>3,102<text:s/></text:p>
          </table:table-cell>
          <table:table-cell office:value-type="float" office:value="1.1270592098456176" table:style-name="ce6">
            <text:p>1.127</text:p>
          </table:table-cell>
          <table:table-cell office:value-type="float" office:value="3496.5687811809203" table:style-name="ce5">
            <text:p><text:s/>3,497<text:s/></text:p>
          </table:table-cell>
          <table:table-cell office:value-type="float" office:value="0.98876678989893196" table:style-name="ce6">
            <text:p>0.989</text:p>
          </table:table-cell>
          <table:table-cell office:value-type="float" office:value="3457.2910894290794" table:style-name="ce5">
            <text:p><text:s/>3,45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457.2910894290794" table:style-name="ce5">
            <text:p><text:s/>3,457<text:s/></text:p>
          </table:table-cell>
          <table:table-cell office:value-type="float" office:value="1.0240195099753153" table:style-name="ce6">
            <text:p>1.024</text:p>
          </table:table-cell>
          <table:table-cell office:value-type="float" office:value="3540.3335272391901" table:style-name="ce5">
            <text:p><text:s/>3,540<text:s/></text:p>
          </table:table-cell>
          <table:table-cell office:value-type="float" office:value="1.1047025294578878" table:style-name="ce6">
            <text:p>1.105</text:p>
          </table:table-cell>
          <table:table-cell office:value-type="float" office:value="3911.0154026656996" table:style-name="ce5">
            <text:p><text:s/>3,91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911.0154026656996" table:style-name="ce5">
            <text:p><text:s/>3,911<text:s/></text:p>
          </table:table-cell>
          <table:table-cell office:value-type="float" office:value="1.0637988527968394" table:style-name="ce6">
            <text:p>1.064</text:p>
          </table:table-cell>
          <table:table-cell office:value-type="float" office:value="4160.5336986265402" table:style-name="ce5">
            <text:p><text:s/>4,161<text:s/></text:p>
          </table:table-cell>
          <table:table-cell office:value-type="float" office:value="1.0085929229063091" table:style-name="ce6">
            <text:p>1.009</text:p>
          </table:table-cell>
          <table:table-cell office:value-type="float" office:value="4196.2848439479394" table:style-name="ce5">
            <text:p><text:s/>4,19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196.2848439479394" table:style-name="ce5">
            <text:p><text:s/>4,196<text:s/></text:p>
          </table:table-cell>
          <table:table-cell office:value-type="float" office:value="1.0418315605911472" table:style-name="ce6">
            <text:p>1.042</text:p>
          </table:table-cell>
          <table:table-cell office:value-type="float" office:value="4371.8219876552603" table:style-name="ce5">
            <text:p><text:s/>4,372<text:s/></text:p>
          </table:table-cell>
          <table:table-cell office:value-type="float" office:value="1.1330838626313182" table:style-name="ce6">
            <text:p>1.133</text:p>
          </table:table-cell>
          <table:table-cell office:value-type="float" office:value="4953.6409445089494" table:style-name="ce5">
            <text:p><text:s/>4,9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953.6409445089494" table:style-name="ce5">
            <text:p><text:s/>4,954<text:s/></text:p>
          </table:table-cell>
          <table:table-cell office:value-type="float" office:value="1.0558783354459171" table:style-name="ce6">
            <text:p>1.056</text:p>
          </table:table-cell>
          <table:table-cell office:value-type="float" office:value="5230.4421548848504" table:style-name="ce5">
            <text:p><text:s/>5,230<text:s/></text:p>
          </table:table-cell>
          <table:table-cell office:value-type="float" office:value="1.1190540630427253" table:style-name="ce6">
            <text:p>1.119</text:p>
          </table:table-cell>
          <table:table-cell office:value-type="float" office:value="5853.1475449338395" table:style-name="ce5">
            <text:p><text:s/>5,85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853.1475449338395" table:style-name="ce5">
            <text:p><text:s/>5,853<text:s/></text:p>
          </table:table-cell>
          <table:table-cell office:value-type="float" office:value="1.0213420648267859" table:style-name="ce6">
            <text:p>1.021</text:p>
          </table:table-cell>
          <table:table-cell office:value-type="float" office:value="5978.0657992785609" table:style-name="ce5">
            <text:p><text:s/>5,978<text:s/></text:p>
          </table:table-cell>
          <table:table-cell office:value-type="float" office:value="1.134948155146505" table:style-name="ce6">
            <text:p>1.135</text:p>
          </table:table-cell>
          <table:table-cell office:value-type="float" office:value="6784.7947502356192" table:style-name="ce5">
            <text:p><text:s/>6,78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784.7947502356192" table:style-name="ce5">
            <text:p><text:s/>6,785<text:s/></text:p>
          </table:table-cell>
          <table:table-cell office:value-type="float" office:value="1.0702820992736162" table:style-name="ce6">
            <text:p>1.070</text:p>
          </table:table-cell>
          <table:table-cell office:value-type="float" office:value="7261.6443684227897" table:style-name="ce5">
            <text:p><text:s/>7,262<text:s/></text:p>
          </table:table-cell>
          <table:table-cell office:value-type="float" office:value="1.0417136420190312" table:style-name="ce6">
            <text:p>1.042</text:p>
          </table:table-cell>
          <table:table-cell office:value-type="float" office:value="7564.5540020766903" table:style-name="ce5">
            <text:p><text:s/>7,56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564.5540020766903" table:style-name="ce5">
            <text:p><text:s/>7,565<text:s/></text:p>
          </table:table-cell>
          <table:table-cell office:value-type="float" office:value="1.0386243681882723" table:style-name="ce6">
            <text:p>1.039</text:p>
          </table:table-cell>
          <table:table-cell office:value-type="float" office:value="7856.7301210329697" table:style-name="ce5">
            <text:p><text:s/>7,857<text:s/></text:p>
          </table:table-cell>
          <table:table-cell office:value-type="float" office:value="1.0392730488818256" table:style-name="ce6">
            <text:p>1.039</text:p>
          </table:table-cell>
          <table:table-cell office:value-type="float" office:value="8165.2878671276094" table:style-name="ce5">
            <text:p><text:s/>8,16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165.2878671276094" table:style-name="ce5">
            <text:p><text:s/>8,165<text:s/></text:p>
          </table:table-cell>
          <table:table-cell office:value-type="float" office:value="1.0538746824687164" table:style-name="ce6">
            <text:p>1.054</text:p>
          </table:table-cell>
          <table:table-cell office:value-type="float" office:value="8605.1901582347709" table:style-name="ce5">
            <text:p><text:s/>8,605<text:s/></text:p>
          </table:table-cell>
          <table:table-cell office:value-type="float" office:value="1.0632396786289033" table:style-name="ce6">
            <text:p>1.063</text:p>
          </table:table-cell>
          <table:table-cell office:value-type="float" office:value="9149.3796183821414" table:style-name="ce5">
            <text:p><text:s/>9,14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149.3796183821414" table:style-name="ce5">
            <text:p><text:s/>9,149<text:s/></text:p>
          </table:table-cell>
          <table:table-cell office:value-type="float" office:value="1.0278488397381238" table:style-name="ce6">
            <text:p>1.028</text:p>
          </table:table-cell>
          <table:table-cell office:value-type="float" office:value="9404.1792250777198" table:style-name="ce5">
            <text:p><text:s/>9,404<text:s/></text:p>
          </table:table-cell>
          <table:table-cell office:value-type="float" office:value="1.1147728105457051" table:style-name="ce6">
            <text:p>1.115</text:p>
          </table:table-cell>
          <table:table-cell office:value-type="float" office:value="10483.523305615421" table:style-name="ce5">
            <text:p><text:s/>10,48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483.523305615421" table:style-name="ce5">
            <text:p><text:s/>10,484<text:s/></text:p>
          </table:table-cell>
          <table:table-cell office:value-type="float" office:value="1.0405925704010963" table:style-name="ce6">
            <text:p>1.041</text:p>
          </table:table-cell>
          <table:table-cell office:value-type="float" office:value="10909.07646345015" table:style-name="ce5">
            <text:p><text:s/>10,909<text:s/></text:p>
          </table:table-cell>
          <table:table-cell office:value-type="float" office:value="1.131991879983691" table:style-name="ce6">
            <text:p>1.132</text:p>
          </table:table-cell>
          <table:table-cell office:value-type="float" office:value="12348.985974746771" table:style-name="ce5">
            <text:p><text:s/>12,34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348.985974746771" table:style-name="ce5">
            <text:p><text:s/>12,349<text:s/></text:p>
          </table:table-cell>
          <table:table-cell office:value-type="float" office:value="0.98200831216569218" table:style-name="ce6">
            <text:p>0.982</text:p>
          </table:table-cell>
          <table:table-cell office:value-type="float" office:value="12126.806874018881" table:style-name="ce5">
            <text:p><text:s/>12,127<text:s/></text:p>
          </table:table-cell>
          <table:table-cell office:value-type="float" office:value="1.0260843764913812" table:style-name="ce6">
            <text:p>1.026</text:p>
          </table:table-cell>
          <table:table-cell office:value-type="float" office:value="12443.127070159058" table:style-name="ce5">
            <text:p><text:s/>12,44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443.127070159058" table:style-name="ce5">
            <text:p><text:s/>12,443<text:s/></text:p>
          </table:table-cell>
          <table:table-cell office:value-type="float" office:value="0.97738852369234885" table:style-name="ce6">
            <text:p>0.977</text:p>
          </table:table-cell>
          <table:table-cell office:value-type="float" office:value="12161.769597219063" table:style-name="ce5">
            <text:p><text:s/>12,162<text:s/></text:p>
          </table:table-cell>
          <table:table-cell office:value-type="float" office:value="1.0278110191419518" table:style-name="ce6">
            <text:p>1.028</text:p>
          </table:table-cell>
          <table:table-cell office:value-type="float" office:value="12500.000804287331" table:style-name="ce5">
            <text:p><text:s/>12,50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500.000804287331" table:style-name="ce5">
            <text:p><text:s/>12,500<text:s/></text:p>
          </table:table-cell>
          <table:table-cell office:value-type="float" office:value="1.0009316048796115" table:style-name="ce6">
            <text:p>1.001</text:p>
          </table:table-cell>
          <table:table-cell office:value-type="float" office:value="12511.645866031751" table:style-name="ce5">
            <text:p><text:s/>12,512<text:s/></text:p>
          </table:table-cell>
          <table:table-cell office:value-type="float" office:value="1.0258973170403571" table:style-name="ce6">
            <text:p>1.026</text:p>
          </table:table-cell>
          <table:table-cell office:value-type="float" office:value="12835.66392572105" table:style-name="ce5">
            <text:p><text:s/>12,8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835.66392572105" table:style-name="ce5">
            <text:p><text:s/>12,836<text:s/></text:p>
          </table:table-cell>
          <table:table-cell office:value-type="float" office:value="1.0024099212851765" table:style-name="ce6">
            <text:p>1.002</text:p>
          </table:table-cell>
          <table:table-cell office:value-type="float" office:value="12866.596865425019" table:style-name="ce5">
            <text:p><text:s/>12,867<text:s/></text:p>
          </table:table-cell>
          <table:table-cell office:value-type="float" office:value="1.0587148450331871" table:style-name="ce6">
            <text:p>1.059</text:p>
          </table:table-cell>
          <table:table-cell office:value-type="float" office:value="13622.05710648294" table:style-name="ce5">
            <text:p><text:s/>13,62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67.18786651816998" table:style-name="ce5">
            <text:p><text:s/>36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67.18786651816998" table:style-name="ce5">
            <text:p><text:s/>367<text:s/></text:p>
          </table:table-cell>
          <table:table-cell office:value-type="float" office:value="1.0858986240572281" table:style-name="ce6">
            <text:p>1.086</text:p>
          </table:table-cell>
          <table:table-cell office:value-type="float" office:value="398.72879902258995" table:style-name="ce5">
            <text:p><text:s/>399<text:s/></text:p>
          </table:table-cell>
          <table:table-cell office:value-type="float" office:value="1.2174376374030311" table:style-name="ce6">
            <text:p>1.217</text:p>
          </table:table-cell>
          <table:table-cell office:value-type="float" office:value="485.42744704660998" table:style-name="ce5">
            <text:p><text:s/>48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85.42744704660998" table:style-name="ce5">
            <text:p><text:s/>485<text:s/></text:p>
          </table:table-cell>
          <table:table-cell office:value-type="float" office:value="1.0977751541611793" table:style-name="ce6">
            <text:p>1.098</text:p>
          </table:table-cell>
          <table:table-cell office:value-type="float" office:value="532.89019051566004" table:style-name="ce5">
            <text:p><text:s/>533<text:s/></text:p>
          </table:table-cell>
          <table:table-cell office:value-type="float" office:value="0.89801780075521398" table:style-name="ce6">
            <text:p>0.898</text:p>
          </table:table-cell>
          <table:table-cell office:value-type="float" office:value="478.54487693089999" table:style-name="ce5">
            <text:p><text:s/>47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78.54487693089999" table:style-name="ce5">
            <text:p><text:s/>479<text:s/></text:p>
          </table:table-cell>
          <table:table-cell office:value-type="float" office:value="1.0493093489004739" table:style-name="ce6">
            <text:p>1.049</text:p>
          </table:table-cell>
          <table:table-cell office:value-type="float" office:value="502.14161323202001" table:style-name="ce5">
            <text:p><text:s/>502<text:s/></text:p>
          </table:table-cell>
          <table:table-cell office:value-type="float" office:value="1.1034987129543596" table:style-name="ce6">
            <text:p>1.103</text:p>
          </table:table-cell>
          <table:table-cell office:value-type="float" office:value="554.11262392235994" table:style-name="ce5">
            <text:p><text:s/>55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54.11262392235994" table:style-name="ce5">
            <text:p><text:s/>554<text:s/></text:p>
          </table:table-cell>
          <table:table-cell office:value-type="float" office:value="0.99539750677689431" table:style-name="ce6">
            <text:p>0.995</text:p>
          </table:table-cell>
          <table:table-cell office:value-type="float" office:value="551.56232432592003" table:style-name="ce5">
            <text:p><text:s/>552<text:s/></text:p>
          </table:table-cell>
          <table:table-cell office:value-type="float" office:value="0.93007835016918028" table:style-name="ce6">
            <text:p>0.930</text:p>
          </table:table-cell>
          <table:table-cell office:value-type="float" office:value="512.99617662452999" table:style-name="ce5">
            <text:p><text:s/>51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12.99617662452999" table:style-name="ce5">
            <text:p><text:s/>513<text:s/></text:p>
          </table:table-cell>
          <table:table-cell office:value-type="float" office:value="1.0344676423170722" table:style-name="ce6">
            <text:p>1.034</text:p>
          </table:table-cell>
          <table:table-cell office:value-type="float" office:value="530.67794535044993" table:style-name="ce5">
            <text:p><text:s/>531<text:s/></text:p>
          </table:table-cell>
          <table:table-cell office:value-type="float" office:value="1.054893362136206" table:style-name="ce6">
            <text:p>1.055</text:p>
          </table:table-cell>
          <table:table-cell office:value-type="float" office:value="559.80864198227005" table:style-name="ce5">
            <text:p><text:s/>56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59.80864198227005" table:style-name="ce5">
            <text:p><text:s/>560<text:s/></text:p>
          </table:table-cell>
          <table:table-cell office:value-type="float" office:value="1.072038658490194" table:style-name="ce6">
            <text:p>1.072</text:p>
          </table:table-cell>
          <table:table-cell office:value-type="float" office:value="600.13650556188998" table:style-name="ce5">
            <text:p><text:s/>600<text:s/></text:p>
          </table:table-cell>
          <table:table-cell office:value-type="float" office:value="1.2007272802187117" table:style-name="ce6">
            <text:p>1.201</text:p>
          </table:table-cell>
          <table:table-cell office:value-type="float" office:value="720.60027408328995" table:style-name="ce5">
            <text:p><text:s/>72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20.60027408328995" table:style-name="ce5">
            <text:p><text:s/>721<text:s/></text:p>
          </table:table-cell>
          <table:table-cell office:value-type="float" office:value="0.89960656336792033" table:style-name="ce6">
            <text:p>0.900</text:p>
          </table:table-cell>
          <table:table-cell office:value-type="float" office:value="648.25673613004994" table:style-name="ce5">
            <text:p><text:s/>648<text:s/></text:p>
          </table:table-cell>
          <table:table-cell office:value-type="float" office:value="1.0665113938099369" table:style-name="ce6">
            <text:p>1.067</text:p>
          </table:table-cell>
          <table:table-cell office:value-type="float" office:value="691.37319519674008" table:style-name="ce5">
            <text:p><text:s/>69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91.37319519674008" table:style-name="ce5">
            <text:p><text:s/>691<text:s/></text:p>
          </table:table-cell>
          <table:table-cell office:value-type="float" office:value="1.2226204218018484" table:style-name="ce6">
            <text:p>1.223</text:p>
          </table:table-cell>
          <table:table-cell office:value-type="float" office:value="845.28698753392996" table:style-name="ce5">
            <text:p><text:s/>845<text:s/></text:p>
          </table:table-cell>
          <table:table-cell office:value-type="float" office:value="1.1837979557064857" table:style-name="ce6">
            <text:p>1.184</text:p>
          </table:table-cell>
          <table:table-cell office:value-type="float" office:value="1000.64900782796" table:style-name="ce5">
            <text:p><text:s/>1,00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00.64900782796" table:style-name="ce5">
            <text:p><text:s/>1,001<text:s/></text:p>
          </table:table-cell>
          <table:table-cell office:value-type="float" office:value="1.0699875101174943" table:style-name="ce6">
            <text:p>1.070</text:p>
          </table:table-cell>
          <table:table-cell office:value-type="float" office:value="1070.6819403873801" table:style-name="ce5">
            <text:p><text:s/>1,071<text:s/></text:p>
          </table:table-cell>
          <table:table-cell office:value-type="float" office:value="1.0451358811447451" table:style-name="ce6">
            <text:p>1.045</text:p>
          </table:table-cell>
          <table:table-cell office:value-type="float" office:value="1119.0081131925299" table:style-name="ce5">
            <text:p><text:s/>1,11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119.0081131925299" table:style-name="ce5">
            <text:p><text:s/>1,119<text:s/></text:p>
          </table:table-cell>
          <table:table-cell office:value-type="float" office:value="1.0328423693820143" table:style-name="ce6">
            <text:p>1.033</text:p>
          </table:table-cell>
          <table:table-cell office:value-type="float" office:value="1155.7589909874698" table:style-name="ce5">
            <text:p><text:s/>1,156<text:s/></text:p>
          </table:table-cell>
          <table:table-cell office:value-type="float" office:value="1.0853519135660521" table:style-name="ce6">
            <text:p>1.085</text:p>
          </table:table-cell>
          <table:table-cell office:value-type="float" office:value="1254.4052324894199" table:style-name="ce5">
            <text:p><text:s/>1,25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254.4052324894199" table:style-name="ce5">
            <text:p><text:s/>1,254<text:s/></text:p>
          </table:table-cell>
          <table:table-cell office:value-type="float" office:value="1.0518417156776716" table:style-name="ce6">
            <text:p>1.052</text:p>
          </table:table-cell>
          <table:table-cell office:value-type="float" office:value="1319.4357518967199" table:style-name="ce5">
            <text:p><text:s/>1,319<text:s/></text:p>
          </table:table-cell>
          <table:table-cell office:value-type="float" office:value="1.156669656409872" table:style-name="ce6">
            <text:p>1.157</text:p>
          </table:table-cell>
          <table:table-cell office:value-type="float" office:value="1526.15129780128" table:style-name="ce5">
            <text:p><text:s/>1,52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26.15129780128" table:style-name="ce5">
            <text:p><text:s/>1,526<text:s/></text:p>
          </table:table-cell>
          <table:table-cell office:value-type="float" office:value="1.1450241277436173" table:style-name="ce6">
            <text:p>1.145</text:p>
          </table:table-cell>
          <table:table-cell office:value-type="float" office:value="1747.4800585697001" table:style-name="ce5">
            <text:p><text:s/>1,747<text:s/></text:p>
          </table:table-cell>
          <table:table-cell office:value-type="float" office:value="0.99975160849672573" table:style-name="ce6">
            <text:p>1.000</text:p>
          </table:table-cell>
          <table:table-cell office:value-type="float" office:value="1747.0459993710101" table:style-name="ce5">
            <text:p><text:s/>1,74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747.0459993710101" table:style-name="ce5">
            <text:p><text:s/>1,747<text:s/></text:p>
          </table:table-cell>
          <table:table-cell office:value-type="float" office:value="0.98399899938100965" table:style-name="ce6">
            <text:p>0.984</text:p>
          </table:table-cell>
          <table:table-cell office:value-type="float" office:value="1719.09151525367" table:style-name="ce5">
            <text:p><text:s/>1,719<text:s/></text:p>
          </table:table-cell>
          <table:table-cell office:value-type="float" office:value="1.0454261880529825" table:style-name="ce6">
            <text:p>1.045</text:p>
          </table:table-cell>
          <table:table-cell office:value-type="float" office:value="1797.1832897058698" table:style-name="ce5">
            <text:p><text:s/>1,79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97.1832897058698" table:style-name="ce5">
            <text:p><text:s/>1,797<text:s/></text:p>
          </table:table-cell>
          <table:table-cell office:value-type="float" office:value="0.98483891445747351" table:style-name="ce6">
            <text:p>0.985</text:p>
          </table:table-cell>
          <table:table-cell office:value-type="float" office:value="1769.93604011504" table:style-name="ce5">
            <text:p><text:s/>1,770<text:s/></text:p>
          </table:table-cell>
          <table:table-cell office:value-type="float" office:value="1.1038390086274383" table:style-name="ce6">
            <text:p>1.104</text:p>
          </table:table-cell>
          <table:table-cell office:value-type="float" office:value="1953.7244438545599" table:style-name="ce5">
            <text:p><text:s/>1,95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53.7244438545599" table:style-name="ce5">
            <text:p><text:s/>1,954<text:s/></text:p>
          </table:table-cell>
          <table:table-cell office:value-type="float" office:value="0.90553770490359986" table:style-name="ce6">
            <text:p>0.906</text:p>
          </table:table-cell>
          <table:table-cell office:value-type="float" office:value="1769.1711489021202" table:style-name="ce5">
            <text:p><text:s/>1,769<text:s/></text:p>
          </table:table-cell>
          <table:table-cell office:value-type="float" office:value="1.0288569389838691" table:style-name="ce6">
            <text:p>1.029</text:p>
          </table:table-cell>
          <table:table-cell office:value-type="float" office:value="1820.2240127980101" table:style-name="ce5">
            <text:p><text:s/>1,8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20.2240127980101" table:style-name="ce5">
            <text:p><text:s/>1,820<text:s/></text:p>
          </table:table-cell>
          <table:table-cell office:value-type="float" office:value="1.0473855594436887" table:style-name="ce6">
            <text:p>1.047</text:p>
          </table:table-cell>
          <table:table-cell office:value-type="float" office:value="1906.4763459572798" table:style-name="ce5">
            <text:p><text:s/>1,906<text:s/></text:p>
          </table:table-cell>
          <table:table-cell office:value-type="float" office:value="1.0202008746921758" table:style-name="ce6">
            <text:p>1.020</text:p>
          </table:table-cell>
          <table:table-cell office:value-type="float" office:value="1944.98883572556" table:style-name="ce5">
            <text:p><text:s/>1,94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2.850678879849994" table:style-name="ce5">
            <text:p><text:s/>8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2.850678879849994" table:style-name="ce5">
            <text:p><text:s/>83<text:s/></text:p>
          </table:table-cell>
          <table:table-cell office:value-type="float" office:value="1.0751310074017257" table:style-name="ce6">
            <text:p>1.075</text:p>
          </table:table-cell>
          <table:table-cell office:value-type="float" office:value="89.075333848010004" table:style-name="ce5">
            <text:p><text:s/>89<text:s/></text:p>
          </table:table-cell>
          <table:table-cell office:value-type="float" office:value="1.1689810285742337" table:style-name="ce6">
            <text:p>1.169</text:p>
          </table:table-cell>
          <table:table-cell office:value-type="float" office:value="104.12737538224" table:style-name="ce5">
            <text:p><text:s/>10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4.12737538224" table:style-name="ce5">
            <text:p><text:s/>104<text:s/></text:p>
          </table:table-cell>
          <table:table-cell office:value-type="float" office:value="1.0890283017203672" table:style-name="ce6">
            <text:p>1.089</text:p>
          </table:table-cell>
          <table:table-cell office:value-type="float" office:value="113.39765877512001" table:style-name="ce5">
            <text:p><text:s/>113<text:s/></text:p>
          </table:table-cell>
          <table:table-cell office:value-type="float" office:value="1.1807572107444357" table:style-name="ce6">
            <text:p>1.181</text:p>
          </table:table-cell>
          <table:table-cell office:value-type="float" office:value="133.89510328026" table:style-name="ce5">
            <text:p><text:s/>13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3.89510328026" table:style-name="ce5">
            <text:p><text:s/>134<text:s/></text:p>
          </table:table-cell>
          <table:table-cell office:value-type="float" office:value="1.0257483941946985" table:style-name="ce6">
            <text:p>1.026</text:p>
          </table:table-cell>
          <table:table-cell office:value-type="float" office:value="137.34268718026001" table:style-name="ce5">
            <text:p><text:s/>137<text:s/></text:p>
          </table:table-cell>
          <table:table-cell office:value-type="float" office:value="1.039436197694976" table:style-name="ce6">
            <text:p>1.039</text:p>
          </table:table-cell>
          <table:table-cell office:value-type="float" office:value="142.75896054385998" table:style-name="ce5">
            <text:p><text:s/>14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42.75896054385998" table:style-name="ce5">
            <text:p><text:s/>143<text:s/></text:p>
          </table:table-cell>
          <table:table-cell office:value-type="float" office:value="1.0097084099739868" table:style-name="ce6">
            <text:p>1.010</text:p>
          </table:table-cell>
          <table:table-cell office:value-type="float" office:value="144.14492306028001" table:style-name="ce5">
            <text:p><text:s/>144<text:s/></text:p>
          </table:table-cell>
          <table:table-cell office:value-type="float" office:value="1.066008014162948" table:style-name="ce6">
            <text:p>1.066</text:p>
          </table:table-cell>
          <table:table-cell office:value-type="float" office:value="153.65964318316" table:style-name="ce5">
            <text:p><text:s/>15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3.65964318316" table:style-name="ce5">
            <text:p><text:s/>154<text:s/></text:p>
          </table:table-cell>
          <table:table-cell office:value-type="float" office:value="1.0633099769712737" table:style-name="ce6">
            <text:p>1.063</text:p>
          </table:table-cell>
          <table:table-cell office:value-type="float" office:value="163.38783165450002" table:style-name="ce5">
            <text:p><text:s/>163<text:s/></text:p>
          </table:table-cell>
          <table:table-cell office:value-type="float" office:value="1.0980096245094453" table:style-name="ce6">
            <text:p>1.098</text:p>
          </table:table-cell>
          <table:table-cell office:value-type="float" office:value="179.40141168437" table:style-name="ce5">
            <text:p><text:s/>17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9.40141168437" table:style-name="ce5">
            <text:p><text:s/>179<text:s/></text:p>
          </table:table-cell>
          <table:table-cell office:value-type="float" office:value="1.0613021072166298" table:style-name="ce6">
            <text:p>1.061</text:p>
          </table:table-cell>
          <table:table-cell office:value-type="float" office:value="190.39909625826002" table:style-name="ce5">
            <text:p><text:s/>190<text:s/></text:p>
          </table:table-cell>
          <table:table-cell office:value-type="float" office:value="1.1552528475873349" table:style-name="ce6">
            <text:p>1.155</text:p>
          </table:table-cell>
          <table:table-cell office:value-type="float" office:value="219.95909813040998" table:style-name="ce5">
            <text:p><text:s/>22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19.95909813040998" table:style-name="ce5">
            <text:p><text:s/>220<text:s/></text:p>
          </table:table-cell>
          <table:table-cell office:value-type="float" office:value="0.91004176737914011" table:style-name="ce6">
            <text:p>0.910</text:p>
          </table:table-cell>
          <table:table-cell office:value-type="float" office:value="200.17196641372001" table:style-name="ce5">
            <text:p><text:s/>200<text:s/></text:p>
          </table:table-cell>
          <table:table-cell office:value-type="float" office:value="0.94298980981256009" table:style-name="ce6">
            <text:p>0.943</text:p>
          </table:table-cell>
          <table:table-cell office:value-type="float" office:value="188.76012453828002" table:style-name="ce5">
            <text:p><text:s/>18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8.76012453828002" table:style-name="ce5">
            <text:p><text:s/>189<text:s/></text:p>
          </table:table-cell>
          <table:table-cell office:value-type="float" office:value="1.2102202849769934" table:style-name="ce6">
            <text:p>1.210</text:p>
          </table:table-cell>
          <table:table-cell office:value-type="float" office:value="228.44133171101001" table:style-name="ce5">
            <text:p><text:s/>228<text:s/></text:p>
          </table:table-cell>
          <table:table-cell office:value-type="float" office:value="0.94673888106696935" table:style-name="ce6">
            <text:p>0.947</text:p>
          </table:table-cell>
          <table:table-cell office:value-type="float" office:value="216.27429077353" table:style-name="ce5">
            <text:p><text:s/>21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6.27429077353" table:style-name="ce5">
            <text:p><text:s/>216<text:s/></text:p>
          </table:table-cell>
          <table:table-cell office:value-type="float" office:value="1.0930713548878903" table:style-name="ce6">
            <text:p>1.093</text:p>
          </table:table-cell>
          <table:table-cell office:value-type="float" office:value="236.40323204324002" table:style-name="ce5">
            <text:p><text:s/>236<text:s/></text:p>
          </table:table-cell>
          <table:table-cell office:value-type="float" office:value="1.0845147249665164" table:style-name="ce6">
            <text:p>1.085</text:p>
          </table:table-cell>
          <table:table-cell office:value-type="float" office:value="256.38278618057001" table:style-name="ce5">
            <text:p><text:s/>25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56.38278618057001" table:style-name="ce5">
            <text:p><text:s/>256<text:s/></text:p>
          </table:table-cell>
          <table:table-cell office:value-type="float" office:value="1.0072299917671323" table:style-name="ce6">
            <text:p>1.007</text:p>
          </table:table-cell>
          <table:table-cell office:value-type="float" office:value="258.23643161388998" table:style-name="ce5">
            <text:p><text:s/>258<text:s/></text:p>
          </table:table-cell>
          <table:table-cell office:value-type="float" office:value="1.1507900985217359" table:style-name="ce6">
            <text:p>1.151</text:p>
          </table:table-cell>
          <table:table-cell office:value-type="float" office:value="297.17592857884995" table:style-name="ce5">
            <text:p><text:s/>29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97.17592857884995" table:style-name="ce5">
            <text:p><text:s/>297<text:s/></text:p>
          </table:table-cell>
          <table:table-cell office:value-type="float" office:value="1.0661785989030799" table:style-name="ce6">
            <text:p>1.066</text:p>
          </table:table-cell>
          <table:table-cell office:value-type="float" office:value="316.84261515992" table:style-name="ce5">
            <text:p><text:s/>317<text:s/></text:p>
          </table:table-cell>
          <table:table-cell office:value-type="float" office:value="1.085966006835136" table:style-name="ce6">
            <text:p>1.086</text:p>
          </table:table-cell>
          <table:table-cell office:value-type="float" office:value="344.08030958042002" table:style-name="ce5">
            <text:p><text:s/>3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4.08030958042002" table:style-name="ce5">
            <text:p><text:s/>344<text:s/></text:p>
          </table:table-cell>
          <table:table-cell office:value-type="float" office:value="1.2467216682697695" table:style-name="ce6">
            <text:p>1.247</text:p>
          </table:table-cell>
          <table:table-cell office:value-type="float" office:value="428.97237757888001" table:style-name="ce5">
            <text:p><text:s/>429<text:s/></text:p>
          </table:table-cell>
          <table:table-cell office:value-type="float" office:value="0.98410862229774576" table:style-name="ce6">
            <text:p>0.984</text:p>
          </table:table-cell>
          <table:table-cell office:value-type="float" office:value="422.15541550294" table:style-name="ce5">
            <text:p><text:s/>42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22.15541550294" table:style-name="ce5">
            <text:p><text:s/>422<text:s/></text:p>
          </table:table-cell>
          <table:table-cell office:value-type="float" office:value="0.98988361172888883" table:style-name="ce6">
            <text:p>0.990</text:p>
          </table:table-cell>
          <table:table-cell office:value-type="float" office:value="417.88472740895998" table:style-name="ce5">
            <text:p><text:s/>418<text:s/></text:p>
          </table:table-cell>
          <table:table-cell office:value-type="float" office:value="1.0785409565654211" table:style-name="ce6">
            <text:p>1.079</text:p>
          </table:table-cell>
          <table:table-cell office:value-type="float" office:value="450.70579363374003" table:style-name="ce5">
            <text:p><text:s/>45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50.70579363374003" table:style-name="ce5">
            <text:p><text:s/>451<text:s/></text:p>
          </table:table-cell>
          <table:table-cell office:value-type="float" office:value="0.98873744716500123" table:style-name="ce6">
            <text:p>0.989</text:p>
          </table:table-cell>
          <table:table-cell office:value-type="float" office:value="445.62969581989995" table:style-name="ce5">
            <text:p><text:s/>446<text:s/></text:p>
          </table:table-cell>
          <table:table-cell office:value-type="float" office:value="1.1130557510266805" table:style-name="ce6">
            <text:p>1.113</text:p>
          </table:table-cell>
          <table:table-cell office:value-type="float" office:value="496.01069576060996" table:style-name="ce5">
            <text:p><text:s/>49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96.01069576060996" table:style-name="ce5">
            <text:p><text:s/>496<text:s/></text:p>
          </table:table-cell>
          <table:table-cell office:value-type="float" office:value="0.93606576022657939" table:style-name="ce6">
            <text:p>0.936</text:p>
          </table:table-cell>
          <table:table-cell office:value-type="float" office:value="464.29862900767" table:style-name="ce5">
            <text:p><text:s/>464<text:s/></text:p>
          </table:table-cell>
          <table:table-cell office:value-type="float" office:value="1.029588996171068" table:style-name="ce6">
            <text:p>1.030</text:p>
          </table:table-cell>
          <table:table-cell office:value-type="float" office:value="478.03675936361003" table:style-name="ce5">
            <text:p><text:s/>47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78.03675936361003" table:style-name="ce5">
            <text:p><text:s/>478<text:s/></text:p>
          </table:table-cell>
          <table:table-cell office:value-type="float" office:value="1.4480065525287362" table:style-name="ce6">
            <text:p>1.448</text:p>
          </table:table-cell>
          <table:table-cell office:value-type="float" office:value="692.20035990811004" table:style-name="ce5">
            <text:p><text:s/>692<text:s/></text:p>
          </table:table-cell>
          <table:table-cell office:value-type="float" office:value="1.0595082208715236" table:style-name="ce6">
            <text:p>1.060</text:p>
          </table:table-cell>
          <table:table-cell office:value-type="float" office:value="733.39197181287" table:style-name="ce5">
            <text:p><text:s/>73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84.33718763831996" table:style-name="ce5">
            <text:p><text:s/>28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84.33718763831996" table:style-name="ce5">
            <text:p><text:s/>284<text:s/></text:p>
          </table:table-cell>
          <table:table-cell office:value-type="float" office:value="1.0890361114792435" table:style-name="ce6">
            <text:p>1.089</text:p>
          </table:table-cell>
          <table:table-cell office:value-type="float" office:value="309.65346517457999" table:style-name="ce5">
            <text:p><text:s/>310<text:s/></text:p>
          </table:table-cell>
          <table:table-cell office:value-type="float" office:value="1.2313767309188557" table:style-name="ce6">
            <text:p>1.231</text:p>
          </table:table-cell>
          <table:table-cell office:value-type="float" office:value="381.30007166437002" table:style-name="ce5">
            <text:p><text:s/>38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81.30007166437002" table:style-name="ce5">
            <text:p><text:s/>381<text:s/></text:p>
          </table:table-cell>
          <table:table-cell office:value-type="float" office:value="1.1001637893994103" table:style-name="ce6">
            <text:p>1.100</text:p>
          </table:table-cell>
          <table:table-cell office:value-type="float" office:value="419.49253174053996" table:style-name="ce5">
            <text:p><text:s/>419<text:s/></text:p>
          </table:table-cell>
          <table:table-cell office:value-type="float" office:value="0.82158738850638013" table:style-name="ce6">
            <text:p>0.822</text:p>
          </table:table-cell>
          <table:table-cell office:value-type="float" office:value="344.64977365063999" table:style-name="ce5">
            <text:p><text:s/>34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44.64977365063999" table:style-name="ce5">
            <text:p><text:s/>345<text:s/></text:p>
          </table:table-cell>
          <table:table-cell office:value-type="float" office:value="1.0584626886235664" table:style-name="ce6">
            <text:p>1.058</text:p>
          </table:table-cell>
          <table:table-cell office:value-type="float" office:value="364.79892605176002" table:style-name="ce5">
            <text:p><text:s/>365<text:s/></text:p>
          </table:table-cell>
          <table:table-cell office:value-type="float" office:value="1.1276175284576755" table:style-name="ce6">
            <text:p>1.128</text:p>
          </table:table-cell>
          <table:table-cell office:value-type="float" office:value="411.35366337849996" table:style-name="ce5">
            <text:p><text:s/>41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11.35366337849996" table:style-name="ce5">
            <text:p><text:s/>411<text:s/></text:p>
          </table:table-cell>
          <table:table-cell office:value-type="float" office:value="0.99043095403470838" table:style-name="ce6">
            <text:p>0.990</text:p>
          </table:table-cell>
          <table:table-cell office:value-type="float" office:value="407.41740126564002" table:style-name="ce5">
            <text:p><text:s/>407<text:s/></text:p>
          </table:table-cell>
          <table:table-cell office:value-type="float" office:value="0.8819862193541389" table:style-name="ce6">
            <text:p>0.882</text:p>
          </table:table-cell>
          <table:table-cell office:value-type="float" office:value="359.33653344137002" table:style-name="ce5">
            <text:p><text:s/>35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59.33653344137002" table:style-name="ce5">
            <text:p><text:s/>359<text:s/></text:p>
          </table:table-cell>
          <table:table-cell office:value-type="float" office:value="1.0221340707509154" table:style-name="ce6">
            <text:p>1.022</text:p>
          </table:table-cell>
          <table:table-cell office:value-type="float" office:value="367.29011369594997" table:style-name="ce5">
            <text:p><text:s/>367<text:s/></text:p>
          </table:table-cell>
          <table:table-cell office:value-type="float" office:value="1.0357132308026362" table:style-name="ce6">
            <text:p>1.036</text:p>
          </table:table-cell>
          <table:table-cell office:value-type="float" office:value="380.40723029789996" table:style-name="ce5">
            <text:p><text:s/>38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80.40723029789996" table:style-name="ce5">
            <text:p><text:s/>380<text:s/></text:p>
          </table:table-cell>
          <table:table-cell office:value-type="float" office:value="1.0771020545081684" table:style-name="ce6">
            <text:p>1.077</text:p>
          </table:table-cell>
          <table:table-cell office:value-type="float" office:value="409.73740930362999" table:style-name="ce5">
            <text:p><text:s/>410<text:s/></text:p>
          </table:table-cell>
          <table:table-cell office:value-type="float" office:value="1.2218585967137969" table:style-name="ce6">
            <text:p>1.222</text:p>
          </table:table-cell>
          <table:table-cell office:value-type="float" office:value="500.64117595288002" table:style-name="ce5">
            <text:p><text:s/>5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00.64117595288002" table:style-name="ce5">
            <text:p><text:s/>501<text:s/></text:p>
          </table:table-cell>
          <table:table-cell office:value-type="float" office:value="0.89502180651338059" table:style-name="ce6">
            <text:p>0.895</text:p>
          </table:table-cell>
          <table:table-cell office:value-type="float" office:value="448.08476971632996" table:style-name="ce5">
            <text:p><text:s/>448<text:s/></text:p>
          </table:table-cell>
          <table:table-cell office:value-type="float" office:value="1.1216919311420703" table:style-name="ce6">
            <text:p>1.122</text:p>
          </table:table-cell>
          <table:table-cell office:value-type="float" office:value="502.61307065846" table:style-name="ce5">
            <text:p><text:s/>50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02.61307065846" table:style-name="ce5">
            <text:p><text:s/>503<text:s/></text:p>
          </table:table-cell>
          <table:table-cell office:value-type="float" office:value="1.2272773865884683" table:style-name="ce6">
            <text:p>1.227</text:p>
          </table:table-cell>
          <table:table-cell office:value-type="float" office:value="616.84565582291998" table:style-name="ce5">
            <text:p><text:s/>617<text:s/></text:p>
          </table:table-cell>
          <table:table-cell office:value-type="float" office:value="1.2715899182397796" table:style-name="ce6">
            <text:p>1.272</text:p>
          </table:table-cell>
          <table:table-cell office:value-type="float" office:value="784.37471705442999" table:style-name="ce5">
            <text:p><text:s/>78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84.37471705442999" table:style-name="ce5">
            <text:p><text:s/>784<text:s/></text:p>
          </table:table-cell>
          <table:table-cell office:value-type="float" office:value="1.0636226413277508" table:style-name="ce6">
            <text:p>1.064</text:p>
          </table:table-cell>
          <table:table-cell office:value-type="float" office:value="834.27870834414" table:style-name="ce5">
            <text:p><text:s/>834<text:s/></text:p>
          </table:table-cell>
          <table:table-cell office:value-type="float" office:value="1.0339773967432078" table:style-name="ce6">
            <text:p>1.034</text:p>
          </table:table-cell>
          <table:table-cell office:value-type="float" office:value="862.62532701195994" table:style-name="ce5">
            <text:p><text:s/>86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62.62532701195994" table:style-name="ce5">
            <text:p><text:s/>863<text:s/></text:p>
          </table:table-cell>
          <table:table-cell office:value-type="float" office:value="1.0404546809244521" table:style-name="ce6">
            <text:p>1.040</text:p>
          </table:table-cell>
          <table:table-cell office:value-type="float" office:value="897.52255937357995" table:style-name="ce5">
            <text:p><text:s/>898<text:s/></text:p>
          </table:table-cell>
          <table:table-cell office:value-type="float" office:value="1.0665239485218754" table:style-name="ce6">
            <text:p>1.067</text:p>
          </table:table-cell>
          <table:table-cell office:value-type="float" office:value="957.22930391056991" table:style-name="ce5">
            <text:p><text:s/>95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57.22930391056991" table:style-name="ce5">
            <text:p><text:s/>957<text:s/></text:p>
          </table:table-cell>
          <table:table-cell office:value-type="float" office:value="1.0473907690047777" table:style-name="ce6">
            <text:p>1.047</text:p>
          </table:table-cell>
          <table:table-cell office:value-type="float" office:value="1002.5931367367999" table:style-name="ce5">
            <text:p><text:s/>1,003<text:s/></text:p>
          </table:table-cell>
          <table:table-cell office:value-type="float" office:value="1.1790136446257924" table:style-name="ce6">
            <text:p>1.179</text:p>
          </table:table-cell>
          <table:table-cell office:value-type="float" office:value="1182.07098822086" table:style-name="ce5">
            <text:p><text:s/>1,18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82.07098822086" table:style-name="ce5">
            <text:p><text:s/>1,182<text:s/></text:p>
          </table:table-cell>
          <table:table-cell office:value-type="float" office:value="1.1154217421199986" table:style-name="ce6">
            <text:p>1.115</text:p>
          </table:table-cell>
          <table:table-cell office:value-type="float" office:value="1318.5076809908198" table:style-name="ce5">
            <text:p><text:s/>1,319<text:s/></text:p>
          </table:table-cell>
          <table:table-cell office:value-type="float" office:value="1.004841005455845" table:style-name="ce6">
            <text:p>1.005</text:p>
          </table:table-cell>
          <table:table-cell office:value-type="float" office:value="1324.8905838680701" table:style-name="ce5">
            <text:p><text:s/>1,32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24.8905838680701" table:style-name="ce5">
            <text:p><text:s/>1,325<text:s/></text:p>
          </table:table-cell>
          <table:table-cell office:value-type="float" office:value="0.98212396079213238" table:style-name="ce6">
            <text:p>0.982</text:p>
          </table:table-cell>
          <table:table-cell office:value-type="float" office:value="1301.2067878447099" table:style-name="ce5">
            <text:p><text:s/>1,301<text:s/></text:p>
          </table:table-cell>
          <table:table-cell office:value-type="float" office:value="1.0347913249840983" table:style-name="ce6">
            <text:p>1.035</text:p>
          </table:table-cell>
          <table:table-cell office:value-type="float" office:value="1346.47749607213" table:style-name="ce5">
            <text:p><text:s/>1,34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46.47749607213" table:style-name="ce5">
            <text:p><text:s/>1,346<text:s/></text:p>
          </table:table-cell>
          <table:table-cell office:value-type="float" office:value="0.98353396039542706" table:style-name="ce6">
            <text:p>0.984</text:p>
          </table:table-cell>
          <table:table-cell office:value-type="float" office:value="1324.30634429514" table:style-name="ce5">
            <text:p><text:s/>1,324<text:s/></text:p>
          </table:table-cell>
          <table:table-cell office:value-type="float" office:value="1.1007375705579781" table:style-name="ce6">
            <text:p>1.101</text:p>
          </table:table-cell>
          <table:table-cell office:value-type="float" office:value="1457.7137480939498" table:style-name="ce5">
            <text:p><text:s/>1,45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57.7137480939498" table:style-name="ce5">
            <text:p><text:s/>1,458<text:s/></text:p>
          </table:table-cell>
          <table:table-cell office:value-type="float" office:value="0.89515003998600629" table:style-name="ce6">
            <text:p>0.895</text:p>
          </table:table-cell>
          <table:table-cell office:value-type="float" office:value="1304.8725198944501" table:style-name="ce5">
            <text:p><text:s/>1,305<text:s/></text:p>
          </table:table-cell>
          <table:table-cell office:value-type="float" office:value="1.028596459018823" table:style-name="ce6">
            <text:p>1.029</text:p>
          </table:table-cell>
          <table:table-cell office:value-type="float" office:value="1342.1872534344002" table:style-name="ce5">
            <text:p><text:s/>1,34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42.1872534344002" table:style-name="ce5">
            <text:p><text:s/>1,342<text:s/></text:p>
          </table:table-cell>
          <table:table-cell office:value-type="float" office:value="0.90469938746778467" table:style-name="ce6">
            <text:p>0.905</text:p>
          </table:table-cell>
          <table:table-cell office:value-type="float" office:value="1214.2759860491701" table:style-name="ce5">
            <text:p><text:s/>1,214<text:s/></text:p>
          </table:table-cell>
          <table:table-cell office:value-type="float" office:value="0.99779364644672175" table:style-name="ce6">
            <text:p>0.998</text:p>
          </table:table-cell>
          <table:table-cell office:value-type="float" office:value="1211.59686391269" table:style-name="ce5">
            <text:p><text:s/>1,21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.6375380426800001" table:style-name="ce5">
            <text:p><text:s/>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.6375380426800001" table:style-name="ce5">
            <text:p><text:s/>3<text:s/></text:p>
          </table:table-cell>
          <table:table-cell office:value-type="float" office:value="0.72844874480663691" table:style-name="ce6">
            <text:p>0.728</text:p>
          </table:table-cell>
          <table:table-cell office:value-type="float" office:value="1.92131127657" table:style-name="ce5">
            <text:p><text:s/>2<text:s/></text:p>
          </table:table-cell>
          <table:table-cell office:value-type="float" office:value="11.284157123094941" table:style-name="ce6">
            <text:p>11.284</text:p>
          </table:table-cell>
          <table:table-cell office:value-type="float" office:value="21.680378327189999" table:style-name="ce5">
            <text:p><text:s/>2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1.680378327189999" table:style-name="ce5">
            <text:p><text:s/>22<text:s/></text:p>
          </table:table-cell>
          <table:table-cell office:value-type="float" office:value="1.260031757653866" table:style-name="ce6">
            <text:p>1.260</text:p>
          </table:table-cell>
          <table:table-cell office:value-type="float" office:value="27.317965210209998" table:style-name="ce5">
            <text:p><text:s/>27<text:s/></text:p>
          </table:table-cell>
          <table:table-cell office:value-type="float" office:value="0.24988446455955951" table:style-name="ce6">
            <text:p>0.250</text:p>
          </table:table-cell>
          <table:table-cell office:value-type="float" office:value="6.8263351094100004" table:style-name="ce5">
            <text:p><text:s/>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.8263351094100004" table:style-name="ce5">
            <text:p><text:s/>7<text:s/></text:p>
          </table:table-cell>
          <table:table-cell office:value-type="float" office:value="1.3570249204892382" table:style-name="ce6">
            <text:p>1.357</text:p>
          </table:table-cell>
          <table:table-cell office:value-type="float" office:value="9.2635068590799996" table:style-name="ce5">
            <text:p><text:s/>9<text:s/></text:p>
          </table:table-cell>
          <table:table-cell office:value-type="float" office:value="0.36702468988376857" table:style-name="ce6">
            <text:p>0.367</text:p>
          </table:table-cell>
          <table:table-cell office:value-type="float" office:value="3.3999357321899999" table:style-name="ce5">
            <text:p><text:s/>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.3999357321899999" table:style-name="ce5">
            <text:p><text:s/>3<text:s/></text:p>
          </table:table-cell>
          <table:table-cell office:value-type="float" office:value="1.0401633482765988" table:style-name="ce6">
            <text:p>1.040</text:p>
          </table:table-cell>
          <table:table-cell office:value-type="float" office:value="3.5364885351200002" table:style-name="ce5">
            <text:p><text:s/>4<text:s/></text:p>
          </table:table-cell>
          <table:table-cell office:value-type="float" office:value="5.492985694381967" table:style-name="ce6">
            <text:p>5.493</text:p>
          </table:table-cell>
          <table:table-cell office:value-type="float" office:value="19.425880931759998" table:style-name="ce5">
            <text:p><text:s/>1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.425880931759998" table:style-name="ce5">
            <text:p><text:s/>19<text:s/></text:p>
          </table:table-cell>
          <table:table-cell office:value-type="float" office:value="1.0782536900493744" table:style-name="ce6">
            <text:p>1.078</text:p>
          </table:table-cell>
          <table:table-cell office:value-type="float" office:value="20.94602779713" table:style-name="ce5">
            <text:p><text:s/>21<text:s/></text:p>
          </table:table-cell>
          <table:table-cell office:value-type="float" office:value="2.2043201428934607" table:style-name="ce6">
            <text:p>2.204</text:p>
          </table:table-cell>
          <table:table-cell office:value-type="float" office:value="46.171750986819994" table:style-name="ce5">
            <text:p><text:s/>4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6.171750986819994" table:style-name="ce5">
            <text:p><text:s/>46<text:s/></text:p>
          </table:table-cell>
          <table:table-cell office:value-type="float" office:value="0.89001565158099383" table:style-name="ce6">
            <text:p>0.890</text:p>
          </table:table-cell>
          <table:table-cell office:value-type="float" office:value="41.093581039169997" table:style-name="ce5">
            <text:p><text:s/>41<text:s/></text:p>
          </table:table-cell>
          <table:table-cell office:value-type="float" office:value="2.2275653270394291" table:style-name="ce6">
            <text:p>2.228</text:p>
          </table:table-cell>
          <table:table-cell office:value-type="float" office:value="91.538636286740001" table:style-name="ce5">
            <text:p><text:s/>9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1.538636286740001" table:style-name="ce5">
            <text:p><text:s/>92<text:s/></text:p>
          </table:table-cell>
          <table:table-cell office:value-type="float" office:value="1.1318168067356045" table:style-name="ce6">
            <text:p>1.132</text:p>
          </table:table-cell>
          <table:table-cell office:value-type="float" office:value="103.60496701499" table:style-name="ce5">
            <text:p><text:s/>104<text:s/></text:p>
          </table:table-cell>
          <table:table-cell office:value-type="float" office:value="0.3466224286315745" table:style-name="ce6">
            <text:p>0.347</text:p>
          </table:table-cell>
          <table:table-cell office:value-type="float" office:value="35.911805285029999" table:style-name="ce5">
            <text:p><text:s/>3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5.911805285029999" table:style-name="ce5">
            <text:p><text:s/>36<text:s/></text:p>
          </table:table-cell>
          <table:table-cell office:value-type="float" office:value="1.0424319238708728" table:style-name="ce6">
            <text:p>1.042</text:p>
          </table:table-cell>
          <table:table-cell office:value-type="float" office:value="37.435612272950003" table:style-name="ce5">
            <text:p><text:s/>37<text:s/></text:p>
          </table:table-cell>
          <table:table-cell office:value-type="float" office:value="0.63419118226162607" table:style-name="ce6">
            <text:p>0.634</text:p>
          </table:table-cell>
          <table:table-cell office:value-type="float" office:value="23.741335206069998" table:style-name="ce5">
            <text:p><text:s/>2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.741335206069998" table:style-name="ce5">
            <text:p><text:s/>24<text:s/></text:p>
          </table:table-cell>
          <table:table-cell office:value-type="float" office:value="0.83545920955948438" table:style-name="ce6">
            <text:p>0.835</text:p>
          </table:table-cell>
          <table:table-cell office:value-type="float" office:value="19.834917145149998" table:style-name="ce5">
            <text:p><text:s/>20<text:s/></text:p>
          </table:table-cell>
          <table:table-cell office:value-type="float" office:value="1.1959493241699957" table:style-name="ce6">
            <text:p>1.196</text:p>
          </table:table-cell>
          <table:table-cell office:value-type="float" office:value="23.72155575471" table:style-name="ce5">
            <text:p><text:s/>2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3.72155575471" table:style-name="ce5">
            <text:p><text:s/>24<text:s/></text:p>
          </table:table-cell>
          <table:table-cell office:value-type="float" office:value="1.0979342407084209" table:style-name="ce6">
            <text:p>1.098</text:p>
          </table:table-cell>
          <table:table-cell office:value-type="float" office:value="26.044708305969998" table:style-name="ce5">
            <text:p><text:s/>26<text:s/></text:p>
          </table:table-cell>
          <table:table-cell office:value-type="float" office:value="0.67244457471675756" table:style-name="ce6">
            <text:p>0.672</text:p>
          </table:table-cell>
          <table:table-cell office:value-type="float" office:value="17.513622800429999" table:style-name="ce5">
            <text:p><text:s/>1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7.513622800429999" table:style-name="ce5">
            <text:p><text:s/>18<text:s/></text:p>
          </table:table-cell>
          <table:table-cell office:value-type="float" office:value="0.88941906804213855" table:style-name="ce6">
            <text:p>0.889</text:p>
          </table:table-cell>
          <table:table-cell office:value-type="float" office:value="15.5769500692" table:style-name="ce5">
            <text:p><text:s/>16<text:s/></text:p>
          </table:table-cell>
          <table:table-cell office:value-type="float" office:value="0.99466499923856611" table:style-name="ce6">
            <text:p>0.995</text:p>
          </table:table-cell>
          <table:table-cell office:value-type="float" office:value="15.493847028720001" table:style-name="ce5">
            <text:p><text:s/>1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.493847028720001" table:style-name="ce5">
            <text:p><text:s/>15<text:s/></text:p>
          </table:table-cell>
          <table:table-cell office:value-type="float" office:value="0.98923667496969103" table:style-name="ce6">
            <text:p>0.989</text:p>
          </table:table-cell>
          <table:table-cell office:value-type="float" office:value="15.32708171718" table:style-name="ce5">
            <text:p><text:s/>15<text:s/></text:p>
          </table:table-cell>
          <table:table-cell office:value-type="float" office:value="0.44386024770876509" table:style-name="ce6">
            <text:p>0.444</text:p>
          </table:table-cell>
          <table:table-cell office:value-type="float" office:value="6.8030822876399997" table:style-name="ce5">
            <text:p><text:s/>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.8030822876399997" table:style-name="ce5">
            <text:p><text:s/>7<text:s/></text:p>
          </table:table-cell>
          <table:table-cell office:value-type="float" office:value="1.3744647840506625" table:style-name="ce6">
            <text:p>1.374</text:p>
          </table:table-cell>
          <table:table-cell office:value-type="float" office:value="9.3505970273599992" table:style-name="ce5">
            <text:p><text:s/>9<text:s/></text:p>
          </table:table-cell>
          <table:table-cell office:value-type="float" office:value="0.6944018182113042" table:style-name="ce6">
            <text:p>0.694</text:p>
          </table:table-cell>
          <table:table-cell office:value-type="float" office:value="6.4930715771600003" table:style-name="ce5">
            <text:p><text:s/>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.4930715771600003" table:style-name="ce5">
            <text:p><text:s/>6<text:s/></text:p>
          </table:table-cell>
          <table:table-cell office:value-type="float" office:value="0.90374973179899087" table:style-name="ce6">
            <text:p>0.904</text:p>
          </table:table-cell>
          <table:table-cell office:value-type="float" office:value="5.8681116964100006" table:style-name="ce5">
            <text:p><text:s/>6<text:s/></text:p>
          </table:table-cell>
          <table:table-cell office:value-type="float" office:value="0.73364672070468462" table:style-name="ce6">
            <text:p>0.734</text:p>
          </table:table-cell>
          <table:table-cell office:value-type="float" office:value="4.3051209028000006" table:style-name="ce5">
            <text:p><text:s/>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.3051209028000006" table:style-name="ce5">
            <text:p><text:s/>4<text:s/></text:p>
          </table:table-cell>
          <table:table-cell office:value-type="float" office:value="0.7119984264800564" table:style-name="ce6">
            <text:p>0.712</text:p>
          </table:table-cell>
          <table:table-cell office:value-type="float" office:value="3.0652393086000003" table:style-name="ce5">
            <text:p><text:s/>3<text:s/></text:p>
          </table:table-cell>
          <table:table-cell office:value-type="float" office:value="0.80842712630218683" table:style-name="ce6">
            <text:p>0.808</text:p>
          </table:table-cell>
          <table:table-cell office:value-type="float" office:value="2.4780226056800001" table:style-name="ce5">
            <text:p><text:s/>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.4780226056800001" table:style-name="ce5">
            <text:p><text:s/>2<text:s/></text:p>
          </table:table-cell>
          <table:table-cell office:value-type="float" office:value="2.4541819700676846" table:style-name="ce6">
            <text:p>2.454</text:p>
          </table:table-cell>
          <table:table-cell office:value-type="float" office:value="6.0815184002799993" table:style-name="ce5">
            <text:p><text:s/>6<text:s/></text:p>
          </table:table-cell>
          <table:table-cell office:value-type="float" office:value="0.9658936800552228" table:style-name="ce6">
            <text:p>0.966</text:p>
          </table:table-cell>
          <table:table-cell office:value-type="float" office:value="5.8741001879699999" table:style-name="ce5">
            <text:p><text:s/>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.0527781057899999" table:style-name="ce5">
            <text:p><text:s/>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.0527781057899999" table:style-name="ce5">
            <text:p><text:s/>1<text:s/></text:p>
          </table:table-cell>
          <table:table-cell office:value-type="float" office:value="0.66554946575775908" table:style-name="ce6">
            <text:p>0.666</text:p>
          </table:table-cell>
          <table:table-cell office:value-type="float" office:value="0.70067590587000006" table:style-name="ce5">
            <text:p><text:s/>1<text:s/></text:p>
          </table:table-cell>
          <table:table-cell office:value-type="float" office:value="26.232771016062681" table:style-name="ce6">
            <text:p>26.233</text:p>
          </table:table-cell>
          <table:table-cell office:value-type="float" office:value="18.380670595160002" table:style-name="ce5">
            <text:p><text:s/>1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8.380670595160002" table:style-name="ce5">
            <text:p><text:s/>18<text:s/></text:p>
          </table:table-cell>
          <table:table-cell office:value-type="float" office:value="1.2675694442745216" table:style-name="ce6">
            <text:p>1.268</text:p>
          </table:table-cell>
          <table:table-cell office:value-type="float" office:value="23.2987764117" table:style-name="ce5">
            <text:p><text:s/>23<text:s/></text:p>
          </table:table-cell>
          <table:table-cell office:value-type="float" office:value="0.1470551890089582" table:style-name="ce6">
            <text:p>0.147</text:p>
          </table:table-cell>
          <table:table-cell office:value-type="float" office:value="3.4262059689000002" table:style-name="ce5">
            <text:p><text:s/>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.4262059689000002" table:style-name="ce5">
            <text:p><text:s/>3<text:s/></text:p>
          </table:table-cell>
          <table:table-cell office:value-type="float" office:value="1.3745944741209046" table:style-name="ce6">
            <text:p>1.375</text:p>
          </table:table-cell>
          <table:table-cell office:value-type="float" office:value="4.7096437920500005" table:style-name="ce5">
            <text:p><text:s/>5<text:s/></text:p>
          </table:table-cell>
          <table:table-cell office:value-type="float" office:value="0.13117649642056861" table:style-name="ce6">
            <text:p>0.131</text:p>
          </table:table-cell>
          <table:table-cell office:value-type="float" office:value="0.61779457202999999" table:style-name="ce5">
            <text:p><text:s/>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0.61779457202999999" table:style-name="ce5">
            <text:p><text:s/>1<text:s/></text:p>
          </table:table-cell>
          <table:table-cell office:value-type="float" office:value="1.1069999666439121" table:style-name="ce6">
            <text:p>1.107</text:p>
          </table:table-cell>
          <table:table-cell office:value-type="float" office:value="0.68389857062999992" table:style-name="ce5">
            <text:p><text:s/>1<text:s/></text:p>
          </table:table-cell>
          <table:table-cell office:value-type="float" office:value="17.273091648631393" table:style-name="ce6">
            <text:p>17.273</text:p>
          </table:table-cell>
          <table:table-cell office:value-type="float" office:value="11.81304268886" table:style-name="ce5">
            <text:p><text:s/>1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.81304268886" table:style-name="ce5">
            <text:p><text:s/>12<text:s/></text:p>
          </table:table-cell>
          <table:table-cell office:value-type="float" office:value="1.0761937708232274" table:style-name="ce6">
            <text:p>1.076</text:p>
          </table:table-cell>
          <table:table-cell office:value-type="float" office:value="12.713122956219999" table:style-name="ce5">
            <text:p><text:s/>13<text:s/></text:p>
          </table:table-cell>
          <table:table-cell office:value-type="float" office:value="1.908367929732006" table:style-name="ce6">
            <text:p>1.908</text:p>
          </table:table-cell>
          <table:table-cell office:value-type="float" office:value="24.261316136390001" table:style-name="ce5">
            <text:p><text:s/>2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.261316136390001" table:style-name="ce5">
            <text:p><text:s/>24<text:s/></text:p>
          </table:table-cell>
          <table:table-cell office:value-type="float" office:value="0.87111562402833131" table:style-name="ce6">
            <text:p>0.871</text:p>
          </table:table-cell>
          <table:table-cell office:value-type="float" office:value="21.134411545899997" table:style-name="ce5">
            <text:p><text:s/>21<text:s/></text:p>
          </table:table-cell>
          <table:table-cell office:value-type="float" office:value="3.1850029995213434" table:style-name="ce6">
            <text:p>3.185</text:p>
          </table:table-cell>
          <table:table-cell office:value-type="float" office:value="67.313164166810012" table:style-name="ce5">
            <text:p><text:s/>6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7.313164166810012" table:style-name="ce5">
            <text:p><text:s/>67<text:s/></text:p>
          </table:table-cell>
          <table:table-cell office:value-type="float" office:value="1.1401486596039638" table:style-name="ce6">
            <text:p>1.140</text:p>
          </table:table-cell>
          <table:table-cell office:value-type="float" office:value="76.747013898489996" table:style-name="ce5">
            <text:p><text:s/>77<text:s/></text:p>
          </table:table-cell>
          <table:table-cell office:value-type="float" office:value="0.23080248612081194" table:style-name="ce6">
            <text:p>0.231</text:p>
          </table:table-cell>
          <table:table-cell office:value-type="float" office:value="17.713401610119998" table:style-name="ce5">
            <text:p><text:s/>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.713401610119998" table:style-name="ce5">
            <text:p><text:s/>18<text:s/></text:p>
          </table:table-cell>
          <table:table-cell office:value-type="float" office:value="1.0152405556229114" table:style-name="ce6">
            <text:p>1.015</text:p>
          </table:table-cell>
          <table:table-cell office:value-type="float" office:value="17.98336369263" table:style-name="ce5">
            <text:p><text:s/>18<text:s/></text:p>
          </table:table-cell>
          <table:table-cell office:value-type="float" office:value="0.60256224623099197" table:style-name="ce6">
            <text:p>0.603</text:p>
          </table:table-cell>
          <table:table-cell office:value-type="float" office:value="10.83609602142" table:style-name="ce5">
            <text:p><text:s/>1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.83609602142" table:style-name="ce5">
            <text:p><text:s/>11<text:s/></text:p>
          </table:table-cell>
          <table:table-cell office:value-type="float" office:value="0.84382715343655335" table:style-name="ce6">
            <text:p>0.844</text:p>
          </table:table-cell>
          <table:table-cell office:value-type="float" office:value="9.1437920601199991" table:style-name="ce5">
            <text:p><text:s/>9<text:s/></text:p>
          </table:table-cell>
          <table:table-cell office:value-type="float" office:value="1.1273410020026986" table:style-name="ce6">
            <text:p>1.127</text:p>
          </table:table-cell>
          <table:table-cell office:value-type="float" office:value="10.308171703159999" table:style-name="ce5">
            <text:p><text:s/>1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.308171703159999" table:style-name="ce5">
            <text:p><text:s/>10<text:s/></text:p>
          </table:table-cell>
          <table:table-cell office:value-type="float" office:value="1.1005376354579253" table:style-name="ce6">
            <text:p>1.101</text:p>
          </table:table-cell>
          <table:table-cell office:value-type="float" office:value="11.344530912090001" table:style-name="ce5">
            <text:p><text:s/>11<text:s/></text:p>
          </table:table-cell>
          <table:table-cell office:value-type="float" office:value="0.68174388995032986" table:style-name="ce6">
            <text:p>0.682</text:p>
          </table:table-cell>
          <table:table-cell office:value-type="float" office:value="7.7340646336700001" table:style-name="ce5">
            <text:p><text:s/>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.7340646336700001" table:style-name="ce5">
            <text:p><text:s/>8<text:s/></text:p>
          </table:table-cell>
          <table:table-cell office:value-type="float" office:value="0.8823586022892782" table:style-name="ce6">
            <text:p>0.882</text:p>
          </table:table-cell>
          <table:table-cell office:value-type="float" office:value="6.82421846018" table:style-name="ce5">
            <text:p><text:s/>7<text:s/></text:p>
          </table:table-cell>
          <table:table-cell office:value-type="float" office:value="2.3734928836338529" table:style-name="ce6">
            <text:p>2.373</text:p>
          </table:table-cell>
          <table:table-cell office:value-type="float" office:value="16.197233951600001" table:style-name="ce5">
            <text:p><text:s/>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.197233951600001" table:style-name="ce5">
            <text:p><text:s/>16<text:s/></text:p>
          </table:table-cell>
          <table:table-cell office:value-type="float" office:value="0.97037908583196042" table:style-name="ce6">
            <text:p>0.970</text:p>
          </table:table-cell>
          <table:table-cell office:value-type="float" office:value="15.71745707496" table:style-name="ce5">
            <text:p><text:s/>16<text:s/></text:p>
          </table:table-cell>
          <table:table-cell office:value-type="float" office:value="0.19059151880251746" table:style-name="ce6">
            <text:p>0.191</text:p>
          </table:table-cell>
          <table:table-cell office:value-type="float" office:value="2.9956140156299997" table:style-name="ce5">
            <text:p><text:s/>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.9956140156299997" table:style-name="ce5">
            <text:p><text:s/>3<text:s/></text:p>
          </table:table-cell>
          <table:table-cell office:value-type="float" office:value="1.3819248355564218" table:style-name="ce6">
            <text:p>1.382</text:p>
          </table:table-cell>
          <table:table-cell office:value-type="float" office:value="4.1397134059400003" table:style-name="ce5">
            <text:p><text:s/>4<text:s/></text:p>
          </table:table-cell>
          <table:table-cell office:value-type="float" office:value="0.71524478179369766" table:style-name="ce6">
            <text:p>0.715</text:p>
          </table:table-cell>
          <table:table-cell office:value-type="float" office:value="2.9609084117200002" table:style-name="ce5">
            <text:p><text:s/>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.9609084117200002" table:style-name="ce5">
            <text:p><text:s/>3<text:s/></text:p>
          </table:table-cell>
          <table:table-cell office:value-type="float" office:value="0.92287775436547537" table:style-name="ce6">
            <text:p>0.923</text:p>
          </table:table-cell>
          <table:table-cell office:value-type="float" office:value="2.7325565058900003" table:style-name="ce5">
            <text:p><text:s/>3<text:s/></text:p>
          </table:table-cell>
          <table:table-cell office:value-type="float" office:value="0.73244442435715507" table:style-name="ce6">
            <text:p>0.732</text:p>
          </table:table-cell>
          <table:table-cell office:value-type="float" office:value="2.0014457769800003" table:style-name="ce5">
            <text:p><text:s/>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.0014457769800003" table:style-name="ce5">
            <text:p><text:s/>2<text:s/></text:p>
          </table:table-cell>
          <table:table-cell office:value-type="float" office:value="0.72925101417553162" table:style-name="ce6">
            <text:p>0.729</text:p>
          </table:table-cell>
          <table:table-cell office:value-type="float" office:value="1.4595563626800001" table:style-name="ce5">
            <text:p><text:s/>1<text:s/></text:p>
          </table:table-cell>
          <table:table-cell office:value-type="float" office:value="0.60305562909116506" table:style-name="ce6">
            <text:p>0.603</text:p>
          </table:table-cell>
          <table:table-cell office:value-type="float" office:value="0.88019368049000002" table:style-name="ce5">
            <text:p><text:s/>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0.88019368049000002" table:style-name="ce5">
            <text:p><text:s/>1<text:s/></text:p>
          </table:table-cell>
          <table:table-cell office:value-type="float" office:value="2.4553408108734462" table:style-name="ce6">
            <text:p>2.455</text:p>
          </table:table-cell>
          <table:table-cell office:value-type="float" office:value="2.1611754651799999" table:style-name="ce5">
            <text:p><text:s/>2<text:s/></text:p>
          </table:table-cell>
          <table:table-cell office:value-type="float" office:value="0.61922008018841745" table:style-name="ce6">
            <text:p>0.619</text:p>
          </table:table-cell>
          <table:table-cell office:value-type="float" office:value="1.3382432448499999" table:style-name="ce5">
            <text:p><text:s/>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.5847599368900001" table:style-name="ce5">
            <text:p><text:s/>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.5847599368900001" table:style-name="ce5">
            <text:p><text:s/>2<text:s/></text:p>
          </table:table-cell>
          <table:table-cell office:value-type="float" office:value="0.77023361222484354" table:style-name="ce6">
            <text:p>0.770</text:p>
          </table:table-cell>
          <table:table-cell office:value-type="float" office:value="1.2206353706999999" table:style-name="ce5">
            <text:p><text:s/>1<text:s/></text:p>
          </table:table-cell>
          <table:table-cell office:value-type="float" office:value="2.7032706172832852" table:style-name="ce6">
            <text:p>2.703</text:p>
          </table:table-cell>
          <table:table-cell office:value-type="float" office:value="3.2997077320300003" table:style-name="ce5">
            <text:p><text:s/>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.2997077320300003" table:style-name="ce5">
            <text:p><text:s/>3<text:s/></text:p>
          </table:table-cell>
          <table:table-cell office:value-type="float" office:value="1.2180438768852326" table:style-name="ce6">
            <text:p>1.218</text:p>
          </table:table-cell>
          <table:table-cell office:value-type="float" office:value="4.0191887985100001" table:style-name="ce5">
            <text:p><text:s/>4<text:s/></text:p>
          </table:table-cell>
          <table:table-cell office:value-type="float" office:value="0.84597397907022953" table:style-name="ce6">
            <text:p>0.846</text:p>
          </table:table-cell>
          <table:table-cell office:value-type="float" office:value="3.4001291405099998" table:style-name="ce5">
            <text:p><text:s/>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.4001291405099998" table:style-name="ce5">
            <text:p><text:s/>3<text:s/></text:p>
          </table:table-cell>
          <table:table-cell office:value-type="float" office:value="1.3393206195535698" table:style-name="ce6">
            <text:p>1.339</text:p>
          </table:table-cell>
          <table:table-cell office:value-type="float" office:value="4.55386306703" table:style-name="ce5">
            <text:p><text:s/>5<text:s/></text:p>
          </table:table-cell>
          <table:table-cell office:value-type="float" office:value="0.61094089110907213" table:style-name="ce6">
            <text:p>0.611</text:p>
          </table:table-cell>
          <table:table-cell office:value-type="float" office:value="2.7821411601600001" table:style-name="ce5">
            <text:p><text:s/>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.7821411601600001" table:style-name="ce5">
            <text:p><text:s/>3<text:s/></text:p>
          </table:table-cell>
          <table:table-cell office:value-type="float" office:value="1.0253217936382311" table:style-name="ce6">
            <text:p>1.025</text:p>
          </table:table-cell>
          <table:table-cell office:value-type="float" office:value="2.8525899644900004" table:style-name="ce5">
            <text:p><text:s/>3<text:s/></text:p>
          </table:table-cell>
          <table:table-cell office:value-type="float" office:value="2.6687460650381483" table:style-name="ce6">
            <text:p>2.669</text:p>
          </table:table-cell>
          <table:table-cell office:value-type="float" office:value="7.6128382428999988" table:style-name="ce5">
            <text:p><text:s/>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.6128382428999988" table:style-name="ce5">
            <text:p><text:s/>8<text:s/></text:p>
          </table:table-cell>
          <table:table-cell office:value-type="float" office:value="1.0814501212590846" table:style-name="ce6">
            <text:p>1.081</text:p>
          </table:table-cell>
          <table:table-cell office:value-type="float" office:value="8.2329048409100007" table:style-name="ce5">
            <text:p><text:s/>8<text:s/></text:p>
          </table:table-cell>
          <table:table-cell office:value-type="float" office:value="2.6613249240480945" table:style-name="ce6">
            <text:p>2.661</text:p>
          </table:table-cell>
          <table:table-cell office:value-type="float" office:value="21.910434850429997" table:style-name="ce5">
            <text:p><text:s/>2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.910434850429997" table:style-name="ce5">
            <text:p><text:s/>22<text:s/></text:p>
          </table:table-cell>
          <table:table-cell office:value-type="float" office:value="0.9109435586066561" table:style-name="ce6">
            <text:p>0.911</text:p>
          </table:table-cell>
          <table:table-cell office:value-type="float" office:value="19.95916949327" table:style-name="ce5">
            <text:p><text:s/>20<text:s/></text:p>
          </table:table-cell>
          <table:table-cell office:value-type="float" office:value="1.2137515104573138" table:style-name="ce6">
            <text:p>1.214</text:p>
          </table:table-cell>
          <table:table-cell office:value-type="float" office:value="24.22547211993" table:style-name="ce5">
            <text:p><text:s/>2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.22547211993" table:style-name="ce5">
            <text:p><text:s/>24<text:s/></text:p>
          </table:table-cell>
          <table:table-cell office:value-type="float" office:value="1.1086658284114221" table:style-name="ce6">
            <text:p>1.109</text:p>
          </table:table-cell>
          <table:table-cell office:value-type="float" office:value="26.857953116500006" table:style-name="ce5">
            <text:p><text:s/>27<text:s/></text:p>
          </table:table-cell>
          <table:table-cell office:value-type="float" office:value="0.67757969477316327" table:style-name="ce6">
            <text:p>0.678</text:p>
          </table:table-cell>
          <table:table-cell office:value-type="float" office:value="18.198403674910001" table:style-name="ce5">
            <text:p><text:s/>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.198403674910001" table:style-name="ce5">
            <text:p><text:s/>18<text:s/></text:p>
          </table:table-cell>
          <table:table-cell office:value-type="float" office:value="1.0688986203300164" table:style-name="ce6">
            <text:p>1.069</text:p>
          </table:table-cell>
          <table:table-cell office:value-type="float" office:value="19.452248580319999" table:style-name="ce5">
            <text:p><text:s/>19<text:s/></text:p>
          </table:table-cell>
          <table:table-cell office:value-type="float" office:value="0.66343174319221554" table:style-name="ce6">
            <text:p>0.663</text:p>
          </table:table-cell>
          <table:table-cell office:value-type="float" office:value="12.905239184649998" table:style-name="ce5">
            <text:p><text:s/>1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.905239184649998" table:style-name="ce5">
            <text:p><text:s/>13<text:s/></text:p>
          </table:table-cell>
          <table:table-cell office:value-type="float" office:value="0.82843292805812119" table:style-name="ce6">
            <text:p>0.828</text:p>
          </table:table-cell>
          <table:table-cell office:value-type="float" office:value="10.691125085029999" table:style-name="ce5">
            <text:p><text:s/>11<text:s/></text:p>
          </table:table-cell>
          <table:table-cell office:value-type="float" office:value="1.2546279222129562" table:style-name="ce6">
            <text:p>1.255</text:p>
          </table:table-cell>
          <table:table-cell office:value-type="float" office:value="13.41338405155" table:style-name="ce5">
            <text:p><text:s/>1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.41338405155" table:style-name="ce5">
            <text:p><text:s/>13<text:s/></text:p>
          </table:table-cell>
          <table:table-cell office:value-type="float" office:value="1.0959335345491208" table:style-name="ce6">
            <text:p>1.096</text:p>
          </table:table-cell>
          <table:table-cell office:value-type="float" office:value="14.700177393879999" table:style-name="ce5">
            <text:p><text:s/>15<text:s/></text:p>
          </table:table-cell>
          <table:table-cell office:value-type="float" office:value="0.66526803757017527" table:style-name="ce6">
            <text:p>0.665</text:p>
          </table:table-cell>
          <table:table-cell office:value-type="float" office:value="9.7795581667599993" table:style-name="ce5">
            <text:p><text:s/>1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.7795581667599993" table:style-name="ce5">
            <text:p><text:s/>10<text:s/></text:p>
          </table:table-cell>
          <table:table-cell office:value-type="float" office:value="0.89500276595009076" table:style-name="ce6">
            <text:p>0.895</text:p>
          </table:table-cell>
          <table:table-cell office:value-type="float" office:value="8.7527316090199978" table:style-name="ce5">
            <text:p><text:s/>9<text:s/></text:p>
          </table:table-cell>
          <table:table-cell office:value-type="float" office:value="-8.0361989182341026E-2" table:style-name="ce6">
            <text:p>-0.080</text:p>
          </table:table-cell>
          <table:table-cell office:value-type="float" office:value="-0.70338692287999949" table:style-name="ce5">
            <text:p><text:s/>(1)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-0.70338692287999949" table:style-name="ce5">
            <text:p><text:s/>(1)</text:p>
          </table:table-cell>
          <table:table-cell office:value-type="float" office:value="0.55499376670470135" table:style-name="ce6">
            <text:p>0.555</text:p>
          </table:table-cell>
          <table:table-cell office:value-type="float" office:value="-0.39037535778000021" table:style-name="ce5">
            <text:p><text:s/>(0)</text:p>
          </table:table-cell>
          <table:table-cell office:value-type="float" office:value="-9.7533519883592028" table:style-name="ce6">
            <text:p>-9.753</text:p>
          </table:table-cell>
          <table:table-cell office:value-type="float" office:value="3.8074682720099999" table:style-name="ce5">
            <text:p><text:s/>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.8074682720099999" table:style-name="ce5">
            <text:p><text:s/>4<text:s/></text:p>
          </table:table-cell>
          <table:table-cell office:value-type="float" office:value="1.3685954154173747" table:style-name="ce6">
            <text:p>1.369</text:p>
          </table:table-cell>
          <table:table-cell office:value-type="float" office:value="5.2108836214199998" table:style-name="ce5">
            <text:p><text:s/>5<text:s/></text:p>
          </table:table-cell>
          <table:table-cell office:value-type="float" office:value="0.67784341813365279" table:style-name="ce6">
            <text:p>0.678</text:p>
          </table:table-cell>
          <table:table-cell office:value-type="float" office:value="3.5321631654399996" table:style-name="ce5">
            <text:p><text:s/>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.5321631654399996" table:style-name="ce5">
            <text:p><text:s/>4<text:s/></text:p>
          </table:table-cell>
          <table:table-cell office:value-type="float" office:value="0.88771527351834711" table:style-name="ce6">
            <text:p>0.888</text:p>
          </table:table-cell>
          <table:table-cell office:value-type="float" office:value="3.1355551905200003" table:style-name="ce5">
            <text:p><text:s/>3<text:s/></text:p>
          </table:table-cell>
          <table:table-cell office:value-type="float" office:value="0.73469449135671538" table:style-name="ce6">
            <text:p>0.735</text:p>
          </table:table-cell>
          <table:table-cell office:value-type="float" office:value="2.3036751258200003" table:style-name="ce5">
            <text:p><text:s/>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.3036751258200003" table:style-name="ce5">
            <text:p><text:s/>2<text:s/></text:p>
          </table:table-cell>
          <table:table-cell office:value-type="float" office:value="0.69700928222179437" table:style-name="ce6">
            <text:p>0.697</text:p>
          </table:table-cell>
          <table:table-cell office:value-type="float" office:value="1.6056829459200002" table:style-name="ce5">
            <text:p><text:s/>2<text:s/></text:p>
          </table:table-cell>
          <table:table-cell office:value-type="float" office:value="0.99510861048256316" table:style-name="ce6">
            <text:p>0.995</text:p>
          </table:table-cell>
          <table:table-cell office:value-type="float" office:value="1.59782892519" table:style-name="ce5">
            <text:p><text:s/>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.59782892519" table:style-name="ce5">
            <text:p><text:s/>2<text:s/></text:p>
          </table:table-cell>
          <table:table-cell office:value-type="float" office:value="2.4535436011297813" table:style-name="ce6">
            <text:p>2.454</text:p>
          </table:table-cell>
          <table:table-cell office:value-type="float" office:value="3.9203429350999999" table:style-name="ce5">
            <text:p><text:s/>4<text:s/></text:p>
          </table:table-cell>
          <table:table-cell office:value-type="float" office:value="1.1570051442462139" table:style-name="ce6">
            <text:p>1.157</text:p>
          </table:table-cell>
          <table:table-cell office:value-type="float" office:value="4.5358569431200007" table:style-name="ce5">
            <text:p><text:s/>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6.38233784037001" table:style-name="ce5">
            <text:p><text:s/>13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6.38233784037001" table:style-name="ce5">
            <text:p><text:s/>136<text:s/></text:p>
          </table:table-cell>
          <table:table-cell office:value-type="float" office:value="1.1316989719864101" table:style-name="ce6">
            <text:p>1.132</text:p>
          </table:table-cell>
          <table:table-cell office:value-type="float" office:value="154.34375153105" table:style-name="ce5">
            <text:p><text:s/>154<text:s/></text:p>
          </table:table-cell>
          <table:table-cell office:value-type="float" office:value="1.2128830524341634" table:style-name="ce6">
            <text:p>1.213</text:p>
          </table:table-cell>
          <table:table-cell office:value-type="float" office:value="187.20092048111999" table:style-name="ce5">
            <text:p><text:s/>18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7.20092048111999" table:style-name="ce5">
            <text:p><text:s/>187<text:s/></text:p>
          </table:table-cell>
          <table:table-cell office:value-type="float" office:value="1.2468297161157398" table:style-name="ce6">
            <text:p>1.247</text:p>
          </table:table-cell>
          <table:table-cell office:value-type="float" office:value="233.40767054008001" table:style-name="ce5">
            <text:p><text:s/>233<text:s/></text:p>
          </table:table-cell>
          <table:table-cell office:value-type="float" office:value="1.0001931706735072" table:style-name="ce6">
            <text:p>1.000</text:p>
          </table:table-cell>
          <table:table-cell office:value-type="float" office:value="233.45275805700001" table:style-name="ce5">
            <text:p><text:s/>23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3.45275805700001" table:style-name="ce5">
            <text:p><text:s/>233<text:s/></text:p>
          </table:table-cell>
          <table:table-cell office:value-type="float" office:value="1.0907118358129202" table:style-name="ce6">
            <text:p>1.091</text:p>
          </table:table-cell>
          <table:table-cell office:value-type="float" office:value="254.62968631594001" table:style-name="ce5">
            <text:p><text:s/>255<text:s/></text:p>
          </table:table-cell>
          <table:table-cell office:value-type="float" office:value="1.1481257106015563" table:style-name="ce6">
            <text:p>1.148</text:p>
          </table:table-cell>
          <table:table-cell office:value-type="float" office:value="292.34688954173998" table:style-name="ce5">
            <text:p><text:s/>29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92.34688954173998" table:style-name="ce5">
            <text:p><text:s/>292<text:s/></text:p>
          </table:table-cell>
          <table:table-cell office:value-type="float" office:value="1.0840507489937967" table:style-name="ce6">
            <text:p>1.084</text:p>
          </table:table-cell>
          <table:table-cell office:value-type="float" office:value="316.91886457372999" table:style-name="ce5">
            <text:p><text:s/>317<text:s/></text:p>
          </table:table-cell>
          <table:table-cell office:value-type="float" office:value="0.9974038704699808" table:style-name="ce6">
            <text:p>0.997</text:p>
          </table:table-cell>
          <table:table-cell office:value-type="float" office:value="316.09610215078999" table:style-name="ce5">
            <text:p><text:s/>3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16.09610215078999" table:style-name="ce5">
            <text:p><text:s/>316<text:s/></text:p>
          </table:table-cell>
          <table:table-cell office:value-type="float" office:value="1.1191405493726867" table:style-name="ce6">
            <text:p>1.119</text:p>
          </table:table-cell>
          <table:table-cell office:value-type="float" office:value="353.75596541559997" table:style-name="ce5">
            <text:p><text:s/>354<text:s/></text:p>
          </table:table-cell>
          <table:table-cell office:value-type="float" office:value="1.3570906329568553" table:style-name="ce6">
            <text:p>1.357</text:p>
          </table:table-cell>
          <table:table-cell office:value-type="float" office:value="480.07890701811999" table:style-name="ce5">
            <text:p><text:s/>48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80.07890701811999" table:style-name="ce5">
            <text:p><text:s/>480<text:s/></text:p>
          </table:table-cell>
          <table:table-cell office:value-type="float" office:value="1.0520761034946415" table:style-name="ce6">
            <text:p>1.052</text:p>
          </table:table-cell>
          <table:table-cell office:value-type="float" office:value="505.07954586558998" table:style-name="ce5">
            <text:p><text:s/>505<text:s/></text:p>
          </table:table-cell>
          <table:table-cell office:value-type="float" office:value="1.2708384640655859" table:style-name="ce6">
            <text:p>1.271</text:p>
          </table:table-cell>
          <table:table-cell office:value-type="float" office:value="641.8745142987699" table:style-name="ce5">
            <text:p><text:s/>64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41.8745142987699" table:style-name="ce5">
            <text:p><text:s/>642<text:s/></text:p>
          </table:table-cell>
          <table:table-cell office:value-type="float" office:value="0.97774501222223187" table:style-name="ce6">
            <text:p>0.978</text:p>
          </table:table-cell>
          <table:table-cell office:value-type="float" office:value="627.58960482818998" table:style-name="ce5">
            <text:p><text:s/>628<text:s/></text:p>
          </table:table-cell>
          <table:table-cell office:value-type="float" office:value="1.0852994748393026" table:style-name="ce6">
            <text:p>1.085</text:p>
          </table:table-cell>
          <table:table-cell office:value-type="float" office:value="681.12266853463996" table:style-name="ce5">
            <text:p><text:s/>68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81.12266853463996" table:style-name="ce5">
            <text:p><text:s/>681<text:s/></text:p>
          </table:table-cell>
          <table:table-cell office:value-type="float" office:value="1.0822878379116221" table:style-name="ce6">
            <text:p>1.082</text:p>
          </table:table-cell>
          <table:table-cell office:value-type="float" office:value="737.17078028095" table:style-name="ce5">
            <text:p><text:s/>737<text:s/></text:p>
          </table:table-cell>
          <table:table-cell office:value-type="float" office:value="0.94391995402743134" table:style-name="ce6">
            <text:p>0.944</text:p>
          </table:table-cell>
          <table:table-cell office:value-type="float" office:value="695.83020903315992" table:style-name="ce5">
            <text:p><text:s/>69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95.83020903315992" table:style-name="ce5">
            <text:p><text:s/>696<text:s/></text:p>
          </table:table-cell>
          <table:table-cell office:value-type="float" office:value="1.087693365363291" table:style-name="ce6">
            <text:p>1.088</text:p>
          </table:table-cell>
          <table:table-cell office:value-type="float" office:value="756.84990178471992" table:style-name="ce5">
            <text:p><text:s/>757<text:s/></text:p>
          </table:table-cell>
          <table:table-cell office:value-type="float" office:value="0.96217233476039543" table:style-name="ce6">
            <text:p>0.962</text:p>
          </table:table-cell>
          <table:table-cell office:value-type="float" office:value="728.22003706338" table:style-name="ce5">
            <text:p><text:s/>72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28.22003706338" table:style-name="ce5">
            <text:p><text:s/>728<text:s/></text:p>
          </table:table-cell>
          <table:table-cell office:value-type="float" office:value="1.0461634733182357" table:style-name="ce6">
            <text:p>1.046</text:p>
          </table:table-cell>
          <table:table-cell office:value-type="float" office:value="761.83720331415998" table:style-name="ce5">
            <text:p><text:s/>762<text:s/></text:p>
          </table:table-cell>
          <table:table-cell office:value-type="float" office:value="1.0940556459198953" table:style-name="ce6">
            <text:p>1.094</text:p>
          </table:table-cell>
          <table:table-cell office:value-type="float" office:value="833.49229355768" table:style-name="ce5">
            <text:p><text:s/>83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33.49229355768" table:style-name="ce5">
            <text:p><text:s/>833<text:s/></text:p>
          </table:table-cell>
          <table:table-cell office:value-type="float" office:value="0.9257018646517402" table:style-name="ce6">
            <text:p>0.926</text:p>
          </table:table-cell>
          <table:table-cell office:value-type="float" office:value="771.56537031920004" table:style-name="ce5">
            <text:p><text:s/>772<text:s/></text:p>
          </table:table-cell>
          <table:table-cell office:value-type="float" office:value="1.4979201256114227" table:style-name="ce6">
            <text:p>1.498</text:p>
          </table:table-cell>
          <table:table-cell office:value-type="float" office:value="1155.7432964259601" table:style-name="ce5">
            <text:p><text:s/>1,15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55.7432964259601" table:style-name="ce5">
            <text:p><text:s/>1,156<text:s/></text:p>
          </table:table-cell>
          <table:table-cell office:value-type="float" office:value="1.1327586299673851" table:style-name="ce6">
            <text:p>1.133</text:p>
          </table:table-cell>
          <table:table-cell office:value-type="float" office:value="1309.1781930534598" table:style-name="ce5">
            <text:p><text:s/>1,309<text:s/></text:p>
          </table:table-cell>
          <table:table-cell office:value-type="float" office:value="0.95817846425533615" table:style-name="ce6">
            <text:p>0.958</text:p>
          </table:table-cell>
          <table:table-cell office:value-type="float" office:value="1254.4263504565401" table:style-name="ce5">
            <text:p><text:s/>1,25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254.4263504565401" table:style-name="ce5">
            <text:p><text:s/>1,254<text:s/></text:p>
          </table:table-cell>
          <table:table-cell office:value-type="float" office:value="1.0925661725013427" table:style-name="ce6">
            <text:p>1.093</text:p>
          </table:table-cell>
          <table:table-cell office:value-type="float" office:value="1370.54379640313" table:style-name="ce5">
            <text:p><text:s/>1,371<text:s/></text:p>
          </table:table-cell>
          <table:table-cell office:value-type="float" office:value="0.90602824295764628" table:style-name="ce6">
            <text:p>0.906</text:p>
          </table:table-cell>
          <table:table-cell office:value-type="float" office:value="1241.7513877516301" table:style-name="ce5">
            <text:p><text:s/>1,24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41.7513877516301" table:style-name="ce5">
            <text:p><text:s/>1,242<text:s/></text:p>
          </table:table-cell>
          <table:table-cell office:value-type="float" office:value="1.0099578091220085" table:style-name="ce6">
            <text:p>1.010</text:p>
          </table:table-cell>
          <table:table-cell office:value-type="float" office:value="1254.1165110478498" table:style-name="ce5">
            <text:p><text:s/>1,254<text:s/></text:p>
          </table:table-cell>
          <table:table-cell office:value-type="float" office:value="1.2285183460954974" table:style-name="ce6">
            <text:p>1.229</text:p>
          </table:table-cell>
          <table:table-cell office:value-type="float" office:value="1540.7051419635602" table:style-name="ce5">
            <text:p><text:s/>1,54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40.7051419635602" table:style-name="ce5">
            <text:p><text:s/>1,541<text:s/></text:p>
          </table:table-cell>
          <table:table-cell office:value-type="float" office:value="0.96489680430296165" table:style-name="ce6">
            <text:p>0.965</text:p>
          </table:table-cell>
          <table:table-cell office:value-type="float" office:value="1486.6214678537801" table:style-name="ce5">
            <text:p><text:s/>1,487<text:s/></text:p>
          </table:table-cell>
          <table:table-cell office:value-type="float" office:value="0.85547218673328562" table:style-name="ce6">
            <text:p>0.855</text:p>
          </table:table-cell>
          <table:table-cell office:value-type="float" office:value="1271.7633179495201" table:style-name="ce5">
            <text:p><text:s/>1,27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71.7633179495201" table:style-name="ce5">
            <text:p><text:s/>1,272<text:s/></text:p>
          </table:table-cell>
          <table:table-cell office:value-type="float" office:value="1.0592107019676273" table:style-name="ce6">
            <text:p>1.059</text:p>
          </table:table-cell>
          <table:table-cell office:value-type="float" office:value="1347.06531674199" table:style-name="ce5">
            <text:p><text:s/>1,347<text:s/></text:p>
          </table:table-cell>
          <table:table-cell office:value-type="float" office:value="1.0001604253608225" table:style-name="ce6">
            <text:p>1.000</text:p>
          </table:table-cell>
          <table:table-cell office:value-type="float" office:value="1347.2814201814799" table:style-name="ce5">
            <text:p><text:s/>1,34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8.925403600509995" table:style-name="ce5">
            <text:p><text:s/>7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8.925403600509995" table:style-name="ce5">
            <text:p><text:s/>79<text:s/></text:p>
          </table:table-cell>
          <table:table-cell office:value-type="float" office:value="1.2020480323375495" table:style-name="ce6">
            <text:p>1.202</text:p>
          </table:table-cell>
          <table:table-cell office:value-type="float" office:value="94.872126099439996" table:style-name="ce5">
            <text:p><text:s/>95<text:s/></text:p>
          </table:table-cell>
          <table:table-cell office:value-type="float" office:value="1.2954168727559003" table:style-name="ce6">
            <text:p>1.295</text:p>
          </table:table-cell>
          <table:table-cell office:value-type="float" office:value="122.89895290344001" table:style-name="ce5">
            <text:p><text:s/>12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22.89895290344001" table:style-name="ce5">
            <text:p><text:s/>123<text:s/></text:p>
          </table:table-cell>
          <table:table-cell office:value-type="float" office:value="1.255796085299357" table:style-name="ce6">
            <text:p>1.256</text:p>
          </table:table-cell>
          <table:table-cell office:value-type="float" office:value="154.33602394352999" table:style-name="ce5">
            <text:p><text:s/>154<text:s/></text:p>
          </table:table-cell>
          <table:table-cell office:value-type="float" office:value="0.9049056076033164" table:style-name="ce6">
            <text:p>0.905</text:p>
          </table:table-cell>
          <table:table-cell office:value-type="float" office:value="139.65953352169998" table:style-name="ce5">
            <text:p><text:s/>14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9.65953352169998" table:style-name="ce5">
            <text:p><text:s/>140<text:s/></text:p>
          </table:table-cell>
          <table:table-cell office:value-type="float" office:value="1.1317689271817639" table:style-name="ce6">
            <text:p>1.132</text:p>
          </table:table-cell>
          <table:table-cell office:value-type="float" office:value="158.06232042456" table:style-name="ce5">
            <text:p><text:s/>158<text:s/></text:p>
          </table:table-cell>
          <table:table-cell office:value-type="float" office:value="0.99089366895118436" table:style-name="ce6">
            <text:p>0.991</text:p>
          </table:table-cell>
          <table:table-cell office:value-type="float" office:value="156.62295260843001" table:style-name="ce5">
            <text:p><text:s/>15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56.62295260843001" table:style-name="ce5">
            <text:p><text:s/>157<text:s/></text:p>
          </table:table-cell>
          <table:table-cell office:value-type="float" office:value="1.0860971392142189" table:style-name="ce6">
            <text:p>1.086</text:p>
          </table:table-cell>
          <table:table-cell office:value-type="float" office:value="170.1077407633" table:style-name="ce5">
            <text:p><text:s/>170<text:s/></text:p>
          </table:table-cell>
          <table:table-cell office:value-type="float" office:value="1.1171659506881182" table:style-name="ce6">
            <text:p>1.117</text:p>
          </table:table-cell>
          <table:table-cell office:value-type="float" office:value="190.03857592923998" table:style-name="ce5">
            <text:p><text:s/>19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0.03857592923998" table:style-name="ce5">
            <text:p><text:s/>190<text:s/></text:p>
          </table:table-cell>
          <table:table-cell office:value-type="float" office:value="1.1433306600979902" table:style-name="ce6">
            <text:p>1.143</text:p>
          </table:table-cell>
          <table:table-cell office:value-type="float" office:value="217.27693046125998" table:style-name="ce5">
            <text:p><text:s/>217<text:s/></text:p>
          </table:table-cell>
          <table:table-cell office:value-type="float" office:value="1.0367294615538252" table:style-name="ce6">
            <text:p>1.037</text:p>
          </table:table-cell>
          <table:table-cell office:value-type="float" office:value="225.25739512517001" table:style-name="ce5">
            <text:p><text:s/>22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5.25739512517001" table:style-name="ce5">
            <text:p><text:s/>225<text:s/></text:p>
          </table:table-cell>
          <table:table-cell office:value-type="float" office:value="1.0517657304990164" table:style-name="ce6">
            <text:p>1.052</text:p>
          </table:table-cell>
          <table:table-cell office:value-type="float" office:value="236.91800873412998" table:style-name="ce5">
            <text:p><text:s/>237<text:s/></text:p>
          </table:table-cell>
          <table:table-cell office:value-type="float" office:value="1.8499652569591714" table:style-name="ce6">
            <text:p>1.850</text:p>
          </table:table-cell>
          <table:table-cell office:value-type="float" office:value="438.29008490609004" table:style-name="ce5">
            <text:p><text:s/>43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38.29008490609004" table:style-name="ce5">
            <text:p><text:s/>438<text:s/></text:p>
          </table:table-cell>
          <table:table-cell office:value-type="float" office:value="1.0171403963391499" table:style-name="ce6">
            <text:p>1.017</text:p>
          </table:table-cell>
          <table:table-cell office:value-type="float" office:value="445.8025506729" table:style-name="ce5">
            <text:p><text:s/>446<text:s/></text:p>
          </table:table-cell>
          <table:table-cell office:value-type="float" office:value="1.1680101642957537" table:style-name="ce6">
            <text:p>1.168</text:p>
          </table:table-cell>
          <table:table-cell office:value-type="float" office:value="520.70191045492004" table:style-name="ce5">
            <text:p><text:s/>52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20.70191045492004" table:style-name="ce5">
            <text:p><text:s/>521<text:s/></text:p>
          </table:table-cell>
          <table:table-cell office:value-type="float" office:value="1.0867221337914783" table:style-name="ce6">
            <text:p>1.087</text:p>
          </table:table-cell>
          <table:table-cell office:value-type="float" office:value="565.85829119886989" table:style-name="ce5">
            <text:p><text:s/>566<text:s/></text:p>
          </table:table-cell>
          <table:table-cell office:value-type="float" office:value="0.67451395899384192" table:style-name="ce6">
            <text:p>0.675</text:p>
          </table:table-cell>
          <table:table-cell office:value-type="float" office:value="381.67931622603999" table:style-name="ce5">
            <text:p><text:s/>38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81.67931622603999" table:style-name="ce5">
            <text:p><text:s/>382<text:s/></text:p>
          </table:table-cell>
          <table:table-cell office:value-type="float" office:value="1.0877702559769846" table:style-name="ce6">
            <text:p>1.088</text:p>
          </table:table-cell>
          <table:table-cell office:value-type="float" office:value="415.17940751231998" table:style-name="ce5">
            <text:p><text:s/>415<text:s/></text:p>
          </table:table-cell>
          <table:table-cell office:value-type="float" office:value="1.2105753558116576" table:style-name="ce6">
            <text:p>1.211</text:p>
          </table:table-cell>
          <table:table-cell office:value-type="float" office:value="502.60595897490003" table:style-name="ce5">
            <text:p><text:s/>50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02.60595897490003" table:style-name="ce5">
            <text:p><text:s/>503<text:s/></text:p>
          </table:table-cell>
          <table:table-cell office:value-type="float" office:value="1.0491722566452186" table:style-name="ce6">
            <text:p>1.049</text:p>
          </table:table-cell>
          <table:table-cell office:value-type="float" office:value="527.32022818102996" table:style-name="ce5">
            <text:p><text:s/>527<text:s/></text:p>
          </table:table-cell>
          <table:table-cell office:value-type="float" office:value="1.0092974757791331" table:style-name="ce6">
            <text:p>1.009</text:p>
          </table:table-cell>
          <table:table-cell office:value-type="float" office:value="532.22297523039003" table:style-name="ce5">
            <text:p><text:s/>53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32.22297523039003" table:style-name="ce5">
            <text:p><text:s/>532<text:s/></text:p>
          </table:table-cell>
          <table:table-cell office:value-type="float" office:value="0.92793815791661816" table:style-name="ce6">
            <text:p>0.928</text:p>
          </table:table-cell>
          <table:table-cell office:value-type="float" office:value="493.87000723619002" table:style-name="ce5">
            <text:p><text:s/>494<text:s/></text:p>
          </table:table-cell>
          <table:table-cell office:value-type="float" office:value="1.563469870416577" table:style-name="ce6">
            <text:p>1.563</text:p>
          </table:table-cell>
          <table:table-cell office:value-type="float" office:value="772.1508762162" table:style-name="ce5">
            <text:p><text:s/>77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72.1508762162" table:style-name="ce5">
            <text:p><text:s/>772<text:s/></text:p>
          </table:table-cell>
          <table:table-cell office:value-type="float" office:value="1.1404427220157765" table:style-name="ce6">
            <text:p>1.140</text:p>
          </table:table-cell>
          <table:table-cell office:value-type="float" office:value="880.59384707887011" table:style-name="ce5">
            <text:p><text:s/>881<text:s/></text:p>
          </table:table-cell>
          <table:table-cell office:value-type="float" office:value="1.017731844361174" table:style-name="ce6">
            <text:p>1.018</text:p>
          </table:table-cell>
          <table:table-cell office:value-type="float" office:value="896.20840012067993" table:style-name="ce5">
            <text:p><text:s/>89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96.20840012067993" table:style-name="ce5">
            <text:p><text:s/>896<text:s/></text:p>
          </table:table-cell>
          <table:table-cell office:value-type="float" office:value="1.0998503896299343" table:style-name="ce6">
            <text:p>1.100</text:p>
          </table:table-cell>
          <table:table-cell office:value-type="float" office:value="985.69515806235006" table:style-name="ce5">
            <text:p><text:s/>986<text:s/></text:p>
          </table:table-cell>
          <table:table-cell office:value-type="float" office:value="0.87951441556341925" table:style-name="ce6">
            <text:p>0.880</text:p>
          </table:table-cell>
          <table:table-cell office:value-type="float" office:value="866.93310086689996" table:style-name="ce5">
            <text:p><text:s/>86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66.93310086689996" table:style-name="ce5">
            <text:p><text:s/>867<text:s/></text:p>
          </table:table-cell>
          <table:table-cell office:value-type="float" office:value="1.0146681067520138" table:style-name="ce6">
            <text:p>1.015</text:p>
          </table:table-cell>
          <table:table-cell office:value-type="float" office:value="879.64936813727002" table:style-name="ce5">
            <text:p><text:s/>880<text:s/></text:p>
          </table:table-cell>
          <table:table-cell office:value-type="float" office:value="1.3485388803682017" table:style-name="ce6">
            <text:p>1.349</text:p>
          </table:table-cell>
          <table:table-cell office:value-type="float" office:value="1186.2413740244301" table:style-name="ce5">
            <text:p><text:s/>1,1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86.2413740244301" table:style-name="ce5">
            <text:p><text:s/>1,186<text:s/></text:p>
          </table:table-cell>
          <table:table-cell office:value-type="float" office:value="0.96487062876000995" table:style-name="ce6">
            <text:p>0.965</text:p>
          </table:table-cell>
          <table:table-cell office:value-type="float" office:value="1144.5694604160901" table:style-name="ce5">
            <text:p><text:s/>1,145<text:s/></text:p>
          </table:table-cell>
          <table:table-cell office:value-type="float" office:value="0.84765093677439285" table:style-name="ce6">
            <text:p>0.848</text:p>
          </table:table-cell>
          <table:table-cell office:value-type="float" office:value="970.19537532506001" table:style-name="ce5">
            <text:p><text:s/>97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70.19537532506001" table:style-name="ce5">
            <text:p><text:s/>970<text:s/></text:p>
          </table:table-cell>
          <table:table-cell office:value-type="float" office:value="1.0663693429398857" table:style-name="ce6">
            <text:p>1.066</text:p>
          </table:table-cell>
          <table:table-cell office:value-type="float" office:value="1034.5866049086999" table:style-name="ce5">
            <text:p><text:s/>1,035<text:s/></text:p>
          </table:table-cell>
          <table:table-cell office:value-type="float" office:value="1.0119684921378358" table:style-name="ce6">
            <text:p>1.012</text:p>
          </table:table-cell>
          <table:table-cell office:value-type="float" office:value="1046.96904655546" table:style-name="ce5">
            <text:p><text:s/>1,04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7.456934239859997" table:style-name="ce5">
            <text:p><text:s/>5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7.456934239859997" table:style-name="ce5">
            <text:p><text:s/>57<text:s/></text:p>
          </table:table-cell>
          <table:table-cell office:value-type="float" office:value="1.035064369834622" table:style-name="ce6">
            <text:p>1.035</text:p>
          </table:table-cell>
          <table:table-cell office:value-type="float" office:value="59.471625431610001" table:style-name="ce5">
            <text:p><text:s/>59<text:s/></text:p>
          </table:table-cell>
          <table:table-cell office:value-type="float" office:value="1.0812209538753013" table:style-name="ce6">
            <text:p>1.081</text:p>
          </table:table-cell>
          <table:table-cell office:value-type="float" office:value="64.301967577679989" table:style-name="ce5">
            <text:p><text:s/>6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4.301967577679989" table:style-name="ce5">
            <text:p><text:s/>64<text:s/></text:p>
          </table:table-cell>
          <table:table-cell office:value-type="float" office:value="1.2296924895964889" table:style-name="ce6">
            <text:p>1.230</text:p>
          </table:table-cell>
          <table:table-cell office:value-type="float" office:value="79.071646596550011" table:style-name="ce5">
            <text:p><text:s/>79<text:s/></text:p>
          </table:table-cell>
          <table:table-cell office:value-type="float" office:value="1.1861802374479997" table:style-name="ce6">
            <text:p>1.186</text:p>
          </table:table-cell>
          <table:table-cell office:value-type="float" office:value="93.793224535300013" table:style-name="ce5">
            <text:p><text:s/>9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3.793224535300013" table:style-name="ce5">
            <text:p><text:s/>94<text:s/></text:p>
          </table:table-cell>
          <table:table-cell office:value-type="float" office:value="1.0295772042151712" table:style-name="ce6">
            <text:p>1.030</text:p>
          </table:table-cell>
          <table:table-cell office:value-type="float" office:value="96.567365891379978" table:style-name="ce5">
            <text:p><text:s/>97<text:s/></text:p>
          </table:table-cell>
          <table:table-cell office:value-type="float" office:value="1.4054845100152547" table:style-name="ce6">
            <text:p>1.405</text:p>
          </table:table-cell>
          <table:table-cell office:value-type="float" office:value="135.72393693331" table:style-name="ce5">
            <text:p><text:s/>13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5.72393693331" table:style-name="ce5">
            <text:p><text:s/>136<text:s/></text:p>
          </table:table-cell>
          <table:table-cell office:value-type="float" office:value="1.0816892519303198" table:style-name="ce6">
            <text:p>1.082</text:p>
          </table:table-cell>
          <table:table-cell office:value-type="float" office:value="146.81112381042999" table:style-name="ce5">
            <text:p><text:s/>147<text:s/></text:p>
          </table:table-cell>
          <table:table-cell office:value-type="float" office:value="0.85863743120938096" table:style-name="ce6">
            <text:p>0.859</text:p>
          </table:table-cell>
          <table:table-cell office:value-type="float" office:value="126.05752622154999" table:style-name="ce5">
            <text:p><text:s/>12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6.05752622154999" table:style-name="ce5">
            <text:p><text:s/>126<text:s/></text:p>
          </table:table-cell>
          <table:table-cell office:value-type="float" office:value="1.0826726419688255" table:style-name="ce6">
            <text:p>1.083</text:p>
          </table:table-cell>
          <table:table-cell office:value-type="float" office:value="136.47903495434002" table:style-name="ce5">
            <text:p><text:s/>136<text:s/></text:p>
          </table:table-cell>
          <table:table-cell office:value-type="float" office:value="1.8671110326813365" table:style-name="ce6">
            <text:p>1.867</text:p>
          </table:table-cell>
          <table:table-cell office:value-type="float" office:value="254.82151189294999" table:style-name="ce5">
            <text:p><text:s/>25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4.82151189294999" table:style-name="ce5">
            <text:p><text:s/>255<text:s/></text:p>
          </table:table-cell>
          <table:table-cell office:value-type="float" office:value="1.0523504673503157" table:style-name="ce6">
            <text:p>1.052</text:p>
          </table:table-cell>
          <table:table-cell office:value-type="float" office:value="268.16153713145997" table:style-name="ce5">
            <text:p><text:s/>268<text:s/></text:p>
          </table:table-cell>
          <table:table-cell office:value-type="float" office:value="0.75918579364675021" table:style-name="ce6">
            <text:p>0.759</text:p>
          </table:table-cell>
          <table:table-cell office:value-type="float" office:value="203.58442939267994" table:style-name="ce5">
            <text:p><text:s/>20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3.58442939267994" table:style-name="ce5">
            <text:p><text:s/>204<text:s/></text:p>
          </table:table-cell>
          <table:table-cell office:value-type="float" office:value="0.89293201202854988" table:style-name="ce6">
            <text:p>0.893</text:p>
          </table:table-cell>
          <table:table-cell office:value-type="float" office:value="181.78705415528995" table:style-name="ce5">
            <text:p><text:s/>182<text:s/></text:p>
          </table:table-cell>
          <table:table-cell office:value-type="float" office:value="0.88246524938284099" table:style-name="ce6">
            <text:p>0.882</text:p>
          </table:table-cell>
          <table:table-cell office:value-type="float" office:value="160.42075807971997" table:style-name="ce5">
            <text:p><text:s/>16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0.42075807971997" table:style-name="ce5">
            <text:p><text:s/>160<text:s/></text:p>
          </table:table-cell>
          <table:table-cell office:value-type="float" office:value="1.0678947732995219" table:style-name="ce6">
            <text:p>1.068</text:p>
          </table:table-cell>
          <table:table-cell office:value-type="float" office:value="171.31248908208002" table:style-name="ce5">
            <text:p><text:s/>171<text:s/></text:p>
          </table:table-cell>
          <table:table-cell office:value-type="float" office:value="1.8337886192092077" table:style-name="ce6">
            <text:p>1.834</text:p>
          </table:table-cell>
          <table:table-cell office:value-type="float" office:value="314.15089280711999" table:style-name="ce5">
            <text:p><text:s/>31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4.15089280711999" table:style-name="ce5">
            <text:p><text:s/>314<text:s/></text:p>
          </table:table-cell>
          <table:table-cell office:value-type="float" office:value="1.0875999466987869" table:style-name="ce6">
            <text:p>1.088</text:p>
          </table:table-cell>
          <table:table-cell office:value-type="float" office:value="341.67049427239994" table:style-name="ce5">
            <text:p><text:s/>342<text:s/></text:p>
          </table:table-cell>
          <table:table-cell office:value-type="float" office:value="0.66032648961665119" table:style-name="ce6">
            <text:p>0.660</text:p>
          </table:table-cell>
          <table:table-cell office:value-type="float" office:value="225.61407808848" table:style-name="ce5">
            <text:p><text:s/>22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25.61407808848" table:style-name="ce5">
            <text:p><text:s/>226<text:s/></text:p>
          </table:table-cell>
          <table:table-cell office:value-type="float" office:value="1.0394607336566937" table:style-name="ce6">
            <text:p>1.039</text:p>
          </table:table-cell>
          <table:table-cell office:value-type="float" office:value="234.51697513313002" table:style-name="ce5">
            <text:p><text:s/>235<text:s/></text:p>
          </table:table-cell>
          <table:table-cell office:value-type="float" office:value="1.284637575409056" table:style-name="ce6">
            <text:p>1.285</text:p>
          </table:table-cell>
          <table:table-cell office:value-type="float" office:value="301.26931832729002" table:style-name="ce5">
            <text:p><text:s/>30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01.26931832729002" table:style-name="ce5">
            <text:p><text:s/>301<text:s/></text:p>
          </table:table-cell>
          <table:table-cell office:value-type="float" office:value="0.92175122453501912" table:style-name="ce6">
            <text:p>0.922</text:p>
          </table:table-cell>
          <table:table-cell office:value-type="float" office:value="277.69536308301002" table:style-name="ce5">
            <text:p><text:s/>278<text:s/></text:p>
          </table:table-cell>
          <table:table-cell office:value-type="float" office:value="1.3813425472829908" table:style-name="ce6">
            <text:p>1.381</text:p>
          </table:table-cell>
          <table:table-cell office:value-type="float" office:value="383.59242020976006" table:style-name="ce5">
            <text:p><text:s/>38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83.59242020976006" table:style-name="ce5">
            <text:p><text:s/>384<text:s/></text:p>
          </table:table-cell>
          <table:table-cell office:value-type="float" office:value="1.1172909666469082" table:style-name="ce6">
            <text:p>1.117</text:p>
          </table:table-cell>
          <table:table-cell office:value-type="float" office:value="428.58434597458984" table:style-name="ce5">
            <text:p><text:s/>429<text:s/></text:p>
          </table:table-cell>
          <table:table-cell office:value-type="float" office:value="0.83581669209425202" table:style-name="ce6">
            <text:p>0.836</text:p>
          </table:table-cell>
          <table:table-cell office:value-type="float" office:value="358.21795033586011" table:style-name="ce5">
            <text:p><text:s/>35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58.21795033586011" table:style-name="ce5">
            <text:p><text:s/>358<text:s/></text:p>
          </table:table-cell>
          <table:table-cell office:value-type="float" office:value="1.0743421371819903" table:style-name="ce6">
            <text:p>1.074</text:p>
          </table:table-cell>
          <table:table-cell office:value-type="float" office:value="384.84863834078004" table:style-name="ce5">
            <text:p><text:s/>385<text:s/></text:p>
          </table:table-cell>
          <table:table-cell office:value-type="float" office:value="0.97393689243829895" table:style-name="ce6">
            <text:p>0.974</text:p>
          </table:table-cell>
          <table:table-cell office:value-type="float" office:value="374.81828688473013" table:style-name="ce5">
            <text:p><text:s/>37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74.81828688473013" table:style-name="ce5">
            <text:p><text:s/>375<text:s/></text:p>
          </table:table-cell>
          <table:table-cell office:value-type="float" office:value="0.99906316210698076" table:style-name="ce6">
            <text:p>0.999</text:p>
          </table:table-cell>
          <table:table-cell office:value-type="float" office:value="374.46714291057992" table:style-name="ce5">
            <text:p><text:s/>374<text:s/></text:p>
          </table:table-cell>
          <table:table-cell office:value-type="float" office:value="0.94658176197790866" table:style-name="ce6">
            <text:p>0.947</text:p>
          </table:table-cell>
          <table:table-cell office:value-type="float" office:value="354.46376793913009" table:style-name="ce5">
            <text:p><text:s/>35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4.46376793913009" table:style-name="ce5">
            <text:p><text:s/>354<text:s/></text:p>
          </table:table-cell>
          <table:table-cell office:value-type="float" office:value="0.96498440285278619" table:style-name="ce6">
            <text:p>0.965</text:p>
          </table:table-cell>
          <table:table-cell office:value-type="float" office:value="342.05200743769001" table:style-name="ce5">
            <text:p><text:s/>342<text:s/></text:p>
          </table:table-cell>
          <table:table-cell office:value-type="float" office:value="0.8816435397748551" table:style-name="ce6">
            <text:p>0.882</text:p>
          </table:table-cell>
          <table:table-cell office:value-type="float" office:value="301.5679426244601" table:style-name="ce5">
            <text:p><text:s/>30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1.5679426244601" table:style-name="ce5">
            <text:p><text:s/>302<text:s/></text:p>
          </table:table-cell>
          <table:table-cell office:value-type="float" office:value="1.0361801361042446" table:style-name="ce6">
            <text:p>1.036</text:p>
          </table:table-cell>
          <table:table-cell office:value-type="float" office:value="312.47871183329011" table:style-name="ce5">
            <text:p><text:s/>312<text:s/></text:p>
          </table:table-cell>
          <table:table-cell office:value-type="float" office:value="0.9610650654059244" table:style-name="ce6">
            <text:p>0.961</text:p>
          </table:table-cell>
          <table:table-cell office:value-type="float" office:value="300.31237362601996" table:style-name="ce5">
            <text:p><text:s/>30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0.029655774409989" table:style-name="ce5">
            <text:p><text:s/>7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0.029655774409989" table:style-name="ce5">
            <text:p><text:s/>70<text:s/></text:p>
          </table:table-cell>
          <table:table-cell office:value-type="float" office:value="1.0155632976198103" table:style-name="ce6">
            <text:p>1.016</text:p>
          </table:table-cell>
          <table:table-cell office:value-type="float" office:value="71.119548149440007" table:style-name="ce5">
            <text:p><text:s/>71<text:s/></text:p>
          </table:table-cell>
          <table:table-cell office:value-type="float" office:value="1.2586470552512197" table:style-name="ce6">
            <text:p>1.259</text:p>
          </table:table-cell>
          <table:table-cell office:value-type="float" office:value="89.514409849090001" table:style-name="ce5">
            <text:p><text:s/>9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9.514409849090001" table:style-name="ce5">
            <text:p><text:s/>90<text:s/></text:p>
          </table:table-cell>
          <table:table-cell office:value-type="float" office:value="1.0729411688666388" table:style-name="ce6">
            <text:p>1.073</text:p>
          </table:table-cell>
          <table:table-cell office:value-type="float" office:value="96.043695533889988" table:style-name="ce5">
            <text:p><text:s/>96<text:s/></text:p>
          </table:table-cell>
          <table:table-cell office:value-type="float" office:value="1.0473364128567479" table:style-name="ce6">
            <text:p>1.047</text:p>
          </table:table-cell>
          <table:table-cell office:value-type="float" office:value="100.59005955797001" table:style-name="ce5">
            <text:p><text:s/>10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0.59005955797001" table:style-name="ce5">
            <text:p><text:s/>101<text:s/></text:p>
          </table:table-cell>
          <table:table-cell office:value-type="float" office:value="1.1104976513842746" table:style-name="ce6">
            <text:p>1.110</text:p>
          </table:table-cell>
          <table:table-cell office:value-type="float" office:value="111.70502489172999" table:style-name="ce5">
            <text:p><text:s/>112<text:s/></text:p>
          </table:table-cell>
          <table:table-cell office:value-type="float" office:value="1.2856784370061276" table:style-name="ce6">
            <text:p>1.286</text:p>
          </table:table-cell>
          <table:table-cell office:value-type="float" office:value="143.61674180853001" table:style-name="ce5">
            <text:p><text:s/>14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3.61674180853001" table:style-name="ce5">
            <text:p><text:s/>144<text:s/></text:p>
          </table:table-cell>
          <table:table-cell office:value-type="float" office:value="1.0929521414721102" table:style-name="ce6">
            <text:p>1.093</text:p>
          </table:table-cell>
          <table:table-cell office:value-type="float" office:value="156.96622551087998" table:style-name="ce5">
            <text:p><text:s/>157<text:s/></text:p>
          </table:table-cell>
          <table:table-cell office:value-type="float" office:value="0.92615946787911629" table:style-name="ce6">
            <text:p>0.926</text:p>
          </table:table-cell>
          <table:table-cell office:value-type="float" office:value="145.37575589414999" table:style-name="ce5">
            <text:p><text:s/>14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5.37575589414999" table:style-name="ce5">
            <text:p><text:s/>145<text:s/></text:p>
          </table:table-cell>
          <table:table-cell office:value-type="float" office:value="1.0926349242859685" table:style-name="ce6">
            <text:p>1.093</text:p>
          </table:table-cell>
          <table:table-cell office:value-type="float" office:value="158.84262803442002" table:style-name="ce5">
            <text:p><text:s/>159<text:s/></text:p>
          </table:table-cell>
          <table:table-cell office:value-type="float" office:value="1.0670840872253193" table:style-name="ce6">
            <text:p>1.067</text:p>
          </table:table-cell>
          <table:table-cell office:value-type="float" office:value="169.49844074858001" table:style-name="ce5">
            <text:p><text:s/>16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9.49844074858001" table:style-name="ce5">
            <text:p><text:s/>169<text:s/></text:p>
          </table:table-cell>
          <table:table-cell office:value-type="float" office:value="1.0611274891230926" table:style-name="ce6">
            <text:p>1.061</text:p>
          </table:table-cell>
          <table:table-cell office:value-type="float" office:value="179.85945484182" table:style-name="ce5">
            <text:p><text:s/>180<text:s/></text:p>
          </table:table-cell>
          <table:table-cell office:value-type="float" office:value="0.96031173640803102" table:style-name="ce6">
            <text:p>0.960</text:p>
          </table:table-cell>
          <table:table-cell office:value-type="float" office:value="172.72114538855001" table:style-name="ce5">
            <text:p><text:s/>17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2.72114538855001" table:style-name="ce5">
            <text:p><text:s/>173<text:s/></text:p>
          </table:table-cell>
          <table:table-cell office:value-type="float" office:value="1.0835573059204986" table:style-name="ce6">
            <text:p>1.084</text:p>
          </table:table-cell>
          <table:table-cell office:value-type="float" office:value="187.15325897272001" table:style-name="ce5">
            <text:p><text:s/>187<text:s/></text:p>
          </table:table-cell>
          <table:table-cell office:value-type="float" office:value="1.166270626547443" table:style-name="ce6">
            <text:p>1.166</text:p>
          </table:table-cell>
          <table:table-cell office:value-type="float" office:value="218.27134860251002" table:style-name="ce5">
            <text:p><text:s/>2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8.27134860251002" table:style-name="ce5">
            <text:p><text:s/>218<text:s/></text:p>
          </table:table-cell>
          <table:table-cell office:value-type="float" office:value="1.1172544384962657" table:style-name="ce6">
            <text:p>1.117</text:p>
          </table:table-cell>
          <table:table-cell office:value-type="float" office:value="243.86463302272" table:style-name="ce5">
            <text:p><text:s/>244<text:s/></text:p>
          </table:table-cell>
          <table:table-cell office:value-type="float" office:value="1.0574519249778409" table:style-name="ce6">
            <text:p>1.057</text:p>
          </table:table-cell>
          <table:table-cell office:value-type="float" office:value="257.87512562389003" table:style-name="ce5">
            <text:p><text:s/>25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7.87512562389003" table:style-name="ce5">
            <text:p><text:s/>258<text:s/></text:p>
          </table:table-cell>
          <table:table-cell office:value-type="float" office:value="1.137302388990983" table:style-name="ce6">
            <text:p>1.137</text:p>
          </table:table-cell>
          <table:table-cell office:value-type="float" office:value="293.28199643339997" table:style-name="ce5">
            <text:p><text:s/>293<text:s/></text:p>
          </table:table-cell>
          <table:table-cell office:value-type="float" office:value="0.99875569047231694" table:style-name="ce6">
            <text:p>0.999</text:p>
          </table:table-cell>
          <table:table-cell office:value-type="float" office:value="292.91706285094" table:style-name="ce5">
            <text:p><text:s/>29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92.91706285094" table:style-name="ce5">
            <text:p><text:s/>293<text:s/></text:p>
          </table:table-cell>
          <table:table-cell office:value-type="float" office:value="1.1348580332502241" table:style-name="ce6">
            <text:p>1.135</text:p>
          </table:table-cell>
          <table:table-cell office:value-type="float" office:value="332.41928185245001" table:style-name="ce5">
            <text:p><text:s/>332<text:s/></text:p>
          </table:table-cell>
          <table:table-cell office:value-type="float" office:value="1.1853167808834071" table:style-name="ce6">
            <text:p>1.185</text:p>
          </table:table-cell>
          <table:table-cell office:value-type="float" office:value="394.02215306892003" table:style-name="ce5">
            <text:p><text:s/>39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94.02215306892003" table:style-name="ce5">
            <text:p><text:s/>394<text:s/></text:p>
          </table:table-cell>
          <table:table-cell office:value-type="float" office:value="0.94361905427296056" table:style-name="ce6">
            <text:p>0.944</text:p>
          </table:table-cell>
          <table:table-cell office:value-type="float" office:value="371.80681144148997" table:style-name="ce5">
            <text:p><text:s/>372<text:s/></text:p>
          </table:table-cell>
          <table:table-cell office:value-type="float" office:value="0.9625703634090631" table:style-name="ce6">
            <text:p>0.963</text:p>
          </table:table-cell>
          <table:table-cell office:value-type="float" office:value="357.89021760720004" table:style-name="ce5">
            <text:p><text:s/>35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57.89021760720004" table:style-name="ce5">
            <text:p><text:s/>358<text:s/></text:p>
          </table:table-cell>
          <table:table-cell office:value-type="float" office:value="1.0016051098125585" table:style-name="ce6">
            <text:p>1.002</text:p>
          </table:table-cell>
          <table:table-cell office:value-type="float" office:value="358.4646707073" table:style-name="ce5">
            <text:p><text:s/>358<text:s/></text:p>
          </table:table-cell>
          <table:table-cell office:value-type="float" office:value="1.0494548700848834" table:style-name="ce6">
            <text:p>1.049</text:p>
          </table:table-cell>
          <table:table-cell office:value-type="float" office:value="376.19249442715" table:style-name="ce5">
            <text:p><text:s/>37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76.19249442715" table:style-name="ce5">
            <text:p><text:s/>376<text:s/></text:p>
          </table:table-cell>
          <table:table-cell office:value-type="float" office:value="1.2264281826335461" table:style-name="ce6">
            <text:p>1.226</text:p>
          </table:table-cell>
          <table:table-cell office:value-type="float" office:value="461.37307726067002" table:style-name="ce5">
            <text:p><text:s/>461<text:s/></text:p>
          </table:table-cell>
          <table:table-cell office:value-type="float" office:value="1.4539225333860692" table:style-name="ce6">
            <text:p>1.454</text:p>
          </table:table-cell>
          <table:table-cell office:value-type="float" office:value="670.80071332696002" table:style-name="ce5">
            <text:p><text:s/>67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70.80071332696002" table:style-name="ce5">
            <text:p><text:s/>671<text:s/></text:p>
          </table:table-cell>
          <table:table-cell office:value-type="float" office:value="1.0215188513619307" table:style-name="ce6">
            <text:p>1.022</text:p>
          </table:table-cell>
          <table:table-cell office:value-type="float" office:value="685.23557417051995" table:style-name="ce5">
            <text:p><text:s/>685<text:s/></text:p>
          </table:table-cell>
          <table:table-cell office:value-type="float" office:value="1.0006108671306166" table:style-name="ce6">
            <text:p>1.001</text:p>
          </table:table-cell>
          <table:table-cell office:value-type="float" office:value="685.65416205950999" table:style-name="ce5">
            <text:p><text:s/>6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85.65416205950999" table:style-name="ce5">
            <text:p><text:s/>686<text:s/></text:p>
          </table:table-cell>
          <table:table-cell office:value-type="float" office:value="1.0395789622473184" table:style-name="ce6">
            <text:p>1.040</text:p>
          </table:table-cell>
          <table:table-cell office:value-type="float" office:value="712.79164225438001" table:style-name="ce5">
            <text:p><text:s/>713<text:s/></text:p>
          </table:table-cell>
          <table:table-cell office:value-type="float" office:value="1.3431393305747996" table:style-name="ce6">
            <text:p>1.343</text:p>
          </table:table-cell>
          <table:table-cell office:value-type="float" office:value="957.37848921686009" table:style-name="ce5">
            <text:p><text:s/>95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57.37848921686009" table:style-name="ce5">
            <text:p><text:s/>957<text:s/></text:p>
          </table:table-cell>
          <table:table-cell office:value-type="float" office:value="0.92754862833673069" table:style-name="ce6">
            <text:p>0.928</text:p>
          </table:table-cell>
          <table:table-cell office:value-type="float" office:value="888.01510447219005" table:style-name="ce5">
            <text:p><text:s/>888<text:s/></text:p>
          </table:table-cell>
          <table:table-cell office:value-type="float" office:value="0.92047309496064811" table:style-name="ce6">
            <text:p>0.920</text:p>
          </table:table-cell>
          <table:table-cell office:value-type="float" office:value="817.39401158531996" table:style-name="ce5">
            <text:p><text:s/>81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0.644880311800001" table:style-name="ce5">
            <text:p><text:s/>4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0.644880311800001" table:style-name="ce5">
            <text:p><text:s/>41<text:s/></text:p>
          </table:table-cell>
          <table:table-cell office:value-type="float" office:value="1.0237550364865926" table:style-name="ce6">
            <text:p>1.024</text:p>
          </table:table-cell>
          <table:table-cell office:value-type="float" office:value="41.610400926600001" table:style-name="ce5">
            <text:p><text:s/>42<text:s/></text:p>
          </table:table-cell>
          <table:table-cell office:value-type="float" office:value="1.3435989462600988" table:style-name="ce6">
            <text:p>1.344</text:p>
          </table:table-cell>
          <table:table-cell office:value-type="float" office:value="55.907690838440004" table:style-name="ce5">
            <text:p><text:s/>5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5.907690838440004" table:style-name="ce5">
            <text:p><text:s/>56<text:s/></text:p>
          </table:table-cell>
          <table:table-cell office:value-type="float" office:value="1.0546881373281078" table:style-name="ce6">
            <text:p>1.055</text:p>
          </table:table-cell>
          <table:table-cell office:value-type="float" office:value="58.965178312710002" table:style-name="ce5">
            <text:p><text:s/>59<text:s/></text:p>
          </table:table-cell>
          <table:table-cell office:value-type="float" office:value="1.0528726702082742" table:style-name="ce6">
            <text:p>1.053</text:p>
          </table:table-cell>
          <table:table-cell office:value-type="float" office:value="62.08282473941" table:style-name="ce5">
            <text:p><text:s/>6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2.08282473941" table:style-name="ce5">
            <text:p><text:s/>62<text:s/></text:p>
          </table:table-cell>
          <table:table-cell office:value-type="float" office:value="1.1150760739410244" table:style-name="ce6">
            <text:p>1.115</text:p>
          </table:table-cell>
          <table:table-cell office:value-type="float" office:value="69.227072469589999" table:style-name="ce5">
            <text:p><text:s/>69<text:s/></text:p>
          </table:table-cell>
          <table:table-cell office:value-type="float" office:value="1.1585181354628356" table:style-name="ce6">
            <text:p>1.159</text:p>
          </table:table-cell>
          <table:table-cell office:value-type="float" office:value="80.200818921020002" table:style-name="ce5">
            <text:p><text:s/>8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0.200818921020002" table:style-name="ce5">
            <text:p><text:s/>80<text:s/></text:p>
          </table:table-cell>
          <table:table-cell office:value-type="float" office:value="1.0923375356265728" table:style-name="ce6">
            <text:p>1.092</text:p>
          </table:table-cell>
          <table:table-cell office:value-type="float" office:value="87.60636489542" table:style-name="ce5">
            <text:p><text:s/>88<text:s/></text:p>
          </table:table-cell>
          <table:table-cell office:value-type="float" office:value="1.0822349265514" table:style-name="ce6">
            <text:p>1.082</text:p>
          </table:table-cell>
          <table:table-cell office:value-type="float" office:value="94.810667878030003" table:style-name="ce5">
            <text:p><text:s/>9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4.810667878030003" table:style-name="ce5">
            <text:p><text:s/>95<text:s/></text:p>
          </table:table-cell>
          <table:table-cell office:value-type="float" office:value="1.0761693182957046" table:style-name="ce6">
            <text:p>1.076</text:p>
          </table:table-cell>
          <table:table-cell office:value-type="float" office:value="102.03233181746" table:style-name="ce5">
            <text:p><text:s/>102<text:s/></text:p>
          </table:table-cell>
          <table:table-cell office:value-type="float" office:value="1.0992578893014866" table:style-name="ce6">
            <text:p>1.099</text:p>
          </table:table-cell>
          <table:table-cell office:value-type="float" office:value="112.15984571416999" table:style-name="ce5">
            <text:p><text:s/>11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2.15984571416999" table:style-name="ce5">
            <text:p><text:s/>112<text:s/></text:p>
          </table:table-cell>
          <table:table-cell office:value-type="float" office:value="1.0923401675979798" table:style-name="ce6">
            <text:p>1.092</text:p>
          </table:table-cell>
          <table:table-cell office:value-type="float" office:value="122.51670466518" table:style-name="ce5">
            <text:p><text:s/>123<text:s/></text:p>
          </table:table-cell>
          <table:table-cell office:value-type="float" office:value="0.94581468423434722" table:style-name="ce6">
            <text:p>0.946</text:p>
          </table:table-cell>
          <table:table-cell office:value-type="float" office:value="115.87809833633" table:style-name="ce5">
            <text:p><text:s/>11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5.87809833633" table:style-name="ce5">
            <text:p><text:s/>116<text:s/></text:p>
          </table:table-cell>
          <table:table-cell office:value-type="float" office:value="1.0665665327019924" table:style-name="ce6">
            <text:p>1.067</text:p>
          </table:table-cell>
          <table:table-cell office:value-type="float" office:value="123.59170155868" table:style-name="ce5">
            <text:p><text:s/>124<text:s/></text:p>
          </table:table-cell>
          <table:table-cell office:value-type="float" office:value="1.1505207797852628" table:style-name="ce6">
            <text:p>1.151</text:p>
          </table:table-cell>
          <table:table-cell office:value-type="float" office:value="142.19482085228" table:style-name="ce5">
            <text:p><text:s/>14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2.19482085228" table:style-name="ce5">
            <text:p><text:s/>142<text:s/></text:p>
          </table:table-cell>
          <table:table-cell office:value-type="float" office:value="1.1511486632592454" table:style-name="ce6">
            <text:p>1.151</text:p>
          </table:table-cell>
          <table:table-cell office:value-type="float" office:value="163.68737794648999" table:style-name="ce5">
            <text:p><text:s/>164<text:s/></text:p>
          </table:table-cell>
          <table:table-cell office:value-type="float" office:value="1.0918475577719546" table:style-name="ce6">
            <text:p>1.092</text:p>
          </table:table-cell>
          <table:table-cell office:value-type="float" office:value="178.72166384897" table:style-name="ce5">
            <text:p><text:s/>17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8.72166384897" table:style-name="ce5">
            <text:p><text:s/>179<text:s/></text:p>
          </table:table-cell>
          <table:table-cell office:value-type="float" office:value="1.1116449470184082" table:style-name="ce6">
            <text:p>1.112</text:p>
          </table:table-cell>
          <table:table-cell office:value-type="float" office:value="198.67503454043" table:style-name="ce5">
            <text:p><text:s/>199<text:s/></text:p>
          </table:table-cell>
          <table:table-cell office:value-type="float" office:value="1.1027049276681395" table:style-name="ce6">
            <text:p>1.103</text:p>
          </table:table-cell>
          <table:table-cell office:value-type="float" office:value="219.07993959237001" table:style-name="ce5">
            <text:p><text:s/>21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9.07993959237001" table:style-name="ce5">
            <text:p><text:s/>219<text:s/></text:p>
          </table:table-cell>
          <table:table-cell office:value-type="float" office:value="1.1656977030561693" table:style-name="ce6">
            <text:p>1.166</text:p>
          </table:table-cell>
          <table:table-cell office:value-type="float" office:value="255.38098236851002" table:style-name="ce5">
            <text:p><text:s/>255<text:s/></text:p>
          </table:table-cell>
          <table:table-cell office:value-type="float" office:value="1.2511237710622023" table:style-name="ce6">
            <text:p>1.251</text:p>
          </table:table-cell>
          <table:table-cell office:value-type="float" office:value="319.51321771846" table:style-name="ce5">
            <text:p><text:s/>32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19.51321771846" table:style-name="ce5">
            <text:p><text:s/>320<text:s/></text:p>
          </table:table-cell>
          <table:table-cell office:value-type="float" office:value="0.95279000638980926" table:style-name="ce6">
            <text:p>0.953</text:p>
          </table:table-cell>
          <table:table-cell office:value-type="float" office:value="304.42900075160003" table:style-name="ce5">
            <text:p><text:s/>304<text:s/></text:p>
          </table:table-cell>
          <table:table-cell office:value-type="float" office:value="0.93382879214199122" table:style-name="ce6">
            <text:p>0.934</text:p>
          </table:table-cell>
          <table:table-cell office:value-type="float" office:value="284.28456606485997" table:style-name="ce5">
            <text:p><text:s/>28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4.28456606485997" table:style-name="ce5">
            <text:p><text:s/>284<text:s/></text:p>
          </table:table-cell>
          <table:table-cell office:value-type="float" office:value="1.0281564522950704" table:style-name="ce6">
            <text:p>1.028</text:p>
          </table:table-cell>
          <table:table-cell office:value-type="float" office:value="292.28901088748995" table:style-name="ce5">
            <text:p><text:s/>292<text:s/></text:p>
          </table:table-cell>
          <table:table-cell office:value-type="float" office:value="0.8849605366690878" table:style-name="ce6">
            <text:p>0.885</text:p>
          </table:table-cell>
          <table:table-cell office:value-type="float" office:value="258.66423993746997" table:style-name="ce5">
            <text:p><text:s/>25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8.66423993746997" table:style-name="ce5">
            <text:p><text:s/>259<text:s/></text:p>
          </table:table-cell>
          <table:table-cell office:value-type="float" office:value="1.2092574222085932" table:style-name="ce6">
            <text:p>1.209</text:p>
          </table:table-cell>
          <table:table-cell office:value-type="float" office:value="312.79165200432999" table:style-name="ce5">
            <text:p><text:s/>313<text:s/></text:p>
          </table:table-cell>
          <table:table-cell office:value-type="float" office:value="1.5226196558757172" table:style-name="ce6">
            <text:p>1.523</text:p>
          </table:table-cell>
          <table:table-cell office:value-type="float" office:value="476.26271753562997" table:style-name="ce5">
            <text:p><text:s/>47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76.26271753562997" table:style-name="ce5">
            <text:p><text:s/>476<text:s/></text:p>
          </table:table-cell>
          <table:table-cell office:value-type="float" office:value="0.9683229388602913" table:style-name="ce6">
            <text:p>0.968</text:p>
          </table:table-cell>
          <table:table-cell office:value-type="float" office:value="461.17611431368999" table:style-name="ce5">
            <text:p><text:s/>461<text:s/></text:p>
          </table:table-cell>
          <table:table-cell office:value-type="float" office:value="1.1697547596863822" table:style-name="ce6">
            <text:p>1.170</text:p>
          </table:table-cell>
          <table:table-cell office:value-type="float" office:value="539.46295477211004" table:style-name="ce5">
            <text:p><text:s/>53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39.46295477211004" table:style-name="ce5">
            <text:p><text:s/>539<text:s/></text:p>
          </table:table-cell>
          <table:table-cell office:value-type="float" office:value="1.0434886847634803" table:style-name="ce6">
            <text:p>1.043</text:p>
          </table:table-cell>
          <table:table-cell office:value-type="float" office:value="562.92348915376999" table:style-name="ce5">
            <text:p><text:s/>563<text:s/></text:p>
          </table:table-cell>
          <table:table-cell office:value-type="float" office:value="1.3017363451259396" table:style-name="ce6">
            <text:p>1.302</text:p>
          </table:table-cell>
          <table:table-cell office:value-type="float" office:value="732.77796535657001" table:style-name="ce5">
            <text:p><text:s/>73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32.77796535657001" table:style-name="ce5">
            <text:p><text:s/>733<text:s/></text:p>
          </table:table-cell>
          <table:table-cell office:value-type="float" office:value="0.91759616210737549" table:style-name="ce6">
            <text:p>0.918</text:p>
          </table:table-cell>
          <table:table-cell office:value-type="float" office:value="672.39424868803997" table:style-name="ce5">
            <text:p><text:s/>672<text:s/></text:p>
          </table:table-cell>
          <table:table-cell office:value-type="float" office:value="0.81655591092032487" table:style-name="ce6">
            <text:p>0.817</text:p>
          </table:table-cell>
          <table:table-cell office:value-type="float" office:value="549.04749823504994" table:style-name="ce5">
            <text:p><text:s/>54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.384775462609991" table:style-name="ce5">
            <text:p><text:s/>2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9.384775462609991" table:style-name="ce5">
            <text:p><text:s/>29<text:s/></text:p>
          </table:table-cell>
          <table:table-cell office:value-type="float" office:value="1.0042325237566734" table:style-name="ce6">
            <text:p>1.004</text:p>
          </table:table-cell>
          <table:table-cell office:value-type="float" office:value="29.509147222840003" table:style-name="ce5">
            <text:p><text:s/>30<text:s/></text:p>
          </table:table-cell>
          <table:table-cell office:value-type="float" office:value="1.1388576822253433" table:style-name="ce6">
            <text:p>1.139</text:p>
          </table:table-cell>
          <table:table-cell office:value-type="float" office:value="33.606719010649996" table:style-name="ce5">
            <text:p><text:s/>3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3.606719010649996" table:style-name="ce5">
            <text:p><text:s/>34<text:s/></text:p>
          </table:table-cell>
          <table:table-cell office:value-type="float" office:value="1.1033066694023235" table:style-name="ce6">
            <text:p>1.103</text:p>
          </table:table-cell>
          <table:table-cell office:value-type="float" office:value="37.078517221179993" table:style-name="ce5">
            <text:p><text:s/>37<text:s/></text:p>
          </table:table-cell>
          <table:table-cell office:value-type="float" office:value="1.0385322203921332" table:style-name="ce6">
            <text:p>1.039</text:p>
          </table:table-cell>
          <table:table-cell office:value-type="float" office:value="38.507234818560008" table:style-name="ce5">
            <text:p><text:s/>3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8.507234818560008" table:style-name="ce5">
            <text:p><text:s/>39<text:s/></text:p>
          </table:table-cell>
          <table:table-cell office:value-type="float" office:value="1.1031161448566584" table:style-name="ce6">
            <text:p>1.103</text:p>
          </table:table-cell>
          <table:table-cell office:value-type="float" office:value="42.47795242214" table:style-name="ce5">
            <text:p><text:s/>42<text:s/></text:p>
          </table:table-cell>
          <table:table-cell office:value-type="float" office:value="1.4929138358010139" table:style-name="ce6">
            <text:p>1.493</text:p>
          </table:table-cell>
          <table:table-cell office:value-type="float" office:value="63.41592288751" table:style-name="ce5">
            <text:p><text:s/>6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3.41592288751" table:style-name="ce5">
            <text:p><text:s/>63<text:s/></text:p>
          </table:table-cell>
          <table:table-cell office:value-type="float" office:value="1.0937294208978652" table:style-name="ce6">
            <text:p>1.094</text:p>
          </table:table-cell>
          <table:table-cell office:value-type="float" office:value="69.359860615459993" table:style-name="ce5">
            <text:p><text:s/>69<text:s/></text:p>
          </table:table-cell>
          <table:table-cell office:value-type="float" office:value="0.72902522535994341" table:style-name="ce6">
            <text:p>0.729</text:p>
          </table:table-cell>
          <table:table-cell office:value-type="float" office:value="50.565088016119986" table:style-name="ce5">
            <text:p><text:s/>5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0.565088016119986" table:style-name="ce5">
            <text:p><text:s/>51<text:s/></text:p>
          </table:table-cell>
          <table:table-cell office:value-type="float" office:value="1.1235083027809438" table:style-name="ce6">
            <text:p>1.124</text:p>
          </table:table-cell>
          <table:table-cell office:value-type="float" office:value="56.810296216960012" table:style-name="ce5">
            <text:p><text:s/>57<text:s/></text:p>
          </table:table-cell>
          <table:table-cell office:value-type="float" office:value="1.0092993498120906" table:style-name="ce6">
            <text:p>1.009</text:p>
          </table:table-cell>
          <table:table-cell office:value-type="float" office:value="57.338595034410012" table:style-name="ce5">
            <text:p><text:s/>5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7.338595034410012" table:style-name="ce5">
            <text:p><text:s/>57<text:s/></text:p>
          </table:table-cell>
          <table:table-cell office:value-type="float" office:value="1.0000724667604342" table:style-name="ce6">
            <text:p>1.000</text:p>
          </table:table-cell>
          <table:table-cell office:value-type="float" office:value="57.342750176640003" table:style-name="ce5">
            <text:p><text:s/>57<text:s/></text:p>
          </table:table-cell>
          <table:table-cell office:value-type="float" office:value="0.99128567913326981" table:style-name="ce6">
            <text:p>0.991</text:p>
          </table:table-cell>
          <table:table-cell office:value-type="float" office:value="56.843047052220015" table:style-name="ce5">
            <text:p><text:s/>5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6.843047052220015" table:style-name="ce5">
            <text:p><text:s/>57<text:s/></text:p>
          </table:table-cell>
          <table:table-cell office:value-type="float" office:value="1.1181940573250391" table:style-name="ce6">
            <text:p>1.118</text:p>
          </table:table-cell>
          <table:table-cell office:value-type="float" office:value="63.561557414039996" table:style-name="ce5">
            <text:p><text:s/>64<text:s/></text:p>
          </table:table-cell>
          <table:table-cell office:value-type="float" office:value="1.1968952751529907" table:style-name="ce6">
            <text:p>1.197</text:p>
          </table:table-cell>
          <table:table-cell office:value-type="float" office:value="76.076527750230014" table:style-name="ce5">
            <text:p><text:s/>7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6.076527750230014" table:style-name="ce5">
            <text:p><text:s/>76<text:s/></text:p>
          </table:table-cell>
          <table:table-cell office:value-type="float" office:value="1.0539026615339657" table:style-name="ce6">
            <text:p>1.054</text:p>
          </table:table-cell>
          <table:table-cell office:value-type="float" office:value="80.177255076230026" table:style-name="ce5">
            <text:p><text:s/>80<text:s/></text:p>
          </table:table-cell>
          <table:table-cell office:value-type="float" office:value="0.98723087613392835" table:style-name="ce6">
            <text:p>0.987</text:p>
          </table:table-cell>
          <table:table-cell office:value-type="float" office:value="79.153461774920018" table:style-name="ce5">
            <text:p><text:s/>7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9.153461774920018" table:style-name="ce5">
            <text:p><text:s/>79<text:s/></text:p>
          </table:table-cell>
          <table:table-cell office:value-type="float" office:value="1.1952346716305771" table:style-name="ce6">
            <text:p>1.195</text:p>
          </table:table-cell>
          <table:table-cell office:value-type="float" office:value="94.606961892969963" table:style-name="ce5">
            <text:p><text:s/>95<text:s/></text:p>
          </table:table-cell>
          <table:table-cell office:value-type="float" office:value="0.78046183685829429" table:style-name="ce6">
            <text:p>0.780</text:p>
          </table:table-cell>
          <table:table-cell office:value-type="float" office:value="73.837123258569989" table:style-name="ce5">
            <text:p><text:s/>7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3.837123258569989" table:style-name="ce5">
            <text:p><text:s/>74<text:s/></text:p>
          </table:table-cell>
          <table:table-cell office:value-type="float" office:value="1.0433545631803642" table:style-name="ce6">
            <text:p>1.043</text:p>
          </table:table-cell>
          <table:table-cell office:value-type="float" office:value="77.038299483940008" table:style-name="ce5">
            <text:p><text:s/>77<text:s/></text:p>
          </table:table-cell>
          <table:table-cell office:value-type="float" office:value="0.96716744592723902" table:style-name="ce6">
            <text:p>0.967</text:p>
          </table:table-cell>
          <table:table-cell office:value-type="float" office:value="74.508935350459993" table:style-name="ce5">
            <text:p><text:s/>7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4.508935350459993" table:style-name="ce5">
            <text:p><text:s/>75<text:s/></text:p>
          </table:table-cell>
          <table:table-cell office:value-type="float" office:value="0.90429168492304868" table:style-name="ce6">
            <text:p>0.904</text:p>
          </table:table-cell>
          <table:table-cell office:value-type="float" office:value="67.377810689889969" table:style-name="ce5">
            <text:p><text:s/>67<text:s/></text:p>
          </table:table-cell>
          <table:table-cell office:value-type="float" office:value="1.0924316297707275" table:style-name="ce6">
            <text:p>1.092</text:p>
          </table:table-cell>
          <table:table-cell office:value-type="float" office:value="73.605651542340041" table:style-name="ce5">
            <text:p><text:s/>7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3.605651542340041" table:style-name="ce5">
            <text:p><text:s/>74<text:s/></text:p>
          </table:table-cell>
          <table:table-cell office:value-type="float" office:value="0.89905677666264439" table:style-name="ce6">
            <text:p>0.899</text:p>
          </table:table-cell>
          <table:table-cell office:value-type="float" office:value="66.175659819810036" table:style-name="ce5">
            <text:p><text:s/>66<text:s/></text:p>
          </table:table-cell>
          <table:table-cell office:value-type="float" office:value="1.7760042712033122" table:style-name="ce6">
            <text:p>1.776</text:p>
          </table:table-cell>
          <table:table-cell office:value-type="float" office:value="117.52825448968002" table:style-name="ce5">
            <text:p><text:s/>11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7.52825448968002" table:style-name="ce5">
            <text:p><text:s/>118<text:s/></text:p>
          </table:table-cell>
          <table:table-cell office:value-type="float" office:value="1.2642187693631299" table:style-name="ce6">
            <text:p>1.264</text:p>
          </table:table-cell>
          <table:table-cell office:value-type="float" office:value="148.58142525634003" table:style-name="ce5">
            <text:p><text:s/>149<text:s/></text:p>
          </table:table-cell>
          <table:table-cell office:value-type="float" office:value="1.3093022593887722" table:style-name="ce6">
            <text:p>1.309</text:p>
          </table:table-cell>
          <table:table-cell office:value-type="float" office:value="194.53799579132999" table:style-name="ce5">
            <text:p><text:s/>1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4.53799579132999" table:style-name="ce5">
            <text:p><text:s/>195<text:s/></text:p>
          </table:table-cell>
          <table:table-cell office:value-type="float" office:value="1.1517516613935201" table:style-name="ce6">
            <text:p>1.152</text:p>
          </table:table-cell>
          <table:table-cell office:value-type="float" office:value="224.05945985682993" table:style-name="ce5">
            <text:p><text:s/>224<text:s/></text:p>
          </table:table-cell>
          <table:table-cell office:value-type="float" office:value="0.65246612386200353" table:style-name="ce6">
            <text:p>0.652</text:p>
          </table:table-cell>
          <table:table-cell office:value-type="float" office:value="146.1912072874" table:style-name="ce5">
            <text:p><text:s/>14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6.1912072874" table:style-name="ce5">
            <text:p><text:s/>146<text:s/></text:p>
          </table:table-cell>
          <table:table-cell office:value-type="float" office:value="1.0251516208220472" table:style-name="ce6">
            <text:p>1.025</text:p>
          </table:table-cell>
          <table:table-cell office:value-type="float" office:value="149.86815310061002" table:style-name="ce5">
            <text:p><text:s/>150<text:s/></text:p>
          </table:table-cell>
          <table:table-cell office:value-type="float" office:value="1.4986541117211902" table:style-name="ce6">
            <text:p>1.499</text:p>
          </table:table-cell>
          <table:table-cell office:value-type="float" office:value="224.60052386029005" table:style-name="ce5">
            <text:p><text:s/>22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24.60052386029005" table:style-name="ce5">
            <text:p><text:s/>225<text:s/></text:p>
          </table:table-cell>
          <table:table-cell office:value-type="float" office:value="0.96001938053481239" table:style-name="ce6">
            <text:p>0.960</text:p>
          </table:table-cell>
          <table:table-cell office:value-type="float" office:value="215.62085578415" table:style-name="ce5">
            <text:p><text:s/>216<text:s/></text:p>
          </table:table-cell>
          <table:table-cell office:value-type="float" office:value="1.244529488459603" table:style-name="ce6">
            <text:p>1.245</text:p>
          </table:table-cell>
          <table:table-cell office:value-type="float" office:value="268.34651335027002" table:style-name="ce5">
            <text:p><text:s/>26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77.93307374482004" table:style-name="ce5">
            <text:p><text:s/>57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77.93307374482004" table:style-name="ce5">
            <text:p><text:s/>578<text:s/></text:p>
          </table:table-cell>
          <table:table-cell office:value-type="float" office:value="0.76843872239355548" table:style-name="ce6">
            <text:p>0.768</text:p>
          </table:table-cell>
          <table:table-cell office:value-type="float" office:value="444.10615281744998" table:style-name="ce5">
            <text:p><text:s/>444<text:s/></text:p>
          </table:table-cell>
          <table:table-cell office:value-type="float" office:value="1.1724062886692606" table:style-name="ce6">
            <text:p>1.172</text:p>
          </table:table-cell>
          <table:table-cell office:value-type="float" office:value="520.67284639988998" table:style-name="ce5">
            <text:p><text:s/>52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20.67284639988998" table:style-name="ce5">
            <text:p><text:s/>521<text:s/></text:p>
          </table:table-cell>
          <table:table-cell office:value-type="float" office:value="1.7200714481772315" table:style-name="ce6">
            <text:p>1.720</text:p>
          </table:table-cell>
          <table:table-cell office:value-type="float" office:value="895.59449693362001" table:style-name="ce5">
            <text:p><text:s/>896<text:s/></text:p>
          </table:table-cell>
          <table:table-cell office:value-type="float" office:value="0.81996348105354555" table:style-name="ce6">
            <text:p>0.820</text:p>
          </table:table-cell>
          <table:table-cell office:value-type="float" office:value="734.35478131808998" table:style-name="ce5">
            <text:p><text:s/>73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34.35478131808998" table:style-name="ce5">
            <text:p><text:s/>734<text:s/></text:p>
          </table:table-cell>
          <table:table-cell office:value-type="float" office:value="0.69277990159442249" table:style-name="ce6">
            <text:p>0.693</text:p>
          </table:table-cell>
          <table:table-cell office:value-type="float" office:value="508.74623313694002" table:style-name="ce5">
            <text:p><text:s/>509<text:s/></text:p>
          </table:table-cell>
          <table:table-cell office:value-type="float" office:value="1.1298304606705185" table:style-name="ce6">
            <text:p>1.130</text:p>
          </table:table-cell>
          <table:table-cell office:value-type="float" office:value="574.79699094950001" table:style-name="ce5">
            <text:p><text:s/>57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74.79699094950001" table:style-name="ce5">
            <text:p><text:s/>575<text:s/></text:p>
          </table:table-cell>
          <table:table-cell office:value-type="float" office:value="1.2923826304817163" table:style-name="ce6">
            <text:p>1.292</text:p>
          </table:table-cell>
          <table:table-cell office:value-type="float" office:value="742.85764715629" table:style-name="ce5">
            <text:p><text:s/>743<text:s/></text:p>
          </table:table-cell>
          <table:table-cell office:value-type="float" office:value="0.93740626746123101" table:style-name="ce6">
            <text:p>0.937</text:p>
          </table:table-cell>
          <table:table-cell office:value-type="float" office:value="696.35941427580997" table:style-name="ce5">
            <text:p><text:s/>69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96.35941427580997" table:style-name="ce5">
            <text:p><text:s/>696<text:s/></text:p>
          </table:table-cell>
          <table:table-cell office:value-type="float" office:value="1.0331221484102384" table:style-name="ce6">
            <text:p>1.033</text:p>
          </table:table-cell>
          <table:table-cell office:value-type="float" office:value="719.42433414232005" table:style-name="ce5">
            <text:p><text:s/>719<text:s/></text:p>
          </table:table-cell>
          <table:table-cell office:value-type="float" office:value="0.96426405617342648" table:style-name="ce6">
            <text:p>0.964</text:p>
          </table:table-cell>
          <table:table-cell office:value-type="float" office:value="693.71502654994003" table:style-name="ce5">
            <text:p><text:s/>69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93.71502654994003" table:style-name="ce5">
            <text:p><text:s/>694<text:s/></text:p>
          </table:table-cell>
          <table:table-cell office:value-type="float" office:value="1.2476959943685608" table:style-name="ce6">
            <text:p>1.248</text:p>
          </table:table-cell>
          <table:table-cell office:value-type="float" office:value="865.54545985964" table:style-name="ce5">
            <text:p><text:s/>866<text:s/></text:p>
          </table:table-cell>
          <table:table-cell office:value-type="float" office:value="1.0036882731302266" table:style-name="ce6">
            <text:p>1.004</text:p>
          </table:table-cell>
          <table:table-cell office:value-type="float" office:value="868.73782792223005" table:style-name="ce5">
            <text:p><text:s/>86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68.73782792223005" table:style-name="ce5">
            <text:p><text:s/>869<text:s/></text:p>
          </table:table-cell>
          <table:table-cell office:value-type="float" office:value="1.2535429665147355" table:style-name="ce6">
            <text:p>1.254</text:p>
          </table:table-cell>
          <table:table-cell office:value-type="float" office:value="1089.0001939372" table:style-name="ce5">
            <text:p><text:s/>1,089<text:s/></text:p>
          </table:table-cell>
          <table:table-cell office:value-type="float" office:value="1.6354078389781292" table:style-name="ce6">
            <text:p>1.635</text:p>
          </table:table-cell>
          <table:table-cell office:value-type="float" office:value="1780.9594538136" table:style-name="ce5">
            <text:p><text:s/>1,78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80.9594538136" table:style-name="ce5">
            <text:p><text:s/>1,781<text:s/></text:p>
          </table:table-cell>
          <table:table-cell office:value-type="float" office:value="0.89371268252280378" table:style-name="ce6">
            <text:p>0.894</text:p>
          </table:table-cell>
          <table:table-cell office:value-type="float" office:value="1591.6660509321" table:style-name="ce5">
            <text:p><text:s/>1,592<text:s/></text:p>
          </table:table-cell>
          <table:table-cell office:value-type="float" office:value="0.9724204626141878" table:style-name="ce6">
            <text:p>0.972</text:p>
          </table:table-cell>
          <table:table-cell office:value-type="float" office:value="1547.76863757469" table:style-name="ce5">
            <text:p><text:s/>1,54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47.76863757469" table:style-name="ce5">
            <text:p><text:s/>1,548<text:s/></text:p>
          </table:table-cell>
          <table:table-cell office:value-type="float" office:value="0.99149392434968187" table:style-name="ce6">
            <text:p>0.991</text:p>
          </table:table-cell>
          <table:table-cell office:value-type="float" office:value="1534.6032004542899" table:style-name="ce5">
            <text:p><text:s/>1,535<text:s/></text:p>
          </table:table-cell>
          <table:table-cell office:value-type="float" office:value="0.96488723837994184" table:style-name="ce6">
            <text:p>0.965</text:p>
          </table:table-cell>
          <table:table-cell office:value-type="float" office:value="1480.71904409536" table:style-name="ce5">
            <text:p><text:s/>1,48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480.71904409536" table:style-name="ce5">
            <text:p><text:s/>1,481<text:s/></text:p>
          </table:table-cell>
          <table:table-cell office:value-type="float" office:value="1.047286289173438" table:style-name="ce6">
            <text:p>1.047</text:p>
          </table:table-cell>
          <table:table-cell office:value-type="float" office:value="1550.7367529990699" table:style-name="ce5">
            <text:p><text:s/>1,551<text:s/></text:p>
          </table:table-cell>
          <table:table-cell office:value-type="float" office:value="0.94616803997469967" table:style-name="ce6">
            <text:p>0.946</text:p>
          </table:table-cell>
          <table:table-cell office:value-type="float" office:value="1467.25755410186" table:style-name="ce5">
            <text:p><text:s/>1,46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467.25755410186" table:style-name="ce5">
            <text:p><text:s/>1,467<text:s/></text:p>
          </table:table-cell>
          <table:table-cell office:value-type="float" office:value="1.0254012279921392" table:style-name="ce6">
            <text:p>1.025</text:p>
          </table:table-cell>
          <table:table-cell office:value-type="float" office:value="1504.5276977567898" table:style-name="ce5">
            <text:p><text:s/>1,505<text:s/></text:p>
          </table:table-cell>
          <table:table-cell office:value-type="float" office:value="1.0339752943751077" table:style-name="ce6">
            <text:p>1.034</text:p>
          </table:table-cell>
          <table:table-cell office:value-type="float" office:value="1555.64446918358" table:style-name="ce5">
            <text:p><text:s/>1,55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55.64446918358" table:style-name="ce5">
            <text:p><text:s/>1,556<text:s/></text:p>
          </table:table-cell>
          <table:table-cell office:value-type="float" office:value="1.0353842696694886" table:style-name="ce6">
            <text:p>1.035</text:p>
          </table:table-cell>
          <table:table-cell office:value-type="float" office:value="1610.6898125910202" table:style-name="ce5">
            <text:p><text:s/>1,611<text:s/></text:p>
          </table:table-cell>
          <table:table-cell office:value-type="float" office:value="1.3622170260373898" table:style-name="ce6">
            <text:p>1.362</text:p>
          </table:table-cell>
          <table:table-cell office:value-type="float" office:value="2194.1090863764603" table:style-name="ce5">
            <text:p><text:s/>2,19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194.1090863764603" table:style-name="ce5">
            <text:p><text:s/>2,194<text:s/></text:p>
          </table:table-cell>
          <table:table-cell office:value-type="float" office:value="0.81219263888321636" table:style-name="ce6">
            <text:p>0.812</text:p>
          </table:table-cell>
          <table:table-cell office:value-type="float" office:value="1782.0392488617401" table:style-name="ce5">
            <text:p><text:s/>1,782<text:s/></text:p>
          </table:table-cell>
          <table:table-cell office:value-type="float" office:value="0.82552261826520346" table:style-name="ce6">
            <text:p>0.826</text:p>
          </table:table-cell>
          <table:table-cell office:value-type="float" office:value="1471.1137065717" table:style-name="ce5">
            <text:p><text:s/>1,47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71.1137065717" table:style-name="ce5">
            <text:p><text:s/>1,471<text:s/></text:p>
          </table:table-cell>
          <table:table-cell office:value-type="float" office:value="0.88508201828712929" table:style-name="ce6">
            <text:p>0.885</text:p>
          </table:table-cell>
          <table:table-cell office:value-type="float" office:value="1302.0562885423401" table:style-name="ce5">
            <text:p><text:s/>1,302<text:s/></text:p>
          </table:table-cell>
          <table:table-cell office:value-type="float" office:value="0.99666691287587994" table:style-name="ce6">
            <text:p>0.997</text:p>
          </table:table-cell>
          <table:table-cell office:value-type="float" office:value="1297.7164214921199" table:style-name="ce5">
            <text:p><text:s/>1,29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97.7164214921199" table:style-name="ce5">
            <text:p><text:s/>1,298<text:s/></text:p>
          </table:table-cell>
          <table:table-cell office:value-type="float" office:value="0.90575239623737569" table:style-name="ce6">
            <text:p>0.906</text:p>
          </table:table-cell>
          <table:table-cell office:value-type="float" office:value="1175.4097584030799" table:style-name="ce5">
            <text:p><text:s/>1,175<text:s/></text:p>
          </table:table-cell>
          <table:table-cell office:value-type="float" office:value="1.0533353120891751" table:style-name="ce6">
            <text:p>1.053</text:p>
          </table:table-cell>
          <table:table-cell office:value-type="float" office:value="1238.1006047001702" table:style-name="ce5">
            <text:p><text:s/>1,23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38.1006047001702" table:style-name="ce5">
            <text:p><text:s/>1,238<text:s/></text:p>
          </table:table-cell>
          <table:table-cell office:value-type="float" office:value="0.9291803188468728" table:style-name="ce6">
            <text:p>0.929</text:p>
          </table:table-cell>
          <table:table-cell office:value-type="float" office:value="1150.4187146398101" table:style-name="ce5">
            <text:p><text:s/>1,150<text:s/></text:p>
          </table:table-cell>
          <table:table-cell office:value-type="float" office:value="1.0723699402445976" table:style-name="ce6">
            <text:p>1.072</text:p>
          </table:table-cell>
          <table:table-cell office:value-type="float" office:value="1233.6744482745601" table:style-name="ce5">
            <text:p><text:s/>1,23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1.31836430019996" table:style-name="ce5">
            <text:p><text:s/>31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11.31836430019996" table:style-name="ce5">
            <text:p><text:s/>311<text:s/></text:p>
          </table:table-cell>
          <table:table-cell office:value-type="float" office:value="0.78278271089600304" table:style-name="ce6">
            <text:p>0.783</text:p>
          </table:table-cell>
          <table:table-cell office:value-type="float" office:value="243.69463315862001" table:style-name="ce5">
            <text:p><text:s/>244<text:s/></text:p>
          </table:table-cell>
          <table:table-cell office:value-type="float" office:value="1.3409425655266265" table:style-name="ce6">
            <text:p>1.341</text:p>
          </table:table-cell>
          <table:table-cell office:value-type="float" office:value="326.78050659279" table:style-name="ce5">
            <text:p><text:s/>32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26.78050659279" table:style-name="ce5">
            <text:p><text:s/>327<text:s/></text:p>
          </table:table-cell>
          <table:table-cell office:value-type="float" office:value="1.6915333483765582" table:style-name="ce6">
            <text:p>1.692</text:p>
          </table:table-cell>
          <table:table-cell office:value-type="float" office:value="552.7601245010901" table:style-name="ce5">
            <text:p><text:s/>553<text:s/></text:p>
          </table:table-cell>
          <table:table-cell office:value-type="float" office:value="0.8145329942749554" table:style-name="ce6">
            <text:p>0.815</text:p>
          </table:table-cell>
          <table:table-cell office:value-type="float" office:value="450.24135932566998" table:style-name="ce5">
            <text:p><text:s/>45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50.24135932566998" table:style-name="ce5">
            <text:p><text:s/>450<text:s/></text:p>
          </table:table-cell>
          <table:table-cell office:value-type="float" office:value="0.70255184636300805" table:style-name="ce6">
            <text:p>0.703</text:p>
          </table:table-cell>
          <table:table-cell office:value-type="float" office:value="316.31789830323999" table:style-name="ce5">
            <text:p><text:s/>316<text:s/></text:p>
          </table:table-cell>
          <table:table-cell office:value-type="float" office:value="1.1406798245298477" table:style-name="ce6">
            <text:p>1.141</text:p>
          </table:table-cell>
          <table:table-cell office:value-type="float" office:value="360.81744473219004" table:style-name="ce5">
            <text:p><text:s/>36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60.81744473219004" table:style-name="ce5">
            <text:p><text:s/>361<text:s/></text:p>
          </table:table-cell>
          <table:table-cell office:value-type="float" office:value="1.3077250225820756" table:style-name="ce6">
            <text:p>1.308</text:p>
          </table:table-cell>
          <table:table-cell office:value-type="float" office:value="471.85000106041002" table:style-name="ce5">
            <text:p><text:s/>472<text:s/></text:p>
          </table:table-cell>
          <table:table-cell office:value-type="float" office:value="0.93996291853647107" table:style-name="ce6">
            <text:p>0.940</text:p>
          </table:table-cell>
          <table:table-cell office:value-type="float" office:value="443.52150410818001" table:style-name="ce5">
            <text:p><text:s/>44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43.52150410818001" table:style-name="ce5">
            <text:p><text:s/>444<text:s/></text:p>
          </table:table-cell>
          <table:table-cell office:value-type="float" office:value="1.0190118213165225" table:style-name="ce6">
            <text:p>1.019</text:p>
          </table:table-cell>
          <table:table-cell office:value-type="float" office:value="451.95365569432005" table:style-name="ce5">
            <text:p><text:s/>452<text:s/></text:p>
          </table:table-cell>
          <table:table-cell office:value-type="float" office:value="0.94990176203452581" table:style-name="ce6">
            <text:p>0.950</text:p>
          </table:table-cell>
          <table:table-cell office:value-type="float" office:value="429.31157390197995" table:style-name="ce5">
            <text:p><text:s/>42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9.31157390197995" table:style-name="ce5">
            <text:p><text:s/>429<text:s/></text:p>
          </table:table-cell>
          <table:table-cell office:value-type="float" office:value="1.2647296098979359" table:style-name="ce6">
            <text:p>1.265</text:p>
          </table:table-cell>
          <table:table-cell office:value-type="float" office:value="542.96305938572004" table:style-name="ce5">
            <text:p><text:s/>543<text:s/></text:p>
          </table:table-cell>
          <table:table-cell office:value-type="float" office:value="1.0448392013569834" table:style-name="ce6">
            <text:p>1.045</text:p>
          </table:table-cell>
          <table:table-cell office:value-type="float" office:value="567.30908933492003" table:style-name="ce5">
            <text:p><text:s/>56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67.30908933492003" table:style-name="ce5">
            <text:p><text:s/>567<text:s/></text:p>
          </table:table-cell>
          <table:table-cell office:value-type="float" office:value="1.2305220599936368" table:style-name="ce6">
            <text:p>1.231</text:p>
          </table:table-cell>
          <table:table-cell office:value-type="float" office:value="698.08634926152001" table:style-name="ce5">
            <text:p><text:s/>698<text:s/></text:p>
          </table:table-cell>
          <table:table-cell office:value-type="float" office:value="1.5203211242504981" table:style-name="ce6">
            <text:p>1.520</text:p>
          </table:table-cell>
          <table:table-cell office:value-type="float" office:value="1061.3154233332" table:style-name="ce5">
            <text:p><text:s/>1,06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61.3154233332" table:style-name="ce5">
            <text:p><text:s/>1,061<text:s/></text:p>
          </table:table-cell>
          <table:table-cell office:value-type="float" office:value="0.88771327983130044" table:style-name="ce6">
            <text:p>0.888</text:p>
          </table:table-cell>
          <table:table-cell office:value-type="float" office:value="942.14379538266007" table:style-name="ce5">
            <text:p><text:s/>942<text:s/></text:p>
          </table:table-cell>
          <table:table-cell office:value-type="float" office:value="0.91531319544901979" table:style-name="ce6">
            <text:p>0.915</text:p>
          </table:table-cell>
          <table:table-cell office:value-type="float" office:value="862.35664792417003" table:style-name="ce5">
            <text:p><text:s/>86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62.35664792417003" table:style-name="ce5">
            <text:p><text:s/>862<text:s/></text:p>
          </table:table-cell>
          <table:table-cell office:value-type="float" office:value="0.97683138992238983" table:style-name="ce6">
            <text:p>0.977</text:p>
          </table:table-cell>
          <table:table-cell office:value-type="float" office:value="842.37704300057999" table:style-name="ce5">
            <text:p><text:s/>842<text:s/></text:p>
          </table:table-cell>
          <table:table-cell office:value-type="float" office:value="1.0101393954374587" table:style-name="ce6">
            <text:p>1.010</text:p>
          </table:table-cell>
          <table:table-cell office:value-type="float" office:value="850.91823694700008" table:style-name="ce5">
            <text:p><text:s/>85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50.91823694700008" table:style-name="ce5">
            <text:p><text:s/>851<text:s/></text:p>
          </table:table-cell>
          <table:table-cell office:value-type="float" office:value="1.0505074031724824" table:style-name="ce6">
            <text:p>1.051</text:p>
          </table:table-cell>
          <table:table-cell office:value-type="float" office:value="893.8959074073" table:style-name="ce5">
            <text:p><text:s/>894<text:s/></text:p>
          </table:table-cell>
          <table:table-cell office:value-type="float" office:value="0.91002671694307935" table:style-name="ce6">
            <text:p>0.910</text:p>
          </table:table-cell>
          <table:table-cell office:value-type="float" office:value="813.46915790672006" table:style-name="ce5">
            <text:p><text:s/>81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13.46915790672006" table:style-name="ce5">
            <text:p><text:s/>813<text:s/></text:p>
          </table:table-cell>
          <table:table-cell office:value-type="float" office:value="1.0193542073107895" table:style-name="ce6">
            <text:p>1.019</text:p>
          </table:table-cell>
          <table:table-cell office:value-type="float" office:value="829.21320862978007" table:style-name="ce5">
            <text:p><text:s/>829<text:s/></text:p>
          </table:table-cell>
          <table:table-cell office:value-type="float" office:value="1.0914867828969788" table:style-name="ce6">
            <text:p>1.091</text:p>
          </table:table-cell>
          <table:table-cell office:value-type="float" office:value="905.07525742299993" table:style-name="ce5">
            <text:p><text:s/>90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05.07525742299993" table:style-name="ce5">
            <text:p><text:s/>905<text:s/></text:p>
          </table:table-cell>
          <table:table-cell office:value-type="float" office:value="1.0293750495500116" table:style-name="ce6">
            <text:p>1.029</text:p>
          </table:table-cell>
          <table:table-cell office:value-type="float" office:value="931.66188795629" table:style-name="ce5">
            <text:p><text:s/>932<text:s/></text:p>
          </table:table-cell>
          <table:table-cell office:value-type="float" office:value="1.3654588286880036" table:style-name="ce6">
            <text:p>1.365</text:p>
          </table:table-cell>
          <table:table-cell office:value-type="float" office:value="1272.1459502620498" table:style-name="ce5">
            <text:p><text:s/>1,27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72.1459502620498" table:style-name="ce5">
            <text:p><text:s/>1,272<text:s/></text:p>
          </table:table-cell>
          <table:table-cell office:value-type="float" office:value="0.80647411278222725" table:style-name="ce6">
            <text:p>0.806</text:p>
          </table:table-cell>
          <table:table-cell office:value-type="float" office:value="1025.95277656709" table:style-name="ce5">
            <text:p><text:s/>1,026<text:s/></text:p>
          </table:table-cell>
          <table:table-cell office:value-type="float" office:value="0.77509454120384536" table:style-name="ce6">
            <text:p>0.775</text:p>
          </table:table-cell>
          <table:table-cell office:value-type="float" office:value="795.21039665007993" table:style-name="ce5">
            <text:p><text:s/>79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95.21039665007993" table:style-name="ce5">
            <text:p><text:s/>795<text:s/></text:p>
          </table:table-cell>
          <table:table-cell office:value-type="float" office:value="0.88635096479769993" table:style-name="ce6">
            <text:p>0.886</text:p>
          </table:table-cell>
          <table:table-cell office:value-type="float" office:value="704.83550228796003" table:style-name="ce5">
            <text:p><text:s/>705<text:s/></text:p>
          </table:table-cell>
          <table:table-cell office:value-type="float" office:value="1.0287276576319613" table:style-name="ce6">
            <text:p>1.029</text:p>
          </table:table-cell>
          <table:table-cell office:value-type="float" office:value="725.08377528454002" table:style-name="ce5">
            <text:p><text:s/>72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25.08377528454002" table:style-name="ce5">
            <text:p><text:s/>725<text:s/></text:p>
          </table:table-cell>
          <table:table-cell office:value-type="float" office:value="0.91698205875863359" table:style-name="ce6">
            <text:p>0.917</text:p>
          </table:table-cell>
          <table:table-cell office:value-type="float" office:value="664.88881303289998" table:style-name="ce5">
            <text:p><text:s/>665<text:s/></text:p>
          </table:table-cell>
          <table:table-cell office:value-type="float" office:value="1.1171361062893779" table:style-name="ce6">
            <text:p>1.117</text:p>
          </table:table-cell>
          <table:table-cell office:value-type="float" office:value="742.77129970694" table:style-name="ce5">
            <text:p><text:s/>74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42.77129970694" table:style-name="ce5">
            <text:p><text:s/>743<text:s/></text:p>
          </table:table-cell>
          <table:table-cell office:value-type="float" office:value="0.94290529475597373" table:style-name="ce6">
            <text:p>0.943</text:p>
          </table:table-cell>
          <table:table-cell office:value-type="float" office:value="700.36299128644998" table:style-name="ce5">
            <text:p><text:s/>700<text:s/></text:p>
          </table:table-cell>
          <table:table-cell office:value-type="float" office:value="1.0192928654939499" table:style-name="ce6">
            <text:p>1.019</text:p>
          </table:table-cell>
          <table:table-cell office:value-type="float" office:value="713.87500027427996" table:style-name="ce5">
            <text:p><text:s/>71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6.61470944462002" table:style-name="ce5">
            <text:p><text:s/>26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66.61470944462002" table:style-name="ce5">
            <text:p><text:s/>267<text:s/></text:p>
          </table:table-cell>
          <table:table-cell office:value-type="float" office:value="0.75168965761980422" table:style-name="ce6">
            <text:p>0.752</text:p>
          </table:table-cell>
          <table:table-cell office:value-type="float" office:value="200.41151965882997" table:style-name="ce5">
            <text:p><text:s/>200<text:s/></text:p>
          </table:table-cell>
          <table:table-cell office:value-type="float" office:value="0.96747103228982101" table:style-name="ce6">
            <text:p>0.967</text:p>
          </table:table-cell>
          <table:table-cell office:value-type="float" office:value="193.8923398071" table:style-name="ce5">
            <text:p><text:s/>19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3.8923398071" table:style-name="ce5">
            <text:p><text:s/>194<text:s/></text:p>
          </table:table-cell>
          <table:table-cell office:value-type="float" office:value="1.7681687310267631" table:style-name="ce6">
            <text:p>1.768</text:p>
          </table:table-cell>
          <table:table-cell office:value-type="float" office:value="342.8343724325299" table:style-name="ce5">
            <text:p><text:s/>343<text:s/></text:p>
          </table:table-cell>
          <table:table-cell office:value-type="float" office:value="0.82871918581715054" table:style-name="ce6">
            <text:p>0.829</text:p>
          </table:table-cell>
          <table:table-cell office:value-type="float" office:value="284.11342199241994" table:style-name="ce5">
            <text:p><text:s/>28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84.11342199241994" table:style-name="ce5">
            <text:p><text:s/>284<text:s/></text:p>
          </table:table-cell>
          <table:table-cell office:value-type="float" office:value="0.67729406616641263" table:style-name="ce6">
            <text:p>0.677</text:p>
          </table:table-cell>
          <table:table-cell office:value-type="float" office:value="192.42833483370001" table:style-name="ce5">
            <text:p><text:s/>192<text:s/></text:p>
          </table:table-cell>
          <table:table-cell office:value-type="float" office:value="1.1119960394722268" table:style-name="ce6">
            <text:p>1.112</text:p>
          </table:table-cell>
          <table:table-cell office:value-type="float" office:value="213.97954621730995" table:style-name="ce5">
            <text:p><text:s/>21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13.97954621730995" table:style-name="ce5">
            <text:p><text:s/>214<text:s/></text:p>
          </table:table-cell>
          <table:table-cell office:value-type="float" office:value="1.2665119208200133" table:style-name="ce6">
            <text:p>1.267</text:p>
          </table:table-cell>
          <table:table-cell office:value-type="float" office:value="271.00764609588003" table:style-name="ce5">
            <text:p><text:s/>271<text:s/></text:p>
          </table:table-cell>
          <table:table-cell office:value-type="float" office:value="0.93295489559057776" table:style-name="ce6">
            <text:p>0.933</text:p>
          </table:table-cell>
          <table:table-cell office:value-type="float" office:value="252.83791016763001" table:style-name="ce5">
            <text:p><text:s/>25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2.83791016763001" table:style-name="ce5">
            <text:p><text:s/>253<text:s/></text:p>
          </table:table-cell>
          <table:table-cell office:value-type="float" office:value="1.0578741070540749" table:style-name="ce6">
            <text:p>1.058</text:p>
          </table:table-cell>
          <table:table-cell office:value-type="float" office:value="267.470678448" table:style-name="ce5">
            <text:p><text:s/>267<text:s/></text:p>
          </table:table-cell>
          <table:table-cell office:value-type="float" office:value="0.98853247833430713" table:style-name="ce6">
            <text:p>0.989</text:p>
          </table:table-cell>
          <table:table-cell office:value-type="float" office:value="264.40345264796002" table:style-name="ce5">
            <text:p><text:s/>26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4.40345264796002" table:style-name="ce5">
            <text:p><text:s/>264<text:s/></text:p>
          </table:table-cell>
          <table:table-cell office:value-type="float" office:value="1.2200385329439034" table:style-name="ce6">
            <text:p>1.220</text:p>
          </table:table-cell>
          <table:table-cell office:value-type="float" office:value="322.58240047391996" table:style-name="ce5">
            <text:p><text:s/>323<text:s/></text:p>
          </table:table-cell>
          <table:table-cell office:value-type="float" office:value="0.93442400498126288" table:style-name="ce6">
            <text:p>0.934</text:p>
          </table:table-cell>
          <table:table-cell office:value-type="float" office:value="301.42873858730997" table:style-name="ce5">
            <text:p><text:s/>3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1.42873858730997" table:style-name="ce5">
            <text:p><text:s/>301<text:s/></text:p>
          </table:table-cell>
          <table:table-cell office:value-type="float" office:value="1.2968698555677045" table:style-name="ce6">
            <text:p>1.297</text:p>
          </table:table-cell>
          <table:table-cell office:value-type="float" office:value="390.91384467568002" table:style-name="ce5">
            <text:p><text:s/>391<text:s/></text:p>
          </table:table-cell>
          <table:table-cell office:value-type="float" office:value="1.8409274582675617" table:style-name="ce6">
            <text:p>1.841</text:p>
          </table:table-cell>
          <table:table-cell office:value-type="float" office:value="719.64403048040003" table:style-name="ce5">
            <text:p><text:s/>72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19.64403048040003" table:style-name="ce5">
            <text:p><text:s/>720<text:s/></text:p>
          </table:table-cell>
          <table:table-cell office:value-type="float" office:value="0.90256047162073993" table:style-name="ce6">
            <text:p>0.903</text:p>
          </table:table-cell>
          <table:table-cell office:value-type="float" office:value="649.52225554944005" table:style-name="ce5">
            <text:p><text:s/>650<text:s/></text:p>
          </table:table-cell>
          <table:table-cell office:value-type="float" office:value="1.0552555879254983" table:style-name="ce6">
            <text:p>1.055</text:p>
          </table:table-cell>
          <table:table-cell office:value-type="float" office:value="685.41198965052013" table:style-name="ce5">
            <text:p><text:s/>68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85.41198965052013" table:style-name="ce5">
            <text:p><text:s/>685<text:s/></text:p>
          </table:table-cell>
          <table:table-cell office:value-type="float" office:value="1.0099417108338946" table:style-name="ce6">
            <text:p>1.010</text:p>
          </table:table-cell>
          <table:table-cell office:value-type="float" office:value="692.22615745371002" table:style-name="ce5">
            <text:p><text:s/>692<text:s/></text:p>
          </table:table-cell>
          <table:table-cell office:value-type="float" office:value="0.90981942876158306" table:style-name="ce6">
            <text:p>0.910</text:p>
          </table:table-cell>
          <table:table-cell office:value-type="float" office:value="629.80080714836004" table:style-name="ce5">
            <text:p><text:s/>63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29.80080714836004" table:style-name="ce5">
            <text:p><text:s/>630<text:s/></text:p>
          </table:table-cell>
          <table:table-cell office:value-type="float" office:value="1.0429342708623113" table:style-name="ce6">
            <text:p>1.043</text:p>
          </table:table-cell>
          <table:table-cell office:value-type="float" office:value="656.84084559176995" table:style-name="ce5">
            <text:p><text:s/>657<text:s/></text:p>
          </table:table-cell>
          <table:table-cell office:value-type="float" office:value="0.99535283255127061" table:style-name="ce6">
            <text:p>0.995</text:p>
          </table:table-cell>
          <table:table-cell office:value-type="float" office:value="653.78839619513997" table:style-name="ce5">
            <text:p><text:s/>65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53.78839619513997" table:style-name="ce5">
            <text:p><text:s/>654<text:s/></text:p>
          </table:table-cell>
          <table:table-cell office:value-type="float" office:value="1.0329251682304941" table:style-name="ce6">
            <text:p>1.033</text:p>
          </table:table-cell>
          <table:table-cell office:value-type="float" office:value="675.31448912700989" table:style-name="ce5">
            <text:p><text:s/>675<text:s/></text:p>
          </table:table-cell>
          <table:table-cell office:value-type="float" office:value="0.96335740197368114" table:style-name="ce6">
            <text:p>0.963</text:p>
          </table:table-cell>
          <table:table-cell office:value-type="float" office:value="650.56921176057995" table:style-name="ce5">
            <text:p><text:s/>65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50.56921176057995" table:style-name="ce5">
            <text:p><text:s/>651<text:s/></text:p>
          </table:table-cell>
          <table:table-cell office:value-type="float" office:value="1.0437443278281411" table:style-name="ce6">
            <text:p>1.044</text:p>
          </table:table-cell>
          <table:table-cell office:value-type="float" office:value="679.02792463473008" table:style-name="ce5">
            <text:p><text:s/>679<text:s/></text:p>
          </table:table-cell>
          <table:table-cell office:value-type="float" office:value="1.3577691029575292" table:style-name="ce6">
            <text:p>1.358</text:p>
          </table:table-cell>
          <table:table-cell office:value-type="float" office:value="921.96313611441019" table:style-name="ce5">
            <text:p><text:s/>92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21.96313611441019" table:style-name="ce5">
            <text:p><text:s/>922<text:s/></text:p>
          </table:table-cell>
          <table:table-cell office:value-type="float" office:value="0.8200831927848623" table:style-name="ce6">
            <text:p>0.820</text:p>
          </table:table-cell>
          <table:table-cell office:value-type="float" office:value="756.08647229465009" table:style-name="ce5">
            <text:p><text:s/>756<text:s/></text:p>
          </table:table-cell>
          <table:table-cell office:value-type="float" office:value="0.89394974607906719" table:style-name="ce6">
            <text:p>0.894</text:p>
          </table:table-cell>
          <table:table-cell office:value-type="float" office:value="675.90330992162012" table:style-name="ce5">
            <text:p><text:s/>67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75.90330992162012" table:style-name="ce5">
            <text:p><text:s/>676<text:s/></text:p>
          </table:table-cell>
          <table:table-cell office:value-type="float" office:value="0.8835890836570035" table:style-name="ce6">
            <text:p>0.884</text:p>
          </table:table-cell>
          <table:table-cell office:value-type="float" office:value="597.22078625437996" table:style-name="ce5">
            <text:p><text:s/>597<text:s/></text:p>
          </table:table-cell>
          <table:table-cell office:value-type="float" office:value="0.95882906186000205" table:style-name="ce6">
            <text:p>0.959</text:p>
          </table:table-cell>
          <table:table-cell office:value-type="float" office:value="572.63264620758002" table:style-name="ce5">
            <text:p><text:s/>57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72.63264620758002" table:style-name="ce5">
            <text:p><text:s/>573<text:s/></text:p>
          </table:table-cell>
          <table:table-cell office:value-type="float" office:value="0.89153307753452049" table:style-name="ce6">
            <text:p>0.892</text:p>
          </table:table-cell>
          <table:table-cell office:value-type="float" office:value="510.52094537018002" table:style-name="ce5">
            <text:p><text:s/>511<text:s/></text:p>
          </table:table-cell>
          <table:table-cell office:value-type="float" office:value="0.97024286561654283" table:style-name="ce6">
            <text:p>0.970</text:p>
          </table:table-cell>
          <table:table-cell office:value-type="float" office:value="495.32930499322998" table:style-name="ce5">
            <text:p><text:s/>49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95.32930499322998" table:style-name="ce5">
            <text:p><text:s/>495<text:s/></text:p>
          </table:table-cell>
          <table:table-cell office:value-type="float" office:value="0.90859902456106711" table:style-name="ce6">
            <text:p>0.909</text:p>
          </table:table-cell>
          <table:table-cell office:value-type="float" office:value="450.05572335336007" table:style-name="ce5">
            <text:p><text:s/>450<text:s/></text:p>
          </table:table-cell>
          <table:table-cell office:value-type="float" office:value="1.1549668652745049" table:style-name="ce6">
            <text:p>1.155</text:p>
          </table:table-cell>
          <table:table-cell office:value-type="float" office:value="519.79944800027999" table:style-name="ce5">
            <text:p><text:s/>52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24.71275704195" table:style-name="ce5">
            <text:p><text:s/>32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24.71275704195" table:style-name="ce5">
            <text:p><text:s/>325<text:s/></text:p>
          </table:table-cell>
          <table:table-cell office:value-type="float" office:value="0.96802715451540233" table:style-name="ce6">
            <text:p>0.968</text:p>
          </table:table-cell>
          <table:table-cell office:value-type="float" office:value="314.33076623417003" table:style-name="ce5">
            <text:p><text:s/>314<text:s/></text:p>
          </table:table-cell>
          <table:table-cell office:value-type="float" office:value="1.4403493741153972" table:style-name="ce6">
            <text:p>1.440</text:p>
          </table:table-cell>
          <table:table-cell office:value-type="float" office:value="452.74612241059998" table:style-name="ce5">
            <text:p><text:s/>45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52.74612241059998" table:style-name="ce5">
            <text:p><text:s/>453<text:s/></text:p>
          </table:table-cell>
          <table:table-cell office:value-type="float" office:value="1.1030642557609622" table:style-name="ce6">
            <text:p>1.103</text:p>
          </table:table-cell>
          <table:table-cell office:value-type="float" office:value="499.40806456550996" table:style-name="ce5">
            <text:p><text:s/>499<text:s/></text:p>
          </table:table-cell>
          <table:table-cell office:value-type="float" office:value="1.1360993564519306" table:style-name="ce6">
            <text:p>1.136</text:p>
          </table:table-cell>
          <table:table-cell office:value-type="float" office:value="567.37718075978" table:style-name="ce5">
            <text:p><text:s/>56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67.37718075978" table:style-name="ce5">
            <text:p><text:s/>567<text:s/></text:p>
          </table:table-cell>
          <table:table-cell office:value-type="float" office:value="1.1523258802212062" table:style-name="ce6">
            <text:p>1.152</text:p>
          </table:table-cell>
          <table:table-cell office:value-type="float" office:value="653.80340923643996" table:style-name="ce5">
            <text:p><text:s/>654<text:s/></text:p>
          </table:table-cell>
          <table:table-cell office:value-type="float" office:value="1.0958577955705726" table:style-name="ce6">
            <text:p>1.096</text:p>
          </table:table-cell>
          <table:table-cell office:value-type="float" office:value="716.47556278236993" table:style-name="ce5">
            <text:p><text:s/>71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16.47556278236993" table:style-name="ce5">
            <text:p><text:s/>716<text:s/></text:p>
          </table:table-cell>
          <table:table-cell office:value-type="float" office:value="1.1335822860149964" table:style-name="ce6">
            <text:p>1.134</text:p>
          </table:table-cell>
          <table:table-cell office:value-type="float" office:value="812.18400633272006" table:style-name="ce5">
            <text:p><text:s/>812<text:s/></text:p>
          </table:table-cell>
          <table:table-cell office:value-type="float" office:value="0.88746648966152153" table:style-name="ce6">
            <text:p>0.887</text:p>
          </table:table-cell>
          <table:table-cell office:value-type="float" office:value="720.78608905933004" table:style-name="ce5">
            <text:p><text:s/>72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20.78608905933004" table:style-name="ce5">
            <text:p><text:s/>721<text:s/></text:p>
          </table:table-cell>
          <table:table-cell office:value-type="float" office:value="1.0359893555645117" table:style-name="ce6">
            <text:p>1.036</text:p>
          </table:table-cell>
          <table:table-cell office:value-type="float" office:value="746.72671590444008" table:style-name="ce5">
            <text:p><text:s/>747<text:s/></text:p>
          </table:table-cell>
          <table:table-cell office:value-type="float" office:value="1.164982668356459" table:style-name="ce6">
            <text:p>1.165</text:p>
          </table:table-cell>
          <table:table-cell office:value-type="float" office:value="869.92368202741" table:style-name="ce5">
            <text:p><text:s/>87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69.92368202741" table:style-name="ce5">
            <text:p><text:s/>870<text:s/></text:p>
          </table:table-cell>
          <table:table-cell office:value-type="float" office:value="1.0732547848035272" table:style-name="ce6">
            <text:p>1.073</text:p>
          </table:table-cell>
          <table:table-cell office:value-type="float" office:value="933.64975414981996" table:style-name="ce5">
            <text:p><text:s/>934<text:s/></text:p>
          </table:table-cell>
          <table:table-cell office:value-type="float" office:value="1.348431413557335" table:style-name="ce6">
            <text:p>1.348</text:p>
          </table:table-cell>
          <table:table-cell office:value-type="float" office:value="1258.9626577557001" table:style-name="ce5">
            <text:p><text:s/>1,2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58.9626577557001" table:style-name="ce5">
            <text:p><text:s/>1,259<text:s/></text:p>
          </table:table-cell>
          <table:table-cell office:value-type="float" office:value="0.99334620912614424" table:style-name="ce6">
            <text:p>0.993</text:p>
          </table:table-cell>
          <table:table-cell office:value-type="float" office:value="1250.585783513" table:style-name="ce5">
            <text:p><text:s/>1,251<text:s/></text:p>
          </table:table-cell>
          <table:table-cell office:value-type="float" office:value="1.0195904172436527" table:style-name="ce6">
            <text:p>1.020</text:p>
          </table:table-cell>
          <table:table-cell office:value-type="float" office:value="1275.0852808110001" table:style-name="ce5">
            <text:p><text:s/>1,27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75.0852808110001" table:style-name="ce5">
            <text:p><text:s/>1,275<text:s/></text:p>
          </table:table-cell>
          <table:table-cell office:value-type="float" office:value="1.2064090521272446" table:style-name="ce6">
            <text:p>1.206</text:p>
          </table:table-cell>
          <table:table-cell office:value-type="float" office:value="1538.2744250046001" table:style-name="ce5">
            <text:p><text:s/>1,538<text:s/></text:p>
          </table:table-cell>
          <table:table-cell office:value-type="float" office:value="0.93020947729994985" table:style-name="ce6">
            <text:p>0.930</text:p>
          </table:table-cell>
          <table:table-cell office:value-type="float" office:value="1430.91744882741" table:style-name="ce5">
            <text:p><text:s/>1,43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30.91744882741" table:style-name="ce5">
            <text:p><text:s/>1,431<text:s/></text:p>
          </table:table-cell>
          <table:table-cell office:value-type="float" office:value="1.0115566230052693" table:style-name="ce6">
            <text:p>1.012</text:p>
          </table:table-cell>
          <table:table-cell office:value-type="float" office:value="1447.4540223351701" table:style-name="ce5">
            <text:p><text:s/>1,447<text:s/></text:p>
          </table:table-cell>
          <table:table-cell office:value-type="float" office:value="1.1538415285807517" table:style-name="ce6">
            <text:p>1.154</text:p>
          </table:table-cell>
          <table:table-cell office:value-type="float" office:value="1670.13256168157" table:style-name="ce5">
            <text:p><text:s/>1,67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670.13256168157" table:style-name="ce5">
            <text:p><text:s/>1,670<text:s/></text:p>
          </table:table-cell>
          <table:table-cell office:value-type="float" office:value="1.0424751937978654" table:style-name="ce6">
            <text:p>1.042</text:p>
          </table:table-cell>
          <table:table-cell office:value-type="float" office:value="1741.0717659071199" table:style-name="ce5">
            <text:p><text:s/>1,741<text:s/></text:p>
          </table:table-cell>
          <table:table-cell office:value-type="float" office:value="1.1048948089700299" table:style-name="ce6">
            <text:p>1.105</text:p>
          </table:table-cell>
          <table:table-cell office:value-type="float" office:value="1923.7011561950601" table:style-name="ce5">
            <text:p><text:s/>1,92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923.7011561950601" table:style-name="ce5">
            <text:p><text:s/>1,924<text:s/></text:p>
          </table:table-cell>
          <table:table-cell office:value-type="float" office:value="1.0981114294254926" table:style-name="ce6">
            <text:p>1.098</text:p>
          </table:table-cell>
          <table:table-cell office:value-type="float" office:value="2112.4382264168303" table:style-name="ce5">
            <text:p><text:s/>2,112<text:s/></text:p>
          </table:table-cell>
          <table:table-cell office:value-type="float" office:value="1.0534126898488609" table:style-name="ce6">
            <text:p>1.053</text:p>
          </table:table-cell>
          <table:table-cell office:value-type="float" office:value="2225.2692342293099" table:style-name="ce5">
            <text:p><text:s/>2,22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225.2692342293099" table:style-name="ce5">
            <text:p><text:s/>2,225<text:s/></text:p>
          </table:table-cell>
          <table:table-cell office:value-type="float" office:value="1.0747876851706837" table:style-name="ce6">
            <text:p>1.075</text:p>
          </table:table-cell>
          <table:table-cell office:value-type="float" office:value="2391.6919691388603" table:style-name="ce5">
            <text:p><text:s/>2,392<text:s/></text:p>
          </table:table-cell>
          <table:table-cell office:value-type="float" office:value="1.1310486695088628" table:style-name="ce6">
            <text:p>1.131</text:p>
          </table:table-cell>
          <table:table-cell office:value-type="float" office:value="2705.1200195695401" table:style-name="ce5">
            <text:p><text:s/>2,70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705.1200195695401" table:style-name="ce5">
            <text:p><text:s/>2,705<text:s/></text:p>
          </table:table-cell>
          <table:table-cell office:value-type="float" office:value="0.97444035998103617" table:style-name="ce6">
            <text:p>0.974</text:p>
          </table:table-cell>
          <table:table-cell office:value-type="float" office:value="2635.97812566125" table:style-name="ce5">
            <text:p><text:s/>2,636<text:s/></text:p>
          </table:table-cell>
          <table:table-cell office:value-type="float" office:value="0.99286732211488526" table:style-name="ce6">
            <text:p>0.993</text:p>
          </table:table-cell>
          <table:table-cell office:value-type="float" office:value="2617.1765427787" table:style-name="ce5">
            <text:p><text:s/>2,61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17.1765427787" table:style-name="ce5">
            <text:p><text:s/>2,617<text:s/></text:p>
          </table:table-cell>
          <table:table-cell office:value-type="float" office:value="0.88798917476432615" table:style-name="ce6">
            <text:p>0.888</text:p>
          </table:table-cell>
          <table:table-cell office:value-type="float" office:value="2324.0244384346097" table:style-name="ce5">
            <text:p><text:s/>2,324<text:s/></text:p>
          </table:table-cell>
          <table:table-cell office:value-type="float" office:value="1.086428619620835" table:style-name="ce6">
            <text:p>1.086</text:p>
          </table:table-cell>
          <table:table-cell office:value-type="float" office:value="2524.8866626135996" table:style-name="ce5">
            <text:p><text:s/>2,52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24.8866626135996" table:style-name="ce5">
            <text:p><text:s/>2,525<text:s/></text:p>
          </table:table-cell>
          <table:table-cell office:value-type="float" office:value="1.0390285091660254" table:style-name="ce6">
            <text:p>1.039</text:p>
          </table:table-cell>
          <table:table-cell office:value-type="float" office:value="2623.4292248685897" table:style-name="ce5">
            <text:p><text:s/>2,623<text:s/></text:p>
          </table:table-cell>
          <table:table-cell office:value-type="float" office:value="0.9595044626400846" table:style-name="ce6">
            <text:p>0.960</text:p>
          </table:table-cell>
          <table:table-cell office:value-type="float" office:value="2517.1920486818299" table:style-name="ce5">
            <text:p><text:s/>2,51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17.1920486818299" table:style-name="ce5">
            <text:p><text:s/>2,517<text:s/></text:p>
          </table:table-cell>
          <table:table-cell office:value-type="float" office:value="1.0757399869584001" table:style-name="ce6">
            <text:p>1.076</text:p>
          </table:table-cell>
          <table:table-cell office:value-type="float" office:value="2707.8441416207802" table:style-name="ce5">
            <text:p><text:s/>2,708<text:s/></text:p>
          </table:table-cell>
          <table:table-cell office:value-type="float" office:value="0.99962800057112688" table:style-name="ce6">
            <text:p>1.000</text:p>
          </table:table-cell>
          <table:table-cell office:value-type="float" office:value="2706.83682514662" table:style-name="ce5">
            <text:p><text:s/>2,70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6.163388268769999" table:style-name="ce5">
            <text:p><text:s/>4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6.163388268769999" table:style-name="ce5">
            <text:p><text:s/>46<text:s/></text:p>
          </table:table-cell>
          <table:table-cell office:value-type="float" office:value="0.97927857139643426" table:style-name="ce6">
            <text:p>0.979</text:p>
          </table:table-cell>
          <table:table-cell office:value-type="float" office:value="45.206816914660003" table:style-name="ce5">
            <text:p><text:s/>45<text:s/></text:p>
          </table:table-cell>
          <table:table-cell office:value-type="float" office:value="2.0316710174158645" table:style-name="ce6">
            <text:p>2.032</text:p>
          </table:table-cell>
          <table:table-cell office:value-type="float" office:value="91.845379715139998" table:style-name="ce5">
            <text:p><text:s/>9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1.845379715139998" table:style-name="ce5">
            <text:p><text:s/>92<text:s/></text:p>
          </table:table-cell>
          <table:table-cell office:value-type="float" office:value="1.0995140488073278" table:style-name="ce6">
            <text:p>1.100</text:p>
          </table:table-cell>
          <table:table-cell office:value-type="float" office:value="100.98528531484" table:style-name="ce5">
            <text:p><text:s/>101<text:s/></text:p>
          </table:table-cell>
          <table:table-cell office:value-type="float" office:value="1.4582061198620015" table:style-name="ce6">
            <text:p>1.458</text:p>
          </table:table-cell>
          <table:table-cell office:value-type="float" office:value="147.25736106210999" table:style-name="ce5">
            <text:p><text:s/>14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7.25736106210999" table:style-name="ce5">
            <text:p><text:s/>147<text:s/></text:p>
          </table:table-cell>
          <table:table-cell office:value-type="float" office:value="1.1712862429700299" table:style-name="ce6">
            <text:p>1.171</text:p>
          </table:table-cell>
          <table:table-cell office:value-type="float" office:value="172.48052118812001" table:style-name="ce5">
            <text:p><text:s/>172<text:s/></text:p>
          </table:table-cell>
          <table:table-cell office:value-type="float" office:value="0.91734393015776694" table:style-name="ce6">
            <text:p>0.917</text:p>
          </table:table-cell>
          <table:table-cell office:value-type="float" office:value="158.22395918237001" table:style-name="ce5">
            <text:p><text:s/>15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58.22395918237001" table:style-name="ce5">
            <text:p><text:s/>158<text:s/></text:p>
          </table:table-cell>
          <table:table-cell office:value-type="float" office:value="1.1645591040486438" table:style-name="ce6">
            <text:p>1.165</text:p>
          </table:table-cell>
          <table:table-cell office:value-type="float" office:value="184.26115214445002" table:style-name="ce5">
            <text:p><text:s/>184<text:s/></text:p>
          </table:table-cell>
          <table:table-cell office:value-type="float" office:value="1.0911874083718851" table:style-name="ce6">
            <text:p>1.091</text:p>
          </table:table-cell>
          <table:table-cell office:value-type="float" office:value="201.06344907212002" table:style-name="ce5">
            <text:p><text:s/>20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1.06344907212002" table:style-name="ce5">
            <text:p><text:s/>201<text:s/></text:p>
          </table:table-cell>
          <table:table-cell office:value-type="float" office:value="1.0210394639685736" table:style-name="ce6">
            <text:p>1.021</text:p>
          </table:table-cell>
          <table:table-cell office:value-type="float" office:value="205.29371626427002" table:style-name="ce5">
            <text:p><text:s/>205<text:s/></text:p>
          </table:table-cell>
          <table:table-cell office:value-type="float" office:value="1.0601560558466026" table:style-name="ce6">
            <text:p>1.060</text:p>
          </table:table-cell>
          <table:table-cell office:value-type="float" office:value="217.64337652482001" table:style-name="ce5">
            <text:p><text:s/>21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7.64337652482001" table:style-name="ce5">
            <text:p><text:s/>218<text:s/></text:p>
          </table:table-cell>
          <table:table-cell office:value-type="float" office:value="1.06524676578775" table:style-name="ce6">
            <text:p>1.065</text:p>
          </table:table-cell>
          <table:table-cell office:value-type="float" office:value="231.84390293819001" table:style-name="ce5">
            <text:p><text:s/>232<text:s/></text:p>
          </table:table-cell>
          <table:table-cell office:value-type="float" office:value="1.1439260728115246" table:style-name="ce6">
            <text:p>1.144</text:p>
          </table:table-cell>
          <table:table-cell office:value-type="float" office:value="265.21228539338" table:style-name="ce5">
            <text:p><text:s/>26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5.21228539338" table:style-name="ce5">
            <text:p><text:s/>265<text:s/></text:p>
          </table:table-cell>
          <table:table-cell office:value-type="float" office:value="1.0370137171507705" table:style-name="ce6">
            <text:p>1.037</text:p>
          </table:table-cell>
          <table:table-cell office:value-type="float" office:value="275.02877790983996" table:style-name="ce5">
            <text:p><text:s/>275<text:s/></text:p>
          </table:table-cell>
          <table:table-cell office:value-type="float" office:value="1.006455453318678" table:style-name="ce6">
            <text:p>1.006</text:p>
          </table:table-cell>
          <table:table-cell office:value-type="float" office:value="276.80421334693006" table:style-name="ce5">
            <text:p><text:s/>27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76.80421334693006" table:style-name="ce5">
            <text:p><text:s/>277<text:s/></text:p>
          </table:table-cell>
          <table:table-cell office:value-type="float" office:value="1.1984220195355242" table:style-name="ce6">
            <text:p>1.198</text:p>
          </table:table-cell>
          <table:table-cell office:value-type="float" office:value="331.72826437517" table:style-name="ce5">
            <text:p><text:s/>332<text:s/></text:p>
          </table:table-cell>
          <table:table-cell office:value-type="float" office:value="1.1836416579828819" table:style-name="ce6">
            <text:p>1.184</text:p>
          </table:table-cell>
          <table:table-cell office:value-type="float" office:value="392.64739284480999" table:style-name="ce5">
            <text:p><text:s/>39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92.64739284480999" table:style-name="ce5">
            <text:p><text:s/>393<text:s/></text:p>
          </table:table-cell>
          <table:table-cell office:value-type="float" office:value="1.0363014087524927" table:style-name="ce6">
            <text:p>1.036</text:p>
          </table:table-cell>
          <table:table-cell office:value-type="float" office:value="406.90104634807005" table:style-name="ce5">
            <text:p><text:s/>407<text:s/></text:p>
          </table:table-cell>
          <table:table-cell office:value-type="float" office:value="1.1717367680941611" table:style-name="ce6">
            <text:p>1.172</text:p>
          </table:table-cell>
          <table:table-cell office:value-type="float" office:value="476.78091698202002" table:style-name="ce5">
            <text:p><text:s/>47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76.78091698202002" table:style-name="ce5">
            <text:p><text:s/>477<text:s/></text:p>
          </table:table-cell>
          <table:table-cell office:value-type="float" office:value="1.0594916518727608" table:style-name="ce6">
            <text:p>1.059</text:p>
          </table:table-cell>
          <table:table-cell office:value-type="float" office:value="505.14540131468999" table:style-name="ce5">
            <text:p><text:s/>505<text:s/></text:p>
          </table:table-cell>
          <table:table-cell office:value-type="float" office:value="1.1412306822962961" table:style-name="ce6">
            <text:p>1.141</text:p>
          </table:table-cell>
          <table:table-cell office:value-type="float" office:value="576.48743100119998" table:style-name="ce5">
            <text:p><text:s/>57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76.48743100119998" table:style-name="ce5">
            <text:p><text:s/>576<text:s/></text:p>
          </table:table-cell>
          <table:table-cell office:value-type="float" office:value="1.1020263608559187" table:style-name="ce6">
            <text:p>1.102</text:p>
          </table:table-cell>
          <table:table-cell office:value-type="float" office:value="635.30434566542999" table:style-name="ce5">
            <text:p><text:s/>635<text:s/></text:p>
          </table:table-cell>
          <table:table-cell office:value-type="float" office:value="1.0455049449534295" table:style-name="ce6">
            <text:p>1.046</text:p>
          </table:table-cell>
          <table:table-cell office:value-type="float" office:value="664.21383494360998" table:style-name="ce5">
            <text:p><text:s/>66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64.21383494360998" table:style-name="ce5">
            <text:p><text:s/>664<text:s/></text:p>
          </table:table-cell>
          <table:table-cell office:value-type="float" office:value="1.0860386002647502" table:style-name="ce6">
            <text:p>1.086</text:p>
          </table:table-cell>
          <table:table-cell office:value-type="float" office:value="721.36186357863994" table:style-name="ce5">
            <text:p><text:s/>721<text:s/></text:p>
          </table:table-cell>
          <table:table-cell office:value-type="float" office:value="1.0567961870468408" table:style-name="ce6">
            <text:p>1.057</text:p>
          </table:table-cell>
          <table:table-cell office:value-type="float" office:value="762.33246691091006" table:style-name="ce5">
            <text:p><text:s/>76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62.33246691091006" table:style-name="ce5">
            <text:p><text:s/>762<text:s/></text:p>
          </table:table-cell>
          <table:table-cell office:value-type="float" office:value="0.97282908739527596" table:style-name="ce6">
            <text:p>0.973</text:p>
          </table:table-cell>
          <table:table-cell office:value-type="float" office:value="741.61919807672996" table:style-name="ce5">
            <text:p><text:s/>742<text:s/></text:p>
          </table:table-cell>
          <table:table-cell office:value-type="float" office:value="0.97796185659881074" table:style-name="ce6">
            <text:p>0.978</text:p>
          </table:table-cell>
          <table:table-cell office:value-type="float" office:value="725.27528784044" table:style-name="ce5">
            <text:p><text:s/>72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25.27528784044" table:style-name="ce5">
            <text:p><text:s/>725<text:s/></text:p>
          </table:table-cell>
          <table:table-cell office:value-type="float" office:value="0.90036325979522669" table:style-name="ce6">
            <text:p>0.900</text:p>
          </table:table-cell>
          <table:table-cell office:value-type="float" office:value="653.01122240893994" table:style-name="ce5">
            <text:p><text:s/>653<text:s/></text:p>
          </table:table-cell>
          <table:table-cell office:value-type="float" office:value="1.1732720360908011" table:style-name="ce6">
            <text:p>1.173</text:p>
          </table:table-cell>
          <table:table-cell office:value-type="float" office:value="766.15980650587994" table:style-name="ce5">
            <text:p><text:s/>76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66.15980650587994" table:style-name="ce5">
            <text:p><text:s/>766<text:s/></text:p>
          </table:table-cell>
          <table:table-cell office:value-type="float" office:value="1.0413450107689861" table:style-name="ce6">
            <text:p>1.041</text:p>
          </table:table-cell>
          <table:table-cell office:value-type="float" office:value="797.83669195663003" table:style-name="ce5">
            <text:p><text:s/>798<text:s/></text:p>
          </table:table-cell>
          <table:table-cell office:value-type="float" office:value="0.9339665013729479" table:style-name="ce6">
            <text:p>0.934</text:p>
          </table:table-cell>
          <table:table-cell office:value-type="float" office:value="745.15274385370003" table:style-name="ce5">
            <text:p><text:s/>74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45.15274385370003" table:style-name="ce5">
            <text:p><text:s/>745<text:s/></text:p>
          </table:table-cell>
          <table:table-cell office:value-type="float" office:value="1.0780871146077993" table:style-name="ce6">
            <text:p>1.078</text:p>
          </table:table-cell>
          <table:table-cell office:value-type="float" office:value="803.33957156332008" table:style-name="ce5">
            <text:p><text:s/>803<text:s/></text:p>
          </table:table-cell>
          <table:table-cell office:value-type="float" office:value="1.1484997790307494" table:style-name="ce6">
            <text:p>1.148</text:p>
          </table:table-cell>
          <table:table-cell office:value-type="float" office:value="922.63532042712995" table:style-name="ce5">
            <text:p><text:s/>92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8.54936877317999" table:style-name="ce5">
            <text:p><text:s/>27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78.54936877317999" table:style-name="ce5">
            <text:p><text:s/>279<text:s/></text:p>
          </table:table-cell>
          <table:table-cell office:value-type="float" office:value="0.96616248137562644" table:style-name="ce6">
            <text:p>0.966</text:p>
          </table:table-cell>
          <table:table-cell office:value-type="float" office:value="269.12394931951002" table:style-name="ce5">
            <text:p><text:s/>269<text:s/></text:p>
          </table:table-cell>
          <table:table-cell office:value-type="float" office:value="1.3410205357345975" table:style-name="ce6">
            <text:p>1.341</text:p>
          </table:table-cell>
          <table:table-cell office:value-type="float" office:value="360.90074269546" table:style-name="ce5">
            <text:p><text:s/>36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60.90074269546" table:style-name="ce5">
            <text:p><text:s/>361<text:s/></text:p>
          </table:table-cell>
          <table:table-cell office:value-type="float" office:value="1.1039677454664378" table:style-name="ce6">
            <text:p>1.104</text:p>
          </table:table-cell>
          <table:table-cell office:value-type="float" office:value="398.42277925066998" table:style-name="ce5">
            <text:p><text:s/>398<text:s/></text:p>
          </table:table-cell>
          <table:table-cell office:value-type="float" office:value="1.0544573291913846" table:style-name="ce6">
            <text:p>1.054</text:p>
          </table:table-cell>
          <table:table-cell office:value-type="float" office:value="420.11981969767004" table:style-name="ce5">
            <text:p><text:s/>42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20.11981969767004" table:style-name="ce5">
            <text:p><text:s/>420<text:s/></text:p>
          </table:table-cell>
          <table:table-cell office:value-type="float" office:value="1.1456800309842401" table:style-name="ce6">
            <text:p>1.146</text:p>
          </table:table-cell>
          <table:table-cell office:value-type="float" office:value="481.32288804831995" table:style-name="ce5">
            <text:p><text:s/>481<text:s/></text:p>
          </table:table-cell>
          <table:table-cell office:value-type="float" office:value="1.1598276696618615" table:style-name="ce6">
            <text:p>1.160</text:p>
          </table:table-cell>
          <table:table-cell office:value-type="float" office:value="558.25160359999995" table:style-name="ce5">
            <text:p><text:s/>55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58.25160359999995" table:style-name="ce5">
            <text:p><text:s/>558<text:s/></text:p>
          </table:table-cell>
          <table:table-cell office:value-type="float" office:value="1.1248025982173286" table:style-name="ce6">
            <text:p>1.125</text:p>
          </table:table-cell>
          <table:table-cell office:value-type="float" office:value="627.92285418827009" table:style-name="ce5">
            <text:p><text:s/>628<text:s/></text:p>
          </table:table-cell>
          <table:table-cell office:value-type="float" office:value="0.82768549754263532" table:style-name="ce6">
            <text:p>0.828</text:p>
          </table:table-cell>
          <table:table-cell office:value-type="float" office:value="519.72263998720996" table:style-name="ce5">
            <text:p><text:s/>52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19.72263998720996" table:style-name="ce5">
            <text:p><text:s/>520<text:s/></text:p>
          </table:table-cell>
          <table:table-cell office:value-type="float" office:value="1.0417729727023137" table:style-name="ce6">
            <text:p>1.042</text:p>
          </table:table-cell>
          <table:table-cell office:value-type="float" office:value="541.43299964017012" table:style-name="ce5">
            <text:p><text:s/>541<text:s/></text:p>
          </table:table-cell>
          <table:table-cell office:value-type="float" office:value="1.2047294973451705" table:style-name="ce6">
            <text:p>1.205</text:p>
          </table:table-cell>
          <table:table-cell office:value-type="float" office:value="652.28030550259007" table:style-name="ce5">
            <text:p><text:s/>65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52.28030550259007" table:style-name="ce5">
            <text:p><text:s/>652<text:s/></text:p>
          </table:table-cell>
          <table:table-cell office:value-type="float" office:value="1.075926783763431" table:style-name="ce6">
            <text:p>1.076</text:p>
          </table:table-cell>
          <table:table-cell office:value-type="float" office:value="701.80585121162994" table:style-name="ce5">
            <text:p><text:s/>702<text:s/></text:p>
          </table:table-cell>
          <table:table-cell office:value-type="float" office:value="1.4159904347429759" table:style-name="ce6">
            <text:p>1.416</text:p>
          </table:table-cell>
          <table:table-cell office:value-type="float" office:value="993.75037236232015" table:style-name="ce5">
            <text:p><text:s/>99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93.75037236232015" table:style-name="ce5">
            <text:p><text:s/>994<text:s/></text:p>
          </table:table-cell>
          <table:table-cell office:value-type="float" office:value="0.9816922164105345" table:style-name="ce6">
            <text:p>0.982</text:p>
          </table:table-cell>
          <table:table-cell office:value-type="float" office:value="975.55700560316006" table:style-name="ce5">
            <text:p><text:s/>976<text:s/></text:p>
          </table:table-cell>
          <table:table-cell office:value-type="float" office:value="1.0232934228654946" table:style-name="ce6">
            <text:p>1.023</text:p>
          </table:table-cell>
          <table:table-cell office:value-type="float" office:value="998.28106746407013" table:style-name="ce5">
            <text:p><text:s/>99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98.28106746407013" table:style-name="ce5">
            <text:p><text:s/>998<text:s/></text:p>
          </table:table-cell>
          <table:table-cell office:value-type="float" office:value="1.2086237032366196" table:style-name="ce6">
            <text:p>1.209</text:p>
          </table:table-cell>
          <table:table-cell office:value-type="float" office:value="1206.54616062943" table:style-name="ce5">
            <text:p><text:s/>1,207<text:s/></text:p>
          </table:table-cell>
          <table:table-cell office:value-type="float" office:value="0.86053073629686583" table:style-name="ce6">
            <text:p>0.861</text:p>
          </table:table-cell>
          <table:table-cell office:value-type="float" office:value="1038.2700559826001" table:style-name="ce5">
            <text:p><text:s/>1,03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38.2700559826001" table:style-name="ce5">
            <text:p><text:s/>1,038<text:s/></text:p>
          </table:table-cell>
          <table:table-cell office:value-type="float" office:value="1.0021987728446426" table:style-name="ce6">
            <text:p>1.002</text:p>
          </table:table-cell>
          <table:table-cell office:value-type="float" office:value="1040.5529759870999" table:style-name="ce5">
            <text:p><text:s/>1,041<text:s/></text:p>
          </table:table-cell>
          <table:table-cell office:value-type="float" office:value="1.1468437189058065" table:style-name="ce6">
            <text:p>1.147</text:p>
          </table:table-cell>
          <table:table-cell office:value-type="float" office:value="1193.3516446995502" table:style-name="ce5">
            <text:p><text:s/>1,19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93.3516446995502" table:style-name="ce5">
            <text:p><text:s/>1,193<text:s/></text:p>
          </table:table-cell>
          <table:table-cell office:value-type="float" office:value="1.0356765921277118" table:style-name="ce6">
            <text:p>1.036</text:p>
          </table:table-cell>
          <table:table-cell office:value-type="float" office:value="1235.9263645924302" table:style-name="ce5">
            <text:p><text:s/>1,236<text:s/></text:p>
          </table:table-cell>
          <table:table-cell office:value-type="float" office:value="1.090043682042602" table:style-name="ce6">
            <text:p>1.090</text:p>
          </table:table-cell>
          <table:table-cell office:value-type="float" office:value="1347.21372519386" table:style-name="ce5">
            <text:p><text:s/>1,34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47.21372519386" table:style-name="ce5">
            <text:p><text:s/>1,347<text:s/></text:p>
          </table:table-cell>
          <table:table-cell office:value-type="float" office:value="1.0964361876129527" table:style-name="ce6">
            <text:p>1.096</text:p>
          </table:table-cell>
          <table:table-cell office:value-type="float" office:value="1477.1338807514001" table:style-name="ce5">
            <text:p><text:s/>1,477<text:s/></text:p>
          </table:table-cell>
          <table:table-cell office:value-type="float" office:value="1.0568137523807999" table:style-name="ce6">
            <text:p>1.057</text:p>
          </table:table-cell>
          <table:table-cell office:value-type="float" office:value="1561.0553992857001" table:style-name="ce5">
            <text:p><text:s/>1,56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61.0553992857001" table:style-name="ce5">
            <text:p><text:s/>1,561<text:s/></text:p>
          </table:table-cell>
          <table:table-cell office:value-type="float" office:value="1.0700005306182738" table:style-name="ce6">
            <text:p>1.070</text:p>
          </table:table-cell>
          <table:table-cell office:value-type="float" office:value="1670.3301055602203" table:style-name="ce5">
            <text:p><text:s/>1,670<text:s/></text:p>
          </table:table-cell>
          <table:table-cell office:value-type="float" office:value="1.1631159291157174" table:style-name="ce6">
            <text:p>1.163</text:p>
          </table:table-cell>
          <table:table-cell office:value-type="float" office:value="1942.7875526586299" table:style-name="ce5">
            <text:p><text:s/>1,94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942.7875526586299" table:style-name="ce5">
            <text:p><text:s/>1,943<text:s/></text:p>
          </table:table-cell>
          <table:table-cell office:value-type="float" office:value="0.9750726089387195" table:style-name="ce6">
            <text:p>0.975</text:p>
          </table:table-cell>
          <table:table-cell office:value-type="float" office:value="1894.3589275845202" table:style-name="ce5">
            <text:p><text:s/>1,894<text:s/></text:p>
          </table:table-cell>
          <table:table-cell office:value-type="float" office:value="0.99870263622670807" table:style-name="ce6">
            <text:p>0.999</text:p>
          </table:table-cell>
          <table:table-cell office:value-type="float" office:value="1891.9012549382599" table:style-name="ce5">
            <text:p><text:s/>1,89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91.9012549382599" table:style-name="ce5">
            <text:p><text:s/>1,892<text:s/></text:p>
          </table:table-cell>
          <table:table-cell office:value-type="float" office:value="0.88324547154032185" table:style-name="ce6">
            <text:p>0.883</text:p>
          </table:table-cell>
          <table:table-cell office:value-type="float" office:value="1671.0132160256701" table:style-name="ce5">
            <text:p><text:s/>1,671<text:s/></text:p>
          </table:table-cell>
          <table:table-cell office:value-type="float" office:value="1.052491290458293" table:style-name="ce6">
            <text:p>1.052</text:p>
          </table:table-cell>
          <table:table-cell office:value-type="float" office:value="1758.7268561077199" table:style-name="ce5">
            <text:p><text:s/>1,75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58.7268561077199" table:style-name="ce5">
            <text:p><text:s/>1,759<text:s/></text:p>
          </table:table-cell>
          <table:table-cell office:value-type="float" office:value="1.0380193641622224" table:style-name="ce6">
            <text:p>1.038</text:p>
          </table:table-cell>
          <table:table-cell office:value-type="float" office:value="1825.5925329119598" table:style-name="ce5">
            <text:p><text:s/>1,826<text:s/></text:p>
          </table:table-cell>
          <table:table-cell office:value-type="float" office:value="0.97066528969725319" table:style-name="ce6">
            <text:p>0.971</text:p>
          </table:table-cell>
          <table:table-cell office:value-type="float" office:value="1772.0393048281298" table:style-name="ce5">
            <text:p><text:s/>1,77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72.0393048281298" table:style-name="ce5">
            <text:p><text:s/>1,772<text:s/></text:p>
          </table:table-cell>
          <table:table-cell office:value-type="float" office:value="1.0747530062501509" table:style-name="ce6">
            <text:p>1.075</text:p>
          </table:table-cell>
          <table:table-cell office:value-type="float" office:value="1904.5045700574599" table:style-name="ce5">
            <text:p><text:s/>1,905<text:s/></text:p>
          </table:table-cell>
          <table:table-cell office:value-type="float" office:value="0.93683235670348619" table:style-name="ce6">
            <text:p>0.937</text:p>
          </table:table-cell>
          <table:table-cell office:value-type="float" office:value="1784.2015047194898" table:style-name="ce5">
            <text:p><text:s/>1,78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4.97014245491002" table:style-name="ce5">
            <text:p><text:s/>14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4.97014245491002" table:style-name="ce5">
            <text:p><text:s/>145<text:s/></text:p>
          </table:table-cell>
          <table:table-cell office:value-type="float" office:value="0.83374228472882561" table:style-name="ce6">
            <text:p>0.834</text:p>
          </table:table-cell>
          <table:table-cell office:value-type="float" office:value="120.86773778781999" table:style-name="ce5">
            <text:p><text:s/>121<text:s/></text:p>
          </table:table-cell>
          <table:table-cell office:value-type="float" office:value="1.0127606918442338" table:style-name="ce6">
            <text:p>1.013</text:p>
          </table:table-cell>
          <table:table-cell office:value-type="float" office:value="122.41009374364" table:style-name="ce5">
            <text:p><text:s/>12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2.41009374364" table:style-name="ce5">
            <text:p><text:s/>122<text:s/></text:p>
          </table:table-cell>
          <table:table-cell office:value-type="float" office:value="0.98230340300770702" table:style-name="ce6">
            <text:p>0.982</text:p>
          </table:table-cell>
          <table:table-cell office:value-type="float" office:value="120.24385164687" table:style-name="ce5">
            <text:p><text:s/>120<text:s/></text:p>
          </table:table-cell>
          <table:table-cell office:value-type="float" office:value="1.1957266933910848" table:style-name="ce6">
            <text:p>1.196</text:p>
          </table:table-cell>
          <table:table-cell office:value-type="float" office:value="143.77878313032002" table:style-name="ce5">
            <text:p><text:s/>14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3.77878313032002" table:style-name="ce5">
            <text:p><text:s/>144<text:s/></text:p>
          </table:table-cell>
          <table:table-cell office:value-type="float" office:value="1.1382235977561215" table:style-name="ce6">
            <text:p>1.138</text:p>
          </table:table-cell>
          <table:table-cell office:value-type="float" office:value="163.65240381558999" table:style-name="ce5">
            <text:p><text:s/>164<text:s/></text:p>
          </table:table-cell>
          <table:table-cell office:value-type="float" office:value="1.0011051714691206" table:style-name="ce6">
            <text:p>1.001</text:p>
          </table:table-cell>
          <table:table-cell office:value-type="float" office:value="163.83326778314" table:style-name="ce5">
            <text:p><text:s/>16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63.83326778314" table:style-name="ce5">
            <text:p><text:s/>164<text:s/></text:p>
          </table:table-cell>
          <table:table-cell office:value-type="float" office:value="1.1164105879702331" table:style-name="ce6">
            <text:p>1.116</text:p>
          </table:table-cell>
          <table:table-cell office:value-type="float" office:value="182.90519481485998" table:style-name="ce5">
            <text:p><text:s/>183<text:s/></text:p>
          </table:table-cell>
          <table:table-cell office:value-type="float" office:value="1.4247322793503212" table:style-name="ce6">
            <text:p>1.425</text:p>
          </table:table-cell>
          <table:table-cell office:value-type="float" office:value="260.59093511358998" table:style-name="ce5">
            <text:p><text:s/>26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60.59093511358998" table:style-name="ce5">
            <text:p><text:s/>261<text:s/></text:p>
          </table:table-cell>
          <table:table-cell office:value-type="float" office:value="1.0367319911309947" table:style-name="ce6">
            <text:p>1.037</text:p>
          </table:table-cell>
          <table:table-cell office:value-type="float" office:value="270.16295903100001" table:style-name="ce5">
            <text:p><text:s/>270<text:s/></text:p>
          </table:table-cell>
          <table:table-cell office:value-type="float" office:value="0.96518635524612828" table:style-name="ce6">
            <text:p>0.965</text:p>
          </table:table-cell>
          <table:table-cell office:value-type="float" office:value="260.75760174964" table:style-name="ce5">
            <text:p><text:s/>26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60.75760174964" table:style-name="ce5">
            <text:p><text:s/>261<text:s/></text:p>
          </table:table-cell>
          <table:table-cell office:value-type="float" office:value="1.0265997583135833" table:style-name="ce6">
            <text:p>1.027</text:p>
          </table:table-cell>
          <table:table-cell office:value-type="float" office:value="267.69369093461" table:style-name="ce5">
            <text:p><text:s/>268<text:s/></text:p>
          </table:table-cell>
          <table:table-cell office:value-type="float" office:value="0.65836332080052784" table:style-name="ce6">
            <text:p>0.658</text:p>
          </table:table-cell>
          <table:table-cell office:value-type="float" office:value="176.23970732106" table:style-name="ce5">
            <text:p><text:s/>1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6.23970732106" table:style-name="ce5">
            <text:p><text:s/>176<text:s/></text:p>
          </table:table-cell>
          <table:table-cell office:value-type="float" office:value="0.99139584608531184" table:style-name="ce6">
            <text:p>0.991</text:p>
          </table:table-cell>
          <table:table-cell office:value-type="float" office:value="174.72331375339002" table:style-name="ce5">
            <text:p><text:s/>175<text:s/></text:p>
          </table:table-cell>
          <table:table-cell office:value-type="float" office:value="1.6139646030102188" table:style-name="ce6">
            <text:p>1.614</text:p>
          </table:table-cell>
          <table:table-cell office:value-type="float" office:value="281.99724371861998" table:style-name="ce5">
            <text:p><text:s/>28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1.99724371861998" table:style-name="ce5">
            <text:p><text:s/>282<text:s/></text:p>
          </table:table-cell>
          <table:table-cell office:value-type="float" office:value="1.1624211020993951" table:style-name="ce6">
            <text:p>1.162</text:p>
          </table:table-cell>
          <table:table-cell office:value-type="float" office:value="327.79954683239004" table:style-name="ce5">
            <text:p><text:s/>328<text:s/></text:p>
          </table:table-cell>
          <table:table-cell office:value-type="float" office:value="0.93563955835369894" table:style-name="ce6">
            <text:p>0.936</text:p>
          </table:table-cell>
          <table:table-cell office:value-type="float" office:value="306.70222322680002" table:style-name="ce5">
            <text:p><text:s/>30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06.70222322680002" table:style-name="ce5">
            <text:p><text:s/>307<text:s/></text:p>
          </table:table-cell>
          <table:table-cell office:value-type="float" office:value="0.96556375336014477" table:style-name="ce6">
            <text:p>0.966</text:p>
          </table:table-cell>
          <table:table-cell office:value-type="float" office:value="296.14054982277003" table:style-name="ce5">
            <text:p><text:s/>296<text:s/></text:p>
          </table:table-cell>
          <table:table-cell office:value-type="float" office:value="1.117200879190815" table:style-name="ce6">
            <text:p>1.117</text:p>
          </table:table-cell>
          <table:table-cell office:value-type="float" office:value="330.84848262604999" table:style-name="ce5">
            <text:p><text:s/>33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30.84848262604999" table:style-name="ce5">
            <text:p><text:s/>331<text:s/></text:p>
          </table:table-cell>
          <table:table-cell office:value-type="float" office:value="1.1822932263103909" table:style-name="ce6">
            <text:p>1.182</text:p>
          </table:table-cell>
          <table:table-cell office:value-type="float" office:value="391.15991994384996" table:style-name="ce5">
            <text:p><text:s/>391<text:s/></text:p>
          </table:table-cell>
          <table:table-cell office:value-type="float" office:value="0.96479336036151953" table:style-name="ce6">
            <text:p>0.965</text:p>
          </table:table-cell>
          <table:table-cell office:value-type="float" office:value="377.38849360136999" table:style-name="ce5">
            <text:p><text:s/>37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77.38849360136999" table:style-name="ce5">
            <text:p><text:s/>377<text:s/></text:p>
          </table:table-cell>
          <table:table-cell office:value-type="float" office:value="0.86181314018623634" table:style-name="ce6">
            <text:p>0.862</text:p>
          </table:table-cell>
          <table:table-cell office:value-type="float" office:value="325.23836274075001" table:style-name="ce5">
            <text:p><text:s/>325<text:s/></text:p>
          </table:table-cell>
          <table:table-cell office:value-type="float" office:value="1.1372725482675545" table:style-name="ce6">
            <text:p>1.137</text:p>
          </table:table-cell>
          <table:table-cell office:value-type="float" office:value="369.88466158854004" table:style-name="ce5">
            <text:p><text:s/>37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69.88466158854004" table:style-name="ce5">
            <text:p><text:s/>370<text:s/></text:p>
          </table:table-cell>
          <table:table-cell office:value-type="float" office:value="1.0721111536392682" table:style-name="ce6">
            <text:p>1.072</text:p>
          </table:table-cell>
          <table:table-cell office:value-type="float" office:value="396.55747124916002" table:style-name="ce5">
            <text:p><text:s/>397<text:s/></text:p>
          </table:table-cell>
          <table:table-cell office:value-type="float" office:value="1.0090912771813971" table:style-name="ce6">
            <text:p>1.009</text:p>
          </table:table-cell>
          <table:table-cell office:value-type="float" office:value="400.16268513863997" table:style-name="ce5">
            <text:p><text:s/>40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00.16268513863997" table:style-name="ce5">
            <text:p><text:s/>400<text:s/></text:p>
          </table:table-cell>
          <table:table-cell office:value-type="float" office:value="0.97315444159192865" table:style-name="ce6">
            <text:p>0.973</text:p>
          </table:table-cell>
          <table:table-cell office:value-type="float" office:value="389.42009440201997" table:style-name="ce5">
            <text:p><text:s/>389<text:s/></text:p>
          </table:table-cell>
          <table:table-cell office:value-type="float" office:value="1.0794097763240633" table:style-name="ce6">
            <text:p>1.079</text:p>
          </table:table-cell>
          <table:table-cell office:value-type="float" office:value="420.34385699457999" table:style-name="ce5">
            <text:p><text:s/>42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20.34385699457999" table:style-name="ce5">
            <text:p><text:s/>420<text:s/></text:p>
          </table:table-cell>
          <table:table-cell office:value-type="float" office:value="0.93357157931100676" table:style-name="ce6">
            <text:p>0.934</text:p>
          </table:table-cell>
          <table:table-cell office:value-type="float" office:value="392.42107842810998" table:style-name="ce5">
            <text:p><text:s/>392<text:s/></text:p>
          </table:table-cell>
          <table:table-cell office:value-type="float" office:value="1.0635355774898507" table:style-name="ce6">
            <text:p>1.064</text:p>
          </table:table-cell>
          <table:table-cell office:value-type="float" office:value="417.35377826523001" table:style-name="ce5">
            <text:p><text:s/>41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17.35377826523001" table:style-name="ce5">
            <text:p><text:s/>417<text:s/></text:p>
          </table:table-cell>
          <table:table-cell office:value-type="float" office:value="0.99142080738899041" table:style-name="ce6">
            <text:p>0.991</text:p>
          </table:table-cell>
          <table:table-cell office:value-type="float" office:value="413.77321981455998" table:style-name="ce5">
            <text:p><text:s/>414<text:s/></text:p>
          </table:table-cell>
          <table:table-cell office:value-type="float" office:value="1.0584556948911774" table:style-name="ce6">
            <text:p>1.058</text:p>
          </table:table-cell>
          <table:table-cell office:value-type="float" office:value="437.96062090618" table:style-name="ce5">
            <text:p><text:s/>43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37.96062090618" table:style-name="ce5">
            <text:p><text:s/>438<text:s/></text:p>
          </table:table-cell>
          <table:table-cell office:value-type="float" office:value="1.0223441034735776" table:style-name="ce6">
            <text:p>1.022</text:p>
          </table:table-cell>
          <table:table-cell office:value-type="float" office:value="447.74645833705995" table:style-name="ce5">
            <text:p><text:s/>448<text:s/></text:p>
          </table:table-cell>
          <table:table-cell office:value-type="float" office:value="1.0249542997399186" table:style-name="ce6">
            <text:p>1.025</text:p>
          </table:table-cell>
          <table:table-cell office:value-type="float" office:value="458.91965766588999" table:style-name="ce5">
            <text:p><text:s/>45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8.676621844319996" table:style-name="ce5">
            <text:p><text:s/>7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78.676621844319996" table:style-name="ce5">
            <text:p><text:s/>79<text:s/></text:p>
          </table:table-cell>
          <table:table-cell office:value-type="float" office:value="0.84521311896731888" table:style-name="ce6">
            <text:p>0.845</text:p>
          </table:table-cell>
          <table:table-cell office:value-type="float" office:value="66.498512938849998" table:style-name="ce5">
            <text:p><text:s/>66<text:s/></text:p>
          </table:table-cell>
          <table:table-cell office:value-type="float" office:value="1.1835000549131232" table:style-name="ce6">
            <text:p>1.184</text:p>
          </table:table-cell>
          <table:table-cell office:value-type="float" office:value="78.700993714770007" table:style-name="ce5">
            <text:p><text:s/>7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8.700993714770007" table:style-name="ce5">
            <text:p><text:s/>79<text:s/></text:p>
          </table:table-cell>
          <table:table-cell office:value-type="float" office:value="0.98288416347750374" table:style-name="ce6">
            <text:p>0.983</text:p>
          </table:table-cell>
          <table:table-cell office:value-type="float" office:value="77.353960372190002" table:style-name="ce5">
            <text:p><text:s/>77<text:s/></text:p>
          </table:table-cell>
          <table:table-cell office:value-type="float" office:value="1.0471000469996601" table:style-name="ce6">
            <text:p>1.047</text:p>
          </table:table-cell>
          <table:table-cell office:value-type="float" office:value="80.997335541329988" table:style-name="ce5">
            <text:p><text:s/>8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0.997335541329988" table:style-name="ce5">
            <text:p><text:s/>81<text:s/></text:p>
          </table:table-cell>
          <table:table-cell office:value-type="float" office:value="1.1569908295467519" table:style-name="ce6">
            <text:p>1.157</text:p>
          </table:table-cell>
          <table:table-cell office:value-type="float" office:value="93.713174439040003" table:style-name="ce5">
            <text:p><text:s/>94<text:s/></text:p>
          </table:table-cell>
          <table:table-cell office:value-type="float" office:value="1.2157536651940259" table:style-name="ce6">
            <text:p>1.216</text:p>
          </table:table-cell>
          <table:table-cell office:value-type="float" office:value="113.93213530123001" table:style-name="ce5">
            <text:p><text:s/>11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13.93213530123001" table:style-name="ce5">
            <text:p><text:s/>114<text:s/></text:p>
          </table:table-cell>
          <table:table-cell office:value-type="float" office:value="1.1368352294141695" table:style-name="ce6">
            <text:p>1.137</text:p>
          </table:table-cell>
          <table:table-cell office:value-type="float" office:value="129.52206517281999" table:style-name="ce5">
            <text:p><text:s/>130<text:s/></text:p>
          </table:table-cell>
          <table:table-cell office:value-type="float" office:value="1.6270836783092317" table:style-name="ce6">
            <text:p>1.627</text:p>
          </table:table-cell>
          <table:table-cell office:value-type="float" office:value="210.7432382236" table:style-name="ce5">
            <text:p><text:s/>21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0.7432382236" table:style-name="ce5">
            <text:p><text:s/>211<text:s/></text:p>
          </table:table-cell>
          <table:table-cell office:value-type="float" office:value="1.0288348014737372" table:style-name="ce6">
            <text:p>1.029</text:p>
          </table:table-cell>
          <table:table-cell office:value-type="float" office:value="216.81997765970999" table:style-name="ce5">
            <text:p><text:s/>217<text:s/></text:p>
          </table:table-cell>
          <table:table-cell office:value-type="float" office:value="0.81851336746838854" table:style-name="ce6">
            <text:p>0.819</text:p>
          </table:table-cell>
          <table:table-cell office:value-type="float" office:value="177.47005004867" table:style-name="ce5">
            <text:p><text:s/>1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7.47005004867" table:style-name="ce5">
            <text:p><text:s/>177<text:s/></text:p>
          </table:table-cell>
          <table:table-cell office:value-type="float" office:value="1.0237233617867658" table:style-name="ce6">
            <text:p>1.024</text:p>
          </table:table-cell>
          <table:table-cell office:value-type="float" office:value="181.68023625229" table:style-name="ce5">
            <text:p><text:s/>182<text:s/></text:p>
          </table:table-cell>
          <table:table-cell office:value-type="float" office:value="0.46363258327691809" table:style-name="ce6">
            <text:p>0.464</text:p>
          </table:table-cell>
          <table:table-cell office:value-type="float" office:value="84.23287726401" table:style-name="ce5">
            <text:p><text:s/>8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4.23287726401" table:style-name="ce5">
            <text:p><text:s/>84<text:s/></text:p>
          </table:table-cell>
          <table:table-cell office:value-type="float" office:value="1.0138885220253524" table:style-name="ce6">
            <text:p>1.014</text:p>
          </table:table-cell>
          <table:table-cell office:value-type="float" office:value="85.40274743514999" table:style-name="ce5">
            <text:p><text:s/>85<text:s/></text:p>
          </table:table-cell>
          <table:table-cell office:value-type="float" office:value="1.7073905176140178" table:style-name="ce6">
            <text:p>1.707</text:p>
          </table:table-cell>
          <table:table-cell office:value-type="float" office:value="145.81584114896" table:style-name="ce5">
            <text:p><text:s/>14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5.81584114896" table:style-name="ce5">
            <text:p><text:s/>146<text:s/></text:p>
          </table:table-cell>
          <table:table-cell office:value-type="float" office:value="1.1426524868085526" table:style-name="ce6">
            <text:p>1.143</text:p>
          </table:table-cell>
          <table:table-cell office:value-type="float" office:value="166.61683350493999" table:style-name="ce5">
            <text:p><text:s/>167<text:s/></text:p>
          </table:table-cell>
          <table:table-cell office:value-type="float" office:value="0.93464809917752301" table:style-name="ce6">
            <text:p>0.935</text:p>
          </table:table-cell>
          <table:table-cell office:value-type="float" office:value="155.72810672637002" table:style-name="ce5">
            <text:p><text:s/>15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5.72810672637002" table:style-name="ce5">
            <text:p><text:s/>156<text:s/></text:p>
          </table:table-cell>
          <table:table-cell office:value-type="float" office:value="0.96529380974433432" table:style-name="ce6">
            <text:p>0.965</text:p>
          </table:table-cell>
          <table:table-cell office:value-type="float" office:value="150.32337742617" table:style-name="ce5">
            <text:p><text:s/>150<text:s/></text:p>
          </table:table-cell>
          <table:table-cell office:value-type="float" office:value="1.0942813022772242" table:style-name="ce6">
            <text:p>1.094</text:p>
          </table:table-cell>
          <table:table-cell office:value-type="float" office:value="164.49606121261999" table:style-name="ce5">
            <text:p><text:s/>16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4.49606121261999" table:style-name="ce5">
            <text:p><text:s/>164<text:s/></text:p>
          </table:table-cell>
          <table:table-cell office:value-type="float" office:value="1.153723862609058" table:style-name="ce6">
            <text:p>1.154</text:p>
          </table:table-cell>
          <table:table-cell office:value-type="float" office:value="189.7830311262" table:style-name="ce5">
            <text:p><text:s/>190<text:s/></text:p>
          </table:table-cell>
          <table:table-cell office:value-type="float" office:value="1.058205879356487" table:style-name="ce6">
            <text:p>1.058</text:p>
          </table:table-cell>
          <table:table-cell office:value-type="float" office:value="200.82951933984" table:style-name="ce5">
            <text:p><text:s/>20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00.82951933984" table:style-name="ce5">
            <text:p><text:s/>201<text:s/></text:p>
          </table:table-cell>
          <table:table-cell office:value-type="float" office:value="0.87173203984375724" table:style-name="ce6">
            <text:p>0.872</text:p>
          </table:table-cell>
          <table:table-cell office:value-type="float" office:value="175.06952655496002" table:style-name="ce5">
            <text:p><text:s/>175<text:s/></text:p>
          </table:table-cell>
          <table:table-cell office:value-type="float" office:value="1.008189469145619" table:style-name="ce6">
            <text:p>1.008</text:p>
          </table:table-cell>
          <table:table-cell office:value-type="float" office:value="176.50325304102" table:style-name="ce5">
            <text:p><text:s/>17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6.50325304102" table:style-name="ce5">
            <text:p><text:s/>177<text:s/></text:p>
          </table:table-cell>
          <table:table-cell office:value-type="float" office:value="1.0836741695941869" table:style-name="ce6">
            <text:p>1.084</text:p>
          </table:table-cell>
          <table:table-cell office:value-type="float" office:value="191.27201616990001" table:style-name="ce5">
            <text:p><text:s/>191<text:s/></text:p>
          </table:table-cell>
          <table:table-cell office:value-type="float" office:value="1.0797436862664298" table:style-name="ce6">
            <text:p>1.080</text:p>
          </table:table-cell>
          <table:table-cell office:value-type="float" office:value="206.5247518189" table:style-name="ce5">
            <text:p><text:s/>20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6.5247518189" table:style-name="ce5">
            <text:p><text:s/>207<text:s/></text:p>
          </table:table-cell>
          <table:table-cell office:value-type="float" office:value="0.97546571755920497" table:style-name="ce6">
            <text:p>0.975</text:p>
          </table:table-cell>
          <table:table-cell office:value-type="float" office:value="201.45781522676" table:style-name="ce5">
            <text:p><text:s/>201<text:s/></text:p>
          </table:table-cell>
          <table:table-cell office:value-type="float" office:value="1.1496444572581443" table:style-name="ce6">
            <text:p>1.150</text:p>
          </table:table-cell>
          <table:table-cell office:value-type="float" office:value="231.60486064678003" table:style-name="ce5">
            <text:p><text:s/>23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1.60486064678003" table:style-name="ce5">
            <text:p><text:s/>232<text:s/></text:p>
          </table:table-cell>
          <table:table-cell office:value-type="float" office:value="0.93763877490771985" table:style-name="ce6">
            <text:p>0.938</text:p>
          </table:table-cell>
          <table:table-cell office:value-type="float" office:value="217.16169779952" table:style-name="ce5">
            <text:p><text:s/>217<text:s/></text:p>
          </table:table-cell>
          <table:table-cell office:value-type="float" office:value="1.1079478519238757" table:style-name="ce6">
            <text:p>1.108</text:p>
          </table:table-cell>
          <table:table-cell office:value-type="float" office:value="240.60383659711999" table:style-name="ce5">
            <text:p><text:s/>24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40.60383659711999" table:style-name="ce5">
            <text:p><text:s/>241<text:s/></text:p>
          </table:table-cell>
          <table:table-cell office:value-type="float" office:value="0.99329333106361895" table:style-name="ce6">
            <text:p>0.993</text:p>
          </table:table-cell>
          <table:table-cell office:value-type="float" office:value="238.99018632023999" table:style-name="ce5">
            <text:p><text:s/>239<text:s/></text:p>
          </table:table-cell>
          <table:table-cell office:value-type="float" office:value="0.98944465060406395" table:style-name="ce6">
            <text:p>0.989</text:p>
          </table:table-cell>
          <table:table-cell office:value-type="float" office:value="236.46756140143" table:style-name="ce5">
            <text:p><text:s/>2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6.46756140143" table:style-name="ce5">
            <text:p><text:s/>236<text:s/></text:p>
          </table:table-cell>
          <table:table-cell office:value-type="float" office:value="1.0292707576931865" table:style-name="ce6">
            <text:p>1.029</text:p>
          </table:table-cell>
          <table:table-cell office:value-type="float" office:value="243.38914609350999" table:style-name="ce5">
            <text:p><text:s/>243<text:s/></text:p>
          </table:table-cell>
          <table:table-cell office:value-type="float" office:value="1.0488964302810271" table:style-name="ce6">
            <text:p>1.049</text:p>
          </table:table-cell>
          <table:table-cell office:value-type="float" office:value="255.29000650662999" table:style-name="ce5">
            <text:p><text:s/>25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6.293520610590008" table:style-name="ce5">
            <text:p><text:s/>6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6.293520610590008" table:style-name="ce5">
            <text:p><text:s/>66<text:s/></text:p>
          </table:table-cell>
          <table:table-cell office:value-type="float" office:value="0.82012879008698814" table:style-name="ce6">
            <text:p>0.820</text:p>
          </table:table-cell>
          <table:table-cell office:value-type="float" office:value="54.369224848969999" table:style-name="ce5">
            <text:p><text:s/>54<text:s/></text:p>
          </table:table-cell>
          <table:table-cell office:value-type="float" office:value="0.80393090301154169" table:style-name="ce6">
            <text:p>0.804</text:p>
          </table:table-cell>
          <table:table-cell office:value-type="float" office:value="43.709100028870004" table:style-name="ce5">
            <text:p><text:s/>4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3.709100028870004" table:style-name="ce5">
            <text:p><text:s/>44<text:s/></text:p>
          </table:table-cell>
          <table:table-cell office:value-type="float" office:value="0.98125770712165417" table:style-name="ce6">
            <text:p>0.981</text:p>
          </table:table-cell>
          <table:table-cell office:value-type="float" office:value="42.889891274680004" table:style-name="ce5">
            <text:p><text:s/>43<text:s/></text:p>
          </table:table-cell>
          <table:table-cell office:value-type="float" office:value="1.4637819244380545" table:style-name="ce6">
            <text:p>1.464</text:p>
          </table:table-cell>
          <table:table-cell office:value-type="float" office:value="62.781447588990019" table:style-name="ce5">
            <text:p><text:s/>6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2.781447588990019" table:style-name="ce5">
            <text:p><text:s/>63<text:s/></text:p>
          </table:table-cell>
          <table:table-cell office:value-type="float" office:value="1.1140110982215585" table:style-name="ce6">
            <text:p>1.114</text:p>
          </table:table-cell>
          <table:table-cell office:value-type="float" office:value="69.939229376549989" table:style-name="ce5">
            <text:p><text:s/>70<text:s/></text:p>
          </table:table-cell>
          <table:table-cell office:value-type="float" office:value="0.71349274115166927" table:style-name="ce6">
            <text:p>0.713</text:p>
          </table:table-cell>
          <table:table-cell office:value-type="float" office:value="49.901132481910004" table:style-name="ce5">
            <text:p><text:s/>5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9.901132481910004" table:style-name="ce5">
            <text:p><text:s/>50<text:s/></text:p>
          </table:table-cell>
          <table:table-cell office:value-type="float" office:value="1.0697779185951795" table:style-name="ce6">
            <text:p>1.070</text:p>
          </table:table-cell>
          <table:table-cell office:value-type="float" office:value="53.383129642039982" table:style-name="ce5">
            <text:p><text:s/>53<text:s/></text:p>
          </table:table-cell>
          <table:table-cell office:value-type="float" office:value="0.93377247127029106" table:style-name="ce6">
            <text:p>0.934</text:p>
          </table:table-cell>
          <table:table-cell office:value-type="float" office:value="49.847696889990004" table:style-name="ce5">
            <text:p><text:s/>5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9.847696889990004" table:style-name="ce5">
            <text:p><text:s/>50<text:s/></text:p>
          </table:table-cell>
          <table:table-cell office:value-type="float" office:value="1.0701192773061079" table:style-name="ce6">
            <text:p>1.070</text:p>
          </table:table-cell>
          <table:table-cell office:value-type="float" office:value="53.34298137129003" table:style-name="ce5">
            <text:p><text:s/>53<text:s/></text:p>
          </table:table-cell>
          <table:table-cell office:value-type="float" office:value="1.5613591434129435" table:style-name="ce6">
            <text:p>1.561</text:p>
          </table:table-cell>
          <table:table-cell office:value-type="float" office:value="83.287551700969999" table:style-name="ce5">
            <text:p><text:s/>8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3.287551700969999" table:style-name="ce5">
            <text:p><text:s/>83<text:s/></text:p>
          </table:table-cell>
          <table:table-cell office:value-type="float" office:value="1.0327288163198374" table:style-name="ce6">
            <text:p>1.033</text:p>
          </table:table-cell>
          <table:table-cell office:value-type="float" office:value="86.013454682320003" table:style-name="ce5">
            <text:p><text:s/>86<text:s/></text:p>
          </table:table-cell>
          <table:table-cell office:value-type="float" office:value="1.0696795099890568" table:style-name="ce6">
            <text:p>1.070</text:p>
          </table:table-cell>
          <table:table-cell office:value-type="float" office:value="92.00683005705001" table:style-name="ce5">
            <text:p><text:s/>9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2.00683005705001" table:style-name="ce5">
            <text:p><text:s/>92<text:s/></text:p>
          </table:table-cell>
          <table:table-cell office:value-type="float" office:value="0.9708036486297339" table:style-name="ce6">
            <text:p>0.971</text:p>
          </table:table-cell>
          <table:table-cell office:value-type="float" office:value="89.320566318240012" table:style-name="ce5">
            <text:p><text:s/>89<text:s/></text:p>
          </table:table-cell>
          <table:table-cell office:value-type="float" office:value="1.5246365779238304" table:style-name="ce6">
            <text:p>1.525</text:p>
          </table:table-cell>
          <table:table-cell office:value-type="float" office:value="136.18140256966001" table:style-name="ce5">
            <text:p><text:s/>13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6.18140256966001" table:style-name="ce5">
            <text:p><text:s/>136<text:s/></text:p>
          </table:table-cell>
          <table:table-cell office:value-type="float" office:value="1.1835882894876284" table:style-name="ce6">
            <text:p>1.184</text:p>
          </table:table-cell>
          <table:table-cell office:value-type="float" office:value="161.18271332745002" table:style-name="ce5">
            <text:p><text:s/>161<text:s/></text:p>
          </table:table-cell>
          <table:table-cell office:value-type="float" office:value="0.93666444362255674" table:style-name="ce6">
            <text:p>0.937</text:p>
          </table:table-cell>
          <table:table-cell office:value-type="float" office:value="150.97411650043003" table:style-name="ce5">
            <text:p><text:s/>15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0.97411650043003" table:style-name="ce5">
            <text:p><text:s/>151<text:s/></text:p>
          </table:table-cell>
          <table:table-cell office:value-type="float" office:value="0.96584219717016639" table:style-name="ce6">
            <text:p>0.966</text:p>
          </table:table-cell>
          <table:table-cell office:value-type="float" office:value="145.8171723966" table:style-name="ce5">
            <text:p><text:s/>146<text:s/></text:p>
          </table:table-cell>
          <table:table-cell office:value-type="float" office:value="1.1408287424541281" table:style-name="ce6">
            <text:p>1.141</text:p>
          </table:table-cell>
          <table:table-cell office:value-type="float" office:value="166.35242141342999" table:style-name="ce5">
            <text:p><text:s/>16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6.35242141342999" table:style-name="ce5">
            <text:p><text:s/>166<text:s/></text:p>
          </table:table-cell>
          <table:table-cell office:value-type="float" office:value="1.2105437787236946" table:style-name="ce6">
            <text:p>1.211</text:p>
          </table:table-cell>
          <table:table-cell office:value-type="float" office:value="201.37688881764998" table:style-name="ce5">
            <text:p><text:s/>201<text:s/></text:p>
          </table:table-cell>
          <table:table-cell office:value-type="float" office:value="0.87675887386167228" table:style-name="ce6">
            <text:p>0.877</text:p>
          </table:table-cell>
          <table:table-cell office:value-type="float" office:value="176.55897426152998" table:style-name="ce5">
            <text:p><text:s/>17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6.55897426152998" table:style-name="ce5">
            <text:p><text:s/>177<text:s/></text:p>
          </table:table-cell>
          <table:table-cell office:value-type="float" office:value="0.85053074653317096" table:style-name="ce6">
            <text:p>0.851</text:p>
          </table:table-cell>
          <table:table-cell office:value-type="float" office:value="150.16883618579001" table:style-name="ce5">
            <text:p><text:s/>150<text:s/></text:p>
          </table:table-cell>
          <table:table-cell office:value-type="float" office:value="1.2877599204955354" table:style-name="ce6">
            <text:p>1.288</text:p>
          </table:table-cell>
          <table:table-cell office:value-type="float" office:value="193.38140854752001" table:style-name="ce5">
            <text:p><text:s/>19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93.38140854752001" table:style-name="ce5">
            <text:p><text:s/>193<text:s/></text:p>
          </table:table-cell>
          <table:table-cell office:value-type="float" office:value="1.0615573473228415" table:style-name="ce6">
            <text:p>1.062</text:p>
          </table:table-cell>
          <table:table-cell office:value-type="float" office:value="205.28545507926" table:style-name="ce5">
            <text:p><text:s/>205<text:s/></text:p>
          </table:table-cell>
          <table:table-cell office:value-type="float" office:value="0.94326182653796431" table:style-name="ce6">
            <text:p>0.943</text:p>
          </table:table-cell>
          <table:table-cell office:value-type="float" office:value="193.63793331974" table:style-name="ce5">
            <text:p><text:s/>19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93.63793331974" table:style-name="ce5">
            <text:p><text:s/>194<text:s/></text:p>
          </table:table-cell>
          <table:table-cell office:value-type="float" office:value="0.97068934765427273" table:style-name="ce6">
            <text:p>0.971</text:p>
          </table:table-cell>
          <table:table-cell office:value-type="float" office:value="187.96227917525997" table:style-name="ce5">
            <text:p><text:s/>188<text:s/></text:p>
          </table:table-cell>
          <table:table-cell office:value-type="float" office:value="1.0041323034384775" table:style-name="ce6">
            <text:p>1.004</text:p>
          </table:table-cell>
          <table:table-cell office:value-type="float" office:value="188.73899634779997" table:style-name="ce5">
            <text:p><text:s/>18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8.73899634779997" table:style-name="ce5">
            <text:p><text:s/>189<text:s/></text:p>
          </table:table-cell>
          <table:table-cell office:value-type="float" office:value="0.92858065381268484" table:style-name="ce6">
            <text:p>0.929</text:p>
          </table:table-cell>
          <table:table-cell office:value-type="float" office:value="175.25938062859001" table:style-name="ce5">
            <text:p><text:s/>175<text:s/></text:p>
          </table:table-cell>
          <table:table-cell office:value-type="float" office:value="1.0085048859249297" table:style-name="ce6">
            <text:p>1.009</text:p>
          </table:table-cell>
          <table:table-cell office:value-type="float" office:value="176.74994166811001" table:style-name="ce5">
            <text:p><text:s/>17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6.74994166811001" table:style-name="ce5">
            <text:p><text:s/>177<text:s/></text:p>
          </table:table-cell>
          <table:table-cell office:value-type="float" office:value="0.988871802982072" table:style-name="ce6">
            <text:p>0.989</text:p>
          </table:table-cell>
          <table:table-cell office:value-type="float" office:value="174.78303349431999" table:style-name="ce5">
            <text:p><text:s/>175<text:s/></text:p>
          </table:table-cell>
          <table:table-cell office:value-type="float" office:value="1.1528181853606403" table:style-name="ce6">
            <text:p>1.153</text:p>
          </table:table-cell>
          <table:table-cell office:value-type="float" office:value="201.49305950475002" table:style-name="ce5">
            <text:p><text:s/>20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1.49305950475002" table:style-name="ce5">
            <text:p><text:s/>201<text:s/></text:p>
          </table:table-cell>
          <table:table-cell office:value-type="float" office:value="1.0142151434190338" table:style-name="ce6">
            <text:p>1.014</text:p>
          </table:table-cell>
          <table:table-cell office:value-type="float" office:value="204.35731224354998" table:style-name="ce5">
            <text:p><text:s/>204<text:s/></text:p>
          </table:table-cell>
          <table:table-cell office:value-type="float" office:value="0.99643927062701443" table:style-name="ce6">
            <text:p>0.996</text:p>
          </table:table-cell>
          <table:table-cell office:value-type="float" office:value="203.62965115925996" table:style-name="ce5">
            <text:p><text:s/>20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8.683219984079997" table:style-name="ce5">
            <text:p><text:s/>6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8.683219984079997" table:style-name="ce5">
            <text:p><text:s/>69<text:s/></text:p>
          </table:table-cell>
          <table:table-cell office:value-type="float" office:value="0.98390603759206074" table:style-name="ce6">
            <text:p>0.984</text:p>
          </table:table-cell>
          <table:table-cell office:value-type="float" office:value="67.5778348236" table:style-name="ce5">
            <text:p><text:s/>68<text:s/></text:p>
          </table:table-cell>
          <table:table-cell office:value-type="float" office:value="1.3387059585366672" table:style-name="ce6">
            <text:p>1.339</text:p>
          </table:table-cell>
          <table:table-cell office:value-type="float" office:value="90.466850143360006" table:style-name="ce5">
            <text:p><text:s/>9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0.466850143360006" table:style-name="ce5">
            <text:p><text:s/>90<text:s/></text:p>
          </table:table-cell>
          <table:table-cell office:value-type="float" office:value="1.0331092204240941" table:style-name="ce6">
            <text:p>1.033</text:p>
          </table:table-cell>
          <table:table-cell office:value-type="float" office:value="93.462137025830003" table:style-name="ce5">
            <text:p><text:s/>93<text:s/></text:p>
          </table:table-cell>
          <table:table-cell office:value-type="float" office:value="0.9550647275749824" table:style-name="ce6">
            <text:p>0.955</text:p>
          </table:table-cell>
          <table:table-cell office:value-type="float" office:value="89.262390437150003" table:style-name="ce5">
            <text:p><text:s/>8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9.262390437150003" table:style-name="ce5">
            <text:p><text:s/>89<text:s/></text:p>
          </table:table-cell>
          <table:table-cell office:value-type="float" office:value="1.0195503998798769" table:style-name="ce6">
            <text:p>1.020</text:p>
          </table:table-cell>
          <table:table-cell office:value-type="float" office:value="91.007505864430001" table:style-name="ce5">
            <text:p><text:s/>91<text:s/></text:p>
          </table:table-cell>
          <table:table-cell office:value-type="float" office:value="1.1762058022795201" table:style-name="ce6">
            <text:p>1.176</text:p>
          </table:table-cell>
          <table:table-cell office:value-type="float" office:value="107.04355644873" table:style-name="ce5">
            <text:p><text:s/>10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7.04355644873" table:style-name="ce5">
            <text:p><text:s/>107<text:s/></text:p>
          </table:table-cell>
          <table:table-cell office:value-type="float" office:value="1.112112911210569" table:style-name="ce6">
            <text:p>1.112</text:p>
          </table:table-cell>
          <table:table-cell office:value-type="float" office:value="119.04452118853" table:style-name="ce5">
            <text:p><text:s/>119<text:s/></text:p>
          </table:table-cell>
          <table:table-cell office:value-type="float" office:value="1.0843434507408261" table:style-name="ce6">
            <text:p>1.084</text:p>
          </table:table-cell>
          <table:table-cell office:value-type="float" office:value="129.08514689736" table:style-name="ce5">
            <text:p><text:s/>12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9.08514689736" table:style-name="ce5">
            <text:p><text:s/>129<text:s/></text:p>
          </table:table-cell>
          <table:table-cell office:value-type="float" office:value="0.90872784389664774" table:style-name="ce6">
            <text:p>0.909</text:p>
          </table:table-cell>
          <table:table-cell office:value-type="float" office:value="117.30326721912" table:style-name="ce5">
            <text:p><text:s/>117<text:s/></text:p>
          </table:table-cell>
          <table:table-cell office:value-type="float" office:value="1.3982501447623401" table:style-name="ce6">
            <text:p>1.398</text:p>
          </table:table-cell>
          <table:table-cell office:value-type="float" office:value="164.01931037022999" table:style-name="ce5">
            <text:p><text:s/>16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4.01931037022999" table:style-name="ce5">
            <text:p><text:s/>164<text:s/></text:p>
          </table:table-cell>
          <table:table-cell office:value-type="float" office:value="1.0552827266092186" table:style-name="ce6">
            <text:p>1.055</text:p>
          </table:table-cell>
          <table:table-cell office:value-type="float" office:value="173.08674506406001" table:style-name="ce5">
            <text:p><text:s/>173<text:s/></text:p>
          </table:table-cell>
          <table:table-cell office:value-type="float" office:value="0.99541407141681348" table:style-name="ce6">
            <text:p>0.995</text:p>
          </table:table-cell>
          <table:table-cell office:value-type="float" office:value="172.2929816125" table:style-name="ce5">
            <text:p><text:s/>17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2.2929816125" table:style-name="ce5">
            <text:p><text:s/>172<text:s/></text:p>
          </table:table-cell>
          <table:table-cell office:value-type="float" office:value="1.0339192895515252" table:style-name="ce6">
            <text:p>1.034</text:p>
          </table:table-cell>
          <table:table-cell office:value-type="float" office:value="178.13703714351001" table:style-name="ce5">
            <text:p><text:s/>178<text:s/></text:p>
          </table:table-cell>
          <table:table-cell office:value-type="float" office:value="1.1641586443546357" table:style-name="ce6">
            <text:p>1.164</text:p>
          </table:table-cell>
          <table:table-cell office:value-type="float" office:value="207.37977167034001" table:style-name="ce5">
            <text:p><text:s/>20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7.37977167034001" table:style-name="ce5">
            <text:p><text:s/>207<text:s/></text:p>
          </table:table-cell>
          <table:table-cell office:value-type="float" office:value="1.1469011218899761" table:style-name="ce6">
            <text:p>1.147</text:p>
          </table:table-cell>
          <table:table-cell office:value-type="float" office:value="237.844092786" table:style-name="ce5">
            <text:p><text:s/>238<text:s/></text:p>
          </table:table-cell>
          <table:table-cell office:value-type="float" office:value="0.87971090231413962" table:style-name="ce6">
            <text:p>0.880</text:p>
          </table:table-cell>
          <table:table-cell office:value-type="float" office:value="209.23404147486002" table:style-name="ce5">
            <text:p><text:s/>2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9.23404147486002" table:style-name="ce5">
            <text:p><text:s/>209<text:s/></text:p>
          </table:table-cell>
          <table:table-cell office:value-type="float" office:value="1.0750762571437851" table:style-name="ce6">
            <text:p>1.075</text:p>
          </table:table-cell>
          <table:table-cell office:value-type="float" office:value="224.94255017585999" table:style-name="ce5">
            <text:p><text:s/>225<text:s/></text:p>
          </table:table-cell>
          <table:table-cell office:value-type="float" office:value="1.0568706760485231" table:style-name="ce6">
            <text:p>1.057</text:p>
          </table:table-cell>
          <table:table-cell office:value-type="float" office:value="237.73518507644002" table:style-name="ce5">
            <text:p><text:s/>23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37.73518507644002" table:style-name="ce5">
            <text:p><text:s/>238<text:s/></text:p>
          </table:table-cell>
          <table:table-cell office:value-type="float" office:value="1.1643654219946278" table:style-name="ce6">
            <text:p>1.164</text:p>
          </table:table-cell>
          <table:table-cell office:value-type="float" office:value="276.81062909450003" table:style-name="ce5">
            <text:p><text:s/>277<text:s/></text:p>
          </table:table-cell>
          <table:table-cell office:value-type="float" office:value="0.96410572966080721" table:style-name="ce6">
            <text:p>0.964</text:p>
          </table:table-cell>
          <table:table-cell office:value-type="float" office:value="266.87471354102001" table:style-name="ce5">
            <text:p><text:s/>26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66.87471354102001" table:style-name="ce5">
            <text:p><text:s/>267<text:s/></text:p>
          </table:table-cell>
          <table:table-cell office:value-type="float" office:value="0.97779378885553681" table:style-name="ce6">
            <text:p>0.978</text:p>
          </table:table-cell>
          <table:table-cell office:value-type="float" office:value="260.94843730301" table:style-name="ce5">
            <text:p><text:s/>261<text:s/></text:p>
          </table:table-cell>
          <table:table-cell office:value-type="float" office:value="1.4701063350683456" table:style-name="ce6">
            <text:p>1.470</text:p>
          </table:table-cell>
          <table:table-cell office:value-type="float" office:value="383.62195080534002" table:style-name="ce5">
            <text:p><text:s/>38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83.62195080534002" table:style-name="ce5">
            <text:p><text:s/>384<text:s/></text:p>
          </table:table-cell>
          <table:table-cell office:value-type="float" office:value="1.0422719035236299" table:style-name="ce6">
            <text:p>1.042</text:p>
          </table:table-cell>
          <table:table-cell office:value-type="float" office:value="399.83838089933005" table:style-name="ce5">
            <text:p><text:s/>400<text:s/></text:p>
          </table:table-cell>
          <table:table-cell office:value-type="float" office:value="0.83750072953256882" table:style-name="ce6">
            <text:p>0.838</text:p>
          </table:table-cell>
          <table:table-cell office:value-type="float" office:value="334.86493569831003" table:style-name="ce5">
            <text:p><text:s/>33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34.86493569831003" table:style-name="ce5">
            <text:p><text:s/>335<text:s/></text:p>
          </table:table-cell>
          <table:table-cell office:value-type="float" office:value="0.90847493715791072" table:style-name="ce6">
            <text:p>0.908</text:p>
          </table:table-cell>
          <table:table-cell office:value-type="float" office:value="304.21640141491002" table:style-name="ce5">
            <text:p><text:s/>304<text:s/></text:p>
          </table:table-cell>
          <table:table-cell office:value-type="float" office:value="2.100535090621912" table:style-name="ce6">
            <text:p>2.101</text:p>
          </table:table-cell>
          <table:table-cell office:value-type="float" office:value="639.0172263147399" table:style-name="ce5">
            <text:p><text:s/>63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39.0172263147399" table:style-name="ce5">
            <text:p><text:s/>639<text:s/></text:p>
          </table:table-cell>
          <table:table-cell office:value-type="float" office:value="1.0426896342705383" table:style-name="ce6">
            <text:p>1.043</text:p>
          </table:table-cell>
          <table:table-cell office:value-type="float" office:value="666.29663799869002" table:style-name="ce5">
            <text:p><text:s/>666<text:s/></text:p>
          </table:table-cell>
          <table:table-cell office:value-type="float" office:value="0.50986027744049323" table:style-name="ce6">
            <text:p>0.510</text:p>
          </table:table-cell>
          <table:table-cell office:value-type="float" office:value="339.71818870767999" table:style-name="ce5">
            <text:p><text:s/>34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9.71818870767999" table:style-name="ce5">
            <text:p><text:s/>340<text:s/></text:p>
          </table:table-cell>
          <table:table-cell office:value-type="float" office:value="1.0561561067021217" table:style-name="ce6">
            <text:p>1.056</text:p>
          </table:table-cell>
          <table:table-cell office:value-type="float" office:value="358.79543956139997" table:style-name="ce5">
            <text:p><text:s/>359<text:s/></text:p>
          </table:table-cell>
          <table:table-cell office:value-type="float" office:value="1.0510081134916101" table:style-name="ce6">
            <text:p>1.051</text:p>
          </table:table-cell>
          <table:table-cell office:value-type="float" office:value="377.09691806282001" table:style-name="ce5">
            <text:p><text:s/>37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7.09691806282001" table:style-name="ce5">
            <text:p><text:s/>377<text:s/></text:p>
          </table:table-cell>
          <table:table-cell office:value-type="float" office:value="1.0461857661592413" table:style-name="ce6">
            <text:p>1.046</text:p>
          </table:table-cell>
          <table:table-cell office:value-type="float" office:value="394.51342813984002" table:style-name="ce5">
            <text:p><text:s/>395<text:s/></text:p>
          </table:table-cell>
          <table:table-cell office:value-type="float" office:value="1.5073503424785129" table:style-name="ce6">
            <text:p>1.507</text:p>
          </table:table-cell>
          <table:table-cell office:value-type="float" office:value="594.66995101895998" table:style-name="ce5">
            <text:p><text:s/>59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.01786783515" table:style-name="ce5">
            <text:p><text:s/>1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1.01786783515" table:style-name="ce5">
            <text:p><text:s/>11<text:s/></text:p>
          </table:table-cell>
          <table:table-cell office:value-type="float" office:value="0.98402181096615016" table:style-name="ce6">
            <text:p>0.984</text:p>
          </table:table-cell>
          <table:table-cell office:value-type="float" office:value="10.84182226013" table:style-name="ce5">
            <text:p><text:s/>11<text:s/></text:p>
          </table:table-cell>
          <table:table-cell office:value-type="float" office:value="2.7051703200609682" table:style-name="ce6">
            <text:p>2.705</text:p>
          </table:table-cell>
          <table:table-cell office:value-type="float" office:value="29.328975793480001" table:style-name="ce5">
            <text:p><text:s/>2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9.328975793480001" table:style-name="ce5">
            <text:p><text:s/>29<text:s/></text:p>
          </table:table-cell>
          <table:table-cell office:value-type="float" office:value="1.0285316425057716" table:style-name="ce6">
            <text:p>1.029</text:p>
          </table:table-cell>
          <table:table-cell office:value-type="float" office:value="30.165779645879997" table:style-name="ce5">
            <text:p><text:s/>30<text:s/></text:p>
          </table:table-cell>
          <table:table-cell office:value-type="float" office:value="1.0112300956466831" table:style-name="ce6">
            <text:p>1.011</text:p>
          </table:table-cell>
          <table:table-cell office:value-type="float" office:value="30.504544236559997" table:style-name="ce5">
            <text:p><text:s/>3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.504544236559997" table:style-name="ce5">
            <text:p><text:s/>31<text:s/></text:p>
          </table:table-cell>
          <table:table-cell office:value-type="float" office:value="1.0238448102361168" table:style-name="ce6">
            <text:p>1.024</text:p>
          </table:table-cell>
          <table:table-cell office:value-type="float" office:value="31.23191930522" table:style-name="ce5">
            <text:p><text:s/>31<text:s/></text:p>
          </table:table-cell>
          <table:table-cell office:value-type="float" office:value="0.9618919282571573" table:style-name="ce6">
            <text:p>0.962</text:p>
          </table:table-cell>
          <table:table-cell office:value-type="float" office:value="30.041731083670001" table:style-name="ce5">
            <text:p><text:s/>3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0.041731083670001" table:style-name="ce5">
            <text:p><text:s/>30<text:s/></text:p>
          </table:table-cell>
          <table:table-cell office:value-type="float" office:value="1.084707607383959" table:style-name="ce6">
            <text:p>1.085</text:p>
          </table:table-cell>
          <table:table-cell office:value-type="float" office:value="32.586494245440001" table:style-name="ce5">
            <text:p><text:s/>33<text:s/></text:p>
          </table:table-cell>
          <table:table-cell office:value-type="float" office:value="1.0657515103684352" table:style-name="ce6">
            <text:p>1.066</text:p>
          </table:table-cell>
          <table:table-cell office:value-type="float" office:value="34.729105459689997" table:style-name="ce5">
            <text:p><text:s/>3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4.729105459689997" table:style-name="ce5">
            <text:p><text:s/>35<text:s/></text:p>
          </table:table-cell>
          <table:table-cell office:value-type="float" office:value="0.88501058882224248" table:style-name="ce6">
            <text:p>0.885</text:p>
          </table:table-cell>
          <table:table-cell office:value-type="float" office:value="30.735626072149998" table:style-name="ce5">
            <text:p><text:s/>31<text:s/></text:p>
          </table:table-cell>
          <table:table-cell office:value-type="float" office:value="1.5696461702595559" table:style-name="ce6">
            <text:p>1.570</text:p>
          </table:table-cell>
          <table:table-cell office:value-type="float" office:value="48.24405775468" table:style-name="ce5">
            <text:p><text:s/>4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8.24405775468" table:style-name="ce5">
            <text:p><text:s/>48<text:s/></text:p>
          </table:table-cell>
          <table:table-cell office:value-type="float" office:value="1.0492214150626591" table:style-name="ce6">
            <text:p>1.049</text:p>
          </table:table-cell>
          <table:table-cell office:value-type="float" office:value="50.618698545730005" table:style-name="ce5">
            <text:p><text:s/>51<text:s/></text:p>
          </table:table-cell>
          <table:table-cell office:value-type="float" office:value="1.0729744383094495" table:style-name="ce6">
            <text:p>1.073</text:p>
          </table:table-cell>
          <table:table-cell office:value-type="float" office:value="54.312569640059998" table:style-name="ce5">
            <text:p><text:s/>5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4.312569640059998" table:style-name="ce5">
            <text:p><text:s/>54<text:s/></text:p>
          </table:table-cell>
          <table:table-cell office:value-type="float" office:value="1.0486528919062774" table:style-name="ce6">
            <text:p>1.049</text:p>
          </table:table-cell>
          <table:table-cell office:value-type="float" office:value="56.95503321991" table:style-name="ce5">
            <text:p><text:s/>57<text:s/></text:p>
          </table:table-cell>
          <table:table-cell office:value-type="float" office:value="0.94428140206402955" table:style-name="ce6">
            <text:p>0.944</text:p>
          </table:table-cell>
          <table:table-cell office:value-type="float" office:value="53.781578623499996" table:style-name="ce5">
            <text:p><text:s/>5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3.781578623499996" table:style-name="ce5">
            <text:p><text:s/>54<text:s/></text:p>
          </table:table-cell>
          <table:table-cell office:value-type="float" office:value="1.1635863104255502" table:style-name="ce6">
            <text:p>1.164</text:p>
          </table:table-cell>
          <table:table-cell office:value-type="float" office:value="62.579508639380002" table:style-name="ce5">
            <text:p><text:s/>63<text:s/></text:p>
          </table:table-cell>
          <table:table-cell office:value-type="float" office:value="0.95120006024418891" table:style-name="ce6">
            <text:p>0.951</text:p>
          </table:table-cell>
          <table:table-cell office:value-type="float" office:value="59.525632387829994" table:style-name="ce5">
            <text:p><text:s/>6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9.525632387829994" table:style-name="ce5">
            <text:p><text:s/>60<text:s/></text:p>
          </table:table-cell>
          <table:table-cell office:value-type="float" office:value="1.0848461161142167" table:style-name="ce6">
            <text:p>1.085</text:p>
          </table:table-cell>
          <table:table-cell office:value-type="float" office:value="64.576151105180003" table:style-name="ce5">
            <text:p><text:s/>65<text:s/></text:p>
          </table:table-cell>
          <table:table-cell office:value-type="float" office:value="0.88080991721396351" table:style-name="ce6">
            <text:p>0.881</text:p>
          </table:table-cell>
          <table:table-cell office:value-type="float" office:value="56.879314308950001" table:style-name="ce5">
            <text:p><text:s/>5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6.879314308950001" table:style-name="ce5">
            <text:p><text:s/>57<text:s/></text:p>
          </table:table-cell>
          <table:table-cell office:value-type="float" office:value="1.1574768726584417" table:style-name="ce6">
            <text:p>1.157</text:p>
          </table:table-cell>
          <table:table-cell office:value-type="float" office:value="65.836490845279997" table:style-name="ce5">
            <text:p><text:s/>66<text:s/></text:p>
          </table:table-cell>
          <table:table-cell office:value-type="float" office:value="1.2086421871697433" table:style-name="ce6">
            <text:p>1.209</text:p>
          </table:table-cell>
          <table:table-cell office:value-type="float" office:value="79.57276029082" table:style-name="ce5">
            <text:p><text:s/>8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9.57276029082" table:style-name="ce5">
            <text:p><text:s/>80<text:s/></text:p>
          </table:table-cell>
          <table:table-cell office:value-type="float" office:value="0.98548491045819286" table:style-name="ce6">
            <text:p>0.985</text:p>
          </table:table-cell>
          <table:table-cell office:value-type="float" office:value="78.417754550110004" table:style-name="ce5">
            <text:p><text:s/>78<text:s/></text:p>
          </table:table-cell>
          <table:table-cell office:value-type="float" office:value="1.5629466153890028" table:style-name="ce6">
            <text:p>1.563</text:p>
          </table:table-cell>
          <table:table-cell office:value-type="float" office:value="122.5627640605" table:style-name="ce5">
            <text:p><text:s/>12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2.5627640605" table:style-name="ce5">
            <text:p><text:s/>123<text:s/></text:p>
          </table:table-cell>
          <table:table-cell office:value-type="float" office:value="1.0422645130064381" table:style-name="ce6">
            <text:p>1.042</text:p>
          </table:table-cell>
          <table:table-cell office:value-type="float" office:value="127.74281959624" table:style-name="ce5">
            <text:p><text:s/>128<text:s/></text:p>
          </table:table-cell>
          <table:table-cell office:value-type="float" office:value="0.61539684075310552" table:style-name="ce6">
            <text:p>0.615</text:p>
          </table:table-cell>
          <table:table-cell office:value-type="float" office:value="78.612527608419995" table:style-name="ce5">
            <text:p><text:s/>7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8.612527608419995" table:style-name="ce5">
            <text:p><text:s/>79<text:s/></text:p>
          </table:table-cell>
          <table:table-cell office:value-type="float" office:value="0.91432689771854347" table:style-name="ce6">
            <text:p>0.914</text:p>
          </table:table-cell>
          <table:table-cell office:value-type="float" office:value="71.877548490020004" table:style-name="ce5">
            <text:p><text:s/>72<text:s/></text:p>
          </table:table-cell>
          <table:table-cell office:value-type="float" office:value="2.6559004369690746" table:style-name="ce6">
            <text:p>2.656</text:p>
          </table:table-cell>
          <table:table-cell office:value-type="float" office:value="190.89961244290998" table:style-name="ce5">
            <text:p><text:s/>19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0.89961244290998" table:style-name="ce5">
            <text:p><text:s/>191<text:s/></text:p>
          </table:table-cell>
          <table:table-cell office:value-type="float" office:value="1.0357475462008119" table:style-name="ce6">
            <text:p>1.036</text:p>
          </table:table-cell>
          <table:table-cell office:value-type="float" office:value="197.72380515843" table:style-name="ce5">
            <text:p><text:s/>198<text:s/></text:p>
          </table:table-cell>
          <table:table-cell office:value-type="float" office:value="0.60393543810735639" table:style-name="ce6">
            <text:p>0.604</text:p>
          </table:table-cell>
          <table:table-cell office:value-type="float" office:value="119.41241289260999" table:style-name="ce5">
            <text:p><text:s/>11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9.41241289260999" table:style-name="ce5">
            <text:p><text:s/>119<text:s/></text:p>
          </table:table-cell>
          <table:table-cell office:value-type="float" office:value="1.0439025424794379" table:style-name="ce6">
            <text:p>1.044</text:p>
          </table:table-cell>
          <table:table-cell office:value-type="float" office:value="124.65492142219999" table:style-name="ce5">
            <text:p><text:s/>125<text:s/></text:p>
          </table:table-cell>
          <table:table-cell office:value-type="float" office:value="1.000686681032914" table:style-name="ce6">
            <text:p>1.001</text:p>
          </table:table-cell>
          <table:table-cell office:value-type="float" office:value="124.74051959240001" table:style-name="ce5">
            <text:p><text:s/>12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4.74051959240001" table:style-name="ce5">
            <text:p><text:s/>125<text:s/></text:p>
          </table:table-cell>
          <table:table-cell office:value-type="float" office:value="1.0361433678469678" table:style-name="ce6">
            <text:p>1.036</text:p>
          </table:table-cell>
          <table:table-cell office:value-type="float" office:value="129.24906207745002" table:style-name="ce5">
            <text:p><text:s/>129<text:s/></text:p>
          </table:table-cell>
          <table:table-cell office:value-type="float" office:value="1.5074968549061063" table:style-name="ce6">
            <text:p>1.507</text:p>
          </table:table-cell>
          <table:table-cell office:value-type="float" office:value="194.84255458132" table:style-name="ce5">
            <text:p><text:s/>19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7.665352148929998" table:style-name="ce5">
            <text:p><text:s/>5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7.665352148929998" table:style-name="ce5">
            <text:p><text:s/>58<text:s/></text:p>
          </table:table-cell>
          <table:table-cell office:value-type="float" office:value="0.9838839172774001" table:style-name="ce6">
            <text:p>0.984</text:p>
          </table:table-cell>
          <table:table-cell office:value-type="float" office:value="56.736012563469991" table:style-name="ce5">
            <text:p><text:s/>57<text:s/></text:p>
          </table:table-cell>
          <table:table-cell office:value-type="float" office:value="1.077584969184884" table:style-name="ce6">
            <text:p>1.078</text:p>
          </table:table-cell>
          <table:table-cell office:value-type="float" office:value="61.137874349880001" table:style-name="ce5">
            <text:p><text:s/>6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1.137874349880001" table:style-name="ce5">
            <text:p><text:s/>61<text:s/></text:p>
          </table:table-cell>
          <table:table-cell office:value-type="float" office:value="1.0353051697171778" table:style-name="ce6">
            <text:p>1.035</text:p>
          </table:table-cell>
          <table:table-cell office:value-type="float" office:value="63.296357379950003" table:style-name="ce5">
            <text:p><text:s/>63<text:s/></text:p>
          </table:table-cell>
          <table:table-cell office:value-type="float" office:value="0.92829743499903772" table:style-name="ce6">
            <text:p>0.928</text:p>
          </table:table-cell>
          <table:table-cell office:value-type="float" office:value="58.757846200590002" table:style-name="ce5">
            <text:p><text:s/>5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8.757846200590002" table:style-name="ce5">
            <text:p><text:s/>59<text:s/></text:p>
          </table:table-cell>
          <table:table-cell office:value-type="float" office:value="1.017320926896224" table:style-name="ce6">
            <text:p>1.017</text:p>
          </table:table-cell>
          <table:table-cell office:value-type="float" office:value="59.775586559209998" table:style-name="ce5">
            <text:p><text:s/>60<text:s/></text:p>
          </table:table-cell>
          <table:table-cell office:value-type="float" office:value="1.2881818447534055" table:style-name="ce6">
            <text:p>1.288</text:p>
          </table:table-cell>
          <table:table-cell office:value-type="float" office:value="77.00182536506" table:style-name="ce5">
            <text:p><text:s/>7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7.00182536506" table:style-name="ce5">
            <text:p><text:s/>77<text:s/></text:p>
          </table:table-cell>
          <table:table-cell office:value-type="float" office:value="1.1228049014838133" table:style-name="ce6">
            <text:p>1.123</text:p>
          </table:table-cell>
          <table:table-cell office:value-type="float" office:value="86.45802694308999" table:style-name="ce5">
            <text:p><text:s/>86<text:s/></text:p>
          </table:table-cell>
          <table:table-cell office:value-type="float" office:value="1.0913508528222462" table:style-name="ce6">
            <text:p>1.091</text:p>
          </table:table-cell>
          <table:table-cell office:value-type="float" office:value="94.356041437669987" table:style-name="ce5">
            <text:p><text:s/>9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4.356041437669987" table:style-name="ce5">
            <text:p><text:s/>94<text:s/></text:p>
          </table:table-cell>
          <table:table-cell office:value-type="float" office:value="0.91745732258336765" table:style-name="ce6">
            <text:p>0.917</text:p>
          </table:table-cell>
          <table:table-cell office:value-type="float" office:value="86.567641146970004" table:style-name="ce5">
            <text:p><text:s/>87<text:s/></text:p>
          </table:table-cell>
          <table:table-cell office:value-type="float" office:value="1.3373964114257524" table:style-name="ce6">
            <text:p>1.337</text:p>
          </table:table-cell>
          <table:table-cell office:value-type="float" office:value="115.77525261554999" table:style-name="ce5">
            <text:p><text:s/>11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5.77525261554999" table:style-name="ce5">
            <text:p><text:s/>116<text:s/></text:p>
          </table:table-cell>
          <table:table-cell office:value-type="float" office:value="1.0578085018307366" table:style-name="ce6">
            <text:p>1.058</text:p>
          </table:table-cell>
          <table:table-cell office:value-type="float" office:value="122.46804651833001" table:style-name="ce5">
            <text:p><text:s/>122<text:s/></text:p>
          </table:table-cell>
          <table:table-cell office:value-type="float" office:value="0.96335669039010652" table:style-name="ce6">
            <text:p>0.963</text:p>
          </table:table-cell>
          <table:table-cell office:value-type="float" office:value="117.98041197244001" table:style-name="ce5">
            <text:p><text:s/>11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7.98041197244001" table:style-name="ce5">
            <text:p><text:s/>118<text:s/></text:p>
          </table:table-cell>
          <table:table-cell office:value-type="float" office:value="1.0271366398678783" table:style-name="ce6">
            <text:p>1.027</text:p>
          </table:table-cell>
          <table:table-cell office:value-type="float" office:value="121.18200392360002" table:style-name="ce5">
            <text:p><text:s/>121<text:s/></text:p>
          </table:table-cell>
          <table:table-cell office:value-type="float" office:value="1.2675000253641373" table:style-name="ce6">
            <text:p>1.268</text:p>
          </table:table-cell>
          <table:table-cell office:value-type="float" office:value="153.59819304684001" table:style-name="ce5">
            <text:p><text:s/>15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3.59819304684001" table:style-name="ce5">
            <text:p><text:s/>154<text:s/></text:p>
          </table:table-cell>
          <table:table-cell office:value-type="float" office:value="1.1410588931418795" table:style-name="ce6">
            <text:p>1.141</text:p>
          </table:table-cell>
          <table:table-cell office:value-type="float" office:value="175.26458414662" table:style-name="ce5">
            <text:p><text:s/>175<text:s/></text:p>
          </table:table-cell>
          <table:table-cell office:value-type="float" office:value="0.85418517275452177" table:style-name="ce6">
            <text:p>0.854</text:p>
          </table:table-cell>
          <table:table-cell office:value-type="float" office:value="149.70840908703002" table:style-name="ce5">
            <text:p><text:s/>15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9.70840908703002" table:style-name="ce5">
            <text:p><text:s/>150<text:s/></text:p>
          </table:table-cell>
          <table:table-cell office:value-type="float" office:value="1.0711916588296264" table:style-name="ce6">
            <text:p>1.071</text:p>
          </table:table-cell>
          <table:table-cell office:value-type="float" office:value="160.36639907067999" table:style-name="ce5">
            <text:p><text:s/>160<text:s/></text:p>
          </table:table-cell>
          <table:table-cell office:value-type="float" office:value="1.1277666133026998" table:style-name="ce6">
            <text:p>1.128</text:p>
          </table:table-cell>
          <table:table-cell office:value-type="float" office:value="180.85587076748999" table:style-name="ce5">
            <text:p><text:s/>18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80.85587076748999" table:style-name="ce5">
            <text:p><text:s/>181<text:s/></text:p>
          </table:table-cell>
          <table:table-cell office:value-type="float" office:value="1.1665318762057237" table:style-name="ce6">
            <text:p>1.167</text:p>
          </table:table-cell>
          <table:table-cell office:value-type="float" office:value="210.97413824922" table:style-name="ce5">
            <text:p><text:s/>211<text:s/></text:p>
          </table:table-cell>
          <table:table-cell office:value-type="float" office:value="0.88779579717464485" table:style-name="ce6">
            <text:p>0.888</text:p>
          </table:table-cell>
          <table:table-cell office:value-type="float" office:value="187.3019532502" table:style-name="ce5">
            <text:p><text:s/>18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7.3019532502" table:style-name="ce5">
            <text:p><text:s/>187<text:s/></text:p>
          </table:table-cell>
          <table:table-cell office:value-type="float" office:value="0.97452631745422069" table:style-name="ce6">
            <text:p>0.975</text:p>
          </table:table-cell>
          <table:table-cell office:value-type="float" office:value="182.53068275289999" table:style-name="ce5">
            <text:p><text:s/>183<text:s/></text:p>
          </table:table-cell>
          <table:table-cell office:value-type="float" office:value="1.4302208418200437" table:style-name="ce6">
            <text:p>1.430</text:p>
          </table:table-cell>
          <table:table-cell office:value-type="float" office:value="261.05918674484002" table:style-name="ce5">
            <text:p><text:s/>26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1.05918674484002" table:style-name="ce5">
            <text:p><text:s/>261<text:s/></text:p>
          </table:table-cell>
          <table:table-cell office:value-type="float" office:value="1.0422753732433749" table:style-name="ce6">
            <text:p>1.042</text:p>
          </table:table-cell>
          <table:table-cell office:value-type="float" office:value="272.09556130309005" table:style-name="ce5">
            <text:p><text:s/>272<text:s/></text:p>
          </table:table-cell>
          <table:table-cell office:value-type="float" office:value="0.94177356978068383" table:style-name="ce6">
            <text:p>0.942</text:p>
          </table:table-cell>
          <table:table-cell office:value-type="float" office:value="256.25240808989003" table:style-name="ce5">
            <text:p><text:s/>25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56.25240808989003" table:style-name="ce5">
            <text:p><text:s/>256<text:s/></text:p>
          </table:table-cell>
          <table:table-cell office:value-type="float" office:value="0.90667968608274918" table:style-name="ce6">
            <text:p>0.907</text:p>
          </table:table-cell>
          <table:table-cell office:value-type="float" office:value="232.33885292489001" table:style-name="ce5">
            <text:p><text:s/>232<text:s/></text:p>
          </table:table-cell>
          <table:table-cell office:value-type="float" office:value="1.9287243964172296" table:style-name="ce6">
            <text:p>1.929</text:p>
          </table:table-cell>
          <table:table-cell office:value-type="float" office:value="448.11761387182997" table:style-name="ce5">
            <text:p><text:s/>44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48.11761387182997" table:style-name="ce5">
            <text:p><text:s/>448<text:s/></text:p>
          </table:table-cell>
          <table:table-cell office:value-type="float" office:value="1.0456469871641345" table:style-name="ce6">
            <text:p>1.046</text:p>
          </table:table-cell>
          <table:table-cell office:value-type="float" office:value="468.57283284026005" table:style-name="ce5">
            <text:p><text:s/>469<text:s/></text:p>
          </table:table-cell>
          <table:table-cell office:value-type="float" office:value="0.47016335641928658" table:style-name="ce6">
            <text:p>0.470</text:p>
          </table:table-cell>
          <table:table-cell office:value-type="float" office:value="220.30577581506998" table:style-name="ce5">
            <text:p><text:s/>22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0.30577581506998" table:style-name="ce5">
            <text:p><text:s/>220<text:s/></text:p>
          </table:table-cell>
          <table:table-cell office:value-type="float" office:value="1.0627979101907126" table:style-name="ce6">
            <text:p>1.063</text:p>
          </table:table-cell>
          <table:table-cell office:value-type="float" office:value="234.1405181392" table:style-name="ce5">
            <text:p><text:s/>234<text:s/></text:p>
          </table:table-cell>
          <table:table-cell office:value-type="float" office:value="1.0777989238086096" table:style-name="ce6">
            <text:p>1.078</text:p>
          </table:table-cell>
          <table:table-cell office:value-type="float" office:value="252.35639847042" table:style-name="ce5">
            <text:p><text:s/>25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2.35639847042" table:style-name="ce5">
            <text:p><text:s/>252<text:s/></text:p>
          </table:table-cell>
          <table:table-cell office:value-type="float" office:value="1.0511497535636412" table:style-name="ce6">
            <text:p>1.051</text:p>
          </table:table-cell>
          <table:table-cell office:value-type="float" office:value="265.26436606239002" table:style-name="ce5">
            <text:p><text:s/>265<text:s/></text:p>
          </table:table-cell>
          <table:table-cell office:value-type="float" office:value="1.5072789548506522" table:style-name="ce6">
            <text:p>1.507</text:p>
          </table:table-cell>
          <table:table-cell office:value-type="float" office:value="399.82739643764" table:style-name="ce5">
            <text:p><text:s/>40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7.442786574620001" table:style-name="ce5">
            <text:p><text:s/>5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7.442786574620001" table:style-name="ce5">
            <text:p><text:s/>57<text:s/></text:p>
          </table:table-cell>
          <table:table-cell office:value-type="float" office:value="1.2448417776292922" table:style-name="ce6">
            <text:p>1.245</text:p>
          </table:table-cell>
          <table:table-cell office:value-type="float" office:value="71.507180551529999" table:style-name="ce5">
            <text:p><text:s/>72<text:s/></text:p>
          </table:table-cell>
          <table:table-cell office:value-type="float" office:value="1.609686815264697" table:style-name="ce6">
            <text:p>1.610</text:p>
          </table:table-cell>
          <table:table-cell office:value-type="float" office:value="115.10416573055001" table:style-name="ce5">
            <text:p><text:s/>11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5.10416573055001" table:style-name="ce5">
            <text:p><text:s/>115<text:s/></text:p>
          </table:table-cell>
          <table:table-cell office:value-type="float" office:value="1.1200765029284396" table:style-name="ce6">
            <text:p>1.120</text:p>
          </table:table-cell>
          <table:table-cell office:value-type="float" office:value="128.92547142397001" table:style-name="ce5">
            <text:p><text:s/>129<text:s/></text:p>
          </table:table-cell>
          <table:table-cell office:value-type="float" office:value="1.0751201533175807" table:style-name="ce6">
            <text:p>1.075</text:p>
          </table:table-cell>
          <table:table-cell office:value-type="float" office:value="138.61037260387999" table:style-name="ce5">
            <text:p><text:s/>13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8.61037260387999" table:style-name="ce5">
            <text:p><text:s/>139<text:s/></text:p>
          </table:table-cell>
          <table:table-cell office:value-type="float" office:value="1.2822772732851364" table:style-name="ce6">
            <text:p>1.282</text:p>
          </table:table-cell>
          <table:table-cell office:value-type="float" office:value="177.73693063153999" table:style-name="ce5">
            <text:p><text:s/>178<text:s/></text:p>
          </table:table-cell>
          <table:table-cell office:value-type="float" office:value="1.0227953811592436" table:style-name="ce6">
            <text:p>1.023</text:p>
          </table:table-cell>
          <table:table-cell office:value-type="float" office:value="181.78851171136" table:style-name="ce5">
            <text:p><text:s/>18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81.78851171136" table:style-name="ce5">
            <text:p><text:s/>182<text:s/></text:p>
          </table:table-cell>
          <table:table-cell office:value-type="float" office:value="1.0580343152842409" table:style-name="ce6">
            <text:p>1.058</text:p>
          </table:table-cell>
          <table:table-cell office:value-type="float" office:value="192.33848351506998" table:style-name="ce5">
            <text:p><text:s/>192<text:s/></text:p>
          </table:table-cell>
          <table:table-cell office:value-type="float" office:value="1.0032815629986527" table:style-name="ce6">
            <text:p>1.003</text:p>
          </table:table-cell>
          <table:table-cell office:value-type="float" office:value="192.96965436579001" table:style-name="ce5">
            <text:p><text:s/>1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92.96965436579001" table:style-name="ce5">
            <text:p><text:s/>193<text:s/></text:p>
          </table:table-cell>
          <table:table-cell office:value-type="float" office:value="1.0596591894175613" table:style-name="ce6">
            <text:p>1.060</text:p>
          </table:table-cell>
          <table:table-cell office:value-type="float" office:value="204.48206752744002" table:style-name="ce5">
            <text:p><text:s/>204<text:s/></text:p>
          </table:table-cell>
          <table:table-cell office:value-type="float" office:value="0.98024217484397325" table:style-name="ce6">
            <text:p>0.980</text:p>
          </table:table-cell>
          <table:table-cell office:value-type="float" office:value="200.44194658968999" table:style-name="ce5">
            <text:p><text:s/>20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0.44194658968999" table:style-name="ce5">
            <text:p><text:s/>200<text:s/></text:p>
          </table:table-cell>
          <table:table-cell office:value-type="float" office:value="1.1047292494386989" table:style-name="ce6">
            <text:p>1.105</text:p>
          </table:table-cell>
          <table:table-cell office:value-type="float" office:value="221.43408121205999" table:style-name="ce5">
            <text:p><text:s/>221<text:s/></text:p>
          </table:table-cell>
          <table:table-cell office:value-type="float" office:value="0.88911626667393617" table:style-name="ce6">
            <text:p>0.889</text:p>
          </table:table-cell>
          <table:table-cell office:value-type="float" office:value="196.88064360163997" table:style-name="ce5">
            <text:p><text:s/>19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6.88064360163997" table:style-name="ce5">
            <text:p><text:s/>197<text:s/></text:p>
          </table:table-cell>
          <table:table-cell office:value-type="float" office:value="1.0663102561150977" table:style-name="ce6">
            <text:p>1.066</text:p>
          </table:table-cell>
          <table:table-cell office:value-type="float" office:value="209.93584950297" table:style-name="ce5">
            <text:p><text:s/>210<text:s/></text:p>
          </table:table-cell>
          <table:table-cell office:value-type="float" office:value="1.1874492647827797" table:style-name="ce6">
            <text:p>1.187</text:p>
          </table:table-cell>
          <table:table-cell office:value-type="float" office:value="249.28817014385001" table:style-name="ce5">
            <text:p><text:s/>24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9.28817014385001" table:style-name="ce5">
            <text:p><text:s/>249<text:s/></text:p>
          </table:table-cell>
          <table:table-cell office:value-type="float" office:value="0.9095998700058413" table:style-name="ce6">
            <text:p>0.910</text:p>
          </table:table-cell>
          <table:table-cell office:value-type="float" office:value="226.75248715684" table:style-name="ce5">
            <text:p><text:s/>227<text:s/></text:p>
          </table:table-cell>
          <table:table-cell office:value-type="float" office:value="0.92217496173193503" table:style-name="ce6">
            <text:p>0.922</text:p>
          </table:table-cell>
          <table:table-cell office:value-type="float" office:value="209.10546616648" table:style-name="ce5">
            <text:p><text:s/>2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9.10546616648" table:style-name="ce5">
            <text:p><text:s/>209<text:s/></text:p>
          </table:table-cell>
          <table:table-cell office:value-type="float" office:value="1.0971375537367758" table:style-name="ce6">
            <text:p>1.097</text:p>
          </table:table-cell>
          <table:table-cell office:value-type="float" office:value="229.41745962288002" table:style-name="ce5">
            <text:p><text:s/>229<text:s/></text:p>
          </table:table-cell>
          <table:table-cell office:value-type="float" office:value="1.0417842798004462" table:style-name="ce6">
            <text:p>1.042</text:p>
          </table:table-cell>
          <table:table-cell office:value-type="float" office:value="239.00350294686999" table:style-name="ce5">
            <text:p><text:s/>23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39.00350294686999" table:style-name="ce5">
            <text:p><text:s/>239<text:s/></text:p>
          </table:table-cell>
          <table:table-cell office:value-type="float" office:value="1.1474070121250555" table:style-name="ce6">
            <text:p>1.147</text:p>
          </table:table-cell>
          <table:table-cell office:value-type="float" office:value="274.23429520369001" table:style-name="ce5">
            <text:p><text:s/>274<text:s/></text:p>
          </table:table-cell>
          <table:table-cell office:value-type="float" office:value="0.9220001097688304" table:style-name="ce6">
            <text:p>0.922</text:p>
          </table:table-cell>
          <table:table-cell office:value-type="float" office:value="252.84405028018" table:style-name="ce5">
            <text:p><text:s/>25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52.84405028018" table:style-name="ce5">
            <text:p><text:s/>253<text:s/></text:p>
          </table:table-cell>
          <table:table-cell office:value-type="float" office:value="0.70590991401659708" table:style-name="ce6">
            <text:p>0.706</text:p>
          </table:table-cell>
          <table:table-cell office:value-type="float" office:value="178.48512179289" table:style-name="ce5">
            <text:p><text:s/>178<text:s/></text:p>
          </table:table-cell>
          <table:table-cell office:value-type="float" office:value="0.89566946643654743" table:style-name="ce6">
            <text:p>0.896</text:p>
          </table:table-cell>
          <table:table-cell office:value-type="float" office:value="159.8636738031" table:style-name="ce5">
            <text:p><text:s/>1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9.8636738031" table:style-name="ce5">
            <text:p><text:s/>160<text:s/></text:p>
          </table:table-cell>
          <table:table-cell office:value-type="float" office:value="1.0081865524797833" table:style-name="ce6">
            <text:p>1.008</text:p>
          </table:table-cell>
          <table:table-cell office:value-type="float" office:value="161.17240615830002" table:style-name="ce5">
            <text:p><text:s/>161<text:s/></text:p>
          </table:table-cell>
          <table:table-cell office:value-type="float" office:value="2.0754192805726377" table:style-name="ce6">
            <text:p>2.075</text:p>
          </table:table-cell>
          <table:table-cell office:value-type="float" office:value="334.50031923721997" table:style-name="ce5">
            <text:p><text:s/>33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34.50031923721997" table:style-name="ce5">
            <text:p><text:s/>335<text:s/></text:p>
          </table:table-cell>
          <table:table-cell office:value-type="float" office:value="1.0520008180019833" table:style-name="ce6">
            <text:p>1.052</text:p>
          </table:table-cell>
          <table:table-cell office:value-type="float" office:value="351.89460945947997" table:style-name="ce5">
            <text:p><text:s/>352<text:s/></text:p>
          </table:table-cell>
          <table:table-cell office:value-type="float" office:value="1.0080223530165644" table:style-name="ce6">
            <text:p>1.008</text:p>
          </table:table-cell>
          <table:table-cell office:value-type="float" office:value="354.71763224119002" table:style-name="ce5">
            <text:p><text:s/>35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4.71763224119002" table:style-name="ce5">
            <text:p><text:s/>355<text:s/></text:p>
          </table:table-cell>
          <table:table-cell office:value-type="float" office:value="0.98031528345156449" table:style-name="ce6">
            <text:p>0.980</text:p>
          </table:table-cell>
          <table:table-cell office:value-type="float" office:value="347.73511619579" table:style-name="ce5">
            <text:p><text:s/>348<text:s/></text:p>
          </table:table-cell>
          <table:table-cell office:value-type="float" office:value="1.0313456231261466" table:style-name="ce6">
            <text:p>1.031</text:p>
          </table:table-cell>
          <table:table-cell office:value-type="float" office:value="358.63509009579002" table:style-name="ce5">
            <text:p><text:s/>35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8.63509009579002" table:style-name="ce5">
            <text:p><text:s/>359<text:s/></text:p>
          </table:table-cell>
          <table:table-cell office:value-type="float" office:value="1.0810811919431063" table:style-name="ce6">
            <text:p>1.081</text:p>
          </table:table-cell>
          <table:table-cell office:value-type="float" office:value="387.71365067338002" table:style-name="ce5">
            <text:p><text:s/>388<text:s/></text:p>
          </table:table-cell>
          <table:table-cell office:value-type="float" office:value="1.0398865013406189" table:style-name="ce6">
            <text:p>1.040</text:p>
          </table:table-cell>
          <table:table-cell office:value-type="float" office:value="403.17819172074002" table:style-name="ce5">
            <text:p><text:s/>4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03.17819172074002" table:style-name="ce5">
            <text:p><text:s/>403<text:s/></text:p>
          </table:table-cell>
          <table:table-cell office:value-type="float" office:value="0.95906100575781483" table:style-name="ce6">
            <text:p>0.959</text:p>
          </table:table-cell>
          <table:table-cell office:value-type="float" office:value="386.67248205131" table:style-name="ce5">
            <text:p><text:s/>387<text:s/></text:p>
          </table:table-cell>
          <table:table-cell office:value-type="float" office:value="1.0546609001038127" table:style-name="ce6">
            <text:p>1.055</text:p>
          </table:table-cell>
          <table:table-cell office:value-type="float" office:value="407.80834796561004" table:style-name="ce5">
            <text:p><text:s/>40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.562791318110001" table:style-name="ce5">
            <text:p><text:s/>3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9.562791318110001" table:style-name="ce5">
            <text:p><text:s/>30<text:s/></text:p>
          </table:table-cell>
          <table:table-cell office:value-type="float" office:value="1.2630761617917887" table:style-name="ce6">
            <text:p>1.263</text:p>
          </table:table-cell>
          <table:table-cell office:value-type="float" office:value="37.340056989929998" table:style-name="ce5">
            <text:p><text:s/>37<text:s/></text:p>
          </table:table-cell>
          <table:table-cell office:value-type="float" office:value="1.9757036184831036" table:style-name="ce6">
            <text:p>1.976</text:p>
          </table:table-cell>
          <table:table-cell office:value-type="float" office:value="73.772885709370001" table:style-name="ce5">
            <text:p><text:s/>7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73.772885709370001" table:style-name="ce5">
            <text:p><text:s/>74<text:s/></text:p>
          </table:table-cell>
          <table:table-cell office:value-type="float" office:value="1.0993429405276627" table:style-name="ce6">
            <text:p>1.099</text:p>
          </table:table-cell>
          <table:table-cell office:value-type="float" office:value="81.101701106950003" table:style-name="ce5">
            <text:p><text:s/>81<text:s/></text:p>
          </table:table-cell>
          <table:table-cell office:value-type="float" office:value="1.0742372357438019" table:style-name="ce6">
            <text:p>1.074</text:p>
          </table:table-cell>
          <table:table-cell office:value-type="float" office:value="87.122467211250012" table:style-name="ce5">
            <text:p><text:s/>8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7.122467211250012" table:style-name="ce5">
            <text:p><text:s/>87<text:s/></text:p>
          </table:table-cell>
          <table:table-cell office:value-type="float" office:value="1.2691305201179184" table:style-name="ce6">
            <text:p>1.269</text:p>
          </table:table-cell>
          <table:table-cell office:value-type="float" office:value="110.56978212577" table:style-name="ce5">
            <text:p><text:s/>111<text:s/></text:p>
          </table:table-cell>
          <table:table-cell office:value-type="float" office:value="1.1054899080236273" table:style-name="ce6">
            <text:p>1.105</text:p>
          </table:table-cell>
          <table:table-cell office:value-type="float" office:value="122.23377827241001" table:style-name="ce5">
            <text:p><text:s/>12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2.23377827241001" table:style-name="ce5">
            <text:p><text:s/>122<text:s/></text:p>
          </table:table-cell>
          <table:table-cell office:value-type="float" office:value="1.0669621291176883" table:style-name="ce6">
            <text:p>1.067</text:p>
          </table:table-cell>
          <table:table-cell office:value-type="float" office:value="130.41881231562999" table:style-name="ce5">
            <text:p><text:s/>130<text:s/></text:p>
          </table:table-cell>
          <table:table-cell office:value-type="float" office:value="0.98320980850254547" table:style-name="ce6">
            <text:p>0.983</text:p>
          </table:table-cell>
          <table:table-cell office:value-type="float" office:value="128.22905548198" table:style-name="ce5">
            <text:p><text:s/>12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8.22905548198" table:style-name="ce5">
            <text:p><text:s/>128<text:s/></text:p>
          </table:table-cell>
          <table:table-cell office:value-type="float" office:value="1.0590493675435679" table:style-name="ce6">
            <text:p>1.059</text:p>
          </table:table-cell>
          <table:table-cell office:value-type="float" office:value="135.80090010890001" table:style-name="ce5">
            <text:p><text:s/>136<text:s/></text:p>
          </table:table-cell>
          <table:table-cell office:value-type="float" office:value="1.0488709228219986" table:style-name="ce6">
            <text:p>1.049</text:p>
          </table:table-cell>
          <table:table-cell office:value-type="float" office:value="142.43761541728" table:style-name="ce5">
            <text:p><text:s/>14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2.43761541728" table:style-name="ce5">
            <text:p><text:s/>142<text:s/></text:p>
          </table:table-cell>
          <table:table-cell office:value-type="float" office:value="1.1008342817356489" table:style-name="ce6">
            <text:p>1.101</text:p>
          </table:table-cell>
          <table:table-cell office:value-type="float" office:value="156.80021006001999" table:style-name="ce5">
            <text:p><text:s/>157<text:s/></text:p>
          </table:table-cell>
          <table:table-cell office:value-type="float" office:value="0.62553763414121211" table:style-name="ce6">
            <text:p>0.626</text:p>
          </table:table-cell>
          <table:table-cell office:value-type="float" office:value="98.084432433789999" table:style-name="ce5">
            <text:p><text:s/>9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8.084432433789999" table:style-name="ce5">
            <text:p><text:s/>98<text:s/></text:p>
          </table:table-cell>
          <table:table-cell office:value-type="float" office:value="1.0821846206963723" table:style-name="ce6">
            <text:p>1.082</text:p>
          </table:table-cell>
          <table:table-cell office:value-type="float" office:value="106.14546430957999" table:style-name="ce5">
            <text:p><text:s/>106<text:s/></text:p>
          </table:table-cell>
          <table:table-cell office:value-type="float" office:value="1.0353690405307423" table:style-name="ce6">
            <text:p>1.035</text:p>
          </table:table-cell>
          <table:table-cell office:value-type="float" office:value="109.89972753890001" table:style-name="ce5">
            <text:p><text:s/>11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9.89972753890001" table:style-name="ce5">
            <text:p><text:s/>110<text:s/></text:p>
          </table:table-cell>
          <table:table-cell office:value-type="float" office:value="0.90140673495232526" table:style-name="ce6">
            <text:p>0.901</text:p>
          </table:table-cell>
          <table:table-cell office:value-type="float" office:value="99.064354572989998" table:style-name="ce5">
            <text:p><text:s/>99<text:s/></text:p>
          </table:table-cell>
          <table:table-cell office:value-type="float" office:value="0.9882088038576039" table:style-name="ce6">
            <text:p>0.988</text:p>
          </table:table-cell>
          <table:table-cell office:value-type="float" office:value="97.896267337500007" table:style-name="ce5">
            <text:p><text:s/>9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7.896267337500007" table:style-name="ce5">
            <text:p><text:s/>98<text:s/></text:p>
          </table:table-cell>
          <table:table-cell office:value-type="float" office:value="1.1023092417735461" table:style-name="ce6">
            <text:p>1.102</text:p>
          </table:table-cell>
          <table:table-cell office:value-type="float" office:value="107.91196022126" table:style-name="ce5">
            <text:p><text:s/>108<text:s/></text:p>
          </table:table-cell>
          <table:table-cell office:value-type="float" office:value="1.106686419075926" table:style-name="ce6">
            <text:p>1.107</text:p>
          </table:table-cell>
          <table:table-cell office:value-type="float" office:value="119.42470083273" table:style-name="ce5">
            <text:p><text:s/>11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9.42470083273" table:style-name="ce5">
            <text:p><text:s/>119<text:s/></text:p>
          </table:table-cell>
          <table:table-cell office:value-type="float" office:value="1.1620709875909976" table:style-name="ce6">
            <text:p>1.162</text:p>
          </table:table-cell>
          <table:table-cell office:value-type="float" office:value="138.77998003944998" table:style-name="ce5">
            <text:p><text:s/>139<text:s/></text:p>
          </table:table-cell>
          <table:table-cell office:value-type="float" office:value="0.97766553471135476" table:style-name="ce6">
            <text:p>0.978</text:p>
          </table:table-cell>
          <table:table-cell office:value-type="float" office:value="135.68040339250001" table:style-name="ce5">
            <text:p><text:s/>13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5.68040339250001" table:style-name="ce5">
            <text:p><text:s/>136<text:s/></text:p>
          </table:table-cell>
          <table:table-cell office:value-type="float" office:value="0.68161826570057304" table:style-name="ce6">
            <text:p>0.682</text:p>
          </table:table-cell>
          <table:table-cell office:value-type="float" office:value="92.482241249950008" table:style-name="ce5">
            <text:p><text:s/>92<text:s/></text:p>
          </table:table-cell>
          <table:table-cell office:value-type="float" office:value="0.93563047485115725" table:style-name="ce6">
            <text:p>0.936</text:p>
          </table:table-cell>
          <table:table-cell office:value-type="float" office:value="86.529203295990001" table:style-name="ce5">
            <text:p><text:s/>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6.529203295990001" table:style-name="ce5">
            <text:p><text:s/>87<text:s/></text:p>
          </table:table-cell>
          <table:table-cell office:value-type="float" office:value="0.99826274890575617" table:style-name="ce6">
            <text:p>0.998</text:p>
          </table:table-cell>
          <table:table-cell office:value-type="float" office:value="86.378880342879995" table:style-name="ce5">
            <text:p><text:s/>86<text:s/></text:p>
          </table:table-cell>
          <table:table-cell office:value-type="float" office:value="2.126419656447192" table:style-name="ce6">
            <text:p>2.126</text:p>
          </table:table-cell>
          <table:table-cell office:value-type="float" office:value="183.67774906299999" table:style-name="ce5">
            <text:p><text:s/>18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3.67774906299999" table:style-name="ce5">
            <text:p><text:s/>184<text:s/></text:p>
          </table:table-cell>
          <table:table-cell office:value-type="float" office:value="1.0469025015294866" table:style-name="ce6">
            <text:p>1.047</text:p>
          </table:table-cell>
          <table:table-cell office:value-type="float" office:value="192.29269496935999" table:style-name="ce5">
            <text:p><text:s/>192<text:s/></text:p>
          </table:table-cell>
          <table:table-cell office:value-type="float" office:value="0.99870571783494089" table:style-name="ce6">
            <text:p>0.999</text:p>
          </table:table-cell>
          <table:table-cell office:value-type="float" office:value="192.04381396379" table:style-name="ce5">
            <text:p><text:s/>19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92.04381396379" table:style-name="ce5">
            <text:p><text:s/>192<text:s/></text:p>
          </table:table-cell>
          <table:table-cell office:value-type="float" office:value="0.98079908495628365" table:style-name="ce6">
            <text:p>0.981</text:p>
          </table:table-cell>
          <table:table-cell office:value-type="float" office:value="188.3563970072" table:style-name="ce5">
            <text:p><text:s/>188<text:s/></text:p>
          </table:table-cell>
          <table:table-cell office:value-type="float" office:value="1.0508747698519827" table:style-name="ce6">
            <text:p>1.051</text:p>
          </table:table-cell>
          <table:table-cell office:value-type="float" office:value="197.93898535508998" table:style-name="ce5">
            <text:p><text:s/>19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7.93898535508998" table:style-name="ce5">
            <text:p><text:s/>198<text:s/></text:p>
          </table:table-cell>
          <table:table-cell office:value-type="float" office:value="1.0865471921149741" table:style-name="ce6">
            <text:p>1.087</text:p>
          </table:table-cell>
          <table:table-cell office:value-type="float" office:value="215.07004874766002" table:style-name="ce5">
            <text:p><text:s/>215<text:s/></text:p>
          </table:table-cell>
          <table:table-cell office:value-type="float" office:value="1.0220655290741947" table:style-name="ce6">
            <text:p>1.022</text:p>
          </table:table-cell>
          <table:table-cell office:value-type="float" office:value="219.81568316129" table:style-name="ce5">
            <text:p><text:s/>2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9.81568316129" table:style-name="ce5">
            <text:p><text:s/>220<text:s/></text:p>
          </table:table-cell>
          <table:table-cell office:value-type="float" office:value="0.97151778005991463" table:style-name="ce6">
            <text:p>0.972</text:p>
          </table:table-cell>
          <table:table-cell office:value-type="float" office:value="213.55484452721001" table:style-name="ce5">
            <text:p><text:s/>214<text:s/></text:p>
          </table:table-cell>
          <table:table-cell office:value-type="float" office:value="1.0615756322151453" table:style-name="ce6">
            <text:p>1.062</text:p>
          </table:table-cell>
          <table:table-cell office:value-type="float" office:value="226.70461909158001" table:style-name="ce5">
            <text:p><text:s/>22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.87999525651" table:style-name="ce5">
            <text:p><text:s/>2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7.87999525651" table:style-name="ce5">
            <text:p><text:s/>28<text:s/></text:p>
          </table:table-cell>
          <table:table-cell office:value-type="float" office:value="1.225506792495668" table:style-name="ce6">
            <text:p>1.226</text:p>
          </table:table-cell>
          <table:table-cell office:value-type="float" office:value="34.167123561600008" table:style-name="ce5">
            <text:p><text:s/>34<text:s/></text:p>
          </table:table-cell>
          <table:table-cell office:value-type="float" office:value="1.2096798241345579" table:style-name="ce6">
            <text:p>1.210</text:p>
          </table:table-cell>
          <table:table-cell office:value-type="float" office:value="41.331280021180007" table:style-name="ce5">
            <text:p><text:s/>4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1.331280021180007" table:style-name="ce5">
            <text:p><text:s/>41<text:s/></text:p>
          </table:table-cell>
          <table:table-cell office:value-type="float" office:value="1.1570841815814306" table:style-name="ce6">
            <text:p>1.157</text:p>
          </table:table-cell>
          <table:table-cell office:value-type="float" office:value="47.823770317019999" table:style-name="ce5">
            <text:p><text:s/>48<text:s/></text:p>
          </table:table-cell>
          <table:table-cell office:value-type="float" office:value="1.076617444658184" table:style-name="ce6">
            <text:p>1.077</text:p>
          </table:table-cell>
          <table:table-cell office:value-type="float" office:value="51.487905392629983" table:style-name="ce5">
            <text:p><text:s/>5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1.487905392629983" table:style-name="ce5">
            <text:p><text:s/>51<text:s/></text:p>
          </table:table-cell>
          <table:table-cell office:value-type="float" office:value="1.3045228387827241" table:style-name="ce6">
            <text:p>1.305</text:p>
          </table:table-cell>
          <table:table-cell office:value-type="float" office:value="67.167148505770001" table:style-name="ce5">
            <text:p><text:s/>67<text:s/></text:p>
          </table:table-cell>
          <table:table-cell office:value-type="float" office:value="0.88666460857474017" table:style-name="ce6">
            <text:p>0.887</text:p>
          </table:table-cell>
          <table:table-cell office:value-type="float" office:value="59.554733438950002" table:style-name="ce5">
            <text:p><text:s/>6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9.554733438950002" table:style-name="ce5">
            <text:p><text:s/>60<text:s/></text:p>
          </table:table-cell>
          <table:table-cell office:value-type="float" office:value="1.0397103239982477" table:style-name="ce6">
            <text:p>1.040</text:p>
          </table:table-cell>
          <table:table-cell office:value-type="float" office:value="61.919671199439989" table:style-name="ce5">
            <text:p><text:s/>62<text:s/></text:p>
          </table:table-cell>
          <table:table-cell office:value-type="float" office:value="1.0455578595578128" table:style-name="ce6">
            <text:p>1.046</text:p>
          </table:table-cell>
          <table:table-cell office:value-type="float" office:value="64.740598883810009" table:style-name="ce5">
            <text:p><text:s/>6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4.740598883810009" table:style-name="ce5">
            <text:p><text:s/>65<text:s/></text:p>
          </table:table-cell>
          <table:table-cell office:value-type="float" office:value="1.060867038653784" table:style-name="ce6">
            <text:p>1.061</text:p>
          </table:table-cell>
          <table:table-cell office:value-type="float" office:value="68.681167418539999" table:style-name="ce5">
            <text:p><text:s/>69<text:s/></text:p>
          </table:table-cell>
          <table:table-cell office:value-type="float" office:value="0.84454492188425068" table:style-name="ce6">
            <text:p>0.845</text:p>
          </table:table-cell>
          <table:table-cell office:value-type="float" office:value="58.004331172410012" table:style-name="ce5">
            <text:p><text:s/>5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8.004331172410012" table:style-name="ce5">
            <text:p><text:s/>58<text:s/></text:p>
          </table:table-cell>
          <table:table-cell office:value-type="float" office:value="1.1142938785023584" table:style-name="ce6">
            <text:p>1.114</text:p>
          </table:table-cell>
          <table:table-cell office:value-type="float" office:value="64.633871152040001" table:style-name="ce5">
            <text:p><text:s/>65<text:s/></text:p>
          </table:table-cell>
          <table:table-cell office:value-type="float" office:value="1.5285516619521209" table:style-name="ce6">
            <text:p>1.529</text:p>
          </table:table-cell>
          <table:table-cell office:value-type="float" office:value="98.796211167849989" table:style-name="ce5">
            <text:p><text:s/>9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8.796211167849989" table:style-name="ce5">
            <text:p><text:s/>99<text:s/></text:p>
          </table:table-cell>
          <table:table-cell office:value-type="float" office:value="1.0505502586233308" table:style-name="ce6">
            <text:p>1.051</text:p>
          </table:table-cell>
          <table:table-cell office:value-type="float" office:value="103.79038519339001" table:style-name="ce5">
            <text:p><text:s/>104<text:s/></text:p>
          </table:table-cell>
          <table:table-cell office:value-type="float" office:value="1.3429802996224653" table:style-name="ce6">
            <text:p>1.343</text:p>
          </table:table-cell>
          <table:table-cell office:value-type="float" office:value="139.38844260495" table:style-name="ce5">
            <text:p><text:s/>13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9.38844260495" table:style-name="ce5">
            <text:p><text:s/>139<text:s/></text:p>
          </table:table-cell>
          <table:table-cell office:value-type="float" office:value="0.91605968326756737" table:style-name="ce6">
            <text:p>0.916</text:p>
          </table:table-cell>
          <table:table-cell office:value-type="float" office:value="127.68813258384999" table:style-name="ce5">
            <text:p><text:s/>128<text:s/></text:p>
          </table:table-cell>
          <table:table-cell office:value-type="float" office:value="0.87094388944838985" table:style-name="ce6">
            <text:p>0.871</text:p>
          </table:table-cell>
          <table:table-cell office:value-type="float" office:value="111.20919882897999" table:style-name="ce5">
            <text:p><text:s/>11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1.20919882897999" table:style-name="ce5">
            <text:p><text:s/>111<text:s/></text:p>
          </table:table-cell>
          <table:table-cell office:value-type="float" office:value="1.0925849721161458" table:style-name="ce6">
            <text:p>1.093</text:p>
          </table:table-cell>
          <table:table-cell office:value-type="float" office:value="121.50549940162001" table:style-name="ce5">
            <text:p><text:s/>122<text:s/></text:p>
          </table:table-cell>
          <table:table-cell office:value-type="float" office:value="0.98414312687928984" table:style-name="ce6">
            <text:p>0.984</text:p>
          </table:table-cell>
          <table:table-cell office:value-type="float" office:value="119.57880211414" table:style-name="ce5">
            <text:p><text:s/>12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9.57880211414" table:style-name="ce5">
            <text:p><text:s/>120<text:s/></text:p>
          </table:table-cell>
          <table:table-cell office:value-type="float" office:value="1.1327619341339994" table:style-name="ce6">
            <text:p>1.133</text:p>
          </table:table-cell>
          <table:table-cell office:value-type="float" office:value="135.45431516424" table:style-name="ce5">
            <text:p><text:s/>135<text:s/></text:p>
          </table:table-cell>
          <table:table-cell office:value-type="float" office:value="0.86496799120513546" table:style-name="ce6">
            <text:p>0.865</text:p>
          </table:table-cell>
          <table:table-cell office:value-type="float" office:value="117.16364688767999" table:style-name="ce5">
            <text:p><text:s/>11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7.16364688767999" table:style-name="ce5">
            <text:p><text:s/>117<text:s/></text:p>
          </table:table-cell>
          <table:table-cell office:value-type="float" office:value="0.73404065874961588" table:style-name="ce6">
            <text:p>0.734</text:p>
          </table:table-cell>
          <table:table-cell office:value-type="float" office:value="86.002880542940005" table:style-name="ce5">
            <text:p><text:s/>86<text:s/></text:p>
          </table:table-cell>
          <table:table-cell office:value-type="float" office:value="0.85269784039960306" table:style-name="ce6">
            <text:p>0.853</text:p>
          </table:table-cell>
          <table:table-cell office:value-type="float" office:value="73.334470507109984" table:style-name="ce5">
            <text:p><text:s/>7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3.334470507109984" table:style-name="ce5">
            <text:p><text:s/>73<text:s/></text:p>
          </table:table-cell>
          <table:table-cell office:value-type="float" office:value="1.0198959002256458" table:style-name="ce6">
            <text:p>1.020</text:p>
          </table:table-cell>
          <table:table-cell office:value-type="float" office:value="74.793525815420011" table:style-name="ce5">
            <text:p><text:s/>75<text:s/></text:p>
          </table:table-cell>
          <table:table-cell office:value-type="float" office:value="2.0165190573637224" table:style-name="ce6">
            <text:p>2.017</text:p>
          </table:table-cell>
          <table:table-cell office:value-type="float" office:value="150.82257017422" table:style-name="ce5">
            <text:p><text:s/>15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0.82257017422" table:style-name="ce5">
            <text:p><text:s/>151<text:s/></text:p>
          </table:table-cell>
          <table:table-cell office:value-type="float" office:value="1.0582097514036439" table:style-name="ce6">
            <text:p>1.058</text:p>
          </table:table-cell>
          <table:table-cell office:value-type="float" office:value="159.60191449011998" table:style-name="ce5">
            <text:p><text:s/>160<text:s/></text:p>
          </table:table-cell>
          <table:table-cell office:value-type="float" office:value="1.019247286582331" table:style-name="ce6">
            <text:p>1.019</text:p>
          </table:table-cell>
          <table:table-cell office:value-type="float" office:value="162.67381827740002" table:style-name="ce5">
            <text:p><text:s/>16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2.67381827740002" table:style-name="ce5">
            <text:p><text:s/>163<text:s/></text:p>
          </table:table-cell>
          <table:table-cell office:value-type="float" office:value="0.97974413385200654" table:style-name="ce6">
            <text:p>0.980</text:p>
          </table:table-cell>
          <table:table-cell office:value-type="float" office:value="159.37871918859" table:style-name="ce5">
            <text:p><text:s/>159<text:s/></text:p>
          </table:table-cell>
          <table:table-cell office:value-type="float" office:value="1.0082657556718799" table:style-name="ce6">
            <text:p>1.008</text:p>
          </table:table-cell>
          <table:table-cell office:value-type="float" office:value="160.69610474070004" table:style-name="ce5">
            <text:p><text:s/>16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0.69610474070004" table:style-name="ce5">
            <text:p><text:s/>161<text:s/></text:p>
          </table:table-cell>
          <table:table-cell office:value-type="float" office:value="1.0743483932252029" table:style-name="ce6">
            <text:p>1.074</text:p>
          </table:table-cell>
          <table:table-cell office:value-type="float" office:value="172.64360192572002" table:style-name="ce5">
            <text:p><text:s/>173<text:s/></text:p>
          </table:table-cell>
          <table:table-cell office:value-type="float" office:value="1.0620869033903837" table:style-name="ce6">
            <text:p>1.062</text:p>
          </table:table-cell>
          <table:table-cell office:value-type="float" office:value="183.36250855945002" table:style-name="ce5">
            <text:p><text:s/>18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3.36250855945002" table:style-name="ce5">
            <text:p><text:s/>183<text:s/></text:p>
          </table:table-cell>
          <table:table-cell office:value-type="float" office:value="0.94412777663309277" table:style-name="ce6">
            <text:p>0.944</text:p>
          </table:table-cell>
          <table:table-cell office:value-type="float" office:value="173.11763752410002" table:style-name="ce5">
            <text:p><text:s/>173<text:s/></text:p>
          </table:table-cell>
          <table:table-cell office:value-type="float" office:value="1.0461310093191301" table:style-name="ce6">
            <text:p>1.046</text:p>
          </table:table-cell>
          <table:table-cell office:value-type="float" office:value="181.10372887403003" table:style-name="ce5">
            <text:p><text:s/>18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4.660300502409996" table:style-name="ce5">
            <text:p><text:s/>7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4.660300502409996" table:style-name="ce5">
            <text:p><text:s/>75<text:s/></text:p>
          </table:table-cell>
          <table:table-cell office:value-type="float" office:value="0.97503372451280412" table:style-name="ce6">
            <text:p>0.975</text:p>
          </table:table-cell>
          <table:table-cell office:value-type="float" office:value="72.796310872109999" table:style-name="ce5">
            <text:p><text:s/>73<text:s/></text:p>
          </table:table-cell>
          <table:table-cell office:value-type="float" office:value="1.1077558858909884" table:style-name="ce6">
            <text:p>1.108</text:p>
          </table:table-cell>
          <table:table-cell office:value-type="float" office:value="80.640541839729991" table:style-name="ce5">
            <text:p><text:s/>8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0.640541839729991" table:style-name="ce5">
            <text:p><text:s/>81<text:s/></text:p>
          </table:table-cell>
          <table:table-cell office:value-type="float" office:value="1.0611438660503985" table:style-name="ce6">
            <text:p>1.061</text:p>
          </table:table-cell>
          <table:table-cell office:value-type="float" office:value="85.571216328209999" table:style-name="ce5">
            <text:p><text:s/>86<text:s/></text:p>
          </table:table-cell>
          <table:table-cell office:value-type="float" office:value="0.97559988308426482" table:style-name="ce6">
            <text:p>0.976</text:p>
          </table:table-cell>
          <table:table-cell office:value-type="float" office:value="83.483268645180004" table:style-name="ce5">
            <text:p><text:s/>8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3.483268645180004" table:style-name="ce5">
            <text:p><text:s/>83<text:s/></text:p>
          </table:table-cell>
          <table:table-cell office:value-type="float" office:value="1.1480474932032214" table:style-name="ce6">
            <text:p>1.148</text:p>
          </table:table-cell>
          <table:table-cell office:value-type="float" office:value="95.842757292510001" table:style-name="ce5">
            <text:p><text:s/>96<text:s/></text:p>
          </table:table-cell>
          <table:table-cell office:value-type="float" office:value="1.108238065792382" table:style-name="ce6">
            <text:p>1.108</text:p>
          </table:table-cell>
          <table:table-cell office:value-type="float" office:value="106.21659196206001" table:style-name="ce5">
            <text:p><text:s/>10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6.21659196206001" table:style-name="ce5">
            <text:p><text:s/>106<text:s/></text:p>
          </table:table-cell>
          <table:table-cell office:value-type="float" office:value="1.1484820602660968" table:style-name="ce6">
            <text:p>1.148</text:p>
          </table:table-cell>
          <table:table-cell office:value-type="float" office:value="121.98785037103001" table:style-name="ce5">
            <text:p><text:s/>122<text:s/></text:p>
          </table:table-cell>
          <table:table-cell office:value-type="float" office:value="1.0187802423676782" table:style-name="ce6">
            <text:p>1.019</text:p>
          </table:table-cell>
          <table:table-cell office:value-type="float" office:value="124.27881176691" table:style-name="ce5">
            <text:p><text:s/>12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4.27881176691" table:style-name="ce5">
            <text:p><text:s/>124<text:s/></text:p>
          </table:table-cell>
          <table:table-cell office:value-type="float" office:value="1.1723378570627165" table:style-name="ce6">
            <text:p>1.172</text:p>
          </table:table-cell>
          <table:table-cell office:value-type="float" office:value="145.69675586512" table:style-name="ce5">
            <text:p><text:s/>146<text:s/></text:p>
          </table:table-cell>
          <table:table-cell office:value-type="float" office:value="0.94420423074824178" table:style-name="ce6">
            <text:p>0.944</text:p>
          </table:table-cell>
          <table:table-cell office:value-type="float" office:value="137.56749329414001" table:style-name="ce5">
            <text:p><text:s/>13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7.56749329414001" table:style-name="ce5">
            <text:p><text:s/>138<text:s/></text:p>
          </table:table-cell>
          <table:table-cell office:value-type="float" office:value="1.1611853232529936" table:style-name="ce6">
            <text:p>1.161</text:p>
          </table:table-cell>
          <table:table-cell office:value-type="float" office:value="159.74135416986002" table:style-name="ce5">
            <text:p><text:s/>160<text:s/></text:p>
          </table:table-cell>
          <table:table-cell office:value-type="float" office:value="0.97846723784160206" table:style-name="ce6">
            <text:p>0.978</text:p>
          </table:table-cell>
          <table:table-cell office:value-type="float" office:value="156.30168158366001" table:style-name="ce5">
            <text:p><text:s/>15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6.30168158366001" table:style-name="ce5">
            <text:p><text:s/>156<text:s/></text:p>
          </table:table-cell>
          <table:table-cell office:value-type="float" office:value="1.1513829955102259" table:style-name="ce6">
            <text:p>1.151</text:p>
          </table:table-cell>
          <table:table-cell office:value-type="float" office:value="179.96309834508" table:style-name="ce5">
            <text:p><text:s/>180<text:s/></text:p>
          </table:table-cell>
          <table:table-cell office:value-type="float" office:value="0.94839786722273955" table:style-name="ce6">
            <text:p>0.948</text:p>
          </table:table-cell>
          <table:table-cell office:value-type="float" office:value="170.67661864927001" table:style-name="ce5">
            <text:p><text:s/>17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0.67661864927001" table:style-name="ce5">
            <text:p><text:s/>171<text:s/></text:p>
          </table:table-cell>
          <table:table-cell office:value-type="float" office:value="1.1516242759054724" table:style-name="ce6">
            <text:p>1.152</text:p>
          </table:table-cell>
          <table:table-cell office:value-type="float" office:value="196.55533736596001" table:style-name="ce5">
            <text:p><text:s/>197<text:s/></text:p>
          </table:table-cell>
          <table:table-cell office:value-type="float" office:value="1.2083602231736323" table:style-name="ce6">
            <text:p>1.208</text:p>
          </table:table-cell>
          <table:table-cell office:value-type="float" office:value="237.50965132550002" table:style-name="ce5">
            <text:p><text:s/>23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7.50965132550002" table:style-name="ce5">
            <text:p><text:s/>238<text:s/></text:p>
          </table:table-cell>
          <table:table-cell office:value-type="float" office:value="1.0273632175041312" table:style-name="ce6">
            <text:p>1.027</text:p>
          </table:table-cell>
          <table:table-cell office:value-type="float" office:value="244.00867957405001" table:style-name="ce5">
            <text:p><text:s/>244<text:s/></text:p>
          </table:table-cell>
          <table:table-cell office:value-type="float" office:value="1.0295452552748321" table:style-name="ce6">
            <text:p>1.030</text:p>
          </table:table-cell>
          <table:table-cell office:value-type="float" office:value="251.21797830134003" table:style-name="ce5">
            <text:p><text:s/>25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51.21797830134003" table:style-name="ce5">
            <text:p><text:s/>251<text:s/></text:p>
          </table:table-cell>
          <table:table-cell office:value-type="float" office:value="1.0914211074107967" table:style-name="ce6">
            <text:p>1.091</text:p>
          </table:table-cell>
          <table:table-cell office:value-type="float" office:value="274.18460407915001" table:style-name="ce5">
            <text:p><text:s/>274<text:s/></text:p>
          </table:table-cell>
          <table:table-cell office:value-type="float" office:value="0.99808744961110707" table:style-name="ce6">
            <text:p>0.998</text:p>
          </table:table-cell>
          <table:table-cell office:value-type="float" office:value="273.66021220799001" table:style-name="ce5">
            <text:p><text:s/>27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73.66021220799001" table:style-name="ce5">
            <text:p><text:s/>274<text:s/></text:p>
          </table:table-cell>
          <table:table-cell office:value-type="float" office:value="1.2175305044976574" table:style-name="ce6">
            <text:p>1.218</text:p>
          </table:table-cell>
          <table:table-cell office:value-type="float" office:value="333.18965623053003" table:style-name="ce5">
            <text:p><text:s/>333<text:s/></text:p>
          </table:table-cell>
          <table:table-cell office:value-type="float" office:value="1.0310493654827093" table:style-name="ce6">
            <text:p>1.031</text:p>
          </table:table-cell>
          <table:table-cell office:value-type="float" office:value="343.53498364188999" table:style-name="ce5">
            <text:p><text:s/>34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3.53498364188999" table:style-name="ce5">
            <text:p><text:s/>344<text:s/></text:p>
          </table:table-cell>
          <table:table-cell office:value-type="float" office:value="1.1437318388825628" table:style-name="ce6">
            <text:p>1.144</text:p>
          </table:table-cell>
          <table:table-cell office:value-type="float" office:value="392.91189856123003" table:style-name="ce5">
            <text:p><text:s/>393<text:s/></text:p>
          </table:table-cell>
          <table:table-cell office:value-type="float" office:value="1.1309879795011848" table:style-name="ce6">
            <text:p>1.131</text:p>
          </table:table-cell>
          <table:table-cell office:value-type="float" office:value="444.37863427574001" table:style-name="ce5">
            <text:p><text:s/>44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44.37863427574001" table:style-name="ce5">
            <text:p><text:s/>444<text:s/></text:p>
          </table:table-cell>
          <table:table-cell office:value-type="float" office:value="1.0540982740428582" table:style-name="ce6">
            <text:p>1.054</text:p>
          </table:table-cell>
          <table:table-cell office:value-type="float" office:value="468.41875141158005" table:style-name="ce5">
            <text:p><text:s/>468<text:s/></text:p>
          </table:table-cell>
          <table:table-cell office:value-type="float" office:value="1.143809788940624" table:style-name="ce6">
            <text:p>1.144</text:p>
          </table:table-cell>
          <table:table-cell office:value-type="float" office:value="535.78195318791006" table:style-name="ce5">
            <text:p><text:s/>53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35.78195318791006" table:style-name="ce5">
            <text:p><text:s/>536<text:s/></text:p>
          </table:table-cell>
          <table:table-cell office:value-type="float" office:value="0.94051099743129751" table:style-name="ce6">
            <text:p>0.941</text:p>
          </table:table-cell>
          <table:table-cell office:value-type="float" office:value="503.90881919845003" table:style-name="ce5">
            <text:p><text:s/>504<text:s/></text:p>
          </table:table-cell>
          <table:table-cell office:value-type="float" office:value="1.1725288379631469" table:style-name="ce6">
            <text:p>1.173</text:p>
          </table:table-cell>
          <table:table-cell office:value-type="float" office:value="590.84762221414007" table:style-name="ce5">
            <text:p><text:s/>59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90.84762221414007" table:style-name="ce5">
            <text:p><text:s/>591<text:s/></text:p>
          </table:table-cell>
          <table:table-cell office:value-type="float" office:value="1.0002581391890322" table:style-name="ce6">
            <text:p>1.000</text:p>
          </table:table-cell>
          <table:table-cell office:value-type="float" office:value="591.00014314017994" table:style-name="ce5">
            <text:p><text:s/>591<text:s/></text:p>
          </table:table-cell>
          <table:table-cell office:value-type="float" office:value="1.0787405749258205" table:style-name="ce6">
            <text:p>1.079</text:p>
          </table:table-cell>
          <table:table-cell office:value-type="float" office:value="637.53583419228005" table:style-name="ce5">
            <text:p><text:s/>63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37.53583419228005" table:style-name="ce5">
            <text:p><text:s/>638<text:s/></text:p>
          </table:table-cell>
          <table:table-cell office:value-type="float" office:value="1.0759395855132878" table:style-name="ce6">
            <text:p>1.076</text:p>
          </table:table-cell>
          <table:table-cell office:value-type="float" office:value="685.95004119070995" table:style-name="ce5">
            <text:p><text:s/>686<text:s/></text:p>
          </table:table-cell>
          <table:table-cell office:value-type="float" office:value="1.1469299918154812" table:style-name="ce6">
            <text:p>1.147</text:p>
          </table:table-cell>
          <table:table-cell office:value-type="float" office:value="786.73667512868997" table:style-name="ce5">
            <text:p><text:s/>78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.22020788343" table:style-name="ce5">
            <text:p><text:s/>2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1.22020788343" table:style-name="ce5">
            <text:p><text:s/>21<text:s/></text:p>
          </table:table-cell>
          <table:table-cell office:value-type="float" office:value="0.97563851549052583" table:style-name="ce6">
            <text:p>0.976</text:p>
          </table:table-cell>
          <table:table-cell office:value-type="float" office:value="20.703252117789997" table:style-name="ce5">
            <text:p><text:s/>21<text:s/></text:p>
          </table:table-cell>
          <table:table-cell office:value-type="float" office:value="1.1066970813948529" table:style-name="ce6">
            <text:p>1.107</text:p>
          </table:table-cell>
          <table:table-cell office:value-type="float" office:value="22.912228694139998" table:style-name="ce5">
            <text:p><text:s/>2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2.912228694139998" table:style-name="ce5">
            <text:p><text:s/>23<text:s/></text:p>
          </table:table-cell>
          <table:table-cell office:value-type="float" office:value="1.0551857012056356" table:style-name="ce6">
            <text:p>1.055</text:p>
          </table:table-cell>
          <table:table-cell office:value-type="float" office:value="24.17665610081" table:style-name="ce5">
            <text:p><text:s/>24<text:s/></text:p>
          </table:table-cell>
          <table:table-cell office:value-type="float" office:value="1.0668772388008543" table:style-name="ce6">
            <text:p>1.067</text:p>
          </table:table-cell>
          <table:table-cell office:value-type="float" office:value="25.793524104269999" table:style-name="ce5">
            <text:p><text:s/>2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.793524104269999" table:style-name="ce5">
            <text:p><text:s/>26<text:s/></text:p>
          </table:table-cell>
          <table:table-cell office:value-type="float" office:value="1.1569046602930082" table:style-name="ce6">
            <text:p>1.157</text:p>
          </table:table-cell>
          <table:table-cell office:value-type="float" office:value="29.840648241610001" table:style-name="ce5">
            <text:p><text:s/>30<text:s/></text:p>
          </table:table-cell>
          <table:table-cell office:value-type="float" office:value="1.0891070554232214" table:style-name="ce6">
            <text:p>1.089</text:p>
          </table:table-cell>
          <table:table-cell office:value-type="float" office:value="32.499660538339995" table:style-name="ce5">
            <text:p><text:s/>3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2.499660538339995" table:style-name="ce5">
            <text:p><text:s/>32<text:s/></text:p>
          </table:table-cell>
          <table:table-cell office:value-type="float" office:value="1.1635258914775561" table:style-name="ce6">
            <text:p>1.164</text:p>
          </table:table-cell>
          <table:table-cell office:value-type="float" office:value="37.814196500589993" table:style-name="ce5">
            <text:p><text:s/>38<text:s/></text:p>
          </table:table-cell>
          <table:table-cell office:value-type="float" office:value="1.0166068047681565" table:style-name="ce6">
            <text:p>1.017</text:p>
          </table:table-cell>
          <table:table-cell office:value-type="float" office:value="38.442169479340002" table:style-name="ce5">
            <text:p><text:s/>3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8.442169479340002" table:style-name="ce5">
            <text:p><text:s/>38<text:s/></text:p>
          </table:table-cell>
          <table:table-cell office:value-type="float" office:value="1.1716314811211657" table:style-name="ce6">
            <text:p>1.172</text:p>
          </table:table-cell>
          <table:table-cell office:value-type="float" office:value="45.040055964589996" table:style-name="ce5">
            <text:p><text:s/>45<text:s/></text:p>
          </table:table-cell>
          <table:table-cell office:value-type="float" office:value="0.9515460848071382" table:style-name="ce6">
            <text:p>0.952</text:p>
          </table:table-cell>
          <table:table-cell office:value-type="float" office:value="42.857688912600004" table:style-name="ce5">
            <text:p><text:s/>4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.857688912600004" table:style-name="ce5">
            <text:p><text:s/>43<text:s/></text:p>
          </table:table-cell>
          <table:table-cell office:value-type="float" office:value="1.1590542555577679" table:style-name="ce6">
            <text:p>1.159</text:p>
          </table:table-cell>
          <table:table-cell office:value-type="float" office:value="49.674386717520001" table:style-name="ce5">
            <text:p><text:s/>50<text:s/></text:p>
          </table:table-cell>
          <table:table-cell office:value-type="float" office:value="1.114874385114802" table:style-name="ce6">
            <text:p>1.115</text:p>
          </table:table-cell>
          <table:table-cell office:value-type="float" office:value="55.380701347649996" table:style-name="ce5">
            <text:p><text:s/>5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5.380701347649996" table:style-name="ce5">
            <text:p><text:s/>55<text:s/></text:p>
          </table:table-cell>
          <table:table-cell office:value-type="float" office:value="1.1577539472403364" table:style-name="ce6">
            <text:p>1.158</text:p>
          </table:table-cell>
          <table:table-cell office:value-type="float" office:value="64.117225586179998" table:style-name="ce5">
            <text:p><text:s/>64<text:s/></text:p>
          </table:table-cell>
          <table:table-cell office:value-type="float" office:value="0.90759106374891096" table:style-name="ce6">
            <text:p>0.908</text:p>
          </table:table-cell>
          <table:table-cell office:value-type="float" office:value="58.192220974389997" table:style-name="ce5">
            <text:p><text:s/>5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8.192220974389997" table:style-name="ce5">
            <text:p><text:s/>58<text:s/></text:p>
          </table:table-cell>
          <table:table-cell office:value-type="float" office:value="1.1571107818655624" table:style-name="ce6">
            <text:p>1.157</text:p>
          </table:table-cell>
          <table:table-cell office:value-type="float" office:value="67.334846310169993" table:style-name="ce5">
            <text:p><text:s/>67<text:s/></text:p>
          </table:table-cell>
          <table:table-cell office:value-type="float" office:value="1.2721287025969266" table:style-name="ce6">
            <text:p>1.272</text:p>
          </table:table-cell>
          <table:table-cell office:value-type="float" office:value="85.658590676119999" table:style-name="ce5">
            <text:p><text:s/>8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5.658590676119999" table:style-name="ce5">
            <text:p><text:s/>86<text:s/></text:p>
          </table:table-cell>
          <table:table-cell office:value-type="float" office:value="1.0165013005632377" table:style-name="ce6">
            <text:p>1.017</text:p>
          </table:table-cell>
          <table:table-cell office:value-type="float" office:value="87.07206882669" table:style-name="ce5">
            <text:p><text:s/>87<text:s/></text:p>
          </table:table-cell>
          <table:table-cell office:value-type="float" office:value="1.0929938662268006" table:style-name="ce6">
            <text:p>1.093</text:p>
          </table:table-cell>
          <table:table-cell office:value-type="float" office:value="95.169237147250001" table:style-name="ce5">
            <text:p><text:s/>9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5.169237147250001" table:style-name="ce5">
            <text:p><text:s/>95<text:s/></text:p>
          </table:table-cell>
          <table:table-cell office:value-type="float" office:value="1.0814392193816589" table:style-name="ce6">
            <text:p>1.081</text:p>
          </table:table-cell>
          <table:table-cell office:value-type="float" office:value="102.91974552967" table:style-name="ce5">
            <text:p><text:s/>103<text:s/></text:p>
          </table:table-cell>
          <table:table-cell office:value-type="float" office:value="0.9796068081582564" table:style-name="ce6">
            <text:p>0.980</text:p>
          </table:table-cell>
          <table:table-cell office:value-type="float" office:value="100.82088341478" table:style-name="ce5">
            <text:p><text:s/>10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0.82088341478" table:style-name="ce5">
            <text:p><text:s/>101<text:s/></text:p>
          </table:table-cell>
          <table:table-cell office:value-type="float" office:value="1.2508202624402205" table:style-name="ce6">
            <text:p>1.251</text:p>
          </table:table-cell>
          <table:table-cell office:value-type="float" office:value="126.10880385233" table:style-name="ce5">
            <text:p><text:s/>126<text:s/></text:p>
          </table:table-cell>
          <table:table-cell office:value-type="float" office:value="1.0338106798397106" table:style-name="ce6">
            <text:p>1.034</text:p>
          </table:table-cell>
          <table:table-cell office:value-type="float" office:value="130.37262824435001" table:style-name="ce5">
            <text:p><text:s/>13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0.37262824435001" table:style-name="ce5">
            <text:p><text:s/>130<text:s/></text:p>
          </table:table-cell>
          <table:table-cell office:value-type="float" office:value="1.159837755395662" table:style-name="ce6">
            <text:p>1.160</text:p>
          </table:table-cell>
          <table:table-cell office:value-type="float" office:value="151.21109650795998" table:style-name="ce5">
            <text:p><text:s/>151<text:s/></text:p>
          </table:table-cell>
          <table:table-cell office:value-type="float" office:value="1.0366849250027625" table:style-name="ce6">
            <text:p>1.037</text:p>
          </table:table-cell>
          <table:table-cell office:value-type="float" office:value="156.75826424294002" table:style-name="ce5">
            <text:p><text:s/>15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6.75826424294002" table:style-name="ce5">
            <text:p><text:s/>157<text:s/></text:p>
          </table:table-cell>
          <table:table-cell office:value-type="float" office:value="1.0766513715741857" table:style-name="ce6">
            <text:p>1.077</text:p>
          </table:table-cell>
          <table:table-cell office:value-type="float" office:value="168.77400020274999" table:style-name="ce5">
            <text:p><text:s/>169<text:s/></text:p>
          </table:table-cell>
          <table:table-cell office:value-type="float" office:value="1.097757354507209" table:style-name="ce6">
            <text:p>1.098</text:p>
          </table:table-cell>
          <table:table-cell office:value-type="float" office:value="185.27289997216999" table:style-name="ce5">
            <text:p><text:s/>18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5.27289997216999" table:style-name="ce5">
            <text:p><text:s/>185<text:s/></text:p>
          </table:table-cell>
          <table:table-cell office:value-type="float" office:value="0.91923387460320582" table:style-name="ce6">
            <text:p>0.919</text:p>
          </table:table-cell>
          <table:table-cell office:value-type="float" office:value="170.30912570039001" table:style-name="ce5">
            <text:p><text:s/>170<text:s/></text:p>
          </table:table-cell>
          <table:table-cell office:value-type="float" office:value="1.1042868717953809" table:style-name="ce6">
            <text:p>1.104</text:p>
          </table:table-cell>
          <table:table-cell office:value-type="float" office:value="188.07013165788999" table:style-name="ce5">
            <text:p><text:s/>18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8.07013165788999" table:style-name="ce5">
            <text:p><text:s/>188<text:s/></text:p>
          </table:table-cell>
          <table:table-cell office:value-type="float" office:value="1.000235351248653" table:style-name="ce6">
            <text:p>1.000</text:p>
          </table:table-cell>
          <table:table-cell office:value-type="float" office:value="188.11439419820999" table:style-name="ce5">
            <text:p><text:s/>188<text:s/></text:p>
          </table:table-cell>
          <table:table-cell office:value-type="float" office:value="1.1229481419106102" table:style-name="ce6">
            <text:p>1.123</text:p>
          </table:table-cell>
          <table:table-cell office:value-type="float" office:value="211.24270943151998" table:style-name="ce5">
            <text:p><text:s/>21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1.24270943151998" table:style-name="ce5">
            <text:p><text:s/>211<text:s/></text:p>
          </table:table-cell>
          <table:table-cell office:value-type="float" office:value="1.1047735600805428" table:style-name="ce6">
            <text:p>1.105</text:p>
          </table:table-cell>
          <table:table-cell office:value-type="float" office:value="233.37536013971999" table:style-name="ce5">
            <text:p><text:s/>233<text:s/></text:p>
          </table:table-cell>
          <table:table-cell office:value-type="float" office:value="1.2485909516967724" table:style-name="ce6">
            <text:p>1.249</text:p>
          </table:table-cell>
          <table:table-cell office:value-type="float" office:value="291.39036301942997" table:style-name="ce5">
            <text:p><text:s/>29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3.440092618979989" table:style-name="ce5">
            <text:p><text:s/>5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3.440092618979989" table:style-name="ce5">
            <text:p><text:s/>53<text:s/></text:p>
          </table:table-cell>
          <table:table-cell office:value-type="float" office:value="0.9747935716679208" table:style-name="ce6">
            <text:p>0.975</text:p>
          </table:table-cell>
          <table:table-cell office:value-type="float" office:value="52.093058754319998" table:style-name="ce5">
            <text:p><text:s/>52<text:s/></text:p>
          </table:table-cell>
          <table:table-cell office:value-type="float" office:value="1.108176684687433" table:style-name="ce6">
            <text:p>1.108</text:p>
          </table:table-cell>
          <table:table-cell office:value-type="float" office:value="57.728313145589993" table:style-name="ce5">
            <text:p><text:s/>5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7.728313145589993" table:style-name="ce5">
            <text:p><text:s/>58<text:s/></text:p>
          </table:table-cell>
          <table:table-cell office:value-type="float" office:value="1.0635086473523621" table:style-name="ce6">
            <text:p>1.064</text:p>
          </table:table-cell>
          <table:table-cell office:value-type="float" office:value="61.3945602274" table:style-name="ce5">
            <text:p><text:s/>61<text:s/></text:p>
          </table:table-cell>
          <table:table-cell office:value-type="float" office:value="0.93965563605688052" table:style-name="ce6">
            <text:p>0.940</text:p>
          </table:table-cell>
          <table:table-cell office:value-type="float" office:value="57.689744540910006" table:style-name="ce5">
            <text:p><text:s/>5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7.689744540910006" table:style-name="ce5">
            <text:p><text:s/>58<text:s/></text:p>
          </table:table-cell>
          <table:table-cell office:value-type="float" office:value="1.144087386348112" table:style-name="ce6">
            <text:p>1.144</text:p>
          </table:table-cell>
          <table:table-cell office:value-type="float" office:value="66.002109050900003" table:style-name="ce5">
            <text:p><text:s/>66<text:s/></text:p>
          </table:table-cell>
          <table:table-cell office:value-type="float" office:value="1.1168875128955413" table:style-name="ce6">
            <text:p>1.117</text:p>
          </table:table-cell>
          <table:table-cell office:value-type="float" office:value="73.716931423719998" table:style-name="ce5">
            <text:p><text:s/>7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3.716931423719998" table:style-name="ce5">
            <text:p><text:s/>74<text:s/></text:p>
          </table:table-cell>
          <table:table-cell office:value-type="float" office:value="1.1418496706898373" table:style-name="ce6">
            <text:p>1.142</text:p>
          </table:table-cell>
          <table:table-cell office:value-type="float" office:value="84.173653870440006" table:style-name="ce5">
            <text:p><text:s/>84<text:s/></text:p>
          </table:table-cell>
          <table:table-cell office:value-type="float" office:value="1.0197566381006777" table:style-name="ce6">
            <text:p>1.020</text:p>
          </table:table-cell>
          <table:table-cell office:value-type="float" office:value="85.836642287570001" table:style-name="ce5">
            <text:p><text:s/>8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5.836642287570001" table:style-name="ce5">
            <text:p><text:s/>86<text:s/></text:p>
          </table:table-cell>
          <table:table-cell office:value-type="float" office:value="1.1726542094145507" table:style-name="ce6">
            <text:p>1.173</text:p>
          </table:table-cell>
          <table:table-cell office:value-type="float" office:value="100.65669990053" table:style-name="ce5">
            <text:p><text:s/>101<text:s/></text:p>
          </table:table-cell>
          <table:table-cell office:value-type="float" office:value="0.94091902948470618" table:style-name="ce6">
            <text:p>0.941</text:p>
          </table:table-cell>
          <table:table-cell office:value-type="float" office:value="94.709804381539996" table:style-name="ce5">
            <text:p><text:s/>9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4.709804381539996" table:style-name="ce5">
            <text:p><text:s/>95<text:s/></text:p>
          </table:table-cell>
          <table:table-cell office:value-type="float" office:value="1.1621496651912977" table:style-name="ce6">
            <text:p>1.162</text:p>
          </table:table-cell>
          <table:table-cell office:value-type="float" office:value="110.06696745234001" table:style-name="ce5">
            <text:p><text:s/>110<text:s/></text:p>
          </table:table-cell>
          <table:table-cell office:value-type="float" office:value="0.91690524934022288" table:style-name="ce6">
            <text:p>0.917</text:p>
          </table:table-cell>
          <table:table-cell office:value-type="float" office:value="100.92098023601001" table:style-name="ce5">
            <text:p><text:s/>1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0.92098023601001" table:style-name="ce5">
            <text:p><text:s/>101<text:s/></text:p>
          </table:table-cell>
          <table:table-cell office:value-type="float" office:value="1.1478869159612519" table:style-name="ce6">
            <text:p>1.148</text:p>
          </table:table-cell>
          <table:table-cell office:value-type="float" office:value="115.84587275889999" table:style-name="ce5">
            <text:p><text:s/>116<text:s/></text:p>
          </table:table-cell>
          <table:table-cell office:value-type="float" office:value="0.97098321240139529" table:style-name="ce6">
            <text:p>0.971</text:p>
          </table:table-cell>
          <table:table-cell office:value-type="float" office:value="112.48439767488" table:style-name="ce5">
            <text:p><text:s/>11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2.48439767488" table:style-name="ce5">
            <text:p><text:s/>112<text:s/></text:p>
          </table:table-cell>
          <table:table-cell office:value-type="float" office:value="1.1487859092181236" table:style-name="ce6">
            <text:p>1.149</text:p>
          </table:table-cell>
          <table:table-cell office:value-type="float" office:value="129.22049105579001" table:style-name="ce5">
            <text:p><text:s/>129<text:s/></text:p>
          </table:table-cell>
          <table:table-cell office:value-type="float" office:value="1.1751314316227095" table:style-name="ce6">
            <text:p>1.175</text:p>
          </table:table-cell>
          <table:table-cell office:value-type="float" office:value="151.85106064938003" table:style-name="ce5">
            <text:p><text:s/>15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1.85106064938003" table:style-name="ce5">
            <text:p><text:s/>152<text:s/></text:p>
          </table:table-cell>
          <table:table-cell office:value-type="float" office:value="1.0334903824591806" table:style-name="ce6">
            <text:p>1.033</text:p>
          </table:table-cell>
          <table:table-cell office:value-type="float" office:value="156.93661074735999" table:style-name="ce5">
            <text:p><text:s/>157<text:s/></text:p>
          </table:table-cell>
          <table:table-cell office:value-type="float" office:value="0.99434249542511599" table:style-name="ce6">
            <text:p>0.994</text:p>
          </table:table-cell>
          <table:table-cell office:value-type="float" office:value="156.04874115409001" table:style-name="ce5">
            <text:p><text:s/>15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6.04874115409001" table:style-name="ce5">
            <text:p><text:s/>156<text:s/></text:p>
          </table:table-cell>
          <table:table-cell office:value-type="float" office:value="1.0975087481184156" table:style-name="ce6">
            <text:p>1.098</text:p>
          </table:table-cell>
          <table:table-cell office:value-type="float" office:value="171.26485854948001" table:style-name="ce5">
            <text:p><text:s/>171<text:s/></text:p>
          </table:table-cell>
          <table:table-cell office:value-type="float" office:value="1.009193189175321" table:style-name="ce6">
            <text:p>1.009</text:p>
          </table:table-cell>
          <table:table-cell office:value-type="float" office:value="172.83932879320997" table:style-name="ce5">
            <text:p><text:s/>17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2.83932879320997" table:style-name="ce5">
            <text:p><text:s/>173<text:s/></text:p>
          </table:table-cell>
          <table:table-cell office:value-type="float" office:value="1.1981118754861495" table:style-name="ce6">
            <text:p>1.198</text:p>
          </table:table-cell>
          <table:table-cell office:value-type="float" office:value="207.08085237820003" table:style-name="ce5">
            <text:p><text:s/>207<text:s/></text:p>
          </table:table-cell>
          <table:table-cell office:value-type="float" office:value="1.0293677708464954" table:style-name="ce6">
            <text:p>1.029</text:p>
          </table:table-cell>
          <table:table-cell office:value-type="float" office:value="213.16235539753998" table:style-name="ce5">
            <text:p><text:s/>21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3.16235539753998" table:style-name="ce5">
            <text:p><text:s/>213<text:s/></text:p>
          </table:table-cell>
          <table:table-cell office:value-type="float" office:value="1.1338812690566629" table:style-name="ce6">
            <text:p>1.134</text:p>
          </table:table-cell>
          <table:table-cell office:value-type="float" office:value="241.70080205327002" table:style-name="ce5">
            <text:p><text:s/>242<text:s/></text:p>
          </table:table-cell>
          <table:table-cell office:value-type="float" office:value="1.1899851700509023" table:style-name="ce6">
            <text:p>1.190</text:p>
          </table:table-cell>
          <table:table-cell office:value-type="float" office:value="287.6203700328" table:style-name="ce5">
            <text:p><text:s/>28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87.6203700328" table:style-name="ce5">
            <text:p><text:s/>288<text:s/></text:p>
          </table:table-cell>
          <table:table-cell office:value-type="float" office:value="1.0418064310766957" table:style-name="ce6">
            <text:p>1.042</text:p>
          </table:table-cell>
          <table:table-cell office:value-type="float" office:value="299.64475120882997" table:style-name="ce5">
            <text:p><text:s/>300<text:s/></text:p>
          </table:table-cell>
          <table:table-cell office:value-type="float" office:value="1.1697486834049744" table:style-name="ce6">
            <text:p>1.170</text:p>
          </table:table-cell>
          <table:table-cell office:value-type="float" office:value="350.50905321574004" table:style-name="ce5">
            <text:p><text:s/>35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0.50905321574004" table:style-name="ce5">
            <text:p><text:s/>351<text:s/></text:p>
          </table:table-cell>
          <table:table-cell office:value-type="float" office:value="0.95175770907328816" table:style-name="ce6">
            <text:p>0.952</text:p>
          </table:table-cell>
          <table:table-cell office:value-type="float" office:value="333.59969349805999" table:style-name="ce5">
            <text:p><text:s/>334<text:s/></text:p>
          </table:table-cell>
          <table:table-cell office:value-type="float" office:value="1.207367687700206" table:style-name="ce6">
            <text:p>1.207</text:p>
          </table:table-cell>
          <table:table-cell office:value-type="float" office:value="402.77749055625009" table:style-name="ce5">
            <text:p><text:s/>40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02.77749055625009" table:style-name="ce5">
            <text:p><text:s/>403<text:s/></text:p>
          </table:table-cell>
          <table:table-cell office:value-type="float" office:value="1.0002687796320753" table:style-name="ce6">
            <text:p>1.000</text:p>
          </table:table-cell>
          <table:table-cell office:value-type="float" office:value="402.88574894197001" table:style-name="ce5">
            <text:p><text:s/>403<text:s/></text:p>
          </table:table-cell>
          <table:table-cell office:value-type="float" office:value="1.0580992896379702" table:style-name="ce6">
            <text:p>1.058</text:p>
          </table:table-cell>
          <table:table-cell office:value-type="float" office:value="426.29312476076007" table:style-name="ce5">
            <text:p><text:s/>42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26.29312476076007" table:style-name="ce5">
            <text:p><text:s/>426<text:s/></text:p>
          </table:table-cell>
          <table:table-cell office:value-type="float" office:value="1.0616513726440684" table:style-name="ce6">
            <text:p>1.062</text:p>
          </table:table-cell>
          <table:table-cell office:value-type="float" office:value="452.57468105098997" table:style-name="ce5">
            <text:p><text:s/>453<text:s/></text:p>
          </table:table-cell>
          <table:table-cell office:value-type="float" office:value="1.0945073439789954" table:style-name="ce6">
            <text:p>1.095</text:p>
          </table:table-cell>
          <table:table-cell office:value-type="float" office:value="495.34631210926" table:style-name="ce5">
            <text:p><text:s/>49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79.98777818382001" table:style-name="ce5">
            <text:p><text:s/>38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79.98777818382001" table:style-name="ce5">
            <text:p><text:s/>380<text:s/></text:p>
          </table:table-cell>
          <table:table-cell office:value-type="float" office:value="1.1074841279815908" table:style-name="ce6">
            <text:p>1.107</text:p>
          </table:table-cell>
          <table:table-cell office:value-type="float" office:value="420.83043316557001" table:style-name="ce5">
            <text:p><text:s/>421<text:s/></text:p>
          </table:table-cell>
          <table:table-cell office:value-type="float" office:value="1.0316997368490968" table:style-name="ce6">
            <text:p>1.032</text:p>
          </table:table-cell>
          <table:table-cell office:value-type="float" office:value="434.17064715500999" table:style-name="ce5">
            <text:p><text:s/>43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34.17064715500999" table:style-name="ce5">
            <text:p><text:s/>434<text:s/></text:p>
          </table:table-cell>
          <table:table-cell office:value-type="float" office:value="1.0715776870065672" table:style-name="ce6">
            <text:p>1.072</text:p>
          </table:table-cell>
          <table:table-cell office:value-type="float" office:value="465.24757784451003" table:style-name="ce5">
            <text:p><text:s/>465<text:s/></text:p>
          </table:table-cell>
          <table:table-cell office:value-type="float" office:value="1.0384772667215751" table:style-name="ce6">
            <text:p>1.038</text:p>
          </table:table-cell>
          <table:table-cell office:value-type="float" office:value="483.1490329888" table:style-name="ce5">
            <text:p><text:s/>48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83.1490329888" table:style-name="ce5">
            <text:p><text:s/>483<text:s/></text:p>
          </table:table-cell>
          <table:table-cell office:value-type="float" office:value="1.0386865401211582" table:style-name="ce6">
            <text:p>1.039</text:p>
          </table:table-cell>
          <table:table-cell office:value-type="float" office:value="501.84039743801998" table:style-name="ce5">
            <text:p><text:s/>502<text:s/></text:p>
          </table:table-cell>
          <table:table-cell office:value-type="float" office:value="1.003436021319513" table:style-name="ce6">
            <text:p>1.003</text:p>
          </table:table-cell>
          <table:table-cell office:value-type="float" office:value="503.56473174260998" table:style-name="ce5">
            <text:p><text:s/>50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03.56473174260998" table:style-name="ce5">
            <text:p><text:s/>504<text:s/></text:p>
          </table:table-cell>
          <table:table-cell office:value-type="float" office:value="1.0000624572666779" table:style-name="ce6">
            <text:p>1.000</text:p>
          </table:table-cell>
          <table:table-cell office:value-type="float" office:value="503.59618301935001" table:style-name="ce5">
            <text:p><text:s/>504<text:s/></text:p>
          </table:table-cell>
          <table:table-cell office:value-type="float" office:value="1.0170830288242463" table:style-name="ce6">
            <text:p>1.017</text:p>
          </table:table-cell>
          <table:table-cell office:value-type="float" office:value="512.19913112965003" table:style-name="ce5">
            <text:p><text:s/>51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12.19913112965003" table:style-name="ce5">
            <text:p><text:s/>512<text:s/></text:p>
          </table:table-cell>
          <table:table-cell office:value-type="float" office:value="1.0532943429414574" table:style-name="ce6">
            <text:p>1.053</text:p>
          </table:table-cell>
          <table:table-cell office:value-type="float" office:value="539.49644727839006" table:style-name="ce5">
            <text:p><text:s/>539<text:s/></text:p>
          </table:table-cell>
          <table:table-cell office:value-type="float" office:value="1.0855946615925558" table:style-name="ce6">
            <text:p>1.086</text:p>
          </table:table-cell>
          <table:table-cell office:value-type="float" office:value="585.67446311357003" table:style-name="ce5">
            <text:p><text:s/>58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85.67446311357003" table:style-name="ce5">
            <text:p><text:s/>586<text:s/></text:p>
          </table:table-cell>
          <table:table-cell office:value-type="float" office:value="1.0532517250368865" table:style-name="ce6">
            <text:p>1.053</text:p>
          </table:table-cell>
          <table:table-cell office:value-type="float" office:value="616.86263858441998" table:style-name="ce5">
            <text:p><text:s/>617<text:s/></text:p>
          </table:table-cell>
          <table:table-cell office:value-type="float" office:value="1.0633735910786726" table:style-name="ce6">
            <text:p>1.063</text:p>
          </table:table-cell>
          <table:table-cell office:value-type="float" office:value="655.95543919377997" table:style-name="ce5">
            <text:p><text:s/>65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55.95543919377997" table:style-name="ce5">
            <text:p><text:s/>656<text:s/></text:p>
          </table:table-cell>
          <table:table-cell office:value-type="float" office:value="1.0026187112898572" table:style-name="ce6">
            <text:p>1.003</text:p>
          </table:table-cell>
          <table:table-cell office:value-type="float" office:value="657.67319710803997" table:style-name="ce5">
            <text:p><text:s/>658<text:s/></text:p>
          </table:table-cell>
          <table:table-cell office:value-type="float" office:value="1.0674637983989352" table:style-name="ce6">
            <text:p>1.067</text:p>
          </table:table-cell>
          <table:table-cell office:value-type="float" office:value="702.04232909012001" table:style-name="ce5">
            <text:p><text:s/>70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02.04232909012001" table:style-name="ce5">
            <text:p><text:s/>702<text:s/></text:p>
          </table:table-cell>
          <table:table-cell office:value-type="float" office:value="1.0321339109394558" table:style-name="ce6">
            <text:p>1.032</text:p>
          </table:table-cell>
          <table:table-cell office:value-type="float" office:value="724.60169476882993" table:style-name="ce5">
            <text:p><text:s/>725<text:s/></text:p>
          </table:table-cell>
          <table:table-cell office:value-type="float" office:value="1.03115719004624" table:style-name="ce6">
            <text:p>1.031</text:p>
          </table:table-cell>
          <table:table-cell office:value-type="float" office:value="747.17824748057001" table:style-name="ce5">
            <text:p><text:s/>74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47.17824748057001" table:style-name="ce5">
            <text:p><text:s/>747<text:s/></text:p>
          </table:table-cell>
          <table:table-cell office:value-type="float" office:value="1.0528269511896309" table:style-name="ce6">
            <text:p>1.053</text:p>
          </table:table-cell>
          <table:table-cell office:value-type="float" office:value="786.64939629017999" table:style-name="ce5">
            <text:p><text:s/>787<text:s/></text:p>
          </table:table-cell>
          <table:table-cell office:value-type="float" office:value="1.0636081074388726" table:style-name="ce6">
            <text:p>1.064</text:p>
          </table:table-cell>
          <table:table-cell office:value-type="float" office:value="836.68667560613005" table:style-name="ce5">
            <text:p><text:s/>83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836.68667560613005" table:style-name="ce5">
            <text:p><text:s/>837<text:s/></text:p>
          </table:table-cell>
          <table:table-cell office:value-type="float" office:value="1.0290946445750255" table:style-name="ce6">
            <text:p>1.029</text:p>
          </table:table-cell>
          <table:table-cell office:value-type="float" office:value="861.02977705354999" table:style-name="ce5">
            <text:p><text:s/>861<text:s/></text:p>
          </table:table-cell>
          <table:table-cell office:value-type="float" office:value="0.98930296730980871" table:style-name="ce6">
            <text:p>0.989</text:p>
          </table:table-cell>
          <table:table-cell office:value-type="float" office:value="851.81931338118" table:style-name="ce5">
            <text:p><text:s/>85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51.81931338118" table:style-name="ce5">
            <text:p><text:s/>852<text:s/></text:p>
          </table:table-cell>
          <table:table-cell office:value-type="float" office:value="1.0792490883210015" table:style-name="ce6">
            <text:p>1.079</text:p>
          </table:table-cell>
          <table:table-cell office:value-type="float" office:value="919.32521738085995" table:style-name="ce5">
            <text:p><text:s/>919<text:s/></text:p>
          </table:table-cell>
          <table:table-cell office:value-type="float" office:value="1.0418398059508629" table:style-name="ce6">
            <text:p>1.042</text:p>
          </table:table-cell>
          <table:table-cell office:value-type="float" office:value="957.78960608181001" table:style-name="ce5">
            <text:p><text:s/>95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57.78960608181001" table:style-name="ce5">
            <text:p><text:s/>958<text:s/></text:p>
          </table:table-cell>
          <table:table-cell office:value-type="float" office:value="1.0226655234443167" table:style-name="ce6">
            <text:p>1.023</text:p>
          </table:table-cell>
          <table:table-cell office:value-type="float" office:value="979.49840885318008" table:style-name="ce5">
            <text:p><text:s/>979<text:s/></text:p>
          </table:table-cell>
          <table:table-cell office:value-type="float" office:value="1.1620837586230088" table:style-name="ce6">
            <text:p>1.162</text:p>
          </table:table-cell>
          <table:table-cell office:value-type="float" office:value="1138.25919252536" table:style-name="ce5">
            <text:p><text:s/>1,13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38.25919252536" table:style-name="ce5">
            <text:p><text:s/>1,138<text:s/></text:p>
          </table:table-cell>
          <table:table-cell office:value-type="float" office:value="1.0179609648966437" table:style-name="ce6">
            <text:p>1.018</text:p>
          </table:table-cell>
          <table:table-cell office:value-type="float" office:value="1158.70342592559" table:style-name="ce5">
            <text:p><text:s/>1,159<text:s/></text:p>
          </table:table-cell>
          <table:table-cell office:value-type="float" office:value="1.0460211204804053" table:style-name="ce6">
            <text:p>1.046</text:p>
          </table:table-cell>
          <table:table-cell office:value-type="float" office:value="1212.0282558911699" table:style-name="ce5">
            <text:p><text:s/>1,21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12.0282558911699" table:style-name="ce5">
            <text:p><text:s/>1,212<text:s/></text:p>
          </table:table-cell>
          <table:table-cell office:value-type="float" office:value="0.98668749612960449" table:style-name="ce6">
            <text:p>0.987</text:p>
          </table:table-cell>
          <table:table-cell office:value-type="float" office:value="1195.8931250435901" table:style-name="ce5">
            <text:p><text:s/>1,196<text:s/></text:p>
          </table:table-cell>
          <table:table-cell office:value-type="float" office:value="1.1352547378922295" table:style-name="ce6">
            <text:p>1.135</text:p>
          </table:table-cell>
          <table:table-cell office:value-type="float" office:value="1357.64333621848" table:style-name="ce5">
            <text:p><text:s/>1,35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57.64333621848" table:style-name="ce5">
            <text:p><text:s/>1,358<text:s/></text:p>
          </table:table-cell>
          <table:table-cell office:value-type="float" office:value="1.0429105798668132" table:style-name="ce6">
            <text:p>1.043</text:p>
          </table:table-cell>
          <table:table-cell office:value-type="float" office:value="1415.90059902793" table:style-name="ce5">
            <text:p><text:s/>1,416<text:s/></text:p>
          </table:table-cell>
          <table:table-cell office:value-type="float" office:value="0.90373042679674631" table:style-name="ce6">
            <text:p>0.904</text:p>
          </table:table-cell>
          <table:table-cell office:value-type="float" office:value="1279.5924526612798" table:style-name="ce5">
            <text:p><text:s/>1,28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79.5924526612798" table:style-name="ce5">
            <text:p><text:s/>1,280<text:s/></text:p>
          </table:table-cell>
          <table:table-cell office:value-type="float" office:value="1.0660365555484939" table:style-name="ce6">
            <text:p>1.066</text:p>
          </table:table-cell>
          <table:table-cell office:value-type="float" office:value="1364.09233074088" table:style-name="ce5">
            <text:p><text:s/>1,364<text:s/></text:p>
          </table:table-cell>
          <table:table-cell office:value-type="float" office:value="1.1897204869639137" table:style-name="ce6">
            <text:p>1.190</text:p>
          </table:table-cell>
          <table:table-cell office:value-type="float" office:value="1622.88859199278" table:style-name="ce5">
            <text:p><text:s/>1,62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6.005611367389996" table:style-name="ce5">
            <text:p><text:s/>3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6.005611367389996" table:style-name="ce5">
            <text:p><text:s/>36<text:s/></text:p>
          </table:table-cell>
          <table:table-cell office:value-type="float" office:value="1.0940680437860184" table:style-name="ce6">
            <text:p>1.094</text:p>
          </table:table-cell>
          <table:table-cell office:value-type="float" office:value="39.392588794040002" table:style-name="ce5">
            <text:p><text:s/>39<text:s/></text:p>
          </table:table-cell>
          <table:table-cell office:value-type="float" office:value="1.1352518091120252" table:style-name="ce6">
            <text:p>1.135</text:p>
          </table:table-cell>
          <table:table-cell office:value-type="float" office:value="44.720507694040002" table:style-name="ce5">
            <text:p><text:s/>4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4.720507694040002" table:style-name="ce5">
            <text:p><text:s/>45<text:s/></text:p>
          </table:table-cell>
          <table:table-cell office:value-type="float" office:value="0.94999175505876354" table:style-name="ce6">
            <text:p>0.950</text:p>
          </table:table-cell>
          <table:table-cell office:value-type="float" office:value="42.484113591380002" table:style-name="ce5">
            <text:p><text:s/>42<text:s/></text:p>
          </table:table-cell>
          <table:table-cell office:value-type="float" office:value="1.0498524220855989" table:style-name="ce6">
            <text:p>1.050</text:p>
          </table:table-cell>
          <table:table-cell office:value-type="float" office:value="44.602049554070007" table:style-name="ce5">
            <text:p><text:s/>4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4.602049554070007" table:style-name="ce5">
            <text:p><text:s/>45<text:s/></text:p>
          </table:table-cell>
          <table:table-cell office:value-type="float" office:value="1.0682473559734034" table:style-name="ce6">
            <text:p>1.068</text:p>
          </table:table-cell>
          <table:table-cell office:value-type="float" office:value="47.646021507129994" table:style-name="ce5">
            <text:p><text:s/>48<text:s/></text:p>
          </table:table-cell>
          <table:table-cell office:value-type="float" office:value="1.0370774563617162" table:style-name="ce6">
            <text:p>1.037</text:p>
          </table:table-cell>
          <table:table-cell office:value-type="float" office:value="49.41261479037" table:style-name="ce5">
            <text:p><text:s/>4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9.41261479037" table:style-name="ce5">
            <text:p><text:s/>49<text:s/></text:p>
          </table:table-cell>
          <table:table-cell office:value-type="float" office:value="0.90808296478746231" table:style-name="ce6">
            <text:p>0.908</text:p>
          </table:table-cell>
          <table:table-cell office:value-type="float" office:value="44.870753736739999" table:style-name="ce5">
            <text:p><text:s/>45<text:s/></text:p>
          </table:table-cell>
          <table:table-cell office:value-type="float" office:value="1.0389379579318148" table:style-name="ce6">
            <text:p>1.039</text:p>
          </table:table-cell>
          <table:table-cell office:value-type="float" office:value="46.617929258110003" table:style-name="ce5">
            <text:p><text:s/>4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6.617929258110003" table:style-name="ce5">
            <text:p><text:s/>47<text:s/></text:p>
          </table:table-cell>
          <table:table-cell office:value-type="float" office:value="0.99071481735056477" table:style-name="ce6">
            <text:p>0.991</text:p>
          </table:table-cell>
          <table:table-cell office:value-type="float" office:value="46.185073270209998" table:style-name="ce5">
            <text:p><text:s/>46<text:s/></text:p>
          </table:table-cell>
          <table:table-cell office:value-type="float" office:value="1.0694567739055449" table:style-name="ce6">
            <text:p>1.069</text:p>
          </table:table-cell>
          <table:table-cell office:value-type="float" office:value="49.392939462149997" table:style-name="ce5">
            <text:p><text:s/>4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9.392939462149997" table:style-name="ce5">
            <text:p><text:s/>49<text:s/></text:p>
          </table:table-cell>
          <table:table-cell office:value-type="float" office:value="1.0824926539138726" table:style-name="ce6">
            <text:p>1.082</text:p>
          </table:table-cell>
          <table:table-cell office:value-type="float" office:value="53.467494122989997" table:style-name="ce5">
            <text:p><text:s/>53<text:s/></text:p>
          </table:table-cell>
          <table:table-cell office:value-type="float" office:value="1.0243433402290374" table:style-name="ce6">
            <text:p>1.024</text:p>
          </table:table-cell>
          <table:table-cell office:value-type="float" office:value="54.769071523619999" table:style-name="ce5">
            <text:p><text:s/>5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4.769071523619999" table:style-name="ce5">
            <text:p><text:s/>55<text:s/></text:p>
          </table:table-cell>
          <table:table-cell office:value-type="float" office:value="0.97478044201289193" table:style-name="ce6">
            <text:p>0.975</text:p>
          </table:table-cell>
          <table:table-cell office:value-type="float" office:value="53.387819748429997" table:style-name="ce5">
            <text:p><text:s/>53<text:s/></text:p>
          </table:table-cell>
          <table:table-cell office:value-type="float" office:value="1.0374844223073718" table:style-name="ce6">
            <text:p>1.037</text:p>
          </table:table-cell>
          <table:table-cell office:value-type="float" office:value="55.389031329950001" table:style-name="ce5">
            <text:p><text:s/>5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5.389031329950001" table:style-name="ce5">
            <text:p><text:s/>55<text:s/></text:p>
          </table:table-cell>
          <table:table-cell office:value-type="float" office:value="0.75155298062652687" table:style-name="ce6">
            <text:p>0.752</text:p>
          </table:table-cell>
          <table:table-cell office:value-type="float" office:value="41.627791590039998" table:style-name="ce5">
            <text:p><text:s/>42<text:s/></text:p>
          </table:table-cell>
          <table:table-cell office:value-type="float" office:value="1.0537431037260523" table:style-name="ce6">
            <text:p>1.054</text:p>
          </table:table-cell>
          <table:table-cell office:value-type="float" office:value="43.86499831135" table:style-name="ce5">
            <text:p><text:s/>4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3.86499831135" table:style-name="ce5">
            <text:p><text:s/>44<text:s/></text:p>
          </table:table-cell>
          <table:table-cell office:value-type="float" office:value="1.3227952852957541" table:style-name="ce6">
            <text:p>1.323</text:p>
          </table:table-cell>
          <table:table-cell office:value-type="float" office:value="58.024412955759999" table:style-name="ce5">
            <text:p><text:s/>58<text:s/></text:p>
          </table:table-cell>
          <table:table-cell office:value-type="float" office:value="1.0417067859310374" table:style-name="ce6">
            <text:p>1.042</text:p>
          </table:table-cell>
          <table:table-cell office:value-type="float" office:value="60.444424725680001" table:style-name="ce5">
            <text:p><text:s/>6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0.444424725680001" table:style-name="ce5">
            <text:p><text:s/>60<text:s/></text:p>
          </table:table-cell>
          <table:table-cell office:value-type="float" office:value="1.0114714093818715" table:style-name="ce6">
            <text:p>1.011</text:p>
          </table:table-cell>
          <table:table-cell office:value-type="float" office:value="61.137807466559998" table:style-name="ce5">
            <text:p><text:s/>61<text:s/></text:p>
          </table:table-cell>
          <table:table-cell office:value-type="float" office:value="0.95422005182716307" table:style-name="ce6">
            <text:p>0.954</text:p>
          </table:table-cell>
          <table:table-cell office:value-type="float" office:value="58.33892180934" table:style-name="ce5">
            <text:p><text:s/>5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8.33892180934" table:style-name="ce5">
            <text:p><text:s/>58<text:s/></text:p>
          </table:table-cell>
          <table:table-cell office:value-type="float" office:value="1.0856797779958243" table:style-name="ce6">
            <text:p>1.086</text:p>
          </table:table-cell>
          <table:table-cell office:value-type="float" office:value="63.337387678479999" table:style-name="ce5">
            <text:p><text:s/>63<text:s/></text:p>
          </table:table-cell>
          <table:table-cell office:value-type="float" office:value="1.0599104554147767" table:style-name="ce6">
            <text:p>1.060</text:p>
          </table:table-cell>
          <table:table-cell office:value-type="float" office:value="67.131959419080005" table:style-name="ce5">
            <text:p><text:s/>6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7.131959419080005" table:style-name="ce5">
            <text:p><text:s/>67<text:s/></text:p>
          </table:table-cell>
          <table:table-cell office:value-type="float" office:value="1.0604458169552056" table:style-name="ce6">
            <text:p>1.060</text:p>
          </table:table-cell>
          <table:table-cell office:value-type="float" office:value="71.189805549970004" table:style-name="ce5">
            <text:p><text:s/>71<text:s/></text:p>
          </table:table-cell>
          <table:table-cell office:value-type="float" office:value="0.99762659167159251" table:style-name="ce6">
            <text:p>0.998</text:p>
          </table:table-cell>
          <table:table-cell office:value-type="float" office:value="71.020843072579993" table:style-name="ce5">
            <text:p><text:s/>7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1.020843072579993" table:style-name="ce5">
            <text:p><text:s/>71<text:s/></text:p>
          </table:table-cell>
          <table:table-cell office:value-type="float" office:value="1.0348779814567755" table:style-name="ce6">
            <text:p>1.035</text:p>
          </table:table-cell>
          <table:table-cell office:value-type="float" office:value="73.497906720309999" table:style-name="ce5">
            <text:p><text:s/>73<text:s/></text:p>
          </table:table-cell>
          <table:table-cell office:value-type="float" office:value="1.4108244954379927" table:style-name="ce6">
            <text:p>1.411</text:p>
          </table:table-cell>
          <table:table-cell office:value-type="float" office:value="103.69264716443001" table:style-name="ce5">
            <text:p><text:s/>10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3.69264716443001" table:style-name="ce5">
            <text:p><text:s/>104<text:s/></text:p>
          </table:table-cell>
          <table:table-cell office:value-type="float" office:value="0.93742821818251654" table:style-name="ce6">
            <text:p>0.937</text:p>
          </table:table-cell>
          <table:table-cell office:value-type="float" office:value="97.204413469979997" table:style-name="ce5">
            <text:p><text:s/>97<text:s/></text:p>
          </table:table-cell>
          <table:table-cell office:value-type="float" office:value="1.48554883732513" table:style-name="ce6">
            <text:p>1.486</text:p>
          </table:table-cell>
          <table:table-cell office:value-type="float" office:value="144.40190341319999" table:style-name="ce5">
            <text:p><text:s/>14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4.40190341319999" table:style-name="ce5">
            <text:p><text:s/>144<text:s/></text:p>
          </table:table-cell>
          <table:table-cell office:value-type="float" office:value="1.0276516213540783" table:style-name="ce6">
            <text:p>1.028</text:p>
          </table:table-cell>
          <table:table-cell office:value-type="float" office:value="148.39485016918999" table:style-name="ce5">
            <text:p><text:s/>148<text:s/></text:p>
          </table:table-cell>
          <table:table-cell office:value-type="float" office:value="0.77793345084207066" table:style-name="ce6">
            <text:p>0.778</text:p>
          </table:table-cell>
          <table:table-cell office:value-type="float" office:value="115.44131787930999" table:style-name="ce5">
            <text:p><text:s/>11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5.44131787930999" table:style-name="ce5">
            <text:p><text:s/>115<text:s/></text:p>
          </table:table-cell>
          <table:table-cell office:value-type="float" office:value="1.0113130979688345" table:style-name="ce6">
            <text:p>1.011</text:p>
          </table:table-cell>
          <table:table-cell office:value-type="float" office:value="116.74731681813" table:style-name="ce5">
            <text:p><text:s/>117<text:s/></text:p>
          </table:table-cell>
          <table:table-cell office:value-type="float" office:value="1.1457765267185744" table:style-name="ce6">
            <text:p>1.146</text:p>
          </table:table-cell>
          <table:table-cell office:value-type="float" office:value="133.76633516759" table:style-name="ce5">
            <text:p><text:s/>13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43.98216681643004" table:style-name="ce5">
            <text:p><text:s/>34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43.98216681643004" table:style-name="ce5">
            <text:p><text:s/>344<text:s/></text:p>
          </table:table-cell>
          <table:table-cell office:value-type="float" office:value="1.1088884284373051" table:style-name="ce6">
            <text:p>1.109</text:p>
          </table:table-cell>
          <table:table-cell office:value-type="float" office:value="381.43784437152999" table:style-name="ce5">
            <text:p><text:s/>381<text:s/></text:p>
          </table:table-cell>
          <table:table-cell office:value-type="float" office:value="1.0210055064217378" table:style-name="ce6">
            <text:p>1.021</text:p>
          </table:table-cell>
          <table:table-cell office:value-type="float" office:value="389.45013946096998" table:style-name="ce5">
            <text:p><text:s/>38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89.45013946096998" table:style-name="ce5">
            <text:p><text:s/>389<text:s/></text:p>
          </table:table-cell>
          <table:table-cell office:value-type="float" office:value="1.0855393833939007" table:style-name="ce6">
            <text:p>1.086</text:p>
          </table:table-cell>
          <table:table-cell office:value-type="float" office:value="422.76346425313" table:style-name="ce5">
            <text:p><text:s/>423<text:s/></text:p>
          </table:table-cell>
          <table:table-cell office:value-type="float" office:value="1.0373341608634128" table:style-name="ce6">
            <text:p>1.037</text:p>
          </table:table-cell>
          <table:table-cell office:value-type="float" office:value="438.54698343473001" table:style-name="ce5">
            <text:p><text:s/>43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38.54698343473001" table:style-name="ce5">
            <text:p><text:s/>439<text:s/></text:p>
          </table:table-cell>
          <table:table-cell office:value-type="float" office:value="1.0356800823793348" table:style-name="ce6">
            <text:p>1.036</text:p>
          </table:table-cell>
          <table:table-cell office:value-type="float" office:value="454.19437593088998" table:style-name="ce5">
            <text:p><text:s/>454<text:s/></text:p>
          </table:table-cell>
          <table:table-cell office:value-type="float" office:value="0.99990695838414256" table:style-name="ce6">
            <text:p>1.000</text:p>
          </table:table-cell>
          <table:table-cell office:value-type="float" office:value="454.15211695223996" table:style-name="ce5">
            <text:p><text:s/>45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54.15211695223996" table:style-name="ce5">
            <text:p><text:s/>454<text:s/></text:p>
          </table:table-cell>
          <table:table-cell office:value-type="float" office:value="1.0100700011288308" table:style-name="ce6">
            <text:p>1.010</text:p>
          </table:table-cell>
          <table:table-cell office:value-type="float" office:value="458.72542928260998" table:style-name="ce5">
            <text:p><text:s/>459<text:s/></text:p>
          </table:table-cell>
          <table:table-cell office:value-type="float" office:value="1.0149452638796406" table:style-name="ce6">
            <text:p>1.015</text:p>
          </table:table-cell>
          <table:table-cell office:value-type="float" office:value="465.58120187154003" table:style-name="ce5">
            <text:p><text:s/>46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65.58120187154003" table:style-name="ce5">
            <text:p><text:s/>466<text:s/></text:p>
          </table:table-cell>
          <table:table-cell office:value-type="float" office:value="1.059560334534922" table:style-name="ce6">
            <text:p>1.060</text:p>
          </table:table-cell>
          <table:table-cell office:value-type="float" office:value="493.31137400818" table:style-name="ce5">
            <text:p><text:s/>493<text:s/></text:p>
          </table:table-cell>
          <table:table-cell office:value-type="float" office:value="1.0871055319363616" table:style-name="ce6">
            <text:p>1.087</text:p>
          </table:table-cell>
          <table:table-cell office:value-type="float" office:value="536.28152365142" table:style-name="ce5">
            <text:p><text:s/>53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36.28152365142" table:style-name="ce5">
            <text:p><text:s/>536<text:s/></text:p>
          </table:table-cell>
          <table:table-cell office:value-type="float" office:value="1.0505585585447721" table:style-name="ce6">
            <text:p>1.051</text:p>
          </table:table-cell>
          <table:table-cell office:value-type="float" office:value="563.39514446142994" table:style-name="ce5">
            <text:p><text:s/>563<text:s/></text:p>
          </table:table-cell>
          <table:table-cell office:value-type="float" office:value="1.067077651591861" table:style-name="ce6">
            <text:p>1.067</text:p>
          </table:table-cell>
          <table:table-cell office:value-type="float" office:value="601.18636767015994" table:style-name="ce5">
            <text:p><text:s/>60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01.18636767015994" table:style-name="ce5">
            <text:p><text:s/>601<text:s/></text:p>
          </table:table-cell>
          <table:table-cell office:value-type="float" office:value="1.0051548236222654" table:style-name="ce6">
            <text:p>1.005</text:p>
          </table:table-cell>
          <table:table-cell office:value-type="float" office:value="604.28537735960992" table:style-name="ce5">
            <text:p><text:s/>604<text:s/></text:p>
          </table:table-cell>
          <table:table-cell office:value-type="float" office:value="1.0701124369179413" table:style-name="ce6">
            <text:p>1.070</text:p>
          </table:table-cell>
          <table:table-cell office:value-type="float" office:value="646.65329776016995" table:style-name="ce5">
            <text:p><text:s/>64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46.65329776016995" table:style-name="ce5">
            <text:p><text:s/>647<text:s/></text:p>
          </table:table-cell>
          <table:table-cell office:value-type="float" office:value="1.0561670458411403" table:style-name="ce6">
            <text:p>1.056</text:p>
          </table:table-cell>
          <table:table-cell office:value-type="float" office:value="682.97390317879001" table:style-name="ce5">
            <text:p><text:s/>683<text:s/></text:p>
          </table:table-cell>
          <table:table-cell office:value-type="float" office:value="1.0297805610079154" table:style-name="ce6">
            <text:p>1.030</text:p>
          </table:table-cell>
          <table:table-cell office:value-type="float" office:value="703.31324916921994" table:style-name="ce5">
            <text:p><text:s/>70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03.31324916921994" table:style-name="ce5">
            <text:p><text:s/>703<text:s/></text:p>
          </table:table-cell>
          <table:table-cell office:value-type="float" office:value="1.0359892753266047" table:style-name="ce6">
            <text:p>1.036</text:p>
          </table:table-cell>
          <table:table-cell office:value-type="float" office:value="728.62498333441999" table:style-name="ce5">
            <text:p><text:s/>729<text:s/></text:p>
          </table:table-cell>
          <table:table-cell office:value-type="float" office:value="1.0653522300705616" table:style-name="ce6">
            <text:p>1.065</text:p>
          </table:table-cell>
          <table:table-cell office:value-type="float" office:value="776.24225088045" table:style-name="ce5">
            <text:p><text:s/>77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76.24225088045" table:style-name="ce5">
            <text:p><text:s/>776<text:s/></text:p>
          </table:table-cell>
          <table:table-cell office:value-type="float" office:value="1.0304669304971681" table:style-name="ce6">
            <text:p>1.030</text:p>
          </table:table-cell>
          <table:table-cell office:value-type="float" office:value="799.89196958698994" table:style-name="ce5">
            <text:p><text:s/>800<text:s/></text:p>
          </table:table-cell>
          <table:table-cell office:value-type="float" office:value="0.99198444507642647" table:style-name="ce6">
            <text:p>0.992</text:p>
          </table:table-cell>
          <table:table-cell office:value-type="float" office:value="793.48039157184007" table:style-name="ce5">
            <text:p><text:s/>79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93.48039157184007" table:style-name="ce5">
            <text:p><text:s/>793<text:s/></text:p>
          </table:table-cell>
          <table:table-cell office:value-type="float" office:value="1.0787762858345071" table:style-name="ce6">
            <text:p>1.079</text:p>
          </table:table-cell>
          <table:table-cell office:value-type="float" office:value="855.98782970237994" table:style-name="ce5">
            <text:p><text:s/>856<text:s/></text:p>
          </table:table-cell>
          <table:table-cell office:value-type="float" office:value="1.0405026984699122" table:style-name="ce6">
            <text:p>1.041</text:p>
          </table:table-cell>
          <table:table-cell office:value-type="float" office:value="890.65764666273003" table:style-name="ce5">
            <text:p><text:s/>89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90.65764666273003" table:style-name="ce5">
            <text:p><text:s/>891<text:s/></text:p>
          </table:table-cell>
          <table:table-cell office:value-type="float" office:value="1.019817891539603" table:style-name="ce6">
            <text:p>1.020</text:p>
          </table:table-cell>
          <table:table-cell office:value-type="float" office:value="908.30860330321002" table:style-name="ce5">
            <text:p><text:s/>908<text:s/></text:p>
          </table:table-cell>
          <table:table-cell office:value-type="float" office:value="1.1749732916451485" table:style-name="ce6">
            <text:p>1.175</text:p>
          </table:table-cell>
          <table:table-cell office:value-type="float" office:value="1067.2383494527801" table:style-name="ce5">
            <text:p><text:s/>1,06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67.2383494527801" table:style-name="ce5">
            <text:p><text:s/>1,067<text:s/></text:p>
          </table:table-cell>
          <table:table-cell office:value-type="float" office:value="1.0168351987742124" table:style-name="ce6">
            <text:p>1.017</text:p>
          </table:table-cell>
          <table:table-cell office:value-type="float" office:value="1085.2055192052801" table:style-name="ce5">
            <text:p><text:s/>1,085<text:s/></text:p>
          </table:table-cell>
          <table:table-cell office:value-type="float" office:value="1.02131401758664" table:style-name="ce6">
            <text:p>1.021</text:p>
          </table:table-cell>
          <table:table-cell office:value-type="float" office:value="1108.33560872674" table:style-name="ce5">
            <text:p><text:s/>1,10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08.33560872674" table:style-name="ce5">
            <text:p><text:s/>1,108<text:s/></text:p>
          </table:table-cell>
          <table:table-cell office:value-type="float" office:value="0.9912960505128835" table:style-name="ce6">
            <text:p>0.991</text:p>
          </table:table-cell>
          <table:table-cell office:value-type="float" office:value="1098.6887115736101" table:style-name="ce5">
            <text:p><text:s/>1,099<text:s/></text:p>
          </table:table-cell>
          <table:table-cell office:value-type="float" office:value="1.1042631275127972" table:style-name="ce6">
            <text:p>1.104</text:p>
          </table:table-cell>
          <table:table-cell office:value-type="float" office:value="1213.2414328052803" table:style-name="ce5">
            <text:p><text:s/>1,21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13.2414328052803" table:style-name="ce5">
            <text:p><text:s/>1,213<text:s/></text:p>
          </table:table-cell>
          <table:table-cell office:value-type="float" office:value="1.0447267251069632" table:style-name="ce6">
            <text:p>1.045</text:p>
          </table:table-cell>
          <table:table-cell office:value-type="float" office:value="1267.5057488587402" table:style-name="ce5">
            <text:p><text:s/>1,268<text:s/></text:p>
          </table:table-cell>
          <table:table-cell office:value-type="float" office:value="0.91845826800404629" table:style-name="ce6">
            <text:p>0.918</text:p>
          </table:table-cell>
          <table:table-cell office:value-type="float" office:value="1164.1511347819701" table:style-name="ce5">
            <text:p><text:s/>1,16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64.1511347819701" table:style-name="ce5">
            <text:p><text:s/>1,164<text:s/></text:p>
          </table:table-cell>
          <table:table-cell office:value-type="float" office:value="1.0714631259251068" table:style-name="ce6">
            <text:p>1.071</text:p>
          </table:table-cell>
          <table:table-cell office:value-type="float" office:value="1247.34501392275" table:style-name="ce5">
            <text:p><text:s/>1,247<text:s/></text:p>
          </table:table-cell>
          <table:table-cell office:value-type="float" office:value="1.1938334945053251" table:style-name="ce6">
            <text:p>1.194</text:p>
          </table:table-cell>
          <table:table-cell office:value-type="float" office:value="1489.1222568251901" table:style-name="ce5">
            <text:p><text:s/>1,48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1.89116604006" table:style-name="ce5">
            <text:p><text:s/>10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1.89116604006" table:style-name="ce5">
            <text:p><text:s/>102<text:s/></text:p>
          </table:table-cell>
          <table:table-cell office:value-type="float" office:value="1.0278209900994311" table:style-name="ce6">
            <text:p>1.028</text:p>
          </table:table-cell>
          <table:table-cell office:value-type="float" office:value="104.72587916168" table:style-name="ce5">
            <text:p><text:s/>105<text:s/></text:p>
          </table:table-cell>
          <table:table-cell office:value-type="float" office:value="1.2024252123738384" table:style-name="ce6">
            <text:p>1.202</text:p>
          </table:table-cell>
          <table:table-cell office:value-type="float" office:value="125.92503749202" table:style-name="ce5">
            <text:p><text:s/>12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5.92503749202" table:style-name="ce5">
            <text:p><text:s/>126<text:s/></text:p>
          </table:table-cell>
          <table:table-cell office:value-type="float" office:value="1.0498573333088574" table:style-name="ce6">
            <text:p>1.050</text:p>
          </table:table-cell>
          <table:table-cell office:value-type="float" office:value="132.20332405818999" table:style-name="ce5">
            <text:p><text:s/>132<text:s/></text:p>
          </table:table-cell>
          <table:table-cell office:value-type="float" office:value="0.66461836823214715" table:style-name="ce6">
            <text:p>0.665</text:p>
          </table:table-cell>
          <table:table-cell office:value-type="float" office:value="87.864757510419992" table:style-name="ce5">
            <text:p><text:s/>8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7.864757510419992" table:style-name="ce5">
            <text:p><text:s/>88<text:s/></text:p>
          </table:table-cell>
          <table:table-cell office:value-type="float" office:value="1.1634603388962492" table:style-name="ce6">
            <text:p>1.163</text:p>
          </table:table-cell>
          <table:table-cell office:value-type="float" office:value="102.22716055011" table:style-name="ce5">
            <text:p><text:s/>102<text:s/></text:p>
          </table:table-cell>
          <table:table-cell office:value-type="float" office:value="1.1240802147099873" table:style-name="ce6">
            <text:p>1.124</text:p>
          </table:table-cell>
          <table:table-cell office:value-type="float" office:value="114.91152858036" table:style-name="ce5">
            <text:p><text:s/>11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4.91152858036" table:style-name="ce5">
            <text:p><text:s/>115<text:s/></text:p>
          </table:table-cell>
          <table:table-cell office:value-type="float" office:value="1.0800050426939609" table:style-name="ce6">
            <text:p>1.080</text:p>
          </table:table-cell>
          <table:table-cell office:value-type="float" office:value="124.10503033046" table:style-name="ce5">
            <text:p><text:s/>124<text:s/></text:p>
          </table:table-cell>
          <table:table-cell office:value-type="float" office:value="1.2412415012241595" table:style-name="ce6">
            <text:p>1.241</text:p>
          </table:table-cell>
          <table:table-cell office:value-type="float" office:value="154.04431415685002" table:style-name="ce5">
            <text:p><text:s/>15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4.04431415685002" table:style-name="ce5">
            <text:p><text:s/>154<text:s/></text:p>
          </table:table-cell>
          <table:table-cell office:value-type="float" office:value="1.0771686995406144" table:style-name="ce6">
            <text:p>1.077</text:p>
          </table:table-cell>
          <table:table-cell office:value-type="float" office:value="165.93171355196" table:style-name="ce5">
            <text:p><text:s/>166<text:s/></text:p>
          </table:table-cell>
          <table:table-cell office:value-type="float" office:value="1.1138390804793619" table:style-name="ce6">
            <text:p>1.114</text:p>
          </table:table-cell>
          <table:table-cell office:value-type="float" office:value="184.82122724508" table:style-name="ce5">
            <text:p><text:s/>18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4.82122724508" table:style-name="ce5">
            <text:p><text:s/>185<text:s/></text:p>
          </table:table-cell>
          <table:table-cell office:value-type="float" office:value="1.0737313599592104" table:style-name="ce6">
            <text:p>1.074</text:p>
          </table:table-cell>
          <table:table-cell office:value-type="float" office:value="198.44834767919002" table:style-name="ce5">
            <text:p><text:s/>198<text:s/></text:p>
          </table:table-cell>
          <table:table-cell office:value-type="float" office:value="0.97505784067836287" table:style-name="ce6">
            <text:p>0.975</text:p>
          </table:table-cell>
          <table:table-cell office:value-type="float" office:value="193.49861737426002" table:style-name="ce5">
            <text:p><text:s/>19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3.49861737426002" table:style-name="ce5">
            <text:p><text:s/>193<text:s/></text:p>
          </table:table-cell>
          <table:table-cell office:value-type="float" office:value="1.07025489383284" table:style-name="ce6">
            <text:p>1.070</text:p>
          </table:table-cell>
          <table:table-cell office:value-type="float" office:value="207.09284219468998" table:style-name="ce5">
            <text:p><text:s/>207<text:s/></text:p>
          </table:table-cell>
          <table:table-cell office:value-type="float" office:value="1.1290558701630264" table:style-name="ce6">
            <text:p>1.129</text:p>
          </table:table-cell>
          <table:table-cell office:value-type="float" office:value="233.81938914866001" table:style-name="ce5">
            <text:p><text:s/>23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3.81938914866001" table:style-name="ce5">
            <text:p><text:s/>234<text:s/></text:p>
          </table:table-cell>
          <table:table-cell office:value-type="float" office:value="1.0964168841424295" table:style-name="ce6">
            <text:p>1.096</text:p>
          </table:table-cell>
          <table:table-cell office:value-type="float" office:value="256.36352610246001" table:style-name="ce5">
            <text:p><text:s/>256<text:s/></text:p>
          </table:table-cell>
          <table:table-cell office:value-type="float" office:value="1.0397555747222273" table:style-name="ce6">
            <text:p>1.040</text:p>
          </table:table-cell>
          <table:table-cell office:value-type="float" office:value="266.55540542047999" table:style-name="ce5">
            <text:p><text:s/>26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6.55540542047999" table:style-name="ce5">
            <text:p><text:s/>267<text:s/></text:p>
          </table:table-cell>
          <table:table-cell office:value-type="float" office:value="1.0582196462273192" table:style-name="ce6">
            <text:p>1.058</text:p>
          </table:table-cell>
          <table:table-cell office:value-type="float" office:value="282.07416682403999" table:style-name="ce5">
            <text:p><text:s/>282<text:s/></text:p>
          </table:table-cell>
          <table:table-cell office:value-type="float" office:value="1.2270678348862227" table:style-name="ce6">
            <text:p>1.227</text:p>
          </table:table-cell>
          <table:table-cell office:value-type="float" office:value="346.12413716210995" table:style-name="ce5">
            <text:p><text:s/>34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46.12413716210995" table:style-name="ce5">
            <text:p><text:s/>346<text:s/></text:p>
          </table:table-cell>
          <table:table-cell office:value-type="float" office:value="1.3528205090776271" table:style-name="ce6">
            <text:p>1.353</text:p>
          </table:table-cell>
          <table:table-cell office:value-type="float" office:value="468.24383143969999" table:style-name="ce5">
            <text:p><text:s/>468<text:s/></text:p>
          </table:table-cell>
          <table:table-cell office:value-type="float" office:value="0.96769221088957758" table:style-name="ce6">
            <text:p>0.968</text:p>
          </table:table-cell>
          <table:table-cell office:value-type="float" office:value="453.11590848128998" table:style-name="ce5">
            <text:p><text:s/>45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53.11590848128998" table:style-name="ce5">
            <text:p><text:s/>453<text:s/></text:p>
          </table:table-cell>
          <table:table-cell office:value-type="float" office:value="1.0844600515203944" table:style-name="ce6">
            <text:p>1.084</text:p>
          </table:table-cell>
          <table:table-cell office:value-type="float" office:value="491.38610145632998" table:style-name="ce5">
            <text:p><text:s/>491<text:s/></text:p>
          </table:table-cell>
          <table:table-cell office:value-type="float" office:value="1.1161304361591544" table:style-name="ce6">
            <text:p>1.116</text:p>
          </table:table-cell>
          <table:table-cell office:value-type="float" office:value="548.45098374100007" table:style-name="ce5">
            <text:p><text:s/>54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48.45098374100007" table:style-name="ce5">
            <text:p><text:s/>548<text:s/></text:p>
          </table:table-cell>
          <table:table-cell office:value-type="float" office:value="1.009102412455545" table:style-name="ce6">
            <text:p>1.009</text:p>
          </table:table-cell>
          <table:table-cell office:value-type="float" office:value="553.44321080666009" table:style-name="ce5">
            <text:p><text:s/>553<text:s/></text:p>
          </table:table-cell>
          <table:table-cell office:value-type="float" office:value="1.4685189020592817" table:style-name="ce6">
            <text:p>1.469</text:p>
          </table:table-cell>
          <table:table-cell office:value-type="float" office:value="812.74181628596" table:style-name="ce5">
            <text:p><text:s/>81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12.74181628596" table:style-name="ce5">
            <text:p><text:s/>813<text:s/></text:p>
          </table:table-cell>
          <table:table-cell office:value-type="float" office:value="0.9420490310072489" table:style-name="ce6">
            <text:p>0.942</text:p>
          </table:table-cell>
          <table:table-cell office:value-type="float" office:value="765.64264049126007" table:style-name="ce5">
            <text:p><text:s/>766<text:s/></text:p>
          </table:table-cell>
          <table:table-cell office:value-type="float" office:value="0.76606085407067304" table:style-name="ce6">
            <text:p>0.766</text:p>
          </table:table-cell>
          <table:table-cell office:value-type="float" office:value="586.52885508765996" table:style-name="ce5">
            <text:p><text:s/>58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86.52885508765996" table:style-name="ce5">
            <text:p><text:s/>587<text:s/></text:p>
          </table:table-cell>
          <table:table-cell office:value-type="float" office:value="1.0598700560139567" table:style-name="ce6">
            <text:p>1.060</text:p>
          </table:table-cell>
          <table:table-cell office:value-type="float" office:value="621.64437049556" table:style-name="ce5">
            <text:p><text:s/>622<text:s/></text:p>
          </table:table-cell>
          <table:table-cell office:value-type="float" office:value="0.97627329544949937" table:style-name="ce6">
            <text:p>0.976</text:p>
          </table:table-cell>
          <table:table-cell office:value-type="float" office:value="606.89479818132997" table:style-name="ce5">
            <text:p><text:s/>60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06.89479818132997" table:style-name="ce5">
            <text:p><text:s/>607<text:s/></text:p>
          </table:table-cell>
          <table:table-cell office:value-type="float" office:value="1.1714706230356537" table:style-name="ce6">
            <text:p>1.171</text:p>
          </table:table-cell>
          <table:table-cell office:value-type="float" office:value="710.95942734257994" table:style-name="ce5">
            <text:p><text:s/>711<text:s/></text:p>
          </table:table-cell>
          <table:table-cell office:value-type="float" office:value="0.94319172103238935" table:style-name="ce6">
            <text:p>0.943</text:p>
          </table:table-cell>
          <table:table-cell office:value-type="float" office:value="670.57104585945001" table:style-name="ce5">
            <text:p><text:s/>67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70.57104585945001" table:style-name="ce5">
            <text:p><text:s/>671<text:s/></text:p>
          </table:table-cell>
          <table:table-cell office:value-type="float" office:value="1.0103747802361545" table:style-name="ce6">
            <text:p>1.010</text:p>
          </table:table-cell>
          <table:table-cell office:value-type="float" office:value="677.52807309296998" table:style-name="ce5">
            <text:p><text:s/>678<text:s/></text:p>
          </table:table-cell>
          <table:table-cell office:value-type="float" office:value="1.13474515057575" table:style-name="ce6">
            <text:p>1.135</text:p>
          </table:table-cell>
          <table:table-cell office:value-type="float" office:value="768.82169532117996" table:style-name="ce5">
            <text:p><text:s/>76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.316214861480002" table:style-name="ce5">
            <text:p><text:s/>2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9.316214861480002" table:style-name="ce5">
            <text:p><text:s/>29<text:s/></text:p>
          </table:table-cell>
          <table:table-cell office:value-type="float" office:value="1.0465232884758282" table:style-name="ce6">
            <text:p>1.047</text:p>
          </table:table-cell>
          <table:table-cell office:value-type="float" office:value="30.680101582500001" table:style-name="ce5">
            <text:p><text:s/>31<text:s/></text:p>
          </table:table-cell>
          <table:table-cell office:value-type="float" office:value="1.5829173619360197" table:style-name="ce6">
            <text:p>1.583</text:p>
          </table:table-cell>
          <table:table-cell office:value-type="float" office:value="48.564065460900004" table:style-name="ce5">
            <text:p><text:s/>4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8.564065460900004" table:style-name="ce5">
            <text:p><text:s/>49<text:s/></text:p>
          </table:table-cell>
          <table:table-cell office:value-type="float" office:value="1.0389398285875087" table:style-name="ce6">
            <text:p>1.039</text:p>
          </table:table-cell>
          <table:table-cell office:value-type="float" office:value="50.455141845459998" table:style-name="ce5">
            <text:p><text:s/>50<text:s/></text:p>
          </table:table-cell>
          <table:table-cell office:value-type="float" office:value="0.61229008786940509" table:style-name="ce6">
            <text:p>0.612</text:p>
          </table:table-cell>
          <table:table-cell office:value-type="float" office:value="30.893183234019997" table:style-name="ce5">
            <text:p><text:s/>3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.893183234019997" table:style-name="ce5">
            <text:p><text:s/>31<text:s/></text:p>
          </table:table-cell>
          <table:table-cell office:value-type="float" office:value="1.1791775557383928" table:style-name="ce6">
            <text:p>1.179</text:p>
          </table:table-cell>
          <table:table-cell office:value-type="float" office:value="36.428548294869998" table:style-name="ce5">
            <text:p><text:s/>36<text:s/></text:p>
          </table:table-cell>
          <table:table-cell office:value-type="float" office:value="1.0500470282823964" table:style-name="ce6">
            <text:p>1.050</text:p>
          </table:table-cell>
          <table:table-cell office:value-type="float" office:value="38.251688881669999" table:style-name="ce5">
            <text:p><text:s/>3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8.251688881669999" table:style-name="ce5">
            <text:p><text:s/>38<text:s/></text:p>
          </table:table-cell>
          <table:table-cell office:value-type="float" office:value="1.0892359728287893" table:style-name="ce6">
            <text:p>1.089</text:p>
          </table:table-cell>
          <table:table-cell office:value-type="float" office:value="41.66511555137" table:style-name="ce5">
            <text:p><text:s/>42<text:s/></text:p>
          </table:table-cell>
          <table:table-cell office:value-type="float" office:value="1.1976217858428393" table:style-name="ce6">
            <text:p>1.198</text:p>
          </table:table-cell>
          <table:table-cell office:value-type="float" office:value="49.899050093980001" table:style-name="ce5">
            <text:p><text:s/>5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9.899050093980001" table:style-name="ce5">
            <text:p><text:s/>50<text:s/></text:p>
          </table:table-cell>
          <table:table-cell office:value-type="float" office:value="1.0771872537827061" table:style-name="ce6">
            <text:p>1.077</text:p>
          </table:table-cell>
          <table:table-cell office:value-type="float" office:value="53.7506207371" table:style-name="ce5">
            <text:p><text:s/>54<text:s/></text:p>
          </table:table-cell>
          <table:table-cell office:value-type="float" office:value="0.59432360803269002" table:style-name="ce6">
            <text:p>0.594</text:p>
          </table:table-cell>
          <table:table-cell office:value-type="float" office:value="31.945262850469998" table:style-name="ce5">
            <text:p><text:s/>3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.945262850469998" table:style-name="ce5">
            <text:p><text:s/>32<text:s/></text:p>
          </table:table-cell>
          <table:table-cell office:value-type="float" office:value="1.0727685535887146" table:style-name="ce6">
            <text:p>1.073</text:p>
          </table:table-cell>
          <table:table-cell office:value-type="float" office:value="34.269873422109995" table:style-name="ce5">
            <text:p><text:s/>34<text:s/></text:p>
          </table:table-cell>
          <table:table-cell office:value-type="float" office:value="0.99377006871515738" table:style-name="ce6">
            <text:p>0.994</text:p>
          </table:table-cell>
          <table:table-cell office:value-type="float" office:value="34.05637446555" table:style-name="ce5">
            <text:p><text:s/>3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4.05637446555" table:style-name="ce5">
            <text:p><text:s/>34<text:s/></text:p>
          </table:table-cell>
          <table:table-cell office:value-type="float" office:value="1.0681178329562551" table:style-name="ce6">
            <text:p>1.068</text:p>
          </table:table-cell>
          <table:table-cell office:value-type="float" office:value="36.376220892489997" table:style-name="ce5">
            <text:p><text:s/>36<text:s/></text:p>
          </table:table-cell>
          <table:table-cell office:value-type="float" office:value="1.0871391221327891" table:style-name="ce6">
            <text:p>1.087</text:p>
          </table:table-cell>
          <table:table-cell office:value-type="float" office:value="39.546012847570005" table:style-name="ce5">
            <text:p><text:s/>4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9.546012847570005" table:style-name="ce5">
            <text:p><text:s/>40<text:s/></text:p>
          </table:table-cell>
          <table:table-cell office:value-type="float" office:value="1.0958615416798698" table:style-name="ce6">
            <text:p>1.096</text:p>
          </table:table-cell>
          <table:table-cell office:value-type="float" office:value="43.336954606429998" table:style-name="ce5">
            <text:p><text:s/>43<text:s/></text:p>
          </table:table-cell>
          <table:table-cell office:value-type="float" office:value="1.5805201052195592" table:style-name="ce6">
            <text:p>1.581</text:p>
          </table:table-cell>
          <table:table-cell office:value-type="float" office:value="68.49492805445" table:style-name="ce5">
            <text:p><text:s/>6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8.49492805445" table:style-name="ce5">
            <text:p><text:s/>68<text:s/></text:p>
          </table:table-cell>
          <table:table-cell office:value-type="float" office:value="1.0607231264051205" table:style-name="ce6">
            <text:p>1.061</text:p>
          </table:table-cell>
          <table:table-cell office:value-type="float" office:value="72.65415422881" table:style-name="ce5">
            <text:p><text:s/>73<text:s/></text:p>
          </table:table-cell>
          <table:table-cell office:value-type="float" office:value="1.0201515790227096" table:style-name="ce6">
            <text:p>1.020</text:p>
          </table:table-cell>
          <table:table-cell office:value-type="float" office:value="74.118250159080006" table:style-name="ce5">
            <text:p><text:s/>7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4.118250159080006" table:style-name="ce5">
            <text:p><text:s/>74<text:s/></text:p>
          </table:table-cell>
          <table:table-cell office:value-type="float" office:value="1.3540845380672402" table:style-name="ce6">
            <text:p>1.354</text:p>
          </table:table-cell>
          <table:table-cell office:value-type="float" office:value="100.36237652900999" table:style-name="ce5">
            <text:p><text:s/>100<text:s/></text:p>
          </table:table-cell>
          <table:table-cell office:value-type="float" office:value="1.0983122687662539" table:style-name="ce6">
            <text:p>1.098</text:p>
          </table:table-cell>
          <table:table-cell office:value-type="float" office:value="110.22922946435" table:style-name="ce5">
            <text:p><text:s/>11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0.22922946435" table:style-name="ce5">
            <text:p><text:s/>110<text:s/></text:p>
          </table:table-cell>
          <table:table-cell office:value-type="float" office:value="1.0776764285300493" table:style-name="ce6">
            <text:p>1.078</text:p>
          </table:table-cell>
          <table:table-cell office:value-type="float" office:value="118.79144232876" table:style-name="ce5">
            <text:p><text:s/>119<text:s/></text:p>
          </table:table-cell>
          <table:table-cell office:value-type="float" office:value="1.11252089027152" table:style-name="ce6">
            <text:p>1.113</text:p>
          </table:table-cell>
          <table:table-cell office:value-type="float" office:value="132.15796117623" table:style-name="ce5">
            <text:p><text:s/>13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2.15796117623" table:style-name="ce5">
            <text:p><text:s/>132<text:s/></text:p>
          </table:table-cell>
          <table:table-cell office:value-type="float" office:value="1.0259490258762922" table:style-name="ce6">
            <text:p>1.026</text:p>
          </table:table-cell>
          <table:table-cell office:value-type="float" office:value="135.58733153055002" table:style-name="ce5">
            <text:p><text:s/>136<text:s/></text:p>
          </table:table-cell>
          <table:table-cell office:value-type="float" office:value="1.5620678786479312" table:style-name="ce6">
            <text:p>1.562</text:p>
          </table:table-cell>
          <table:table-cell office:value-type="float" office:value="211.79661533546002" table:style-name="ce5">
            <text:p><text:s/>21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11.79661533546002" table:style-name="ce5">
            <text:p><text:s/>212<text:s/></text:p>
          </table:table-cell>
          <table:table-cell office:value-type="float" office:value="0.94618181468005913" table:style-name="ce6">
            <text:p>0.946</text:p>
          </table:table-cell>
          <table:table-cell office:value-type="float" office:value="200.39810584119999" table:style-name="ce5">
            <text:p><text:s/>200<text:s/></text:p>
          </table:table-cell>
          <table:table-cell office:value-type="float" office:value="0.65019229189366956" table:style-name="ce6">
            <text:p>0.650</text:p>
          </table:table-cell>
          <table:table-cell office:value-type="float" office:value="130.29730372803999" table:style-name="ce5">
            <text:p><text:s/>13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0.29730372803999" table:style-name="ce5">
            <text:p><text:s/>130<text:s/></text:p>
          </table:table-cell>
          <table:table-cell office:value-type="float" office:value="1.0677677019136951" table:style-name="ce6">
            <text:p>1.068</text:p>
          </table:table-cell>
          <table:table-cell office:value-type="float" office:value="139.12725256723999" table:style-name="ce5">
            <text:p><text:s/>139<text:s/></text:p>
          </table:table-cell>
          <table:table-cell office:value-type="float" office:value="0.96981742693099948" table:style-name="ce6">
            <text:p>0.970</text:p>
          </table:table-cell>
          <table:table-cell office:value-type="float" office:value="134.92803410073998" table:style-name="ce5">
            <text:p><text:s/>13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4.92803410073998" table:style-name="ce5">
            <text:p><text:s/>135<text:s/></text:p>
          </table:table-cell>
          <table:table-cell office:value-type="float" office:value="1.1736320894526509" table:style-name="ce6">
            <text:p>1.174</text:p>
          </table:table-cell>
          <table:table-cell office:value-type="float" office:value="158.35587058739" table:style-name="ce5">
            <text:p><text:s/>158<text:s/></text:p>
          </table:table-cell>
          <table:table-cell office:value-type="float" office:value="0.82633624412210516" table:style-name="ce6">
            <text:p>0.826</text:p>
          </table:table-cell>
          <table:table-cell office:value-type="float" office:value="130.85519533587001" table:style-name="ce5">
            <text:p><text:s/>13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0.85519533587001" table:style-name="ce5">
            <text:p><text:s/>131<text:s/></text:p>
          </table:table-cell>
          <table:table-cell office:value-type="float" office:value="1.0114630854896507" table:style-name="ce6">
            <text:p>1.011</text:p>
          </table:table-cell>
          <table:table-cell office:value-type="float" office:value="132.35519962677" table:style-name="ce5">
            <text:p><text:s/>132<text:s/></text:p>
          </table:table-cell>
          <table:table-cell office:value-type="float" office:value="1.3533507367202882" table:style-name="ce6">
            <text:p>1.353</text:p>
          </table:table-cell>
          <table:table-cell office:value-type="float" office:value="179.12300692365" table:style-name="ce5">
            <text:p><text:s/>17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2.574951178579994" table:style-name="ce5">
            <text:p><text:s/>7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2.574951178579994" table:style-name="ce5">
            <text:p><text:s/>73<text:s/></text:p>
          </table:table-cell>
          <table:table-cell office:value-type="float" office:value="1.0202663091977953" table:style-name="ce6">
            <text:p>1.020</text:p>
          </table:table-cell>
          <table:table-cell office:value-type="float" office:value="74.045777579179997" table:style-name="ce5">
            <text:p><text:s/>74<text:s/></text:p>
          </table:table-cell>
          <table:table-cell office:value-type="float" office:value="1.0447722282124046" table:style-name="ce6">
            <text:p>1.045</text:p>
          </table:table-cell>
          <table:table-cell office:value-type="float" office:value="77.360972031119999" table:style-name="ce5">
            <text:p><text:s/>7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7.360972031119999" table:style-name="ce5">
            <text:p><text:s/>77<text:s/></text:p>
          </table:table-cell>
          <table:table-cell office:value-type="float" office:value="1.0567108978393545" table:style-name="ce6">
            <text:p>1.057</text:p>
          </table:table-cell>
          <table:table-cell office:value-type="float" office:value="81.748182212730001" table:style-name="ce5">
            <text:p><text:s/>82<text:s/></text:p>
          </table:table-cell>
          <table:table-cell office:value-type="float" office:value="0.69691548771256051" table:style-name="ce6">
            <text:p>0.697</text:p>
          </table:table-cell>
          <table:table-cell office:value-type="float" office:value="56.971574276399998" table:style-name="ce5">
            <text:p><text:s/>5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6.971574276399998" table:style-name="ce5">
            <text:p><text:s/>57<text:s/></text:p>
          </table:table-cell>
          <table:table-cell office:value-type="float" office:value="1.154937582311053" table:style-name="ce6">
            <text:p>1.155</text:p>
          </table:table-cell>
          <table:table-cell office:value-type="float" office:value="65.798612255240002" table:style-name="ce5">
            <text:p><text:s/>66<text:s/></text:p>
          </table:table-cell>
          <table:table-cell office:value-type="float" office:value="1.1650677281964261" table:style-name="ce6">
            <text:p>1.165</text:p>
          </table:table-cell>
          <table:table-cell office:value-type="float" office:value="76.659839698689993" table:style-name="ce5">
            <text:p><text:s/>7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6.659839698689993" table:style-name="ce5">
            <text:p><text:s/>77<text:s/></text:p>
          </table:table-cell>
          <table:table-cell office:value-type="float" office:value="1.0753989977427354" table:style-name="ce6">
            <text:p>1.075</text:p>
          </table:table-cell>
          <table:table-cell office:value-type="float" office:value="82.439914779089989" table:style-name="ce5">
            <text:p><text:s/>82<text:s/></text:p>
          </table:table-cell>
          <table:table-cell office:value-type="float" office:value="1.263286896183029" table:style-name="ce6">
            <text:p>1.263</text:p>
          </table:table-cell>
          <table:table-cell office:value-type="float" office:value="104.14526406287001" table:style-name="ce5">
            <text:p><text:s/>10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4.14526406287001" table:style-name="ce5">
            <text:p><text:s/>104<text:s/></text:p>
          </table:table-cell>
          <table:table-cell office:value-type="float" office:value="1.0771598096591213" table:style-name="ce6">
            <text:p>1.077</text:p>
          </table:table-cell>
          <table:table-cell office:value-type="float" office:value="112.18109281485998" table:style-name="ce5">
            <text:p><text:s/>112<text:s/></text:p>
          </table:table-cell>
          <table:table-cell office:value-type="float" office:value="1.3627605201431894" table:style-name="ce6">
            <text:p>1.363</text:p>
          </table:table-cell>
          <table:table-cell office:value-type="float" office:value="152.87596439460998" table:style-name="ce5">
            <text:p><text:s/>15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2.87596439460998" table:style-name="ce5">
            <text:p><text:s/>153<text:s/></text:p>
          </table:table-cell>
          <table:table-cell office:value-type="float" office:value="1.0739325498761565" table:style-name="ce6">
            <text:p>1.074</text:p>
          </table:table-cell>
          <table:table-cell office:value-type="float" office:value="164.17847425708001" table:style-name="ce5">
            <text:p><text:s/>164<text:s/></text:p>
          </table:table-cell>
          <table:table-cell office:value-type="float" office:value="0.97115193468692029" table:style-name="ce6">
            <text:p>0.971</text:p>
          </table:table-cell>
          <table:table-cell office:value-type="float" office:value="159.44224290871" table:style-name="ce5">
            <text:p><text:s/>1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9.44224290871" table:style-name="ce5">
            <text:p><text:s/>159<text:s/></text:p>
          </table:table-cell>
          <table:table-cell office:value-type="float" office:value="1.070711363486935" table:style-name="ce6">
            <text:p>1.071</text:p>
          </table:table-cell>
          <table:table-cell office:value-type="float" office:value="170.7166213022" table:style-name="ce5">
            <text:p><text:s/>171<text:s/></text:p>
          </table:table-cell>
          <table:table-cell office:value-type="float" office:value="1.1379874719825329" table:style-name="ce6">
            <text:p>1.138</text:p>
          </table:table-cell>
          <table:table-cell office:value-type="float" office:value="194.27337630109" table:style-name="ce5">
            <text:p><text:s/>19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4.27337630109" table:style-name="ce5">
            <text:p><text:s/>194<text:s/></text:p>
          </table:table-cell>
          <table:table-cell office:value-type="float" office:value="1.0965299288661963" table:style-name="ce6">
            <text:p>1.097</text:p>
          </table:table-cell>
          <table:table-cell office:value-type="float" office:value="213.02657149603002" table:style-name="ce5">
            <text:p><text:s/>213<text:s/></text:p>
          </table:table-cell>
          <table:table-cell office:value-type="float" office:value="0.92974541145314871" table:style-name="ce6">
            <text:p>0.930</text:p>
          </table:table-cell>
          <table:table-cell office:value-type="float" office:value="198.06047736603" table:style-name="ce5">
            <text:p><text:s/>19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8.06047736603" table:style-name="ce5">
            <text:p><text:s/>198<text:s/></text:p>
          </table:table-cell>
          <table:table-cell office:value-type="float" office:value="1.0573538718085929" table:style-name="ce6">
            <text:p>1.057</text:p>
          </table:table-cell>
          <table:table-cell office:value-type="float" office:value="209.42001259522999" table:style-name="ce5">
            <text:p><text:s/>209<text:s/></text:p>
          </table:table-cell>
          <table:table-cell office:value-type="float" office:value="1.2988533599640586" table:style-name="ce6">
            <text:p>1.299</text:p>
          </table:table-cell>
          <table:table-cell office:value-type="float" office:value="272.00588700302995" table:style-name="ce5">
            <text:p><text:s/>27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72.00588700302995" table:style-name="ce5">
            <text:p><text:s/>272<text:s/></text:p>
          </table:table-cell>
          <table:table-cell office:value-type="float" office:value="1.3524760767644417" table:style-name="ce6">
            <text:p>1.352</text:p>
          </table:table-cell>
          <table:table-cell office:value-type="float" office:value="367.88145491069002" table:style-name="ce5">
            <text:p><text:s/>368<text:s/></text:p>
          </table:table-cell>
          <table:table-cell office:value-type="float" office:value="0.9320575267926513" table:style-name="ce6">
            <text:p>0.932</text:p>
          </table:table-cell>
          <table:table-cell office:value-type="float" office:value="342.88667901693998" table:style-name="ce5">
            <text:p><text:s/>34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42.88667901693998" table:style-name="ce5">
            <text:p><text:s/>343<text:s/></text:p>
          </table:table-cell>
          <table:table-cell office:value-type="float" office:value="1.0866408114651849" table:style-name="ce6">
            <text:p>1.087</text:p>
          </table:table-cell>
          <table:table-cell office:value-type="float" office:value="372.59465912757003" table:style-name="ce5">
            <text:p><text:s/>373<text:s/></text:p>
          </table:table-cell>
          <table:table-cell office:value-type="float" office:value="1.117281239456088" table:style-name="ce6">
            <text:p>1.117</text:p>
          </table:table-cell>
          <table:table-cell office:value-type="float" office:value="416.29302256477007" table:style-name="ce5">
            <text:p><text:s/>4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16.29302256477007" table:style-name="ce5">
            <text:p><text:s/>416<text:s/></text:p>
          </table:table-cell>
          <table:table-cell office:value-type="float" office:value="1.0037542226908136" table:style-name="ce6">
            <text:p>1.004</text:p>
          </table:table-cell>
          <table:table-cell office:value-type="float" office:value="417.85587927611004" table:style-name="ce5">
            <text:p><text:s/>418<text:s/></text:p>
          </table:table-cell>
          <table:table-cell office:value-type="float" office:value="1.4381638042082172" table:style-name="ce6">
            <text:p>1.438</text:p>
          </table:table-cell>
          <table:table-cell office:value-type="float" office:value="600.94520095050007" table:style-name="ce5">
            <text:p><text:s/>60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00.94520095050007" table:style-name="ce5">
            <text:p><text:s/>601<text:s/></text:p>
          </table:table-cell>
          <table:table-cell office:value-type="float" office:value="0.940592476245799" table:style-name="ce6">
            <text:p>0.941</text:p>
          </table:table-cell>
          <table:table-cell office:value-type="float" office:value="565.24453465006002" table:style-name="ce5">
            <text:p><text:s/>565<text:s/></text:p>
          </table:table-cell>
          <table:table-cell office:value-type="float" office:value="0.80714013739570356" table:style-name="ce6">
            <text:p>0.807</text:p>
          </table:table-cell>
          <table:table-cell office:value-type="float" office:value="456.23155135961997" table:style-name="ce5">
            <text:p><text:s/>4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56.23155135961997" table:style-name="ce5">
            <text:p><text:s/>456<text:s/></text:p>
          </table:table-cell>
          <table:table-cell office:value-type="float" office:value="1.0576145303637292" table:style-name="ce6">
            <text:p>1.058</text:p>
          </table:table-cell>
          <table:table-cell office:value-type="float" office:value="482.51711792832003" table:style-name="ce5">
            <text:p><text:s/>483<text:s/></text:p>
          </table:table-cell>
          <table:table-cell office:value-type="float" office:value="0.97813475738844702" table:style-name="ce6">
            <text:p>0.978</text:p>
          </table:table-cell>
          <table:table-cell office:value-type="float" office:value="471.96676408059" table:style-name="ce5">
            <text:p><text:s/>4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71.96676408059" table:style-name="ce5">
            <text:p><text:s/>472<text:s/></text:p>
          </table:table-cell>
          <table:table-cell office:value-type="float" office:value="1.1708526930528329" table:style-name="ce6">
            <text:p>1.171</text:p>
          </table:table-cell>
          <table:table-cell office:value-type="float" office:value="552.60355675518986" table:style-name="ce5">
            <text:p><text:s/>553<text:s/></text:p>
          </table:table-cell>
          <table:table-cell office:value-type="float" office:value="0.97667820614965861" table:style-name="ce6">
            <text:p>0.977</text:p>
          </table:table-cell>
          <table:table-cell office:value-type="float" office:value="539.71585052358" table:style-name="ce5">
            <text:p><text:s/>54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39.71585052358" table:style-name="ce5">
            <text:p><text:s/>540<text:s/></text:p>
          </table:table-cell>
          <table:table-cell office:value-type="float" office:value="1.0101109184348138" table:style-name="ce6">
            <text:p>1.010</text:p>
          </table:table-cell>
          <table:table-cell office:value-type="float" office:value="545.17287346620003" table:style-name="ce5">
            <text:p><text:s/>545<text:s/></text:p>
          </table:table-cell>
          <table:table-cell office:value-type="float" office:value="1.0816728364495387" table:style-name="ce6">
            <text:p>1.082</text:p>
          </table:table-cell>
          <table:table-cell office:value-type="float" office:value="589.69868839752996" table:style-name="ce5">
            <text:p><text:s/>59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83.3026336424998" table:style-name="ce5">
            <text:p><text:s/>1,28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83.3026336424998" table:style-name="ce5">
            <text:p><text:s/>1,283<text:s/></text:p>
          </table:table-cell>
          <table:table-cell office:value-type="float" office:value="1.0650038737029812" table:style-name="ce6">
            <text:p>1.065</text:p>
          </table:table-cell>
          <table:table-cell office:value-type="float" office:value="1366.7222759625001" table:style-name="ce5">
            <text:p><text:s/>1,367<text:s/></text:p>
          </table:table-cell>
          <table:table-cell office:value-type="float" office:value="1.0747178535933968" table:style-name="ce6">
            <text:p>1.075</text:p>
          </table:table-cell>
          <table:table-cell office:value-type="float" office:value="1468.8408308807002" table:style-name="ce5">
            <text:p><text:s/>1,46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68.8408308807002" table:style-name="ce5">
            <text:p><text:s/>1,469<text:s/></text:p>
          </table:table-cell>
          <table:table-cell office:value-type="float" office:value="1.0547027269663543" table:style-name="ce6">
            <text:p>1.055</text:p>
          </table:table-cell>
          <table:table-cell office:value-type="float" office:value="1549.1904298094" table:style-name="ce5">
            <text:p><text:s/>1,549<text:s/></text:p>
          </table:table-cell>
          <table:table-cell office:value-type="float" office:value="1.0358639502828813" table:style-name="ce6">
            <text:p>1.036</text:p>
          </table:table-cell>
          <table:table-cell office:value-type="float" office:value="1604.7505183628" table:style-name="ce5">
            <text:p><text:s/>1,60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04.7505183628" table:style-name="ce5">
            <text:p><text:s/>1,605<text:s/></text:p>
          </table:table-cell>
          <table:table-cell office:value-type="float" office:value="1.0260259083394532" table:style-name="ce6">
            <text:p>1.026</text:p>
          </table:table-cell>
          <table:table-cell office:value-type="float" office:value="1646.5156082614001" table:style-name="ce5">
            <text:p><text:s/>1,647<text:s/></text:p>
          </table:table-cell>
          <table:table-cell office:value-type="float" office:value="1.1251364559753323" table:style-name="ce6">
            <text:p>1.125</text:p>
          </table:table-cell>
          <table:table-cell office:value-type="float" office:value="1852.5547361873" table:style-name="ce5">
            <text:p><text:s/>1,85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852.5547361873" table:style-name="ce5">
            <text:p><text:s/>1,853<text:s/></text:p>
          </table:table-cell>
          <table:table-cell office:value-type="float" office:value="1.0311613061671305" table:style-name="ce6">
            <text:p>1.031</text:p>
          </table:table-cell>
          <table:table-cell office:value-type="float" office:value="1910.282761513" table:style-name="ce5">
            <text:p><text:s/>1,910<text:s/></text:p>
          </table:table-cell>
          <table:table-cell office:value-type="float" office:value="1.1479097525922879" table:style-name="ce6">
            <text:p>1.148</text:p>
          </table:table-cell>
          <table:table-cell office:value-type="float" office:value="2192.8322121497004" table:style-name="ce5">
            <text:p><text:s/>2,1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92.8322121497004" table:style-name="ce5">
            <text:p><text:s/>2,193<text:s/></text:p>
          </table:table-cell>
          <table:table-cell office:value-type="float" office:value="1.0541604134874829" table:style-name="ce6">
            <text:p>1.054</text:p>
          </table:table-cell>
          <table:table-cell office:value-type="float" office:value="2311.5969114683999" table:style-name="ce5">
            <text:p><text:s/>2,312<text:s/></text:p>
          </table:table-cell>
          <table:table-cell office:value-type="float" office:value="1.0659705956298102" table:style-name="ce6">
            <text:p>1.066</text:p>
          </table:table-cell>
          <table:table-cell office:value-type="float" office:value="2464.094336574" table:style-name="ce5">
            <text:p><text:s/>2,46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64.094336574" table:style-name="ce5">
            <text:p><text:s/>2,464<text:s/></text:p>
          </table:table-cell>
          <table:table-cell office:value-type="float" office:value="1.0339731601113502" table:style-name="ce6">
            <text:p>1.034</text:p>
          </table:table-cell>
          <table:table-cell office:value-type="float" office:value="2547.8074079999001" table:style-name="ce5">
            <text:p><text:s/>2,548<text:s/></text:p>
          </table:table-cell>
          <table:table-cell office:value-type="float" office:value="1.1013692368130561" table:style-name="ce6">
            <text:p>1.101</text:p>
          </table:table-cell>
          <table:table-cell office:value-type="float" office:value="2806.0767004955001" table:style-name="ce5">
            <text:p><text:s/>2,80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06.0767004955001" table:style-name="ce5">
            <text:p><text:s/>2,806<text:s/></text:p>
          </table:table-cell>
          <table:table-cell office:value-type="float" office:value="1.0311335985463523" table:style-name="ce6">
            <text:p>1.031</text:p>
          </table:table-cell>
          <table:table-cell office:value-type="float" office:value="2893.4399659790001" table:style-name="ce5">
            <text:p><text:s/>2,893<text:s/></text:p>
          </table:table-cell>
          <table:table-cell office:value-type="float" office:value="1.0932422188330131" table:style-name="ce6">
            <text:p>1.093</text:p>
          </table:table-cell>
          <table:table-cell office:value-type="float" office:value="3163.2307284670001" table:style-name="ce5">
            <text:p><text:s/>3,16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163.2307284670001" table:style-name="ce5">
            <text:p><text:s/>3,163<text:s/></text:p>
          </table:table-cell>
          <table:table-cell office:value-type="float" office:value="1.0666076164079594" table:style-name="ce6">
            <text:p>1.067</text:p>
          </table:table-cell>
          <table:table-cell office:value-type="float" office:value="3373.9259874386003" table:style-name="ce5">
            <text:p><text:s/>3,374<text:s/></text:p>
          </table:table-cell>
          <table:table-cell office:value-type="float" office:value="1.0515314292677009" table:style-name="ce6">
            <text:p>1.052</text:p>
          </table:table-cell>
          <table:table-cell office:value-type="float" office:value="3547.7892158147502" table:style-name="ce5">
            <text:p><text:s/>3,54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547.7892158147502" table:style-name="ce5">
            <text:p><text:s/>3,548<text:s/></text:p>
          </table:table-cell>
          <table:table-cell office:value-type="float" office:value="1.0407590696804041" table:style-name="ce6">
            <text:p>1.041</text:p>
          </table:table-cell>
          <table:table-cell office:value-type="float" office:value="3692.3938036735303" table:style-name="ce5">
            <text:p><text:s/>3,692<text:s/></text:p>
          </table:table-cell>
          <table:table-cell office:value-type="float" office:value="1.0660018409860239" table:style-name="ce6">
            <text:p>1.066</text:p>
          </table:table-cell>
          <table:table-cell office:value-type="float" office:value="3936.0985923613703" table:style-name="ce5">
            <text:p><text:s/>3,93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936.0985923613703" table:style-name="ce5">
            <text:p><text:s/>3,936<text:s/></text:p>
          </table:table-cell>
          <table:table-cell office:value-type="float" office:value="1.0397275892294324" table:style-name="ce6">
            <text:p>1.040</text:p>
          </table:table-cell>
          <table:table-cell office:value-type="float" office:value="4092.4703004052499" table:style-name="ce5">
            <text:p><text:s/>4,092<text:s/></text:p>
          </table:table-cell>
          <table:table-cell office:value-type="float" office:value="1.1008872144464812" table:style-name="ce6">
            <text:p>1.101</text:p>
          </table:table-cell>
          <table:table-cell office:value-type="float" office:value="4505.3482292180897" table:style-name="ce5">
            <text:p><text:s/>4,50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505.3482292180897" table:style-name="ce5">
            <text:p><text:s/>4,505<text:s/></text:p>
          </table:table-cell>
          <table:table-cell office:value-type="float" office:value="1.0090427082252398" table:style-name="ce6">
            <text:p>1.009</text:p>
          </table:table-cell>
          <table:table-cell office:value-type="float" office:value="4546.0887787080101" table:style-name="ce5">
            <text:p><text:s/>4,546<text:s/></text:p>
          </table:table-cell>
          <table:table-cell office:value-type="float" office:value="1.1425987175588828" table:style-name="ce6">
            <text:p>1.143</text:p>
          </table:table-cell>
          <table:table-cell office:value-type="float" office:value="5194.3552084605999" table:style-name="ce5">
            <text:p><text:s/>5,1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194.3552084605999" table:style-name="ce5">
            <text:p><text:s/>5,194<text:s/></text:p>
          </table:table-cell>
          <table:table-cell office:value-type="float" office:value="1.0116494205352839" table:style-name="ce6">
            <text:p>1.012</text:p>
          </table:table-cell>
          <table:table-cell office:value-type="float" office:value="5254.8664366936" table:style-name="ce5">
            <text:p><text:s/>5,255<text:s/></text:p>
          </table:table-cell>
          <table:table-cell office:value-type="float" office:value="1.0854317243642888" table:style-name="ce6">
            <text:p>1.085</text:p>
          </table:table-cell>
          <table:table-cell office:value-type="float" office:value="5703.7987376843594" table:style-name="ce5">
            <text:p><text:s/>5,70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703.7987376843594" table:style-name="ce5">
            <text:p><text:s/>5,704<text:s/></text:p>
          </table:table-cell>
          <table:table-cell office:value-type="float" office:value="0.98850756857673217" table:style-name="ce6">
            <text:p>0.989</text:p>
          </table:table-cell>
          <table:table-cell office:value-type="float" office:value="5638.2482218394007" table:style-name="ce5">
            <text:p><text:s/>5,638<text:s/></text:p>
          </table:table-cell>
          <table:table-cell office:value-type="float" office:value="1.0239625618529957" table:style-name="ce6">
            <text:p>1.024</text:p>
          </table:table-cell>
          <table:table-cell office:value-type="float" office:value="5773.3550935977701" table:style-name="ce5">
            <text:p><text:s/>5,77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773.3550935977701" table:style-name="ce5">
            <text:p><text:s/>5,773<text:s/></text:p>
          </table:table-cell>
          <table:table-cell office:value-type="float" office:value="1.0064856968287406" table:style-name="ce6">
            <text:p>1.006</text:p>
          </table:table-cell>
          <table:table-cell office:value-type="float" office:value="5810.7993244195095" table:style-name="ce5">
            <text:p><text:s/>5,811<text:s/></text:p>
          </table:table-cell>
          <table:table-cell office:value-type="float" office:value="1.0756937978988681" table:style-name="ce6">
            <text:p>1.076</text:p>
          </table:table-cell>
          <table:table-cell office:value-type="float" office:value="6250.6407941130001" table:style-name="ce5">
            <text:p><text:s/>6,25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250.6407941130001" table:style-name="ce5">
            <text:p><text:s/>6,251<text:s/></text:p>
          </table:table-cell>
          <table:table-cell office:value-type="float" office:value="0.99919946252340353" table:style-name="ce6">
            <text:p>0.999</text:p>
          </table:table-cell>
          <table:table-cell office:value-type="float" office:value="6245.63692190457" table:style-name="ce5">
            <text:p><text:s/>6,246<text:s/></text:p>
          </table:table-cell>
          <table:table-cell office:value-type="float" office:value="1.0492651880556934" table:style-name="ce6">
            <text:p>1.049</text:p>
          </table:table-cell>
          <table:table-cell office:value-type="float" office:value="6553.3293993897796" table:style-name="ce5">
            <text:p><text:s/>6,55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553.3293993897796" table:style-name="ce5">
            <text:p><text:s/>6,553<text:s/></text:p>
          </table:table-cell>
          <table:table-cell office:value-type="float" office:value="0.99977510692271976" table:style-name="ce6">
            <text:p>1.000</text:p>
          </table:table-cell>
          <table:table-cell office:value-type="float" office:value="6551.8556009747199" table:style-name="ce5">
            <text:p><text:s/>6,552<text:s/></text:p>
          </table:table-cell>
          <table:table-cell office:value-type="float" office:value="1.0529107926710499" table:style-name="ce6">
            <text:p>1.053</text:p>
          </table:table-cell>
          <table:table-cell office:value-type="float" office:value="6898.5194742885506" table:style-name="ce5">
            <text:p><text:s/>6,89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50.92012465619001" table:style-name="ce5">
            <text:p><text:s/>25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50.92012465619001" table:style-name="ce5">
            <text:p><text:s/>251<text:s/></text:p>
          </table:table-cell>
          <table:table-cell office:value-type="float" office:value="1.0284192600007704" table:style-name="ce6">
            <text:p>1.028</text:p>
          </table:table-cell>
          <table:table-cell office:value-type="float" office:value="258.05108891821999" table:style-name="ce5">
            <text:p><text:s/>258<text:s/></text:p>
          </table:table-cell>
          <table:table-cell office:value-type="float" office:value="1.10994715540922" table:style-name="ce6">
            <text:p>1.110</text:p>
          </table:table-cell>
          <table:table-cell office:value-type="float" office:value="286.42307209503002" table:style-name="ce5">
            <text:p><text:s/>28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86.42307209503002" table:style-name="ce5">
            <text:p><text:s/>286<text:s/></text:p>
          </table:table-cell>
          <table:table-cell office:value-type="float" office:value="1.049599477002106" table:style-name="ce6">
            <text:p>1.050</text:p>
          </table:table-cell>
          <table:table-cell office:value-type="float" office:value="300.62950667228" table:style-name="ce5">
            <text:p><text:s/>301<text:s/></text:p>
          </table:table-cell>
          <table:table-cell office:value-type="float" office:value="1.0090586060151066" table:style-name="ce6">
            <text:p>1.009</text:p>
          </table:table-cell>
          <table:table-cell office:value-type="float" office:value="303.35279092974002" table:style-name="ce5">
            <text:p><text:s/>30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3.35279092974002" table:style-name="ce5">
            <text:p><text:s/>303<text:s/></text:p>
          </table:table-cell>
          <table:table-cell office:value-type="float" office:value="1.0565535693274815" table:style-name="ce6">
            <text:p>1.057</text:p>
          </table:table-cell>
          <table:table-cell office:value-type="float" office:value="320.50847402227004" table:style-name="ce5">
            <text:p><text:s/>321<text:s/></text:p>
          </table:table-cell>
          <table:table-cell office:value-type="float" office:value="1.144357310660888" table:style-name="ce6">
            <text:p>1.144</text:p>
          </table:table-cell>
          <table:table-cell office:value-type="float" office:value="366.77621537614999" table:style-name="ce5">
            <text:p><text:s/>36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66.77621537614999" table:style-name="ce5">
            <text:p><text:s/>367<text:s/></text:p>
          </table:table-cell>
          <table:table-cell office:value-type="float" office:value="1.0071381474186514" table:style-name="ce6">
            <text:p>1.007</text:p>
          </table:table-cell>
          <table:table-cell office:value-type="float" office:value="369.39431807116" table:style-name="ce5">
            <text:p><text:s/>369<text:s/></text:p>
          </table:table-cell>
          <table:table-cell office:value-type="float" office:value="1.2491337417473261" table:style-name="ce6">
            <text:p>1.249</text:p>
          </table:table-cell>
          <table:table-cell office:value-type="float" office:value="461.42290671243001" table:style-name="ce5">
            <text:p><text:s/>46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61.42290671243001" table:style-name="ce5">
            <text:p><text:s/>461<text:s/></text:p>
          </table:table-cell>
          <table:table-cell office:value-type="float" office:value="1.122337748050815" table:style-name="ce6">
            <text:p>1.122</text:p>
          </table:table-cell>
          <table:table-cell office:value-type="float" office:value="517.87234601869" table:style-name="ce5">
            <text:p><text:s/>518<text:s/></text:p>
          </table:table-cell>
          <table:table-cell office:value-type="float" office:value="0.95201518780646932" table:style-name="ce6">
            <text:p>0.952</text:p>
          </table:table-cell>
          <table:table-cell office:value-type="float" office:value="493.02233875476003" table:style-name="ce5">
            <text:p><text:s/>49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93.02233875476003" table:style-name="ce5">
            <text:p><text:s/>493<text:s/></text:p>
          </table:table-cell>
          <table:table-cell office:value-type="float" office:value="1.0784231356469478" table:style-name="ce6">
            <text:p>1.078</text:p>
          </table:table-cell>
          <table:table-cell office:value-type="float" office:value="531.68669650389995" table:style-name="ce5">
            <text:p><text:s/>532<text:s/></text:p>
          </table:table-cell>
          <table:table-cell office:value-type="float" office:value="1.0333658747173109" table:style-name="ce6">
            <text:p>1.033</text:p>
          </table:table-cell>
          <table:table-cell office:value-type="float" office:value="549.42688820831006" table:style-name="ce5">
            <text:p><text:s/>54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49.42688820831006" table:style-name="ce5">
            <text:p><text:s/>549<text:s/></text:p>
          </table:table-cell>
          <table:table-cell office:value-type="float" office:value="1.0202595719271745" table:style-name="ce6">
            <text:p>1.020</text:p>
          </table:table-cell>
          <table:table-cell office:value-type="float" office:value="560.55804176869003" table:style-name="ce5">
            <text:p><text:s/>561<text:s/></text:p>
          </table:table-cell>
          <table:table-cell office:value-type="float" office:value="1.1636261527252667" table:style-name="ce6">
            <text:p>1.164</text:p>
          </table:table-cell>
          <table:table-cell office:value-type="float" office:value="652.27999752251003" table:style-name="ce5">
            <text:p><text:s/>65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52.27999752251003" table:style-name="ce5">
            <text:p><text:s/>652<text:s/></text:p>
          </table:table-cell>
          <table:table-cell office:value-type="float" office:value="1.1247704494120736" table:style-name="ce6">
            <text:p>1.125</text:p>
          </table:table-cell>
          <table:table-cell office:value-type="float" office:value="733.66526595589994" table:style-name="ce5">
            <text:p><text:s/>734<text:s/></text:p>
          </table:table-cell>
          <table:table-cell office:value-type="float" office:value="1.0713934656069277" table:style-name="ce6">
            <text:p>1.071</text:p>
          </table:table-cell>
          <table:table-cell office:value-type="float" office:value="786.04417188792002" table:style-name="ce5">
            <text:p><text:s/>78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86.04417188792002" table:style-name="ce5">
            <text:p><text:s/>786<text:s/></text:p>
          </table:table-cell>
          <table:table-cell office:value-type="float" office:value="1.0526115767477591" table:style-name="ce6">
            <text:p>1.053</text:p>
          </table:table-cell>
          <table:table-cell office:value-type="float" office:value="827.39919516432997" table:style-name="ce5">
            <text:p><text:s/>827<text:s/></text:p>
          </table:table-cell>
          <table:table-cell office:value-type="float" office:value="1.1263689098264638" table:style-name="ce6">
            <text:p>1.126</text:p>
          </table:table-cell>
          <table:table-cell office:value-type="float" office:value="931.95672944853993" table:style-name="ce5">
            <text:p><text:s/>93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31.95672944853993" table:style-name="ce5">
            <text:p><text:s/>932<text:s/></text:p>
          </table:table-cell>
          <table:table-cell office:value-type="float" office:value="1.0694045917909556" table:style-name="ce6">
            <text:p>1.069</text:p>
          </table:table-cell>
          <table:table-cell office:value-type="float" office:value="996.63880582274999" table:style-name="ce5">
            <text:p><text:s/>997<text:s/></text:p>
          </table:table-cell>
          <table:table-cell office:value-type="float" office:value="1.0883194227818425" table:style-name="ce6">
            <text:p>1.088</text:p>
          </table:table-cell>
          <table:table-cell office:value-type="float" office:value="1084.661369875" table:style-name="ce5">
            <text:p><text:s/>1,08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84.661369875" table:style-name="ce5">
            <text:p><text:s/>1,085<text:s/></text:p>
          </table:table-cell>
          <table:table-cell office:value-type="float" office:value="0.99801274581927046" table:style-name="ce6">
            <text:p>0.998</text:p>
          </table:table-cell>
          <table:table-cell office:value-type="float" office:value="1082.5058720330401" table:style-name="ce5">
            <text:p><text:s/>1,083<text:s/></text:p>
          </table:table-cell>
          <table:table-cell office:value-type="float" office:value="1.1502153450714925" table:style-name="ce6">
            <text:p>1.150</text:p>
          </table:table-cell>
          <table:table-cell office:value-type="float" office:value="1245.1148651424" table:style-name="ce5">
            <text:p><text:s/>1,24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45.1148651424" table:style-name="ce5">
            <text:p><text:s/>1,245<text:s/></text:p>
          </table:table-cell>
          <table:table-cell office:value-type="float" office:value="1.0325572305872952" table:style-name="ce6">
            <text:p>1.033</text:p>
          </table:table-cell>
          <table:table-cell office:value-type="float" office:value="1285.6523569145099" table:style-name="ce5">
            <text:p><text:s/>1,286<text:s/></text:p>
          </table:table-cell>
          <table:table-cell office:value-type="float" office:value="1.0471570064489224" table:style-name="ce6">
            <text:p>1.047</text:p>
          </table:table-cell>
          <table:table-cell office:value-type="float" office:value="1346.2798734005999" table:style-name="ce5">
            <text:p><text:s/>1,34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46.2798734005999" table:style-name="ce5">
            <text:p><text:s/>1,346<text:s/></text:p>
          </table:table-cell>
          <table:table-cell office:value-type="float" office:value="0.94472942023451878" table:style-name="ce6">
            <text:p>0.945</text:p>
          </table:table-cell>
          <table:table-cell office:value-type="float" office:value="1271.8702042711502" table:style-name="ce5">
            <text:p><text:s/>1,272<text:s/></text:p>
          </table:table-cell>
          <table:table-cell office:value-type="float" office:value="0.97118050215803642" table:style-name="ce6">
            <text:p>0.971</text:p>
          </table:table-cell>
          <table:table-cell office:value-type="float" office:value="1235.2155436639" table:style-name="ce5">
            <text:p><text:s/>1,23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35.2155436639" table:style-name="ce5">
            <text:p><text:s/>1,235<text:s/></text:p>
          </table:table-cell>
          <table:table-cell office:value-type="float" office:value="1.0003313729753076" table:style-name="ce6">
            <text:p>1.000</text:p>
          </table:table-cell>
          <table:table-cell office:value-type="float" office:value="1235.62486071375" table:style-name="ce5">
            <text:p><text:s/>1,236<text:s/></text:p>
          </table:table-cell>
          <table:table-cell office:value-type="float" office:value="1.1099822676573052" table:style-name="ce6">
            <text:p>1.110</text:p>
          </table:table-cell>
          <table:table-cell office:value-type="float" office:value="1371.5216848687899" table:style-name="ce5">
            <text:p><text:s/>1,3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71.5216848687899" table:style-name="ce5">
            <text:p><text:s/>1,372<text:s/></text:p>
          </table:table-cell>
          <table:table-cell office:value-type="float" office:value="0.98362397087630549" table:style-name="ce6">
            <text:p>0.984</text:p>
          </table:table-cell>
          <table:table-cell office:value-type="float" office:value="1349.0616058136" table:style-name="ce5">
            <text:p><text:s/>1,349<text:s/></text:p>
          </table:table-cell>
          <table:table-cell office:value-type="float" office:value="1.0105077982462045" table:style-name="ce6">
            <text:p>1.011</text:p>
          </table:table-cell>
          <table:table-cell office:value-type="float" office:value="1363.2372729891902" table:style-name="ce5">
            <text:p><text:s/>1,36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63.2372729891902" table:style-name="ce5">
            <text:p><text:s/>1,363<text:s/></text:p>
          </table:table-cell>
          <table:table-cell office:value-type="float" office:value="1.0281091320839302" table:style-name="ce6">
            <text:p>1.028</text:p>
          </table:table-cell>
          <table:table-cell office:value-type="float" office:value="1401.55668955738" table:style-name="ce5">
            <text:p><text:s/>1,402<text:s/></text:p>
          </table:table-cell>
          <table:table-cell office:value-type="float" office:value="1.0283628355015622" table:style-name="ce6">
            <text:p>1.028</text:p>
          </table:table-cell>
          <table:table-cell office:value-type="float" office:value="1441.30881138941" table:style-name="ce5">
            <text:p><text:s/>1,44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32.3825089863099" table:style-name="ce5">
            <text:p><text:s/>1,03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32.3825089863099" table:style-name="ce5">
            <text:p><text:s/>1,032<text:s/></text:p>
          </table:table-cell>
          <table:table-cell office:value-type="float" office:value="1.0738957483238238" table:style-name="ce6">
            <text:p>1.074</text:p>
          </table:table-cell>
          <table:table-cell office:value-type="float" office:value="1108.67118704428" table:style-name="ce5">
            <text:p><text:s/>1,109<text:s/></text:p>
          </table:table-cell>
          <table:table-cell office:value-type="float" office:value="1.0665179835132168" table:style-name="ce6">
            <text:p>1.067</text:p>
          </table:table-cell>
          <table:table-cell office:value-type="float" office:value="1182.41775878567" table:style-name="ce5">
            <text:p><text:s/>1,18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82.41775878567" table:style-name="ce5">
            <text:p><text:s/>1,182<text:s/></text:p>
          </table:table-cell>
          <table:table-cell office:value-type="float" office:value="1.0559389131802099" table:style-name="ce6">
            <text:p>1.056</text:p>
          </table:table-cell>
          <table:table-cell office:value-type="float" office:value="1248.56092313712" table:style-name="ce5">
            <text:p><text:s/>1,249<text:s/></text:p>
          </table:table-cell>
          <table:table-cell office:value-type="float" office:value="1.042318162707818" table:style-name="ce6">
            <text:p>1.042</text:p>
          </table:table-cell>
          <table:table-cell office:value-type="float" office:value="1301.39772743306" table:style-name="ce5">
            <text:p><text:s/>1,30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01.39772743306" table:style-name="ce5">
            <text:p><text:s/>1,301<text:s/></text:p>
          </table:table-cell>
          <table:table-cell office:value-type="float" office:value="1.0189099813894795" table:style-name="ce6">
            <text:p>1.019</text:p>
          </table:table-cell>
          <table:table-cell office:value-type="float" office:value="1326.00713423913" table:style-name="ce5">
            <text:p><text:s/>1,326<text:s/></text:p>
          </table:table-cell>
          <table:table-cell office:value-type="float" office:value="1.1204905934866616" table:style-name="ce6">
            <text:p>1.120</text:p>
          </table:table-cell>
          <table:table-cell office:value-type="float" office:value="1485.77852081115" table:style-name="ce5">
            <text:p><text:s/>1,48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85.77852081115" table:style-name="ce5">
            <text:p><text:s/>1,486<text:s/></text:p>
          </table:table-cell>
          <table:table-cell office:value-type="float" office:value="1.0370916134933779" table:style-name="ce6">
            <text:p>1.037</text:p>
          </table:table-cell>
          <table:table-cell office:value-type="float" office:value="1540.8884434418399" table:style-name="ce5">
            <text:p><text:s/>1,541<text:s/></text:p>
          </table:table-cell>
          <table:table-cell office:value-type="float" office:value="1.1236435141079189" table:style-name="ce6">
            <text:p>1.124</text:p>
          </table:table-cell>
          <table:table-cell office:value-type="float" office:value="1731.4093054372702" table:style-name="ce5">
            <text:p><text:s/>1,73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31.4093054372702" table:style-name="ce5">
            <text:p><text:s/>1,731<text:s/></text:p>
          </table:table-cell>
          <table:table-cell office:value-type="float" office:value="1.0359910622039206" table:style-name="ce6">
            <text:p>1.036</text:p>
          </table:table-cell>
          <table:table-cell office:value-type="float" office:value="1793.7245654497099" table:style-name="ce5">
            <text:p><text:s/>1,794<text:s/></text:p>
          </table:table-cell>
          <table:table-cell office:value-type="float" office:value="1.0988710506537924" table:style-name="ce6">
            <text:p>1.099</text:p>
          </table:table-cell>
          <table:table-cell office:value-type="float" office:value="1971.0719978192399" table:style-name="ce5">
            <text:p><text:s/>1,97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71.0719978192399" table:style-name="ce5">
            <text:p><text:s/>1,971<text:s/></text:p>
          </table:table-cell>
          <table:table-cell office:value-type="float" office:value="1.0228549305791981" table:style-name="ce6">
            <text:p>1.023</text:p>
          </table:table-cell>
          <table:table-cell office:value-type="float" office:value="2016.1207114959998" table:style-name="ce5">
            <text:p><text:s/>2,016<text:s/></text:p>
          </table:table-cell>
          <table:table-cell office:value-type="float" office:value="1.1193029263672971" table:style-name="ce6">
            <text:p>1.119</text:p>
          </table:table-cell>
          <table:table-cell office:value-type="float" office:value="2256.6498122871899" table:style-name="ce5">
            <text:p><text:s/>2,25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56.6498122871899" table:style-name="ce5">
            <text:p><text:s/>2,257<text:s/></text:p>
          </table:table-cell>
          <table:table-cell office:value-type="float" office:value="1.0337810995343828" table:style-name="ce6">
            <text:p>1.034</text:p>
          </table:table-cell>
          <table:table-cell office:value-type="float" office:value="2332.88192421031" table:style-name="ce5">
            <text:p><text:s/>2,333<text:s/></text:p>
          </table:table-cell>
          <table:table-cell office:value-type="float" office:value="1.0763299697623818" table:style-name="ce6">
            <text:p>1.076</text:p>
          </table:table-cell>
          <table:table-cell office:value-type="float" office:value="2510.9507309444898" table:style-name="ce5">
            <text:p><text:s/>2,51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510.9507309444898" table:style-name="ce5">
            <text:p><text:s/>2,511<text:s/></text:p>
          </table:table-cell>
          <table:table-cell office:value-type="float" office:value="1.0514984180870688" table:style-name="ce6">
            <text:p>1.051</text:p>
          </table:table-cell>
          <table:table-cell office:value-type="float" office:value="2640.2607214827003" table:style-name="ce5">
            <text:p><text:s/>2,640<text:s/></text:p>
          </table:table-cell>
          <table:table-cell office:value-type="float" office:value="1.046012244721009" table:style-name="ce6">
            <text:p>1.046</text:p>
          </table:table-cell>
          <table:table-cell office:value-type="float" office:value="2761.7450439268305" table:style-name="ce5">
            <text:p><text:s/>2,76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61.7450439268305" table:style-name="ce5">
            <text:p><text:s/>2,762<text:s/></text:p>
          </table:table-cell>
          <table:table-cell office:value-type="float" office:value="1.0373856250088758" table:style-name="ce6">
            <text:p>1.037</text:p>
          </table:table-cell>
          <table:table-cell office:value-type="float" office:value="2864.9946085092001" table:style-name="ce5">
            <text:p><text:s/>2,865<text:s/></text:p>
          </table:table-cell>
          <table:table-cell office:value-type="float" office:value="1.0485680685018934" table:style-name="ce6">
            <text:p>1.049</text:p>
          </table:table-cell>
          <table:table-cell office:value-type="float" office:value="3004.1418629128302" table:style-name="ce5">
            <text:p><text:s/>3,00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004.1418629128302" table:style-name="ce5">
            <text:p><text:s/>3,004<text:s/></text:p>
          </table:table-cell>
          <table:table-cell office:value-type="float" office:value="1.0305210725237746" table:style-name="ce6">
            <text:p>1.031</text:p>
          </table:table-cell>
          <table:table-cell office:value-type="float" office:value="3095.8314945825" table:style-name="ce5">
            <text:p><text:s/>3,096<text:s/></text:p>
          </table:table-cell>
          <table:table-cell office:value-type="float" office:value="1.1049331545754559" table:style-name="ce6">
            <text:p>1.105</text:p>
          </table:table-cell>
          <table:table-cell office:value-type="float" office:value="3420.68685934309" table:style-name="ce5">
            <text:p><text:s/>3,42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420.68685934309" table:style-name="ce5">
            <text:p><text:s/>3,421<text:s/></text:p>
          </table:table-cell>
          <table:table-cell office:value-type="float" office:value="1.0125401853767222" table:style-name="ce6">
            <text:p>1.013</text:p>
          </table:table-cell>
          <table:table-cell office:value-type="float" office:value="3463.5829066749698" table:style-name="ce5">
            <text:p><text:s/>3,464<text:s/></text:p>
          </table:table-cell>
          <table:table-cell office:value-type="float" office:value="1.1402182219190649" table:style-name="ce6">
            <text:p>1.140</text:p>
          </table:table-cell>
          <table:table-cell office:value-type="float" office:value="3949.2403433182003" table:style-name="ce5">
            <text:p><text:s/>3,94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949.2403433182003" table:style-name="ce5">
            <text:p><text:s/>3,949<text:s/></text:p>
          </table:table-cell>
          <table:table-cell office:value-type="float" office:value="1.0050576148131081" table:style-name="ce6">
            <text:p>1.005</text:p>
          </table:table-cell>
          <table:table-cell office:value-type="float" office:value="3969.2140797790898" table:style-name="ce5">
            <text:p><text:s/>3,969<text:s/></text:p>
          </table:table-cell>
          <table:table-cell office:value-type="float" office:value="1.0978291361211441" table:style-name="ce6">
            <text:p>1.098</text:p>
          </table:table-cell>
          <table:table-cell office:value-type="float" office:value="4357.5188642837602" table:style-name="ce5">
            <text:p><text:s/>4,35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357.5188642837602" table:style-name="ce5">
            <text:p><text:s/>4,358<text:s/></text:p>
          </table:table-cell>
          <table:table-cell office:value-type="float" office:value="1.002033072847281" table:style-name="ce6">
            <text:p>1.002</text:p>
          </table:table-cell>
          <table:table-cell office:value-type="float" office:value="4366.3780175682505" table:style-name="ce5">
            <text:p><text:s/>4,366<text:s/></text:p>
          </table:table-cell>
          <table:table-cell office:value-type="float" office:value="1.0393373023761414" table:style-name="ce6">
            <text:p>1.039</text:p>
          </table:table-cell>
          <table:table-cell office:value-type="float" office:value="4538.1395499338705" table:style-name="ce5">
            <text:p><text:s/>4,53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538.1395499338705" table:style-name="ce5">
            <text:p><text:s/>4,538<text:s/></text:p>
          </table:table-cell>
          <table:table-cell office:value-type="float" office:value="1.008160814220098" table:style-name="ce6">
            <text:p>1.008</text:p>
          </table:table-cell>
          <table:table-cell office:value-type="float" office:value="4575.17446370576" table:style-name="ce5">
            <text:p><text:s/>4,575<text:s/></text:p>
          </table:table-cell>
          <table:table-cell office:value-type="float" office:value="1.0664334547129519" table:style-name="ce6">
            <text:p>1.066</text:p>
          </table:table-cell>
          <table:table-cell office:value-type="float" office:value="4879.1191092442104" table:style-name="ce5">
            <text:p><text:s/>4,87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879.1191092442104" table:style-name="ce5">
            <text:p><text:s/>4,879<text:s/></text:p>
          </table:table-cell>
          <table:table-cell office:value-type="float" office:value="1.0035777373857682" table:style-name="ce6">
            <text:p>1.004</text:p>
          </table:table-cell>
          <table:table-cell office:value-type="float" office:value="4896.575316090969" table:style-name="ce5">
            <text:p><text:s/>4,897<text:s/></text:p>
          </table:table-cell>
          <table:table-cell office:value-type="float" office:value="1.0599432851252335" table:style-name="ce6">
            <text:p>1.060</text:p>
          </table:table-cell>
          <table:table-cell office:value-type="float" office:value="5190.0921264005901" table:style-name="ce5">
            <text:p><text:s/>5,19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190.0921264005901" table:style-name="ce5">
            <text:p><text:s/>5,190<text:s/></text:p>
          </table:table-cell>
          <table:table-cell office:value-type="float" office:value="0.99233284997373505" table:style-name="ce6">
            <text:p>0.992</text:p>
          </table:table-cell>
          <table:table-cell office:value-type="float" office:value="5150.2989114173406" table:style-name="ce5">
            <text:p><text:s/>5,150<text:s/></text:p>
          </table:table-cell>
          <table:table-cell office:value-type="float" office:value="1.0595910561232531" table:style-name="ce6">
            <text:p>1.060</text:p>
          </table:table-cell>
          <table:table-cell office:value-type="float" office:value="5457.2106628991405" table:style-name="ce5">
            <text:p><text:s/>5,45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4.35721910185998" table:style-name="ce5">
            <text:p><text:s/>15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4.35721910185998" table:style-name="ce5">
            <text:p><text:s/>154<text:s/></text:p>
          </table:table-cell>
          <table:table-cell office:value-type="float" office:value="1.1004530394573762" table:style-name="ce6">
            <text:p>1.100</text:p>
          </table:table-cell>
          <table:table-cell office:value-type="float" office:value="169.86287092282998" table:style-name="ce5">
            <text:p><text:s/>170<text:s/></text:p>
          </table:table-cell>
          <table:table-cell office:value-type="float" office:value="1.1469070309176443" table:style-name="ce6">
            <text:p>1.147</text:p>
          </table:table-cell>
          <table:table-cell office:value-type="float" office:value="194.81692095324999" table:style-name="ce5">
            <text:p><text:s/>19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4.81692095324999" table:style-name="ce5">
            <text:p><text:s/>195<text:s/></text:p>
          </table:table-cell>
          <table:table-cell office:value-type="float" office:value="1.1924683425347735" table:style-name="ce6">
            <text:p>1.192</text:p>
          </table:table-cell>
          <table:table-cell office:value-type="float" office:value="232.31301082684999" table:style-name="ce5">
            <text:p><text:s/>232<text:s/></text:p>
          </table:table-cell>
          <table:table-cell office:value-type="float" office:value="0.9945691829573835" table:style-name="ce6">
            <text:p>0.995</text:p>
          </table:table-cell>
          <table:table-cell office:value-type="float" office:value="231.05136136842998" table:style-name="ce5">
            <text:p><text:s/>23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1.05136136842998" table:style-name="ce5">
            <text:p><text:s/>231<text:s/></text:p>
          </table:table-cell>
          <table:table-cell office:value-type="float" office:value="1.0354522965846902" table:style-name="ce6">
            <text:p>1.035</text:p>
          </table:table-cell>
          <table:table-cell office:value-type="float" office:value="239.24266275796001" table:style-name="ce5">
            <text:p><text:s/>239<text:s/></text:p>
          </table:table-cell>
          <table:table-cell office:value-type="float" office:value="1.0089726941619179" table:style-name="ce6">
            <text:p>1.009</text:p>
          </table:table-cell>
          <table:table-cell office:value-type="float" office:value="241.38931400137002" table:style-name="ce5">
            <text:p><text:s/>24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41.38931400137002" table:style-name="ce5">
            <text:p><text:s/>241<text:s/></text:p>
          </table:table-cell>
          <table:table-cell office:value-type="float" office:value="1.0961175767608267" table:style-name="ce6">
            <text:p>1.096</text:p>
          </table:table-cell>
          <table:table-cell office:value-type="float" office:value="264.59106991914001" table:style-name="ce5">
            <text:p><text:s/>265<text:s/></text:p>
          </table:table-cell>
          <table:table-cell office:value-type="float" office:value="1.0872809051742658" table:style-name="ce6">
            <text:p>1.087</text:p>
          </table:table-cell>
          <table:table-cell office:value-type="float" office:value="287.68481800270996" table:style-name="ce5">
            <text:p><text:s/>28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7.68481800270996" table:style-name="ce5">
            <text:p><text:s/>288<text:s/></text:p>
          </table:table-cell>
          <table:table-cell office:value-type="float" office:value="0.99885861152232625" table:style-name="ce6">
            <text:p>0.999</text:p>
          </table:table-cell>
          <table:table-cell office:value-type="float" office:value="287.35645786624002" table:style-name="ce5">
            <text:p><text:s/>287<text:s/></text:p>
          </table:table-cell>
          <table:table-cell office:value-type="float" office:value="1.0665392429187386" table:style-name="ce6">
            <text:p>1.067</text:p>
          </table:table-cell>
          <table:table-cell office:value-type="float" office:value="306.47693902047001" table:style-name="ce5">
            <text:p><text:s/>30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6.47693902047001" table:style-name="ce5">
            <text:p><text:s/>306<text:s/></text:p>
          </table:table-cell>
          <table:table-cell office:value-type="float" office:value="1.0292874989467329" table:style-name="ce6">
            <text:p>1.029</text:p>
          </table:table-cell>
          <table:table-cell office:value-type="float" office:value="315.45288204922997" table:style-name="ce5">
            <text:p><text:s/>315<text:s/></text:p>
          </table:table-cell>
          <table:table-cell office:value-type="float" office:value="1.0388236131966888" table:style-name="ce6">
            <text:p>1.039</text:p>
          </table:table-cell>
          <table:table-cell office:value-type="float" office:value="327.69990272368995" table:style-name="ce5">
            <text:p><text:s/>3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27.69990272368995" table:style-name="ce5">
            <text:p><text:s/>328<text:s/></text:p>
          </table:table-cell>
          <table:table-cell office:value-type="float" office:value="1.0087620765184087" table:style-name="ce6">
            <text:p>1.009</text:p>
          </table:table-cell>
          <table:table-cell office:value-type="float" office:value="330.57123434643" table:style-name="ce5">
            <text:p><text:s/>331<text:s/></text:p>
          </table:table-cell>
          <table:table-cell office:value-type="float" office:value="1.082752349315071" table:style-name="ce6">
            <text:p>1.083</text:p>
          </table:table-cell>
          <table:table-cell office:value-type="float" office:value="357.92678060457996" table:style-name="ce5">
            <text:p><text:s/>35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57.92678060457996" table:style-name="ce5">
            <text:p><text:s/>358<text:s/></text:p>
          </table:table-cell>
          <table:table-cell office:value-type="float" office:value="1.0046570349955779" table:style-name="ce6">
            <text:p>1.005</text:p>
          </table:table-cell>
          <table:table-cell office:value-type="float" office:value="359.59365814771002" table:style-name="ce5">
            <text:p><text:s/>360<text:s/></text:p>
          </table:table-cell>
          <table:table-cell office:value-type="float" office:value="1.0858135281038368" table:style-name="ce6">
            <text:p>1.086</text:p>
          </table:table-cell>
          <table:table-cell office:value-type="float" office:value="390.45165863713004" table:style-name="ce5">
            <text:p><text:s/>39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90.45165863713004" table:style-name="ce5">
            <text:p><text:s/>390<text:s/></text:p>
          </table:table-cell>
          <table:table-cell office:value-type="float" office:value="1.1409500824581629" table:style-name="ce6">
            <text:p>1.141</text:p>
          </table:table-cell>
          <table:table-cell office:value-type="float" office:value="445.48585211795995" table:style-name="ce5">
            <text:p><text:s/>445<text:s/></text:p>
          </table:table-cell>
          <table:table-cell office:value-type="float" office:value="1.0889339030566101" table:style-name="ce6">
            <text:p>1.089</text:p>
          </table:table-cell>
          <table:table-cell office:value-type="float" office:value="485.10464770331004" table:style-name="ce5">
            <text:p><text:s/>48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85.10464770331004" table:style-name="ce5">
            <text:p><text:s/>485<text:s/></text:p>
          </table:table-cell>
          <table:table-cell office:value-type="float" office:value="1.0365632521304722" table:style-name="ce6">
            <text:p>1.037</text:p>
          </table:table-cell>
          <table:table-cell office:value-type="float" office:value="502.84165124694999" table:style-name="ce5">
            <text:p><text:s/>503<text:s/></text:p>
          </table:table-cell>
          <table:table-cell office:value-type="float" office:value="1.1743122498152079" table:style-name="ce6">
            <text:p>1.174</text:p>
          </table:table-cell>
          <table:table-cell office:value-type="float" office:value="590.49311077660002" table:style-name="ce5">
            <text:p><text:s/>59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90.49311077660002" table:style-name="ce5">
            <text:p><text:s/>590<text:s/></text:p>
          </table:table-cell>
          <table:table-cell office:value-type="float" office:value="0.94379533930006154" table:style-name="ce6">
            <text:p>0.944</text:p>
          </table:table-cell>
          <table:table-cell office:value-type="float" office:value="557.30464583975004" table:style-name="ce5">
            <text:p><text:s/>557<text:s/></text:p>
          </table:table-cell>
          <table:table-cell office:value-type="float" office:value="1.0584314193983475" table:style-name="ce6">
            <text:p>1.058</text:p>
          </table:table-cell>
          <table:table-cell office:value-type="float" office:value="589.86874733345996" table:style-name="ce5">
            <text:p><text:s/>59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89.86874733345996" table:style-name="ce5">
            <text:p><text:s/>590<text:s/></text:p>
          </table:table-cell>
          <table:table-cell office:value-type="float" office:value="1.0108817307522506" table:style-name="ce6">
            <text:p>1.011</text:p>
          </table:table-cell>
          <table:table-cell office:value-type="float" office:value="596.28754022111002" table:style-name="ce5">
            <text:p><text:s/>596<text:s/></text:p>
          </table:table-cell>
          <table:table-cell office:value-type="float" office:value="1.1521200297374228" table:style-name="ce6">
            <text:p>1.152</text:p>
          </table:table-cell>
          <table:table-cell office:value-type="float" office:value="686.99481857159992" table:style-name="ce5">
            <text:p><text:s/>68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86.99481857159992" table:style-name="ce5">
            <text:p><text:s/>687<text:s/></text:p>
          </table:table-cell>
          <table:table-cell office:value-type="float" office:value="0.96009493505001919" table:style-name="ce6">
            <text:p>0.960</text:p>
          </table:table-cell>
          <table:table-cell office:value-type="float" office:value="659.58024571620001" table:style-name="ce5">
            <text:p><text:s/>660<text:s/></text:p>
          </table:table-cell>
          <table:table-cell office:value-type="float" office:value="0.99527339071514365" table:style-name="ce6">
            <text:p>0.995</text:p>
          </table:table-cell>
          <table:table-cell office:value-type="float" office:value="656.46266760268998" table:style-name="ce5">
            <text:p><text:s/>6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56.46266760268998" table:style-name="ce5">
            <text:p><text:s/>656<text:s/></text:p>
          </table:table-cell>
          <table:table-cell office:value-type="float" office:value="0.99149504529997268" table:style-name="ce6">
            <text:p>0.991</text:p>
          </table:table-cell>
          <table:table-cell office:value-type="float" office:value="650.87948235247006" table:style-name="ce5">
            <text:p><text:s/>651<text:s/></text:p>
          </table:table-cell>
          <table:table-cell office:value-type="float" office:value="1.0065038552200629" table:style-name="ce6">
            <text:p>1.007</text:p>
          </table:table-cell>
          <table:table-cell office:value-type="float" office:value="655.11270827139992" table:style-name="ce5">
            <text:p><text:s/>65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55.11270827139992" table:style-name="ce5">
            <text:p><text:s/>655<text:s/></text:p>
          </table:table-cell>
          <table:table-cell office:value-type="float" office:value="0.95373926652440277" table:style-name="ce6">
            <text:p>0.954</text:p>
          </table:table-cell>
          <table:table-cell office:value-type="float" office:value="624.80671387758002" table:style-name="ce5">
            <text:p><text:s/>625<text:s/></text:p>
          </table:table-cell>
          <table:table-cell office:value-type="float" office:value="1.1583020274440734" table:style-name="ce6">
            <text:p>1.158</text:p>
          </table:table-cell>
          <table:table-cell office:value-type="float" office:value="723.71488344506997" table:style-name="ce5">
            <text:p><text:s/>72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23.71488344506997" table:style-name="ce5">
            <text:p><text:s/>724<text:s/></text:p>
          </table:table-cell>
          <table:table-cell office:value-type="float" office:value="1.0145119869307029" table:style-name="ce6">
            <text:p>1.015</text:p>
          </table:table-cell>
          <table:table-cell office:value-type="float" office:value="734.21742437518003" table:style-name="ce5">
            <text:p><text:s/>734<text:s/></text:p>
          </table:table-cell>
          <table:table-cell office:value-type="float" office:value="0.94425528543796078" table:style-name="ce6">
            <text:p>0.944</text:p>
          </table:table-cell>
          <table:table-cell office:value-type="float" office:value="693.28868362690991" table:style-name="ce5">
            <text:p><text:s/>69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4.739412828230002" table:style-name="ce5">
            <text:p><text:s/>6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4.739412828230002" table:style-name="ce5">
            <text:p><text:s/>65<text:s/></text:p>
          </table:table-cell>
          <table:table-cell office:value-type="float" office:value="1.0805733134131148" table:style-name="ce6">
            <text:p>1.081</text:p>
          </table:table-cell>
          <table:table-cell office:value-type="float" office:value="69.955681828219994" table:style-name="ce5">
            <text:p><text:s/>70<text:s/></text:p>
          </table:table-cell>
          <table:table-cell office:value-type="float" office:value="1.1614700167365579" table:style-name="ce6">
            <text:p>1.161</text:p>
          </table:table-cell>
          <table:table-cell office:value-type="float" office:value="81.251426943840002" table:style-name="ce5">
            <text:p><text:s/>8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1.251426943840002" table:style-name="ce5">
            <text:p><text:s/>81<text:s/></text:p>
          </table:table-cell>
          <table:table-cell office:value-type="float" office:value="1.1785286475563828" table:style-name="ce6">
            <text:p>1.179</text:p>
          </table:table-cell>
          <table:table-cell office:value-type="float" office:value="95.75713430815" table:style-name="ce5">
            <text:p><text:s/>96<text:s/></text:p>
          </table:table-cell>
          <table:table-cell office:value-type="float" office:value="0.99982985701830251" table:style-name="ce6">
            <text:p>1.000</text:p>
          </table:table-cell>
          <table:table-cell office:value-type="float" office:value="95.740841903799989" table:style-name="ce5">
            <text:p><text:s/>9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5.740841903799989" table:style-name="ce5">
            <text:p><text:s/>96<text:s/></text:p>
          </table:table-cell>
          <table:table-cell office:value-type="float" office:value="1.0375250432757832" table:style-name="ce6">
            <text:p>1.038</text:p>
          </table:table-cell>
          <table:table-cell office:value-type="float" office:value="99.333521139500007" table:style-name="ce5">
            <text:p><text:s/>99<text:s/></text:p>
          </table:table-cell>
          <table:table-cell office:value-type="float" office:value="1.0811655681881789" table:style-name="ce6">
            <text:p>1.081</text:p>
          </table:table-cell>
          <table:table-cell office:value-type="float" office:value="107.39598282291999" table:style-name="ce5">
            <text:p><text:s/>10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7.39598282291999" table:style-name="ce5">
            <text:p><text:s/>107<text:s/></text:p>
          </table:table-cell>
          <table:table-cell office:value-type="float" office:value="1.1117517683831712" table:style-name="ce6">
            <text:p>1.112</text:p>
          </table:table-cell>
          <table:table-cell office:value-type="float" office:value="119.39767382063" table:style-name="ce5">
            <text:p><text:s/>119<text:s/></text:p>
          </table:table-cell>
          <table:table-cell office:value-type="float" office:value="1.0570188996730998" table:style-name="ce6">
            <text:p>1.057</text:p>
          </table:table-cell>
          <table:table-cell office:value-type="float" office:value="126.20559780540999" table:style-name="ce5">
            <text:p><text:s/>12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6.20559780540999" table:style-name="ce5">
            <text:p><text:s/>126<text:s/></text:p>
          </table:table-cell>
          <table:table-cell office:value-type="float" office:value="0.99372483247921317" table:style-name="ce6">
            <text:p>0.994</text:p>
          </table:table-cell>
          <table:table-cell office:value-type="float" office:value="125.41363653712" table:style-name="ce5">
            <text:p><text:s/>125<text:s/></text:p>
          </table:table-cell>
          <table:table-cell office:value-type="float" office:value="1.0428357511196953" table:style-name="ce6">
            <text:p>1.043</text:p>
          </table:table-cell>
          <table:table-cell office:value-type="float" office:value="130.78582385883999" table:style-name="ce5">
            <text:p><text:s/>13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0.78582385883999" table:style-name="ce5">
            <text:p><text:s/>131<text:s/></text:p>
          </table:table-cell>
          <table:table-cell office:value-type="float" office:value="1.0225363081984422" table:style-name="ce6">
            <text:p>1.023</text:p>
          </table:table-cell>
          <table:table-cell office:value-type="float" office:value="133.73325349331" table:style-name="ce5">
            <text:p><text:s/>134<text:s/></text:p>
          </table:table-cell>
          <table:table-cell office:value-type="float" office:value="1.0567559537024924" table:style-name="ce6">
            <text:p>1.057</text:p>
          </table:table-cell>
          <table:table-cell office:value-type="float" office:value="141.32341183706001" table:style-name="ce5">
            <text:p><text:s/>14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1.32341183706001" table:style-name="ce5">
            <text:p><text:s/>141<text:s/></text:p>
          </table:table-cell>
          <table:table-cell office:value-type="float" office:value="1.0116749949721162" table:style-name="ce6">
            <text:p>1.012</text:p>
          </table:table-cell>
          <table:table-cell office:value-type="float" office:value="142.97336195969999" table:style-name="ce5">
            <text:p><text:s/>143<text:s/></text:p>
          </table:table-cell>
          <table:table-cell office:value-type="float" office:value="1.0441905097132771" table:style-name="ce6">
            <text:p>1.044</text:p>
          </table:table-cell>
          <table:table-cell office:value-type="float" office:value="149.29142770012001" table:style-name="ce5">
            <text:p><text:s/>14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9.29142770012001" table:style-name="ce5">
            <text:p><text:s/>149<text:s/></text:p>
          </table:table-cell>
          <table:table-cell office:value-type="float" office:value="1.0212486505010994" table:style-name="ce6">
            <text:p>1.021</text:p>
          </table:table-cell>
          <table:table-cell office:value-type="float" office:value="152.46366907012998" table:style-name="ce5">
            <text:p><text:s/>152<text:s/></text:p>
          </table:table-cell>
          <table:table-cell office:value-type="float" office:value="1.1280592070585629" table:style-name="ce6">
            <text:p>1.128</text:p>
          </table:table-cell>
          <table:table-cell office:value-type="float" office:value="171.98804563649" table:style-name="ce5">
            <text:p><text:s/>17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1.98804563649" table:style-name="ce5">
            <text:p><text:s/>172<text:s/></text:p>
          </table:table-cell>
          <table:table-cell office:value-type="float" office:value="1.1406287392269689" table:style-name="ce6">
            <text:p>1.141</text:p>
          </table:table-cell>
          <table:table-cell office:value-type="float" office:value="196.17450765645998" table:style-name="ce5">
            <text:p><text:s/>196<text:s/></text:p>
          </table:table-cell>
          <table:table-cell office:value-type="float" office:value="1.0663059208128549" table:style-name="ce6">
            <text:p>1.066</text:p>
          </table:table-cell>
          <table:table-cell office:value-type="float" office:value="209.18203902663001" table:style-name="ce5">
            <text:p><text:s/>20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9.18203902663001" table:style-name="ce5">
            <text:p><text:s/>209<text:s/></text:p>
          </table:table-cell>
          <table:table-cell office:value-type="float" office:value="1.0400324440451789" table:style-name="ce6">
            <text:p>1.040</text:p>
          </table:table-cell>
          <table:table-cell office:value-type="float" office:value="217.55610729922" table:style-name="ce5">
            <text:p><text:s/>218<text:s/></text:p>
          </table:table-cell>
          <table:table-cell office:value-type="float" office:value="1.1022446599406945" table:style-name="ce6">
            <text:p>1.102</text:p>
          </table:table-cell>
          <table:table-cell office:value-type="float" office:value="239.80005750805" table:style-name="ce5">
            <text:p><text:s/>24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39.80005750805" table:style-name="ce5">
            <text:p><text:s/>240<text:s/></text:p>
          </table:table-cell>
          <table:table-cell office:value-type="float" office:value="0.94423214127343968" table:style-name="ce6">
            <text:p>0.944</text:p>
          </table:table-cell>
          <table:table-cell office:value-type="float" office:value="226.42692177832001" table:style-name="ce5">
            <text:p><text:s/>226<text:s/></text:p>
          </table:table-cell>
          <table:table-cell office:value-type="float" office:value="1.0750690449194964" table:style-name="ce6">
            <text:p>1.075</text:p>
          </table:table-cell>
          <table:table-cell office:value-type="float" office:value="243.42457454028002" table:style-name="ce5">
            <text:p><text:s/>24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3.42457454028002" table:style-name="ce5">
            <text:p><text:s/>243<text:s/></text:p>
          </table:table-cell>
          <table:table-cell office:value-type="float" office:value="1.0366414290904062" table:style-name="ce6">
            <text:p>1.037</text:p>
          </table:table-cell>
          <table:table-cell office:value-type="float" office:value="252.34399882715999" table:style-name="ce5">
            <text:p><text:s/>252<text:s/></text:p>
          </table:table-cell>
          <table:table-cell office:value-type="float" office:value="1.0909185722772998" table:style-name="ce6">
            <text:p>1.091</text:p>
          </table:table-cell>
          <table:table-cell office:value-type="float" office:value="275.28675492327" table:style-name="ce5">
            <text:p><text:s/>27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75.28675492327" table:style-name="ce5">
            <text:p><text:s/>275<text:s/></text:p>
          </table:table-cell>
          <table:table-cell office:value-type="float" office:value="0.97051166276687517" table:style-name="ce6">
            <text:p>0.971</text:p>
          </table:table-cell>
          <table:table-cell office:value-type="float" office:value="267.16900625828004" table:style-name="ce5">
            <text:p><text:s/>267<text:s/></text:p>
          </table:table-cell>
          <table:table-cell office:value-type="float" office:value="0.99989673769657494" table:style-name="ce6">
            <text:p>1.000</text:p>
          </table:table-cell>
          <table:table-cell office:value-type="float" office:value="267.14141777128998" table:style-name="ce5">
            <text:p><text:s/>26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7.14141777128998" table:style-name="ce5">
            <text:p><text:s/>267<text:s/></text:p>
          </table:table-cell>
          <table:table-cell office:value-type="float" office:value="0.99263208922917701" table:style-name="ce6">
            <text:p>0.993</text:p>
          </table:table-cell>
          <table:table-cell office:value-type="float" office:value="265.17314364196" table:style-name="ce5">
            <text:p><text:s/>265<text:s/></text:p>
          </table:table-cell>
          <table:table-cell office:value-type="float" office:value="1.0432519750379243" table:style-name="ce6">
            <text:p>1.043</text:p>
          </table:table-cell>
          <table:table-cell office:value-type="float" office:value="276.64240583148995" table:style-name="ce5">
            <text:p><text:s/>27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76.64240583148995" table:style-name="ce5">
            <text:p><text:s/>277<text:s/></text:p>
          </table:table-cell>
          <table:table-cell office:value-type="float" office:value="0.96661728532929514" table:style-name="ce6">
            <text:p>0.967</text:p>
          </table:table-cell>
          <table:table-cell office:value-type="float" office:value="267.40733133180004" table:style-name="ce5">
            <text:p><text:s/>267<text:s/></text:p>
          </table:table-cell>
          <table:table-cell office:value-type="float" office:value="1.134562588736328" table:style-name="ce6">
            <text:p>1.135</text:p>
          </table:table-cell>
          <table:table-cell office:value-type="float" office:value="303.39035408288004" table:style-name="ce5">
            <text:p><text:s/>3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3.39035408288004" table:style-name="ce5">
            <text:p><text:s/>303<text:s/></text:p>
          </table:table-cell>
          <table:table-cell office:value-type="float" office:value="1.0203876826832479" table:style-name="ce6">
            <text:p>1.020</text:p>
          </table:table-cell>
          <table:table-cell office:value-type="float" office:value="309.57578035108003" table:style-name="ce5">
            <text:p><text:s/>310<text:s/></text:p>
          </table:table-cell>
          <table:table-cell office:value-type="float" office:value="0.95583338256092254" table:style-name="ce6">
            <text:p>0.956</text:p>
          </table:table-cell>
          <table:table-cell office:value-type="float" office:value="295.90286529191002" table:style-name="ce5">
            <text:p><text:s/>29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9.617806273629995" table:style-name="ce5">
            <text:p><text:s/>9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9.617806273629995" table:style-name="ce5">
            <text:p><text:s/>90<text:s/></text:p>
          </table:table-cell>
          <table:table-cell office:value-type="float" office:value="1.1148140447620802" table:style-name="ce6">
            <text:p>1.115</text:p>
          </table:table-cell>
          <table:table-cell office:value-type="float" office:value="99.90718909460999" table:style-name="ce5">
            <text:p><text:s/>100<text:s/></text:p>
          </table:table-cell>
          <table:table-cell office:value-type="float" office:value="1.136709930872601" table:style-name="ce6">
            <text:p>1.137</text:p>
          </table:table-cell>
          <table:table-cell office:value-type="float" office:value="113.56549400940999" table:style-name="ce5">
            <text:p><text:s/>11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3.56549400940999" table:style-name="ce5">
            <text:p><text:s/>114<text:s/></text:p>
          </table:table-cell>
          <table:table-cell office:value-type="float" office:value="1.202441619347731" table:style-name="ce6">
            <text:p>1.202</text:p>
          </table:table-cell>
          <table:table-cell office:value-type="float" office:value="136.55587651870002" table:style-name="ce5">
            <text:p><text:s/>137<text:s/></text:p>
          </table:table-cell>
          <table:table-cell office:value-type="float" office:value="0.99088023828912664" table:style-name="ce6">
            <text:p>0.991</text:p>
          </table:table-cell>
          <table:table-cell office:value-type="float" office:value="135.31051946463" table:style-name="ce5">
            <text:p><text:s/>13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5.31051946463" table:style-name="ce5">
            <text:p><text:s/>135<text:s/></text:p>
          </table:table-cell>
          <table:table-cell office:value-type="float" office:value="1.0339856958056544" table:style-name="ce6">
            <text:p>1.034</text:p>
          </table:table-cell>
          <table:table-cell office:value-type="float" office:value="139.90914161846001" table:style-name="ce5">
            <text:p><text:s/>140<text:s/></text:p>
          </table:table-cell>
          <table:table-cell office:value-type="float" office:value="0.95771676981520815" table:style-name="ce6">
            <text:p>0.958</text:p>
          </table:table-cell>
          <table:table-cell office:value-type="float" office:value="133.99333117845001" table:style-name="ce5">
            <text:p><text:s/>13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3.99333117845001" table:style-name="ce5">
            <text:p><text:s/>134<text:s/></text:p>
          </table:table-cell>
          <table:table-cell office:value-type="float" office:value="1.0835867339184511" table:style-name="ce6">
            <text:p>1.084</text:p>
          </table:table-cell>
          <table:table-cell office:value-type="float" office:value="145.19339609851002" table:style-name="ce5">
            <text:p><text:s/>145<text:s/></text:p>
          </table:table-cell>
          <table:table-cell office:value-type="float" office:value="1.1121664244821468" table:style-name="ce6">
            <text:p>1.112</text:p>
          </table:table-cell>
          <table:table-cell office:value-type="float" office:value="161.47922019729998" table:style-name="ce5">
            <text:p><text:s/>16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1.47922019729998" table:style-name="ce5">
            <text:p><text:s/>161<text:s/></text:p>
          </table:table-cell>
          <table:table-cell office:value-type="float" office:value="1.0028709646433369" table:style-name="ce6">
            <text:p>1.003</text:p>
          </table:table-cell>
          <table:table-cell office:value-type="float" office:value="161.94282132912005" table:style-name="ce5">
            <text:p><text:s/>162<text:s/></text:p>
          </table:table-cell>
          <table:table-cell office:value-type="float" office:value="1.0848959757504102" table:style-name="ce6">
            <text:p>1.085</text:p>
          </table:table-cell>
          <table:table-cell office:value-type="float" office:value="175.69111516163002" table:style-name="ce5">
            <text:p><text:s/>17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5.69111516163002" table:style-name="ce5">
            <text:p><text:s/>176<text:s/></text:p>
          </table:table-cell>
          <table:table-cell office:value-type="float" office:value="1.0343131375126391" table:style-name="ce6">
            <text:p>1.034</text:p>
          </table:table-cell>
          <table:table-cell office:value-type="float" office:value="181.71962855591997" table:style-name="ce5">
            <text:p><text:s/>182<text:s/></text:p>
          </table:table-cell>
          <table:table-cell office:value-type="float" office:value="1.0256266335547619" table:style-name="ce6">
            <text:p>1.026</text:p>
          </table:table-cell>
          <table:table-cell office:value-type="float" office:value="186.37649088662997" table:style-name="ce5">
            <text:p><text:s/>18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86.37649088662997" table:style-name="ce5">
            <text:p><text:s/>186<text:s/></text:p>
          </table:table-cell>
          <table:table-cell office:value-type="float" office:value="1.0065533023735433" table:style-name="ce6">
            <text:p>1.007</text:p>
          </table:table-cell>
          <table:table-cell office:value-type="float" office:value="187.59787238673002" table:style-name="ce5">
            <text:p><text:s/>188<text:s/></text:p>
          </table:table-cell>
          <table:table-cell office:value-type="float" office:value="1.1121413598676724" table:style-name="ce6">
            <text:p>1.112</text:p>
          </table:table-cell>
          <table:table-cell office:value-type="float" office:value="208.63535290445998" table:style-name="ce5">
            <text:p><text:s/>20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8.63535290445998" table:style-name="ce5">
            <text:p><text:s/>209<text:s/></text:p>
          </table:table-cell>
          <table:table-cell office:value-type="float" office:value="0.99278471358797327" table:style-name="ce6">
            <text:p>0.993</text:p>
          </table:table-cell>
          <table:table-cell office:value-type="float" office:value="207.12998907758003" table:style-name="ce5">
            <text:p><text:s/>207<text:s/></text:p>
          </table:table-cell>
          <table:table-cell office:value-type="float" office:value="1.0547174456655575" table:style-name="ce6">
            <text:p>1.055</text:p>
          </table:table-cell>
          <table:table-cell office:value-type="float" office:value="218.46361300064004" table:style-name="ce5">
            <text:p><text:s/>21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8.46361300064004" table:style-name="ce5">
            <text:p><text:s/>218<text:s/></text:p>
          </table:table-cell>
          <table:table-cell office:value-type="float" office:value="1.1412030636917534" table:style-name="ce6">
            <text:p>1.141</text:p>
          </table:table-cell>
          <table:table-cell office:value-type="float" office:value="249.3113444615" table:style-name="ce5">
            <text:p><text:s/>249<text:s/></text:p>
          </table:table-cell>
          <table:table-cell office:value-type="float" office:value="1.1067390827026302" table:style-name="ce6">
            <text:p>1.107</text:p>
          </table:table-cell>
          <table:table-cell office:value-type="float" office:value="275.92260867667994" table:style-name="ce5">
            <text:p><text:s/>27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75.92260867667994" table:style-name="ce5">
            <text:p><text:s/>276<text:s/></text:p>
          </table:table-cell>
          <table:table-cell office:value-type="float" office:value="1.033933193499273" table:style-name="ce6">
            <text:p>1.034</text:p>
          </table:table-cell>
          <table:table-cell office:value-type="float" office:value="285.28554394772993" table:style-name="ce5">
            <text:p><text:s/>285<text:s/></text:p>
          </table:table-cell>
          <table:table-cell office:value-type="float" office:value="1.2292703247971235" table:style-name="ce6">
            <text:p>1.229</text:p>
          </table:table-cell>
          <table:table-cell office:value-type="float" office:value="350.69305326855005" table:style-name="ce5">
            <text:p><text:s/>35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50.69305326855005" table:style-name="ce5">
            <text:p><text:s/>351<text:s/></text:p>
          </table:table-cell>
          <table:table-cell office:value-type="float" office:value="0.94349665890887768" table:style-name="ce6">
            <text:p>0.943</text:p>
          </table:table-cell>
          <table:table-cell office:value-type="float" office:value="330.87772406143006" table:style-name="ce5">
            <text:p><text:s/>331<text:s/></text:p>
          </table:table-cell>
          <table:table-cell office:value-type="float" office:value="1.0470459254273035" table:style-name="ce6">
            <text:p>1.047</text:p>
          </table:table-cell>
          <table:table-cell office:value-type="float" office:value="346.44417279317997" table:style-name="ce5">
            <text:p><text:s/>34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6.44417279317997" table:style-name="ce5">
            <text:p><text:s/>346<text:s/></text:p>
          </table:table-cell>
          <table:table-cell office:value-type="float" office:value="0.99278200762024993" table:style-name="ce6">
            <text:p>0.993</text:p>
          </table:table-cell>
          <table:table-cell office:value-type="float" office:value="343.94354139395" table:style-name="ce5">
            <text:p><text:s/>344<text:s/></text:p>
          </table:table-cell>
          <table:table-cell office:value-type="float" office:value="1.197022226321625" table:style-name="ce6">
            <text:p>1.197</text:p>
          </table:table-cell>
          <table:table-cell office:value-type="float" office:value="411.70806364832998" table:style-name="ce5">
            <text:p><text:s/>41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11.70806364832998" table:style-name="ce5">
            <text:p><text:s/>412<text:s/></text:p>
          </table:table-cell>
          <table:table-cell office:value-type="float" office:value="0.95312983666287177" table:style-name="ce6">
            <text:p>0.953</text:p>
          </table:table-cell>
          <table:table-cell office:value-type="float" office:value="392.41123945791998" table:style-name="ce5">
            <text:p><text:s/>392<text:s/></text:p>
          </table:table-cell>
          <table:table-cell office:value-type="float" office:value="0.99212563424332978" table:style-name="ce6">
            <text:p>0.992</text:p>
          </table:table-cell>
          <table:table-cell office:value-type="float" office:value="389.3212498314" table:style-name="ce5">
            <text:p><text:s/>38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89.3212498314" table:style-name="ce5">
            <text:p><text:s/>389<text:s/></text:p>
          </table:table-cell>
          <table:table-cell office:value-type="float" office:value="0.9907148373677126" table:style-name="ce6">
            <text:p>0.991</text:p>
          </table:table-cell>
          <table:table-cell office:value-type="float" office:value="385.70633871051001" table:style-name="ce5">
            <text:p><text:s/>386<text:s/></text:p>
          </table:table-cell>
          <table:table-cell office:value-type="float" office:value="0.9812395194364929" table:style-name="ce6">
            <text:p>0.981</text:p>
          </table:table-cell>
          <table:table-cell office:value-type="float" office:value="378.47030243990997" table:style-name="ce5">
            <text:p><text:s/>37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78.47030243990997" table:style-name="ce5">
            <text:p><text:s/>378<text:s/></text:p>
          </table:table-cell>
          <table:table-cell office:value-type="float" office:value="0.94432609439025827" table:style-name="ce6">
            <text:p>0.944</text:p>
          </table:table-cell>
          <table:table-cell office:value-type="float" office:value="357.39938254578004" table:style-name="ce5">
            <text:p><text:s/>357<text:s/></text:p>
          </table:table-cell>
          <table:table-cell office:value-type="float" office:value="1.176063949434355" table:style-name="ce6">
            <text:p>1.176</text:p>
          </table:table-cell>
          <table:table-cell office:value-type="float" office:value="420.32452936218999" table:style-name="ce5">
            <text:p><text:s/>4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20.32452936218999" table:style-name="ce5">
            <text:p><text:s/>420<text:s/></text:p>
          </table:table-cell>
          <table:table-cell office:value-type="float" office:value="1.0102709082157562" table:style-name="ce6">
            <text:p>1.010</text:p>
          </table:table-cell>
          <table:table-cell office:value-type="float" office:value="424.6416440241" table:style-name="ce5">
            <text:p><text:s/>425<text:s/></text:p>
          </table:table-cell>
          <table:table-cell office:value-type="float" office:value="0.9358145248525056" table:style-name="ce6">
            <text:p>0.936</text:p>
          </table:table-cell>
          <table:table-cell office:value-type="float" office:value="397.38581833499995" table:style-name="ce5">
            <text:p><text:s/>39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0.29987507506999" table:style-name="ce5">
            <text:p><text:s/>12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0.29987507506999" table:style-name="ce5">
            <text:p><text:s/>120<text:s/></text:p>
          </table:table-cell>
          <table:table-cell office:value-type="float" office:value="0.99451138232813663" table:style-name="ce6">
            <text:p>0.995</text:p>
          </table:table-cell>
          <table:table-cell office:value-type="float" office:value="119.63959505481" table:style-name="ce5">
            <text:p><text:s/>120<text:s/></text:p>
          </table:table-cell>
          <table:table-cell office:value-type="float" office:value="1.2811964126484852" table:style-name="ce6">
            <text:p>1.281</text:p>
          </table:table-cell>
          <table:table-cell office:value-type="float" office:value="153.28181999494001" table:style-name="ce5">
            <text:p><text:s/>15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3.28181999494001" table:style-name="ce5">
            <text:p><text:s/>153<text:s/></text:p>
          </table:table-cell>
          <table:table-cell office:value-type="float" office:value="1.1444945644202367" table:style-name="ce6">
            <text:p>1.144</text:p>
          </table:table-cell>
          <table:table-cell office:value-type="float" office:value="175.43020980864998" table:style-name="ce5">
            <text:p><text:s/>175<text:s/></text:p>
          </table:table-cell>
          <table:table-cell office:value-type="float" office:value="0.96451468891948478" table:style-name="ce6">
            <text:p>0.965</text:p>
          </table:table-cell>
          <table:table-cell office:value-type="float" office:value="169.20501424066998" table:style-name="ce5">
            <text:p><text:s/>16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9.20501424066998" table:style-name="ce5">
            <text:p><text:s/>169<text:s/></text:p>
          </table:table-cell>
          <table:table-cell office:value-type="float" office:value="0.99875513284357864" table:style-name="ce6">
            <text:p>0.999</text:p>
          </table:table-cell>
          <table:table-cell office:value-type="float" office:value="168.99437647573998" table:style-name="ce5">
            <text:p><text:s/>169<text:s/></text:p>
          </table:table-cell>
          <table:table-cell office:value-type="float" office:value="1.0382434073350826" table:style-name="ce6">
            <text:p>1.038</text:p>
          </table:table-cell>
          <table:table-cell office:value-type="float" office:value="175.45729725264002" table:style-name="ce5">
            <text:p><text:s/>17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5.45729725264002" table:style-name="ce5">
            <text:p><text:s/>175<text:s/></text:p>
          </table:table-cell>
          <table:table-cell office:value-type="float" office:value="1.0606567352472986" table:style-name="ce6">
            <text:p>1.061</text:p>
          </table:table-cell>
          <table:table-cell office:value-type="float" office:value="186.09996407929998" table:style-name="ce5">
            <text:p><text:s/>186<text:s/></text:p>
          </table:table-cell>
          <table:table-cell office:value-type="float" office:value="0.97160179602486119" table:style-name="ce6">
            <text:p>0.972</text:p>
          </table:table-cell>
          <table:table-cell office:value-type="float" office:value="180.81505933961" table:style-name="ce5">
            <text:p><text:s/>18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0.81505933961" table:style-name="ce5">
            <text:p><text:s/>181<text:s/></text:p>
          </table:table-cell>
          <table:table-cell office:value-type="float" office:value="1.0119356861362223" table:style-name="ce6">
            <text:p>1.012</text:p>
          </table:table-cell>
          <table:table-cell office:value-type="float" office:value="182.97321113659001" table:style-name="ce5">
            <text:p><text:s/>183<text:s/></text:p>
          </table:table-cell>
          <table:table-cell office:value-type="float" office:value="1.0469729609868077" table:style-name="ce6">
            <text:p>1.047</text:p>
          </table:table-cell>
          <table:table-cell office:value-type="float" office:value="191.56800464493998" table:style-name="ce5">
            <text:p><text:s/>19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1.56800464493998" table:style-name="ce5">
            <text:p><text:s/>192<text:s/></text:p>
          </table:table-cell>
          <table:table-cell office:value-type="float" office:value="1.0607343378355605" table:style-name="ce6">
            <text:p>1.061</text:p>
          </table:table-cell>
          <table:table-cell office:value-type="float" office:value="203.20276055752998" table:style-name="ce5">
            <text:p><text:s/>203<text:s/></text:p>
          </table:table-cell>
          <table:table-cell office:value-type="float" office:value="1.1076736599795136" table:style-name="ce6">
            <text:p>1.108</text:p>
          </table:table-cell>
          <table:table-cell office:value-type="float" office:value="225.08234550470002" table:style-name="ce5">
            <text:p><text:s/>22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5.08234550470002" table:style-name="ce5">
            <text:p><text:s/>225<text:s/></text:p>
          </table:table-cell>
          <table:table-cell office:value-type="float" office:value="1.0380526577445459" table:style-name="ce6">
            <text:p>1.038</text:p>
          </table:table-cell>
          <table:table-cell office:value-type="float" office:value="233.64732696252997" table:style-name="ce5">
            <text:p><text:s/>234<text:s/></text:p>
          </table:table-cell>
          <table:table-cell office:value-type="float" office:value="1.2074242652454237" table:style-name="ce6">
            <text:p>1.207</text:p>
          </table:table-cell>
          <table:table-cell office:value-type="float" office:value="282.11145208429002" table:style-name="ce5">
            <text:p><text:s/>28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2.11145208429002" table:style-name="ce5">
            <text:p><text:s/>282<text:s/></text:p>
          </table:table-cell>
          <table:table-cell office:value-type="float" office:value="0.85626859384731779" table:style-name="ce6">
            <text:p>0.856</text:p>
          </table:table-cell>
          <table:table-cell office:value-type="float" office:value="241.56317638444" table:style-name="ce5">
            <text:p><text:s/>242<text:s/></text:p>
          </table:table-cell>
          <table:table-cell office:value-type="float" office:value="1.1748290157614452" table:style-name="ce6">
            <text:p>1.175</text:p>
          </table:table-cell>
          <table:table-cell office:value-type="float" office:value="283.79542875594001" table:style-name="ce5">
            <text:p><text:s/>28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83.79542875594001" table:style-name="ce5">
            <text:p><text:s/>284<text:s/></text:p>
          </table:table-cell>
          <table:table-cell office:value-type="float" office:value="0.97513574689658455" table:style-name="ce6">
            <text:p>0.975</text:p>
          </table:table-cell>
          <table:table-cell office:value-type="float" office:value="276.73906738575999" table:style-name="ce5">
            <text:p><text:s/>277<text:s/></text:p>
          </table:table-cell>
          <table:table-cell office:value-type="float" office:value="1.0218612470831479" table:style-name="ce6">
            <text:p>1.022</text:p>
          </table:table-cell>
          <table:table-cell office:value-type="float" office:value="282.78892851543998" table:style-name="ce5">
            <text:p><text:s/>28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82.78892851543998" table:style-name="ce5">
            <text:p><text:s/>283<text:s/></text:p>
          </table:table-cell>
          <table:table-cell office:value-type="float" office:value="0.99689078678707199" table:style-name="ce6">
            <text:p>0.997</text:p>
          </table:table-cell>
          <table:table-cell office:value-type="float" office:value="281.90967744243" table:style-name="ce5">
            <text:p><text:s/>282<text:s/></text:p>
          </table:table-cell>
          <table:table-cell office:value-type="float" office:value="1.1106878744368835" table:style-name="ce6">
            <text:p>1.111</text:p>
          </table:table-cell>
          <table:table-cell office:value-type="float" office:value="313.11366042172006" table:style-name="ce5">
            <text:p><text:s/>31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13.11366042172006" table:style-name="ce5">
            <text:p><text:s/>313<text:s/></text:p>
          </table:table-cell>
          <table:table-cell office:value-type="float" office:value="1.0192149005697058" table:style-name="ce6">
            <text:p>1.019</text:p>
          </table:table-cell>
          <table:table-cell office:value-type="float" office:value="319.13010827374001" table:style-name="ce5">
            <text:p><text:s/>319<text:s/></text:p>
          </table:table-cell>
          <table:table-cell office:value-type="float" office:value="1.1805508162949829" table:style-name="ce6">
            <text:p>1.181</text:p>
          </table:table-cell>
          <table:table-cell office:value-type="float" office:value="376.74930982687005" table:style-name="ce5">
            <text:p><text:s/>37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76.74930982687005" table:style-name="ce5">
            <text:p><text:s/>377<text:s/></text:p>
          </table:table-cell>
          <table:table-cell office:value-type="float" office:value="1.0854407422182468" table:style-name="ce6">
            <text:p>1.085</text:p>
          </table:table-cell>
          <table:table-cell office:value-type="float" office:value="408.93905048869004" table:style-name="ce5">
            <text:p><text:s/>409<text:s/></text:p>
          </table:table-cell>
          <table:table-cell office:value-type="float" office:value="1.1200896008020105" table:style-name="ce6">
            <text:p>1.120</text:p>
          </table:table-cell>
          <table:table-cell office:value-type="float" office:value="458.04837781423004" table:style-name="ce5">
            <text:p><text:s/>45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58.04837781423004" table:style-name="ce5">
            <text:p><text:s/>458<text:s/></text:p>
          </table:table-cell>
          <table:table-cell office:value-type="float" office:value="0.99105149441192342" table:style-name="ce6">
            <text:p>0.991</text:p>
          </table:table-cell>
          <table:table-cell office:value-type="float" office:value="453.94952934574997" table:style-name="ce5">
            <text:p><text:s/>454<text:s/></text:p>
          </table:table-cell>
          <table:table-cell office:value-type="float" office:value="0.93260754826387537" table:style-name="ce6">
            <text:p>0.933</text:p>
          </table:table-cell>
          <table:table-cell office:value-type="float" office:value="423.35675759868002" table:style-name="ce5">
            <text:p><text:s/>42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23.35675759868002" table:style-name="ce5">
            <text:p><text:s/>423<text:s/></text:p>
          </table:table-cell>
          <table:table-cell office:value-type="float" office:value="0.93082985019249564" table:style-name="ce6">
            <text:p>0.931</text:p>
          </table:table-cell>
          <table:table-cell office:value-type="float" office:value="394.07310725356001" table:style-name="ce5">
            <text:p><text:s/>394<text:s/></text:p>
          </table:table-cell>
          <table:table-cell office:value-type="float" office:value="1.0621723872179016" table:style-name="ce6">
            <text:p>1.062</text:p>
          </table:table-cell>
          <table:table-cell office:value-type="float" office:value="418.57357306989002" table:style-name="ce5">
            <text:p><text:s/>41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18.57357306989002" table:style-name="ce5">
            <text:p><text:s/>419<text:s/></text:p>
          </table:table-cell>
          <table:table-cell office:value-type="float" office:value="1.0429132665257412" table:style-name="ce6">
            <text:p>1.043</text:p>
          </table:table-cell>
          <table:table-cell office:value-type="float" office:value="436.53593237167001" table:style-name="ce5">
            <text:p><text:s/>437<text:s/></text:p>
          </table:table-cell>
          <table:table-cell office:value-type="float" office:value="0.99822478713493346" table:style-name="ce6">
            <text:p>0.998</text:p>
          </table:table-cell>
          <table:table-cell office:value-type="float" office:value="435.76098816846002" table:style-name="ce5">
            <text:p><text:s/>43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35.76098816846002" table:style-name="ce5">
            <text:p><text:s/>436<text:s/></text:p>
          </table:table-cell>
          <table:table-cell office:value-type="float" office:value="0.9891370432634965" table:style-name="ce6">
            <text:p>0.989</text:p>
          </table:table-cell>
          <table:table-cell office:value-type="float" office:value="431.02733540653003" table:style-name="ce5">
            <text:p><text:s/>431<text:s/></text:p>
          </table:table-cell>
          <table:table-cell office:value-type="float" office:value="1.0905927375000968" table:style-name="ce6">
            <text:p>1.091</text:p>
          </table:table-cell>
          <table:table-cell office:value-type="float" office:value="470.07528165837999" table:style-name="ce5">
            <text:p><text:s/>47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9.233741961709995" table:style-name="ce5">
            <text:p><text:s/>3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9.233741961709995" table:style-name="ce5">
            <text:p><text:s/>39<text:s/></text:p>
          </table:table-cell>
          <table:table-cell office:value-type="float" office:value="0.98164975405398169" table:style-name="ce6">
            <text:p>0.982</text:p>
          </table:table-cell>
          <table:table-cell office:value-type="float" office:value="38.513793147329999" table:style-name="ce5">
            <text:p><text:s/>39<text:s/></text:p>
          </table:table-cell>
          <table:table-cell office:value-type="float" office:value="1.4255098005031506" table:style-name="ce6">
            <text:p>1.426</text:p>
          </table:table-cell>
          <table:table-cell office:value-type="float" office:value="54.901789586070002" table:style-name="ce5">
            <text:p><text:s/>5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4.901789586070002" table:style-name="ce5">
            <text:p><text:s/>55<text:s/></text:p>
          </table:table-cell>
          <table:table-cell office:value-type="float" office:value="1.1805351059974345" table:style-name="ce6">
            <text:p>1.181</text:p>
          </table:table-cell>
          <table:table-cell office:value-type="float" office:value="64.813489988439997" table:style-name="ce5">
            <text:p><text:s/>65<text:s/></text:p>
          </table:table-cell>
          <table:table-cell office:value-type="float" office:value="0.91711273361813761" table:style-name="ce6">
            <text:p>0.917</text:p>
          </table:table-cell>
          <table:table-cell office:value-type="float" office:value="59.44127697863" table:style-name="ce5">
            <text:p><text:s/>5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9.44127697863" table:style-name="ce5">
            <text:p><text:s/>59<text:s/></text:p>
          </table:table-cell>
          <table:table-cell office:value-type="float" office:value="1.0027294182872002" table:style-name="ce6">
            <text:p>1.003</text:p>
          </table:table-cell>
          <table:table-cell office:value-type="float" office:value="59.603517087029999" table:style-name="ce5">
            <text:p><text:s/>60<text:s/></text:p>
          </table:table-cell>
          <table:table-cell office:value-type="float" office:value="1.018516072218667" table:style-name="ce6">
            <text:p>1.019</text:p>
          </table:table-cell>
          <table:table-cell office:value-type="float" office:value="60.707140113899996" table:style-name="ce5">
            <text:p><text:s/>6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0.707140113899996" table:style-name="ce5">
            <text:p><text:s/>61<text:s/></text:p>
          </table:table-cell>
          <table:table-cell office:value-type="float" office:value="1.0562086523873113" table:style-name="ce6">
            <text:p>1.056</text:p>
          </table:table-cell>
          <table:table-cell office:value-type="float" office:value="64.119406649989998" table:style-name="ce5">
            <text:p><text:s/>64<text:s/></text:p>
          </table:table-cell>
          <table:table-cell office:value-type="float" office:value="0.90547816285007776" table:style-name="ce6">
            <text:p>0.905</text:p>
          </table:table-cell>
          <table:table-cell office:value-type="float" office:value="58.05872253647" table:style-name="ce5">
            <text:p><text:s/>5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8.05872253647" table:style-name="ce5">
            <text:p><text:s/>58<text:s/></text:p>
          </table:table-cell>
          <table:table-cell office:value-type="float" office:value="1.0209593343984722" table:style-name="ce6">
            <text:p>1.021</text:p>
          </table:table-cell>
          <table:table-cell office:value-type="float" office:value="59.275594716859999" table:style-name="ce5">
            <text:p><text:s/>59<text:s/></text:p>
          </table:table-cell>
          <table:table-cell office:value-type="float" office:value="0.95800188139568498" table:style-name="ce6">
            <text:p>0.958</text:p>
          </table:table-cell>
          <table:table-cell office:value-type="float" office:value="56.786131259599998" table:style-name="ce5">
            <text:p><text:s/>5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6.786131259599998" table:style-name="ce5">
            <text:p><text:s/>57<text:s/></text:p>
          </table:table-cell>
          <table:table-cell office:value-type="float" office:value="1.0732554003383836" table:style-name="ce6">
            <text:p>1.073</text:p>
          </table:table-cell>
          <table:table-cell office:value-type="float" office:value="60.946022038690003" table:style-name="ce5">
            <text:p><text:s/>61<text:s/></text:p>
          </table:table-cell>
          <table:table-cell office:value-type="float" office:value="1.079108710039997" table:style-name="ce6">
            <text:p>1.079</text:p>
          </table:table-cell>
          <table:table-cell office:value-type="float" office:value="65.767383224239993" table:style-name="ce5">
            <text:p><text:s/>6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5.767383224239993" table:style-name="ce5">
            <text:p><text:s/>66<text:s/></text:p>
          </table:table-cell>
          <table:table-cell office:value-type="float" office:value="1.0334048959530484" table:style-name="ce6">
            <text:p>1.033</text:p>
          </table:table-cell>
          <table:table-cell office:value-type="float" office:value="67.964335817950001" table:style-name="ce5">
            <text:p><text:s/>68<text:s/></text:p>
          </table:table-cell>
          <table:table-cell office:value-type="float" office:value="1.0993376579612935" table:style-name="ce6">
            <text:p>1.099</text:p>
          </table:table-cell>
          <table:table-cell office:value-type="float" office:value="74.715753762999995" table:style-name="ce5">
            <text:p><text:s/>7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4.715753762999995" table:style-name="ce5">
            <text:p><text:s/>75<text:s/></text:p>
          </table:table-cell>
          <table:table-cell office:value-type="float" office:value="0.81002969257135571" table:style-name="ce6">
            <text:p>0.810</text:p>
          </table:table-cell>
          <table:table-cell office:value-type="float" office:value="60.521979050879999" table:style-name="ce5">
            <text:p><text:s/>61<text:s/></text:p>
          </table:table-cell>
          <table:table-cell office:value-type="float" office:value="1.302550790610403" table:style-name="ce6">
            <text:p>1.303</text:p>
          </table:table-cell>
          <table:table-cell office:value-type="float" office:value="78.832951662029998" table:style-name="ce5">
            <text:p><text:s/>7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8.832951662029998" table:style-name="ce5">
            <text:p><text:s/>79<text:s/></text:p>
          </table:table-cell>
          <table:table-cell office:value-type="float" office:value="0.90079082931196441" table:style-name="ce6">
            <text:p>0.901</text:p>
          </table:table-cell>
          <table:table-cell office:value-type="float" office:value="71.011999904749999" table:style-name="ce5">
            <text:p><text:s/>71<text:s/></text:p>
          </table:table-cell>
          <table:table-cell office:value-type="float" office:value="0.94761266629161423" table:style-name="ce6">
            <text:p>0.948</text:p>
          </table:table-cell>
          <table:table-cell office:value-type="float" office:value="67.291870568440004" table:style-name="ce5">
            <text:p><text:s/>6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67.291870568440004" table:style-name="ce5">
            <text:p><text:s/>67<text:s/></text:p>
          </table:table-cell>
          <table:table-cell office:value-type="float" office:value="0.90984845669611703" table:style-name="ce6">
            <text:p>0.910</text:p>
          </table:table-cell>
          <table:table-cell office:value-type="float" office:value="61.225404584890001" table:style-name="ce5">
            <text:p><text:s/>61<text:s/></text:p>
          </table:table-cell>
          <table:table-cell office:value-type="float" office:value="1.1291744994652404" table:style-name="ce6">
            <text:p>1.129</text:p>
          </table:table-cell>
          <table:table-cell office:value-type="float" office:value="69.134165576699999" table:style-name="ce5">
            <text:p><text:s/>6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9.134165576699999" table:style-name="ce5">
            <text:p><text:s/>69<text:s/></text:p>
          </table:table-cell>
          <table:table-cell office:value-type="float" office:value="1.0507780923273793" table:style-name="ce6">
            <text:p>1.051</text:p>
          </table:table-cell>
          <table:table-cell office:value-type="float" office:value="72.64466661933001" table:style-name="ce5">
            <text:p><text:s/>73<text:s/></text:p>
          </table:table-cell>
          <table:table-cell office:value-type="float" office:value="1.197457416929671" table:style-name="ce6">
            <text:p>1.197</text:p>
          </table:table-cell>
          <table:table-cell office:value-type="float" office:value="86.98889484370001" table:style-name="ce5">
            <text:p><text:s/>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6.98889484370001" table:style-name="ce5">
            <text:p><text:s/>87<text:s/></text:p>
          </table:table-cell>
          <table:table-cell office:value-type="float" office:value="1.0954889912735979" table:style-name="ce6">
            <text:p>1.095</text:p>
          </table:table-cell>
          <table:table-cell office:value-type="float" office:value="95.295376664330007" table:style-name="ce5">
            <text:p><text:s/>95<text:s/></text:p>
          </table:table-cell>
          <table:table-cell office:value-type="float" office:value="1.0913552409208183" table:style-name="ce6">
            <text:p>1.091</text:p>
          </table:table-cell>
          <table:table-cell office:value-type="float" office:value="104.00110875813999" table:style-name="ce5">
            <text:p><text:s/>10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4.00110875813999" table:style-name="ce5">
            <text:p><text:s/>104<text:s/></text:p>
          </table:table-cell>
          <table:table-cell office:value-type="float" office:value="1.0213631394731271" table:style-name="ce6">
            <text:p>1.021</text:p>
          </table:table-cell>
          <table:table-cell office:value-type="float" office:value="106.2228989499" table:style-name="ce5">
            <text:p><text:s/>106<text:s/></text:p>
          </table:table-cell>
          <table:table-cell office:value-type="float" office:value="1.0305464910081241" table:style-name="ce6">
            <text:p>1.031</text:p>
          </table:table-cell>
          <table:table-cell office:value-type="float" office:value="109.46763577753001" table:style-name="ce5">
            <text:p><text:s/>10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9.46763577753001" table:style-name="ce5">
            <text:p><text:s/>109<text:s/></text:p>
          </table:table-cell>
          <table:table-cell office:value-type="float" office:value="0.96287155461665441" table:style-name="ce6">
            <text:p>0.963</text:p>
          </table:table-cell>
          <table:table-cell office:value-type="float" office:value="105.40327264132" table:style-name="ce5">
            <text:p><text:s/>105<text:s/></text:p>
          </table:table-cell>
          <table:table-cell office:value-type="float" office:value="1.0809113231425107" table:style-name="ce6">
            <text:p>1.081</text:p>
          </table:table-cell>
          <table:table-cell office:value-type="float" office:value="113.93159089428001" table:style-name="ce5">
            <text:p><text:s/>11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3.93159089428001" table:style-name="ce5">
            <text:p><text:s/>114<text:s/></text:p>
          </table:table-cell>
          <table:table-cell office:value-type="float" office:value="1.0351721926015973" table:style-name="ce6">
            <text:p>1.035</text:p>
          </table:table-cell>
          <table:table-cell office:value-type="float" office:value="117.93881475261999" table:style-name="ce5">
            <text:p><text:s/>118<text:s/></text:p>
          </table:table-cell>
          <table:table-cell office:value-type="float" office:value="0.97684510157637205" table:style-name="ce6">
            <text:p>0.977</text:p>
          </table:table-cell>
          <table:table-cell office:value-type="float" office:value="115.20795347682001" table:style-name="ce5">
            <text:p><text:s/>11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15.20795347682001" table:style-name="ce5">
            <text:p><text:s/>115<text:s/></text:p>
          </table:table-cell>
          <table:table-cell office:value-type="float" office:value="1.1115473874920072" table:style-name="ce6">
            <text:p>1.112</text:p>
          </table:table-cell>
          <table:table-cell office:value-type="float" office:value="128.05909970546" table:style-name="ce5">
            <text:p><text:s/>128<text:s/></text:p>
          </table:table-cell>
          <table:table-cell office:value-type="float" office:value="1.1723903346944955" table:style-name="ce6">
            <text:p>1.172</text:p>
          </table:table-cell>
          <table:table-cell office:value-type="float" office:value="150.13525076436002" table:style-name="ce5">
            <text:p><text:s/>15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Acre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1.066133113359982" table:style-name="ce5">
            <text:p><text:s/>8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1.066133113359982" table:style-name="ce5">
            <text:p><text:s/>81<text:s/></text:p>
          </table:table-cell>
          <table:table-cell office:value-type="float" office:value="1.0007360508245358" table:style-name="ce6">
            <text:p>1.001</text:p>
          </table:table-cell>
          <table:table-cell office:value-type="float" office:value="81.125801907479996" table:style-name="ce5">
            <text:p><text:s/>81<text:s/></text:p>
          </table:table-cell>
          <table:table-cell office:value-type="float" office:value="1.2126848437327944" table:style-name="ce6">
            <text:p>1.213</text:p>
          </table:table-cell>
          <table:table-cell office:value-type="float" office:value="98.380030408870013" table:style-name="ce5">
            <text:p><text:s/>9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8.380030408870013" table:style-name="ce5">
            <text:p><text:s/>98<text:s/></text:p>
          </table:table-cell>
          <table:table-cell office:value-type="float" office:value="1.1243818421328391" table:style-name="ce6">
            <text:p>1.124</text:p>
          </table:table-cell>
          <table:table-cell office:value-type="float" office:value="110.61671982020998" table:style-name="ce5">
            <text:p><text:s/>111<text:s/></text:p>
          </table:table-cell>
          <table:table-cell office:value-type="float" office:value="0.99228884603018075" table:style-name="ce6">
            <text:p>0.992</text:p>
          </table:table-cell>
          <table:table-cell office:value-type="float" office:value="109.76373726204" table:style-name="ce5">
            <text:p><text:s/>11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9.76373726204" table:style-name="ce5">
            <text:p><text:s/>110<text:s/></text:p>
          </table:table-cell>
          <table:table-cell office:value-type="float" office:value="0.99660290472399071" table:style-name="ce6">
            <text:p>0.997</text:p>
          </table:table-cell>
          <table:table-cell office:value-type="float" office:value="109.39085938871" table:style-name="ce5">
            <text:p><text:s/>109<text:s/></text:p>
          </table:table-cell>
          <table:table-cell office:value-type="float" office:value="1.048992189840892" table:style-name="ce6">
            <text:p>1.049</text:p>
          </table:table-cell>
          <table:table-cell office:value-type="float" office:value="114.75015713874001" table:style-name="ce5">
            <text:p><text:s/>11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4.75015713874001" table:style-name="ce5">
            <text:p><text:s/>115<text:s/></text:p>
          </table:table-cell>
          <table:table-cell office:value-type="float" office:value="1.0630099380328342" table:style-name="ce6">
            <text:p>1.063</text:p>
          </table:table-cell>
          <table:table-cell office:value-type="float" office:value="121.98055742931" table:style-name="ce5">
            <text:p><text:s/>122<text:s/></text:p>
          </table:table-cell>
          <table:table-cell office:value-type="float" office:value="1.0063598608678239" table:style-name="ce6">
            <text:p>1.006</text:p>
          </table:table-cell>
          <table:table-cell office:value-type="float" office:value="122.75633680314002" table:style-name="ce5">
            <text:p><text:s/>1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2.75633680314002" table:style-name="ce5">
            <text:p><text:s/>123<text:s/></text:p>
          </table:table-cell>
          <table:table-cell office:value-type="float" office:value="1.0076678698721637" table:style-name="ce6">
            <text:p>1.008</text:p>
          </table:table-cell>
          <table:table-cell office:value-type="float" office:value="123.69761641973001" table:style-name="ce5">
            <text:p><text:s/>124<text:s/></text:p>
          </table:table-cell>
          <table:table-cell office:value-type="float" office:value="1.0896076843388713" table:style-name="ce6">
            <text:p>1.090</text:p>
          </table:table-cell>
          <table:table-cell office:value-type="float" office:value="134.78187338533996" table:style-name="ce5">
            <text:p><text:s/>1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4.78187338533996" table:style-name="ce5">
            <text:p><text:s/>135<text:s/></text:p>
          </table:table-cell>
          <table:table-cell office:value-type="float" office:value="1.0554589793549571" table:style-name="ce6">
            <text:p>1.055</text:p>
          </table:table-cell>
          <table:table-cell office:value-type="float" office:value="142.25673851884" table:style-name="ce5">
            <text:p><text:s/>142<text:s/></text:p>
          </table:table-cell>
          <table:table-cell office:value-type="float" office:value="1.1199115341686319" table:style-name="ce6">
            <text:p>1.120</text:p>
          </table:table-cell>
          <table:table-cell office:value-type="float" office:value="159.31496228046001" table:style-name="ce5">
            <text:p><text:s/>1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9.31496228046001" table:style-name="ce5">
            <text:p><text:s/>159<text:s/></text:p>
          </table:table-cell>
          <table:table-cell office:value-type="float" office:value="1.0399713170248859" table:style-name="ce6">
            <text:p>1.040</text:p>
          </table:table-cell>
          <table:table-cell office:value-type="float" office:value="165.68299114458" table:style-name="ce5">
            <text:p><text:s/>166<text:s/></text:p>
          </table:table-cell>
          <table:table-cell office:value-type="float" office:value="1.2517621566857773" table:style-name="ce6">
            <text:p>1.252</text:p>
          </table:table-cell>
          <table:table-cell office:value-type="float" office:value="207.39569832129001" table:style-name="ce5">
            <text:p><text:s/>20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7.39569832129001" table:style-name="ce5">
            <text:p><text:s/>207<text:s/></text:p>
          </table:table-cell>
          <table:table-cell office:value-type="float" office:value="0.87292648207725809" table:style-name="ce6">
            <text:p>0.873</text:p>
          </table:table-cell>
          <table:table-cell office:value-type="float" office:value="181.04119733355998" table:style-name="ce5">
            <text:p><text:s/>181<text:s/></text:p>
          </table:table-cell>
          <table:table-cell office:value-type="float" office:value="1.1321316921931102" table:style-name="ce6">
            <text:p>1.132</text:p>
          </table:table-cell>
          <table:table-cell office:value-type="float" office:value="204.96247709391002" table:style-name="ce5">
            <text:p><text:s/>20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4.96247709391002" table:style-name="ce5">
            <text:p><text:s/>205<text:s/></text:p>
          </table:table-cell>
          <table:table-cell office:value-type="float" office:value="1.0037303920109713" table:style-name="ce6">
            <text:p>1.004</text:p>
          </table:table-cell>
          <table:table-cell office:value-type="float" office:value="205.72706748101001" table:style-name="ce5">
            <text:p><text:s/>206<text:s/></text:p>
          </table:table-cell>
          <table:table-cell office:value-type="float" office:value="1.047490058481934" table:style-name="ce6">
            <text:p>1.047</text:p>
          </table:table-cell>
          <table:table-cell office:value-type="float" office:value="215.49705794699997" table:style-name="ce5">
            <text:p><text:s/>21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5.49705794699997" table:style-name="ce5">
            <text:p><text:s/>215<text:s/></text:p>
          </table:table-cell>
          <table:table-cell office:value-type="float" office:value="1.0240709314547385" table:style-name="ce6">
            <text:p>1.024</text:p>
          </table:table-cell>
          <table:table-cell office:value-type="float" office:value="220.68427285754001" table:style-name="ce5">
            <text:p><text:s/>221<text:s/></text:p>
          </table:table-cell>
          <table:table-cell office:value-type="float" office:value="1.1055590490696994" table:style-name="ce6">
            <text:p>1.106</text:p>
          </table:table-cell>
          <table:table-cell office:value-type="float" office:value="243.97949484502001" table:style-name="ce5">
            <text:p><text:s/>24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43.97949484502001" table:style-name="ce5">
            <text:p><text:s/>244<text:s/></text:p>
          </table:table-cell>
          <table:table-cell office:value-type="float" office:value="1.010271136969858" table:style-name="ce6">
            <text:p>1.010</text:p>
          </table:table-cell>
          <table:table-cell office:value-type="float" office:value="246.48544165441001" table:style-name="ce5">
            <text:p><text:s/>246<text:s/></text:p>
          </table:table-cell>
          <table:table-cell office:value-type="float" office:value="1.1755680702206932" table:style-name="ce6">
            <text:p>1.176</text:p>
          </table:table-cell>
          <table:table-cell office:value-type="float" office:value="289.76041498317005" table:style-name="ce5">
            <text:p><text:s/>29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9.76041498317005" table:style-name="ce5">
            <text:p><text:s/>290<text:s/></text:p>
          </table:table-cell>
          <table:table-cell office:value-type="float" office:value="1.0824241601206195" table:style-name="ce6">
            <text:p>1.082</text:p>
          </table:table-cell>
          <table:table-cell office:value-type="float" office:value="313.64367382436001" table:style-name="ce5">
            <text:p><text:s/>314<text:s/></text:p>
          </table:table-cell>
          <table:table-cell office:value-type="float" office:value="1.1288200547426184" table:style-name="ce6">
            <text:p>1.129</text:p>
          </table:table-cell>
          <table:table-cell office:value-type="float" office:value="354.04726905608999" table:style-name="ce5">
            <text:p><text:s/>35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54.04726905608999" table:style-name="ce5">
            <text:p><text:s/>354<text:s/></text:p>
          </table:table-cell>
          <table:table-cell office:value-type="float" office:value="0.98214747234997402" table:style-name="ce6">
            <text:p>0.982</text:p>
          </table:table-cell>
          <table:table-cell office:value-type="float" office:value="347.72663039584995" table:style-name="ce5">
            <text:p><text:s/>348<text:s/></text:p>
          </table:table-cell>
          <table:table-cell office:value-type="float" office:value="0.90268933806944984" table:style-name="ce6">
            <text:p>0.903</text:p>
          </table:table-cell>
          <table:table-cell office:value-type="float" office:value="313.88912182115001" table:style-name="ce5">
            <text:p><text:s/>31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3.88912182115001" table:style-name="ce5">
            <text:p><text:s/>314<text:s/></text:p>
          </table:table-cell>
          <table:table-cell office:value-type="float" office:value="0.91965542780651188" table:style-name="ce6">
            <text:p>0.920</text:p>
          </table:table-cell>
          <table:table-cell office:value-type="float" office:value="288.66983461224004" table:style-name="ce5">
            <text:p><text:s/>289<text:s/></text:p>
          </table:table-cell>
          <table:table-cell office:value-type="float" office:value="1.055330158015384" table:style-name="ce6">
            <text:p>1.055</text:p>
          </table:table-cell>
          <table:table-cell office:value-type="float" office:value="304.64198217561" table:style-name="ce5">
            <text:p><text:s/>30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4.64198217561" table:style-name="ce5">
            <text:p><text:s/>305<text:s/></text:p>
          </table:table-cell>
          <table:table-cell office:value-type="float" office:value="1.0458083135613121" table:style-name="ce6">
            <text:p>1.046</text:p>
          </table:table-cell>
          <table:table-cell office:value-type="float" office:value="318.59711761905004" table:style-name="ce5">
            <text:p><text:s/>319<text:s/></text:p>
          </table:table-cell>
          <table:table-cell office:value-type="float" office:value="1.0061391549528351" table:style-name="ce6">
            <text:p>1.006</text:p>
          </table:table-cell>
          <table:table-cell office:value-type="float" office:value="320.55303469163999" table:style-name="ce5">
            <text:p><text:s/>32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0.55303469163999" table:style-name="ce5">
            <text:p><text:s/>321<text:s/></text:p>
          </table:table-cell>
          <table:table-cell office:value-type="float" office:value="0.94514231004711613" table:style-name="ce6">
            <text:p>0.945</text:p>
          </table:table-cell>
          <table:table-cell office:value-type="float" office:value="302.96823570107" table:style-name="ce5">
            <text:p><text:s/>303<text:s/></text:p>
          </table:table-cell>
          <table:table-cell office:value-type="float" office:value="1.0560183979474849" table:style-name="ce6">
            <text:p>1.056</text:p>
          </table:table-cell>
          <table:table-cell office:value-type="float" office:value="319.94003089401997" table:style-name="ce5">
            <text:p><text:s/>32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18Z</meta:creation-date>
    <dc:date>2020-10-02T20:00:18Z</dc:date>
  </office:meta>
</office:document-meta>
</file>